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NewRoman" svg:font-family="TimesNewRoman"/>
    <style:font-face style:name="DejaVu Sans1" svg:font-family="'DejaVu Sans'" style:font-pitch="variable"/>
    <style:font-face style:name="Liberation Serif1" svg:font-family="'Liberation Serif'" style:font-pitch="variable"/>
    <style:font-face style:name="TimesNewRoman1"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4682b4" svg:stroke-opacity="7%" draw:stroke-linejoin="round" svg:stroke-linecap="butt" draw:fill="solid" draw:fill-color="#4682b4" draw:opacity="7%" fo:padding-top="0.017cm" fo:padding-bottom="0.017cm" fo:padding-left="0.017cm" fo:padding-right="0.017cm"/>
    </style:style>
    <style:style style:name="gr3" style:family="graphic" style:parent-style-name="standard">
      <style:graphic-properties draw:stroke="solid" svg:stroke-width="0.035cm" svg:stroke-color="#ff8c00" svg:stroke-opacity="7%" draw:stroke-linejoin="round" svg:stroke-linecap="butt" draw:fill="solid" draw:fill-color="#ff8c00" draw:opacity="7%"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6"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paragraph-properties style:writing-mode="lr-tb"/>
    </style:style>
    <style:style style:name="gr7" style:family="graphic" style:parent-style-name="standard">
      <style:graphic-properties draw:stroke="solid" svg:stroke-width="0.07cm" svg:stroke-color="#4682b4" draw:stroke-linejoin="round" svg:stroke-linecap="square" draw:fill="none" fo:padding-top="0.035cm" fo:padding-bottom="0.035cm" fo:padding-left="0.035cm" fo:padding-right="0.035cm"/>
    </style:style>
    <style:style style:name="gr8" style:family="graphic" style:parent-style-name="standard">
      <style:graphic-properties draw:stroke="solid" svg:stroke-width="0.07cm" svg:stroke-color="#ff8c00" draw:stroke-linejoin="round" svg:stroke-linecap="square" draw:fill="none" fo:padding-top="0.035cm" fo:padding-bottom="0.035cm" fo:padding-left="0.035cm" fo:padding-right="0.035cm"/>
    </style:style>
    <style:style style:name="gr9"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0" style:family="graphic" style:parent-style-name="standard">
      <style:graphic-properties draw:stroke="none" draw:fill="none" draw:textarea-horizontal-align="left" draw:textarea-vertical-align="top" draw:auto-grow-height="true" draw:auto-grow-width="true" fo:min-height="0.599cm" fo:min-width="0.599cm" fo:padding-top="0cm" fo:padding-bottom="0cm" fo:padding-left="0cm" fo:padding-right="0cm"/>
      <style:paragraph-properties style:writing-mode="lr-tb"/>
    </style:style>
    <style:style style:name="gr11" style:family="graphic" style:parent-style-name="standard">
      <style:graphic-properties draw:stroke="none" draw:fill="solid" draw:fill-color="#ff8c00" draw:opacity="7%"/>
    </style:style>
    <style:style style:name="gr12" style:family="graphic" style:parent-style-name="standard">
      <style:graphic-properties draw:stroke="solid" svg:stroke-width="0.035cm" svg:stroke-color="#ff8c00" svg:stroke-opacity="7%" draw:stroke-linejoin="round" svg:stroke-linecap="butt" draw:fill="none" fo:padding-top="0.017cm" fo:padding-bottom="0.017cm" fo:padding-left="0.017cm" fo:padding-right="0.017cm"/>
    </style:style>
    <style:style style:name="gr13" style:family="graphic" style:parent-style-name="standard">
      <style:graphic-properties draw:stroke="none" draw:fill="none" draw:textarea-horizontal-align="left" draw:textarea-vertical-align="top" draw:auto-grow-height="true" draw:auto-grow-width="true" fo:min-height="0.775cm" fo:min-width="0.775cm" fo:padding-top="0cm" fo:padding-bottom="0cm" fo:padding-left="0cm" fo:padding-right="0cm"/>
      <style:paragraph-properties style:writing-mode="lr-tb"/>
    </style:style>
    <style:style style:name="gr14" style:family="graphic" style:parent-style-name="standard">
      <style:graphic-properties draw:stroke="solid" svg:stroke-width="0.212cm" svg:stroke-color="#4682b4" draw:marker-start-width="0.413cm" draw:marker-end-width="0.413cm" draw:stroke-linejoin="round" svg:stroke-linecap="square" draw:fill="none" fo:padding-top="0.106cm" fo:padding-bottom="0.106cm" fo:padding-left="0.106cm" fo:padding-right="0.106cm"/>
    </style:style>
    <style:style style:name="gr15" style:family="graphic" style:parent-style-name="standard">
      <style:graphic-properties draw:stroke="solid" svg:stroke-width="0.212cm" svg:stroke-color="#ff8c00" draw:marker-start-width="0.413cm" draw:marker-end-width="0.413cm" draw:stroke-linejoin="round" svg:stroke-linecap="square" draw:fill="none" fo:padding-top="0.106cm" fo:padding-bottom="0.106cm" fo:padding-left="0.106cm" fo:padding-right="0.106cm"/>
    </style:style>
    <style:style style:name="P1" style:family="paragraph">
      <loext:graphic-properties draw:fill="solid" draw:fill-color="#ffffff"/>
    </style:style>
    <style:style style:name="P2" style:family="paragraph">
      <loext:graphic-properties draw:fill="solid" draw:fill-color="#4682b4" draw:opacity="7%"/>
    </style:style>
    <style:style style:name="P3" style:family="paragraph">
      <loext:graphic-properties draw:fill="solid" draw:fill-color="#ff8c00" draw:opacity="7%"/>
    </style:style>
    <style:style style:name="P4" style:family="paragraph">
      <loext:graphic-properties draw:fill="solid" draw:fill-color="#000000"/>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text-properties fo:font-size="16pt" style:font-size-asian="16pt" style:font-size-complex="16pt"/>
    </style:style>
    <style:style style:name="P8" style:family="paragraph">
      <loext:graphic-properties draw:fill="none"/>
      <style:text-properties fo:font-size="17pt" style:font-size-asian="17pt" style:font-size-complex="17pt"/>
    </style:style>
    <style:style style:name="P9" style:family="paragraph">
      <loext:graphic-properties draw:fill="none"/>
      <style:text-properties fo:font-size="22pt" style:font-size-asian="22pt" style:font-size-complex="22pt"/>
    </style:style>
    <style:style style:name="P10" style:family="paragraph">
      <style:paragraph-properties fo:text-align="start" style:writing-mode="lr-tb"/>
      <style:text-properties fo:font-size="32pt" style:font-size-asian="32pt" style:font-size-complex="32pt"/>
    </style:style>
    <style:style style:name="P11" style:family="paragraph">
      <loext:graphic-properties draw:fill="none"/>
      <style:text-properties fo:font-size="32pt" style:font-size-asian="32pt" style:font-size-complex="32pt"/>
    </style:style>
    <style:style style:name="P12" style:family="paragraph">
      <style:paragraph-properties fo:text-align="start" style:writing-mode="lr-tb"/>
      <style:text-properties fo:font-size="26pt" style:font-size-asian="26pt" style:font-size-complex="26pt"/>
    </style:style>
    <style:style style:name="P13" style:family="paragraph">
      <loext:graphic-properties draw:fill="none"/>
      <style:text-properties fo:font-size="26pt" style:font-size-asian="26pt" style:font-size-complex="26pt"/>
    </style:style>
    <style:style style:name="T1" style:family="text">
      <style:text-properties fo:color="#000000" style:font-name="TimesNewRoman" fo:font-size="16pt" style:font-size-asian="16pt" style:font-name-complex="TimesNewRoman" style:font-size-complex="16pt"/>
    </style:style>
    <style:style style:name="T2" style:family="text">
      <style:text-properties fo:color="#000000" style:font-name="TimesNewRoman" fo:font-size="17pt" style:font-size-asian="17pt" style:font-name-complex="TimesNewRoman" style:font-size-complex="17pt"/>
    </style:style>
    <style:style style:name="T3" style:family="text">
      <style:text-properties fo:color="#000000" style:font-name="TimesNewRoman" fo:font-size="22pt" style:font-size-asian="22pt" style:font-name-complex="TimesNewRoman" style:font-size-complex="22pt"/>
    </style:style>
    <style:style style:name="T4" style:family="text">
      <style:text-properties fo:color="#000000" style:font-name="TimesNewRoman" fo:font-size="32pt" style:font-size-asian="32pt" style:font-name-complex="TimesNewRoman" style:font-size-complex="32pt"/>
    </style:style>
    <style:style style:name="T5" style:family="text">
      <style:text-properties fo:color="#000000" style:font-name="TimesNewRoman" fo:font-size="26pt" style:font-size-asian="26pt" style:font-name-complex="TimesNewRoman"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8.214cm" svg:height="6.238cm" svg:x="1.787cm" svg:y="3.493cm" svg:viewBox="0 0 8215 6239" draw:points="0,6239 8215,6239 8215,0 0,0">
          <text:p/>
        </draw:polygon>
        <draw:polygon draw:style-name="gr2" draw:text-style-name="P2" draw:layer="layout" svg:width="7.467cm" svg:height="5.155cm" svg:x="2.16cm" svg:y="4.242cm" svg:viewBox="0 0 7468 5156" draw:points="0,299 0,1077 299,2293 597,1534 896,1870 1195,1653 1495,1881 1793,1916 2092,1625 2391,1375 2689,1227 2988,1139 3287,1147 3585,952 3884,944 4183,1074 4481,701 4780,755 5079,888 5378,853 5676,781 5975,874 6274,636 6572,781 6871,3281 7170,5156 7468,5145 7468,4357 7170,4319 6871,2145 6572,102 6274,0 5975,147 5676,74 5378,112 5079,50 4780,100 4481,73 4183,220 3884,295 3585,205 3287,366 2988,291 2689,422 2391,548 2092,298 1793,555 1495,671 1195,516 896,628 597,718 299,917">
          <text:p/>
        </draw:polygon>
        <draw:polygon draw:style-name="gr3" draw:text-style-name="P3" draw:layer="layout" svg:width="7.467cm" svg:height="6.394cm" svg:x="2.16cm" svg:y="3.404cm" svg:viewBox="0 0 7468 6395" draw:points="0,167 0,668 299,649 597,451 896,397 1195,511 1495,479 1793,353 2092,342 2391,353 2689,313 2988,291 3287,266 3585,239 3884,239 4183,89 4481,313 4780,388 5079,468 5378,388 5676,453 5975,431 6274,645 6572,2107 6871,6391 7170,6391 7468,6395 7468,6178 7170,6210 6871,6210 6572,971 6274,163 5975,104 5676,136 5378,64 5079,93 4780,64 4481,29 4183,89 3884,22 3585,22 3287,22 2988,24 2689,29 2391,44 2092,0 1793,44 1495,56 1195,50 896,27 597,28 299,50">
          <text:p/>
        </draw:polygon>
        <draw:polygon draw:style-name="gr4" draw:text-style-name="P4" draw:layer="layout" svg:width="0cm" svg:height="0.122cm" svg:x="2.16cm" svg:y="9.731cm" svg:viewBox="0 0 0 123" draw:points="0,0 0,123">
          <text:p/>
        </draw:polygon>
        <draw:line draw:style-name="gr5" draw:text-style-name="P5" draw:layer="layout" svg:x1="2.16cm" svg:y1="9.731cm" svg:x2="2.16cm" svg:y2="9.854cm">
          <text:p/>
        </draw:line>
        <draw:polygon draw:style-name="gr4" draw:text-style-name="P4" draw:layer="layout" svg:width="0cm" svg:height="0.122cm" svg:x="2.459cm" svg:y="9.731cm" svg:viewBox="0 0 0 123" draw:points="0,0 0,123">
          <text:p/>
        </draw:polygon>
        <draw:line draw:style-name="gr5" draw:text-style-name="P5" draw:layer="layout" svg:x1="2.459cm" svg:y1="9.731cm" svg:x2="2.459cm" svg:y2="9.854cm">
          <text:p/>
        </draw:line>
        <draw:polygon draw:style-name="gr4" draw:text-style-name="P4" draw:layer="layout" svg:width="0cm" svg:height="0.122cm" svg:x="2.757cm" svg:y="9.731cm" svg:viewBox="0 0 0 123" draw:points="0,0 0,123">
          <text:p/>
        </draw:polygon>
        <draw:line draw:style-name="gr5" draw:text-style-name="P5" draw:layer="layout" svg:x1="2.757cm" svg:y1="9.731cm" svg:x2="2.757cm" svg:y2="9.854cm">
          <text:p/>
        </draw:line>
        <draw:polygon draw:style-name="gr4" draw:text-style-name="P4" draw:layer="layout" svg:width="0cm" svg:height="0.122cm" svg:x="3.056cm" svg:y="9.731cm" svg:viewBox="0 0 0 123" draw:points="0,0 0,123">
          <text:p/>
        </draw:polygon>
        <draw:line draw:style-name="gr5" draw:text-style-name="P5" draw:layer="layout" svg:x1="3.056cm" svg:y1="9.731cm" svg:x2="3.056cm" svg:y2="9.854cm">
          <text:p/>
        </draw:line>
        <draw:polygon draw:style-name="gr4" draw:text-style-name="P4" draw:layer="layout" svg:width="0cm" svg:height="0.122cm" svg:x="3.355cm" svg:y="9.731cm" svg:viewBox="0 0 0 123" draw:points="0,0 0,123">
          <text:p/>
        </draw:polygon>
        <draw:line draw:style-name="gr5" draw:text-style-name="P5" draw:layer="layout" svg:x1="3.355cm" svg:y1="9.731cm" svg:x2="3.355cm" svg:y2="9.854cm">
          <text:p/>
        </draw:line>
        <draw:frame draw:style-name="gr6" draw:text-style-name="P7" draw:layer="layout" svg:width="0.971cm" svg:height="0.628cm" draw:transform="rotate (1.5707963267949) translate (1.793cm 10.951cm)">
          <draw:text-box>
            <text:p text:style-name="P6"><text:span text:style-name="T1">e</text:span><text:span text:style-name="T1">m</text:span><text:span text:style-name="T1">b</text:span></text:p>
          </draw:text-box>
        </draw:frame>
        <draw:polygon draw:style-name="gr4" draw:text-style-name="P4" draw:layer="layout" svg:width="0cm" svg:height="0.122cm" svg:x="3.654cm" svg:y="9.731cm" svg:viewBox="0 0 0 123" draw:points="0,0 0,123">
          <text:p/>
        </draw:polygon>
        <draw:line draw:style-name="gr5" draw:text-style-name="P5" draw:layer="layout" svg:x1="3.654cm" svg:y1="9.731cm" svg:x2="3.654cm" svg:y2="9.854cm">
          <text:p/>
        </draw:line>
        <draw:polygon draw:style-name="gr4" draw:text-style-name="P4" draw:layer="layout" svg:width="0cm" svg:height="0.122cm" svg:x="3.952cm" svg:y="9.731cm" svg:viewBox="0 0 0 123" draw:points="0,0 0,123">
          <text:p/>
        </draw:polygon>
        <draw:line draw:style-name="gr5" draw:text-style-name="P5" draw:layer="layout" svg:x1="3.952cm" svg:y1="9.731cm" svg:x2="3.952cm" svg:y2="9.854cm">
          <text:p/>
        </draw:line>
        <draw:polygon draw:style-name="gr4" draw:text-style-name="P4" draw:layer="layout" svg:width="0cm" svg:height="0.122cm" svg:x="4.251cm" svg:y="9.731cm" svg:viewBox="0 0 0 123" draw:points="0,0 0,123">
          <text:p/>
        </draw:polygon>
        <draw:line draw:style-name="gr5" draw:text-style-name="P5" draw:layer="layout" svg:x1="4.251cm" svg:y1="9.731cm" svg:x2="4.251cm" svg:y2="9.854cm">
          <text:p/>
        </draw:line>
        <draw:frame draw:style-name="gr6" draw:text-style-name="P7" draw:layer="layout" svg:width="0.563cm" svg:height="0.628cm" draw:transform="rotate (1.5707963267949) translate (2.988cm 10.26cm)">
          <draw:text-box>
            <text:p text:style-name="P6"><text:span text:style-name="T1">6</text:span></text:p>
          </draw:text-box>
        </draw:frame>
        <draw:polygon draw:style-name="gr4" draw:text-style-name="P4" draw:layer="layout" svg:width="0cm" svg:height="0.122cm" svg:x="4.55cm" svg:y="9.731cm" svg:viewBox="0 0 0 123" draw:points="0,0 0,123">
          <text:p/>
        </draw:polygon>
        <draw:line draw:style-name="gr5" draw:text-style-name="P5" draw:layer="layout" svg:x1="4.55cm" svg:y1="9.731cm" svg:x2="4.55cm" svg:y2="9.854cm">
          <text:p/>
        </draw:line>
        <draw:polygon draw:style-name="gr4" draw:text-style-name="P4" draw:layer="layout" svg:width="0cm" svg:height="0.122cm" svg:x="4.848cm" svg:y="9.731cm" svg:viewBox="0 0 0 123" draw:points="0,0 0,123">
          <text:p/>
        </draw:polygon>
        <draw:line draw:style-name="gr5" draw:text-style-name="P5" draw:layer="layout" svg:x1="4.848cm" svg:y1="9.731cm" svg:x2="4.848cm" svg:y2="9.854cm">
          <text:p/>
        </draw:line>
        <draw:polygon draw:style-name="gr4" draw:text-style-name="P4" draw:layer="layout" svg:width="0cm" svg:height="0.122cm" svg:x="5.147cm" svg:y="9.731cm" svg:viewBox="0 0 0 123" draw:points="0,0 0,123">
          <text:p/>
        </draw:polygon>
        <draw:line draw:style-name="gr5" draw:text-style-name="P5" draw:layer="layout" svg:x1="5.147cm" svg:y1="9.731cm" svg:x2="5.147cm" svg:y2="9.854cm">
          <text:p/>
        </draw:line>
        <draw:frame draw:style-name="gr6" draw:text-style-name="P7" draw:layer="layout" svg:width="0.569cm" svg:height="0.628cm" draw:transform="rotate (1.5707963267949) translate (3.884cm 10.543cm)">
          <draw:text-box>
            <text:p text:style-name="P6"><text:span text:style-name="T1">1</text:span><text:span text:style-name="T1">2</text:span></text:p>
          </draw:text-box>
        </draw:frame>
        <draw:polygon draw:style-name="gr4" draw:text-style-name="P4" draw:layer="layout" svg:width="0cm" svg:height="0.122cm" svg:x="5.446cm" svg:y="9.731cm" svg:viewBox="0 0 0 123" draw:points="0,0 0,123">
          <text:p/>
        </draw:polygon>
        <draw:line draw:style-name="gr5" draw:text-style-name="P5" draw:layer="layout" svg:x1="5.446cm" svg:y1="9.731cm" svg:x2="5.446cm" svg:y2="9.854cm">
          <text:p/>
        </draw:line>
        <draw:polygon draw:style-name="gr4" draw:text-style-name="P4" draw:layer="layout" svg:width="0cm" svg:height="0.122cm" svg:x="5.744cm" svg:y="9.731cm" svg:viewBox="0 0 0 123" draw:points="0,0 0,123">
          <text:p/>
        </draw:polygon>
        <draw:line draw:style-name="gr5" draw:text-style-name="P5" draw:layer="layout" svg:x1="5.744cm" svg:y1="9.731cm" svg:x2="5.744cm" svg:y2="9.854cm">
          <text:p/>
        </draw:line>
        <draw:polygon draw:style-name="gr4" draw:text-style-name="P4" draw:layer="layout" svg:width="0cm" svg:height="0.122cm" svg:x="6.043cm" svg:y="9.731cm" svg:viewBox="0 0 0 123" draw:points="0,0 0,123">
          <text:p/>
        </draw:polygon>
        <draw:line draw:style-name="gr5" draw:text-style-name="P5" draw:layer="layout" svg:x1="6.043cm" svg:y1="9.731cm" svg:x2="6.043cm" svg:y2="9.854cm">
          <text:p/>
        </draw:line>
        <draw:frame draw:style-name="gr6" draw:text-style-name="P7" draw:layer="layout" svg:width="0.569cm" svg:height="0.628cm" draw:transform="rotate (1.5707963267949) translate (4.78cm 10.543cm)">
          <draw:text-box>
            <text:p text:style-name="P6"><text:span text:style-name="T1">18</text:span></text:p>
          </draw:text-box>
        </draw:frame>
        <draw:polygon draw:style-name="gr4" draw:text-style-name="P4" draw:layer="layout" svg:width="0cm" svg:height="0.122cm" svg:x="6.342cm" svg:y="9.731cm" svg:viewBox="0 0 0 123" draw:points="0,0 0,123">
          <text:p/>
        </draw:polygon>
        <draw:line draw:style-name="gr5" draw:text-style-name="P5" draw:layer="layout" svg:x1="6.342cm" svg:y1="9.731cm" svg:x2="6.342cm" svg:y2="9.854cm">
          <text:p/>
        </draw:line>
        <draw:polygon draw:style-name="gr4" draw:text-style-name="P4" draw:layer="layout" svg:width="0cm" svg:height="0.122cm" svg:x="6.64cm" svg:y="9.731cm" svg:viewBox="0 0 0 123" draw:points="0,0 0,123">
          <text:p/>
        </draw:polygon>
        <draw:line draw:style-name="gr5" draw:text-style-name="P5" draw:layer="layout" svg:x1="6.64cm" svg:y1="9.731cm" svg:x2="6.64cm" svg:y2="9.854cm">
          <text:p/>
        </draw:line>
        <draw:polygon draw:style-name="gr4" draw:text-style-name="P4" draw:layer="layout" svg:width="0cm" svg:height="0.122cm" svg:x="6.939cm" svg:y="9.731cm" svg:viewBox="0 0 0 123" draw:points="0,0 0,123">
          <text:p/>
        </draw:polygon>
        <draw:line draw:style-name="gr5" draw:text-style-name="P5" draw:layer="layout" svg:x1="6.939cm" svg:y1="9.731cm" svg:x2="6.939cm" svg:y2="9.854cm">
          <text:p/>
        </draw:line>
        <draw:frame draw:style-name="gr6" draw:text-style-name="P7" draw:layer="layout" svg:width="0.569cm" svg:height="0.628cm" draw:transform="rotate (1.5707963267949) translate (5.676cm 10.543cm)">
          <draw:text-box>
            <text:p text:style-name="P6"><text:span text:style-name="T1">2</text:span><text:span text:style-name="T1">4</text:span></text:p>
          </draw:text-box>
        </draw:frame>
        <draw:polygon draw:style-name="gr4" draw:text-style-name="P4" draw:layer="layout" svg:width="0cm" svg:height="0.122cm" svg:x="7.238cm" svg:y="9.731cm" svg:viewBox="0 0 0 123" draw:points="0,0 0,123">
          <text:p/>
        </draw:polygon>
        <draw:line draw:style-name="gr5" draw:text-style-name="P5" draw:layer="layout" svg:x1="7.238cm" svg:y1="9.731cm" svg:x2="7.238cm" svg:y2="9.854cm">
          <text:p/>
        </draw:line>
        <draw:polygon draw:style-name="gr4" draw:text-style-name="P4" draw:layer="layout" svg:width="0cm" svg:height="0.122cm" svg:x="7.537cm" svg:y="9.731cm" svg:viewBox="0 0 0 123" draw:points="0,0 0,123">
          <text:p/>
        </draw:polygon>
        <draw:line draw:style-name="gr5" draw:text-style-name="P5" draw:layer="layout" svg:x1="7.537cm" svg:y1="9.731cm" svg:x2="7.537cm" svg:y2="9.854cm">
          <text:p/>
        </draw:line>
        <draw:polygon draw:style-name="gr4" draw:text-style-name="P4" draw:layer="layout" svg:width="0cm" svg:height="0.122cm" svg:x="7.835cm" svg:y="9.731cm" svg:viewBox="0 0 0 123" draw:points="0,0 0,123">
          <text:p/>
        </draw:polygon>
        <draw:line draw:style-name="gr5" draw:text-style-name="P5" draw:layer="layout" svg:x1="7.835cm" svg:y1="9.731cm" svg:x2="7.835cm" svg:y2="9.854cm">
          <text:p/>
        </draw:line>
        <draw:frame draw:style-name="gr6" draw:text-style-name="P7" draw:layer="layout" svg:width="0.569cm" svg:height="0.628cm" draw:transform="rotate (1.5707963267949) translate (6.572cm 10.543cm)">
          <draw:text-box>
            <text:p text:style-name="P6"><text:span text:style-name="T1">3</text:span><text:span text:style-name="T1">0</text:span></text:p>
          </draw:text-box>
        </draw:frame>
        <draw:polygon draw:style-name="gr4" draw:text-style-name="P4" draw:layer="layout" svg:width="0cm" svg:height="0.122cm" svg:x="8.134cm" svg:y="9.731cm" svg:viewBox="0 0 0 123" draw:points="0,0 0,123">
          <text:p/>
        </draw:polygon>
        <draw:line draw:style-name="gr5" draw:text-style-name="P5" draw:layer="layout" svg:x1="8.134cm" svg:y1="9.731cm" svg:x2="8.134cm" svg:y2="9.854cm">
          <text:p/>
        </draw:line>
        <draw:polygon draw:style-name="gr4" draw:text-style-name="P4" draw:layer="layout" svg:width="0cm" svg:height="0.122cm" svg:x="8.433cm" svg:y="9.731cm" svg:viewBox="0 0 0 123" draw:points="0,0 0,123">
          <text:p/>
        </draw:polygon>
        <draw:line draw:style-name="gr5" draw:text-style-name="P5" draw:layer="layout" svg:x1="8.433cm" svg:y1="9.731cm" svg:x2="8.433cm" svg:y2="9.854cm">
          <text:p/>
        </draw:line>
        <draw:polygon draw:style-name="gr4" draw:text-style-name="P4" draw:layer="layout" svg:width="0cm" svg:height="0.122cm" svg:x="8.731cm" svg:y="9.731cm" svg:viewBox="0 0 0 123" draw:points="0,0 0,123">
          <text:p/>
        </draw:polygon>
        <draw:line draw:style-name="gr5" draw:text-style-name="P5" draw:layer="layout" svg:x1="8.731cm" svg:y1="9.731cm" svg:x2="8.731cm" svg:y2="9.854cm">
          <text:p/>
        </draw:line>
        <draw:frame draw:style-name="gr6" draw:text-style-name="P7" draw:layer="layout" svg:width="0.569cm" svg:height="0.628cm" draw:transform="rotate (1.5707963267949) translate (7.468cm 10.543cm)">
          <draw:text-box>
            <text:p text:style-name="P6"><text:span text:style-name="T1">3</text:span><text:span text:style-name="T1">6</text:span></text:p>
          </draw:text-box>
        </draw:frame>
        <draw:polygon draw:style-name="gr4" draw:text-style-name="P4" draw:layer="layout" svg:width="0cm" svg:height="0.122cm" svg:x="9.03cm" svg:y="9.731cm" svg:viewBox="0 0 0 123" draw:points="0,0 0,123">
          <text:p/>
        </draw:polygon>
        <draw:line draw:style-name="gr5" draw:text-style-name="P5" draw:layer="layout" svg:x1="9.03cm" svg:y1="9.731cm" svg:x2="9.03cm" svg:y2="9.854cm">
          <text:p/>
        </draw:line>
        <draw:polygon draw:style-name="gr4" draw:text-style-name="P4" draw:layer="layout" svg:width="0cm" svg:height="0.122cm" svg:x="9.329cm" svg:y="9.731cm" svg:viewBox="0 0 0 123" draw:points="0,0 0,123">
          <text:p/>
        </draw:polygon>
        <draw:line draw:style-name="gr5" draw:text-style-name="P5" draw:layer="layout" svg:x1="9.329cm" svg:y1="9.731cm" svg:x2="9.329cm" svg:y2="9.854cm">
          <text:p/>
        </draw:line>
        <draw:polygon draw:style-name="gr4" draw:text-style-name="P4" draw:layer="layout" svg:width="0cm" svg:height="0.122cm" svg:x="9.627cm" svg:y="9.731cm" svg:viewBox="0 0 0 123" draw:points="0,0 0,123">
          <text:p/>
        </draw:polygon>
        <draw:line draw:style-name="gr5" draw:text-style-name="P5" draw:layer="layout" svg:x1="9.627cm" svg:y1="9.731cm" svg:x2="9.627cm" svg:y2="9.854cm">
          <text:p/>
        </draw:line>
        <draw:frame draw:style-name="gr6" draw:text-style-name="P7" draw:layer="layout" svg:width="0.569cm" svg:height="0.628cm" draw:transform="rotate (1.5707963267949) translate (8.365cm 10.543cm)">
          <draw:text-box>
            <text:p text:style-name="P6"><text:span text:style-name="T1">4</text:span><text:span text:style-name="T1">2</text:span></text:p>
          </draw:text-box>
        </draw:frame>
        <draw:polygon draw:style-name="gr4" draw:text-style-name="P4" draw:layer="layout" svg:width="0.123cm" svg:height="0cm" svg:x="1.663cm" svg:y="9.731cm" svg:viewBox="0 0 124 0" draw:points="124,0 0,0">
          <text:p/>
        </draw:polygon>
        <draw:line draw:style-name="gr5" draw:text-style-name="P5" draw:layer="layout" svg:x1="1.787cm" svg:y1="9.731cm" svg:x2="1.663cm" svg:y2="9.731cm">
          <text:p/>
        </draw:line>
        <draw:frame draw:style-name="gr6" draw:text-style-name="P7" draw:layer="layout" svg:width="0.569cm" svg:height="0.628cm" draw:transform="rotate (1.5707963267949) translate (9.261cm 10.543cm)">
          <draw:text-box>
            <text:p text:style-name="P6"><text:span text:style-name="T1">4</text:span><text:span text:style-name="T1">8</text:span></text:p>
          </draw:text-box>
        </draw:frame>
        <draw:polygon draw:style-name="gr4" draw:text-style-name="P4" draw:layer="layout" svg:width="0.123cm" svg:height="0cm" svg:x="1.663cm" svg:y="8.483cm" svg:viewBox="0 0 124 0" draw:points="124,0 0,0">
          <text:p/>
        </draw:polygon>
        <draw:line draw:style-name="gr5" draw:text-style-name="P5" draw:layer="layout" svg:x1="1.787cm" svg:y1="8.483cm" svg:x2="1.663cm" svg:y2="8.483cm">
          <text:p/>
        </draw:line>
        <draw:frame draw:style-name="gr6" draw:text-style-name="P7" draw:layer="layout" svg:width="0.709cm" svg:height="0.628cm" svg:x="0.835cm" svg:y="9.424cm">
          <draw:text-box>
            <text:p text:style-name="P6"><text:span text:style-name="T1">0</text:span><text:span text:style-name="T1">.</text:span><text:span text:style-name="T1">0</text:span></text:p>
          </draw:text-box>
        </draw:frame>
        <draw:polygon draw:style-name="gr4" draw:text-style-name="P4" draw:layer="layout" svg:width="0.123cm" svg:height="0cm" svg:x="1.663cm" svg:y="7.236cm" svg:viewBox="0 0 124 0" draw:points="124,0 0,0">
          <text:p/>
        </draw:polygon>
        <draw:line draw:style-name="gr5" draw:text-style-name="P5" draw:layer="layout" svg:x1="1.787cm" svg:y1="7.236cm" svg:x2="1.663cm" svg:y2="7.236cm">
          <text:p/>
        </draw:line>
        <draw:frame draw:style-name="gr6" draw:text-style-name="P7" draw:layer="layout" svg:width="0.709cm" svg:height="0.628cm" svg:x="0.835cm" svg:y="8.177cm">
          <draw:text-box>
            <text:p text:style-name="P6"><text:span text:style-name="T1">0</text:span><text:span text:style-name="T1">.</text:span><text:span text:style-name="T1">2</text:span></text:p>
          </draw:text-box>
        </draw:frame>
        <draw:polygon draw:style-name="gr4" draw:text-style-name="P4" draw:layer="layout" svg:width="0.123cm" svg:height="0cm" svg:x="1.663cm" svg:y="5.988cm" svg:viewBox="0 0 124 0" draw:points="124,0 0,0">
          <text:p/>
        </draw:polygon>
        <draw:line draw:style-name="gr5" draw:text-style-name="P5" draw:layer="layout" svg:x1="1.787cm" svg:y1="5.988cm" svg:x2="1.663cm" svg:y2="5.988cm">
          <text:p/>
        </draw:line>
        <draw:frame draw:style-name="gr6" draw:text-style-name="P7" draw:layer="layout" svg:width="0.709cm" svg:height="0.628cm" svg:x="0.835cm" svg:y="6.929cm">
          <draw:text-box>
            <text:p text:style-name="P6"><text:span text:style-name="T1">0</text:span><text:span text:style-name="T1">.</text:span><text:span text:style-name="T1">4</text:span></text:p>
          </draw:text-box>
        </draw:frame>
        <draw:polygon draw:style-name="gr4" draw:text-style-name="P4" draw:layer="layout" svg:width="0.123cm" svg:height="0cm" svg:x="1.663cm" svg:y="4.741cm" svg:viewBox="0 0 124 0" draw:points="124,0 0,0">
          <text:p/>
        </draw:polygon>
        <draw:line draw:style-name="gr5" draw:text-style-name="P5" draw:layer="layout" svg:x1="1.787cm" svg:y1="4.741cm" svg:x2="1.663cm" svg:y2="4.741cm">
          <text:p/>
        </draw:line>
        <draw:frame draw:style-name="gr6" draw:text-style-name="P7" draw:layer="layout" svg:width="0.709cm" svg:height="0.628cm" svg:x="0.835cm" svg:y="5.682cm">
          <draw:text-box>
            <text:p text:style-name="P6"><text:span text:style-name="T1">0</text:span><text:span text:style-name="T1">.</text:span><text:span text:style-name="T1">6</text:span></text:p>
          </draw:text-box>
        </draw:frame>
        <draw:polygon draw:style-name="gr4" draw:text-style-name="P4" draw:layer="layout" svg:width="0.123cm" svg:height="0cm" svg:x="1.663cm" svg:y="3.493cm" svg:viewBox="0 0 124 0" draw:points="124,0 0,0">
          <text:p/>
        </draw:polygon>
        <draw:line draw:style-name="gr5" draw:text-style-name="P5" draw:layer="layout" svg:x1="1.787cm" svg:y1="3.493cm" svg:x2="1.663cm" svg:y2="3.493cm">
          <text:p/>
        </draw:line>
        <draw:frame draw:style-name="gr6" draw:text-style-name="P7" draw:layer="layout" svg:width="0.709cm" svg:height="0.628cm" svg:x="0.835cm" svg:y="4.434cm">
          <draw:text-box>
            <text:p text:style-name="P6"><text:span text:style-name="T1">0</text:span><text:span text:style-name="T1">.</text:span><text:span text:style-name="T1">8</text:span></text:p>
          </draw:text-box>
        </draw:frame>
        <draw:frame draw:style-name="gr6" draw:text-style-name="P7" draw:layer="layout" svg:width="0.709cm" svg:height="0.628cm" svg:x="0.835cm" svg:y="3.187cm">
          <draw:text-box>
            <text:p text:style-name="P6"><text:span text:style-name="T1">1</text:span><text:span text:style-name="T1">.</text:span><text:span text:style-name="T1">0</text:span></text:p>
          </draw:text-box>
        </draw:frame>
        <draw:polyline draw:style-name="gr7" draw:text-style-name="P5" draw:layer="layout" svg:width="7.467cm" svg:height="4.432cm" svg:x="2.16cm" svg:y="4.56cm" svg:viewBox="0 0 7468 4433" draw:points="0,371 299,1287 597,808 896,931 1195,767 1495,959 1793,918 2092,644 2391,644 2689,507 2988,398 3287,439 3585,261 3884,302 4183,329 4481,69 4780,110 5079,152 5378,165 5676,110 5975,193 6274,0 6572,123 6871,2395 7170,4419 7468,4433">
          <text:p/>
        </draw:polyline>
        <draw:polyline draw:style-name="gr8" draw:text-style-name="P5" draw:layer="layout" svg:width="7.467cm" svg:height="6.21cm" svg:x="2.16cm" svg:y="3.493cm" svg:viewBox="0 0 7468 6211" draw:points="0,329 299,260 597,151 896,123 1195,192 1495,178 1793,110 2092,82 2391,110 2689,82 2988,69 3287,55 3585,41 3884,41 4183,0 4481,82 4780,137 5079,192 5378,137 5676,205 5975,178 6274,315 6572,1450 6871,6211 7170,6211 7468,6198">
          <text:p/>
        </draw:polyline>
        <draw:line draw:style-name="gr9" draw:text-style-name="P5" draw:layer="layout" svg:x1="1.787cm" svg:y1="9.731cm" svg:x2="1.787cm" svg:y2="3.493cm">
          <text:p/>
        </draw:line>
        <draw:line draw:style-name="gr9" draw:text-style-name="P5" draw:layer="layout" svg:x1="10.001cm" svg:y1="9.731cm" svg:x2="10.001cm" svg:y2="3.493cm">
          <text:p/>
        </draw:line>
        <draw:line draw:style-name="gr9" draw:text-style-name="P5" draw:layer="layout" svg:x1="1.787cm" svg:y1="9.731cm" svg:x2="10.001cm" svg:y2="9.731cm">
          <text:p/>
        </draw:line>
        <draw:line draw:style-name="gr9" draw:text-style-name="P5" draw:layer="layout" svg:x1="1.787cm" svg:y1="3.493cm" svg:x2="10.001cm" svg:y2="3.493cm">
          <text:p/>
        </draw:line>
        <draw:frame draw:style-name="gr10" draw:text-style-name="P8" draw:layer="layout" svg:width="1.369cm" svg:height="0.67cm" draw:transform="rotate (1.5707963267949) translate (0.031cm 7.295cm)">
          <draw:text-box>
            <text:p text:style-name="P6"><text:span text:style-name="T2">S</text:span><text:span text:style-name="T2">c</text:span><text:span text:style-name="T2">o</text:span><text:span text:style-name="T2">r</text:span><text:span text:style-name="T2">e</text:span></text:p>
          </draw:text-box>
        </draw:frame>
        <draw:polygon draw:style-name="gr1" draw:text-style-name="P1" draw:layer="layout" svg:width="8.214cm" svg:height="6.238cm" svg:x="11.661cm" svg:y="3.493cm" svg:viewBox="0 0 8215 6239" draw:points="0,6239 8215,6239 8215,0 0,0">
          <text:p/>
        </draw:polygon>
        <draw:polygon draw:style-name="gr2" draw:text-style-name="P2" draw:layer="layout" svg:width="6.621cm" svg:height="4.659cm" svg:x="11.992cm" svg:y="4.919cm" svg:viewBox="0 0 6622 4660" draw:points="0,4422 0,4660 315,4560 630,4237 946,4040 1261,3346 1576,2640 1892,2191 2207,1271 2522,943 2838,900 3153,795 3468,4521 3784,4358 4099,4276 4414,3377 4730,2170 5046,1979 5361,971 5676,771 5992,463 6307,245 6622,0 6307,245 5992,463 5676,771 5361,971 5046,1979 4730,2170 4414,3377 4099,4276 3784,4358 3468,4521 3153,86 2838,174 2522,149 2207,371 1892,991 1576,1623 1261,2330 946,3537 630,4209 315,4401">
          <text:p/>
        </draw:polygon>
        <draw:polygon draw:style-name="gr11" draw:text-style-name="P3" draw:layer="layout" svg:width="6.621cm" svg:height="1.844cm" svg:x="11.992cm" svg:y="4.814cm" svg:viewBox="0 0 6622 1845" draw:points="0,1330 0,1549 315,603 630,385 946,290 1261,465 1576,517 1892,634 2207,1036 2522,1472 2838,1496 3153,1845 3468,377 3784,123 4099,168 4414,123 4730,341 5046,632 5361,796 5676,1213 5992,1477 6307,1567 6622,1840 6307,1567 5992,1477 5676,1213 5361,796 5046,632 4730,341 4414,123 4099,168 3784,123 3468,377 3153,1440 2838,1227 2522,1088 2207,806 1892,421 1576,116 1261,0 946,107 630,228 315,107">
          <text:p/>
        </draw:polygon>
        <draw:polygon draw:style-name="gr12" draw:text-style-name="P5" draw:layer="layout" svg:width="6.621cm" svg:height="1.844cm" svg:x="11.992cm" svg:y="4.814cm" svg:viewBox="0 0 6622 1845" draw:points="0,1330 0,1549 315,603 630,385 946,290 1261,465 1576,517 1892,634 2207,1036 2522,1472 2838,1496 3153,1845 3468,377 3784,123 4099,168 4414,123 4730,341 5046,632 5361,796 5676,1213 5992,1477 6307,1567 6622,1840 6307,1567 5992,1477 5676,1213 5361,796 5046,632 4730,341 4414,123 4099,168 3784,123 3468,377 3153,1440 2838,1227 2522,1088 2207,806 1892,421 1576,116 1261,0 946,107 630,228 315,107">
          <text:p/>
        </draw:polygon>
        <draw:polygon draw:style-name="gr4" draw:text-style-name="P4" draw:layer="layout" svg:width="0cm" svg:height="0.122cm" svg:x="11.992cm" svg:y="9.731cm" svg:viewBox="0 0 0 123" draw:points="0,0 0,123">
          <text:p/>
        </draw:polygon>
        <draw:line draw:style-name="gr5" draw:text-style-name="P5" draw:layer="layout" svg:x1="11.992cm" svg:y1="9.731cm" svg:x2="11.992cm" svg:y2="9.854cm">
          <text:p/>
        </draw:line>
        <draw:frame draw:style-name="gr13" draw:text-style-name="P9" draw:layer="layout" svg:width="5.996cm" svg:height="0.86cm" svg:x="2.899cm" svg:y="2.591cm">
          <draw:text-box>
            <text:p text:style-name="P6"><text:span text:style-name="T3">c</text:span><text:span text:style-name="T3">o</text:span><text:span text:style-name="T3">u</text:span><text:span text:style-name="T3">n</text:span><text:span text:style-name="T3">t</text:span><text:span text:style-name="T3">r</text:span><text:span text:style-name="T3">y</text:span><text:span text:style-name="T3"> </text:span><text:span text:style-name="T3">c</text:span><text:span text:style-name="T3">a</text:span><text:span text:style-name="T3">p</text:span><text:span text:style-name="T3">i</text:span><text:span text:style-name="T3">t</text:span><text:span text:style-name="T3">a</text:span><text:span text:style-name="T3">l</text:span><text:span text:style-name="T3"> </text:span><text:span text:style-name="T3">c</text:span><text:span text:style-name="T3">i</text:span><text:span text:style-name="T3">t</text:span><text:span text:style-name="T3">y</text:span></text:p>
          </draw:text-box>
        </draw:frame>
        <draw:polygon draw:style-name="gr4" draw:text-style-name="P4" draw:layer="layout" svg:width="0cm" svg:height="0.122cm" svg:x="12.307cm" svg:y="9.731cm" svg:viewBox="0 0 0 123" draw:points="0,0 0,123">
          <text:p/>
        </draw:polygon>
        <draw:line draw:style-name="gr5" draw:text-style-name="P5" draw:layer="layout" svg:x1="12.307cm" svg:y1="9.731cm" svg:x2="12.307cm" svg:y2="9.854cm">
          <text:p/>
        </draw:line>
        <draw:polygon draw:style-name="gr4" draw:text-style-name="P4" draw:layer="layout" svg:width="0cm" svg:height="0.122cm" svg:x="12.622cm" svg:y="9.731cm" svg:viewBox="0 0 0 123" draw:points="0,0 0,123">
          <text:p/>
        </draw:polygon>
        <draw:line draw:style-name="gr5" draw:text-style-name="P5" draw:layer="layout" svg:x1="12.622cm" svg:y1="9.731cm" svg:x2="12.622cm" svg:y2="9.854cm">
          <text:p/>
        </draw:line>
        <draw:polygon draw:style-name="gr4" draw:text-style-name="P4" draw:layer="layout" svg:width="0cm" svg:height="0.122cm" svg:x="12.938cm" svg:y="9.731cm" svg:viewBox="0 0 0 123" draw:points="0,0 0,123">
          <text:p/>
        </draw:polygon>
        <draw:line draw:style-name="gr5" draw:text-style-name="P5" draw:layer="layout" svg:x1="12.938cm" svg:y1="9.731cm" svg:x2="12.938cm" svg:y2="9.854cm">
          <text:p/>
        </draw:line>
        <draw:polygon draw:style-name="gr4" draw:text-style-name="P4" draw:layer="layout" svg:width="0cm" svg:height="0.122cm" svg:x="13.253cm" svg:y="9.731cm" svg:viewBox="0 0 0 123" draw:points="0,0 0,123">
          <text:p/>
        </draw:polygon>
        <draw:line draw:style-name="gr5" draw:text-style-name="P5" draw:layer="layout" svg:x1="13.253cm" svg:y1="9.731cm" svg:x2="13.253cm" svg:y2="9.854cm">
          <text:p/>
        </draw:line>
        <draw:frame draw:style-name="gr6" draw:text-style-name="P7" draw:layer="layout" svg:width="0.971cm" svg:height="0.628cm" draw:transform="rotate (1.5707963267949) translate (11.625cm 10.951cm)">
          <draw:text-box>
            <text:p text:style-name="P6"><text:span text:style-name="T1">emb</text:span></text:p>
          </draw:text-box>
        </draw:frame>
        <draw:polygon draw:style-name="gr4" draw:text-style-name="P4" draw:layer="layout" svg:width="0cm" svg:height="0.122cm" svg:x="13.568cm" svg:y="9.731cm" svg:viewBox="0 0 0 123" draw:points="0,0 0,123">
          <text:p/>
        </draw:polygon>
        <draw:line draw:style-name="gr5" draw:text-style-name="P5" draw:layer="layout" svg:x1="13.568cm" svg:y1="9.731cm" svg:x2="13.568cm" svg:y2="9.854cm">
          <text:p/>
        </draw:line>
        <draw:polygon draw:style-name="gr4" draw:text-style-name="P4" draw:layer="layout" svg:width="0cm" svg:height="0.122cm" svg:x="13.884cm" svg:y="9.731cm" svg:viewBox="0 0 0 123" draw:points="0,0 0,123">
          <text:p/>
        </draw:polygon>
        <draw:line draw:style-name="gr5" draw:text-style-name="P5" draw:layer="layout" svg:x1="13.884cm" svg:y1="9.731cm" svg:x2="13.884cm" svg:y2="9.854cm">
          <text:p/>
        </draw:line>
        <draw:polygon draw:style-name="gr4" draw:text-style-name="P4" draw:layer="layout" svg:width="0cm" svg:height="0.122cm" svg:x="14.199cm" svg:y="9.731cm" svg:viewBox="0 0 0 123" draw:points="0,0 0,123">
          <text:p/>
        </draw:polygon>
        <draw:line draw:style-name="gr5" draw:text-style-name="P5" draw:layer="layout" svg:x1="14.199cm" svg:y1="9.731cm" svg:x2="14.199cm" svg:y2="9.854cm">
          <text:p/>
        </draw:line>
        <draw:frame draw:style-name="gr6" draw:text-style-name="P7" draw:layer="layout" svg:width="0.563cm" svg:height="0.628cm" draw:transform="rotate (1.5707963267949) translate (12.886cm 10.26cm)">
          <draw:text-box>
            <text:p text:style-name="P6"><text:span text:style-name="T1">6</text:span></text:p>
          </draw:text-box>
        </draw:frame>
        <draw:polygon draw:style-name="gr4" draw:text-style-name="P4" draw:layer="layout" svg:width="0cm" svg:height="0.122cm" svg:x="14.514cm" svg:y="9.731cm" svg:viewBox="0 0 0 123" draw:points="0,0 0,123">
          <text:p/>
        </draw:polygon>
        <draw:line draw:style-name="gr5" draw:text-style-name="P5" draw:layer="layout" svg:x1="14.514cm" svg:y1="9.731cm" svg:x2="14.514cm" svg:y2="9.854cm">
          <text:p/>
        </draw:line>
        <draw:polygon draw:style-name="gr4" draw:text-style-name="P4" draw:layer="layout" svg:width="0cm" svg:height="0.122cm" svg:x="14.83cm" svg:y="9.731cm" svg:viewBox="0 0 0 123" draw:points="0,0 0,123">
          <text:p/>
        </draw:polygon>
        <draw:line draw:style-name="gr5" draw:text-style-name="P5" draw:layer="layout" svg:x1="14.83cm" svg:y1="9.731cm" svg:x2="14.83cm" svg:y2="9.854cm">
          <text:p/>
        </draw:line>
        <draw:polygon draw:style-name="gr4" draw:text-style-name="P4" draw:layer="layout" svg:width="0cm" svg:height="0.122cm" svg:x="15.145cm" svg:y="9.731cm" svg:viewBox="0 0 0 123" draw:points="0,0 0,123">
          <text:p/>
        </draw:polygon>
        <draw:line draw:style-name="gr5" draw:text-style-name="P5" draw:layer="layout" svg:x1="15.145cm" svg:y1="9.731cm" svg:x2="15.145cm" svg:y2="9.854cm">
          <text:p/>
        </draw:line>
        <draw:frame draw:style-name="gr6" draw:text-style-name="P7" draw:layer="layout" svg:width="0.569cm" svg:height="0.628cm" draw:transform="rotate (1.5707963267949) translate (13.832cm 10.543cm)">
          <draw:text-box>
            <text:p text:style-name="P6"><text:span text:style-name="T1">1</text:span><text:span text:style-name="T1">2</text:span></text:p>
          </draw:text-box>
        </draw:frame>
        <draw:polygon draw:style-name="gr4" draw:text-style-name="P4" draw:layer="layout" svg:width="0cm" svg:height="0.122cm" svg:x="15.46cm" svg:y="9.731cm" svg:viewBox="0 0 0 123" draw:points="0,0 0,123">
          <text:p/>
        </draw:polygon>
        <draw:line draw:style-name="gr5" draw:text-style-name="P5" draw:layer="layout" svg:x1="15.46cm" svg:y1="9.731cm" svg:x2="15.46cm" svg:y2="9.854cm">
          <text:p/>
        </draw:line>
        <draw:polygon draw:style-name="gr4" draw:text-style-name="P4" draw:layer="layout" svg:width="0cm" svg:height="0.122cm" svg:x="15.776cm" svg:y="9.731cm" svg:viewBox="0 0 0 123" draw:points="0,0 0,123">
          <text:p/>
        </draw:polygon>
        <draw:line draw:style-name="gr5" draw:text-style-name="P5" draw:layer="layout" svg:x1="15.776cm" svg:y1="9.731cm" svg:x2="15.776cm" svg:y2="9.854cm">
          <text:p/>
        </draw:line>
        <draw:polygon draw:style-name="gr4" draw:text-style-name="P4" draw:layer="layout" svg:width="0cm" svg:height="0.122cm" svg:x="16.091cm" svg:y="9.731cm" svg:viewBox="0 0 0 123" draw:points="0,0 0,123">
          <text:p/>
        </draw:polygon>
        <draw:line draw:style-name="gr5" draw:text-style-name="P5" draw:layer="layout" svg:x1="16.091cm" svg:y1="9.731cm" svg:x2="16.091cm" svg:y2="9.854cm">
          <text:p/>
        </draw:line>
        <draw:frame draw:style-name="gr6" draw:text-style-name="P7" draw:layer="layout" svg:width="0.569cm" svg:height="0.628cm" draw:transform="rotate (1.5707963267949) translate (14.778cm 10.543cm)">
          <draw:text-box>
            <text:p text:style-name="P6"><text:span text:style-name="T1">1</text:span><text:span text:style-name="T1">8</text:span></text:p>
          </draw:text-box>
        </draw:frame>
        <draw:polygon draw:style-name="gr4" draw:text-style-name="P4" draw:layer="layout" svg:width="0cm" svg:height="0.122cm" svg:x="16.406cm" svg:y="9.731cm" svg:viewBox="0 0 0 123" draw:points="0,0 0,123">
          <text:p/>
        </draw:polygon>
        <draw:line draw:style-name="gr5" draw:text-style-name="P5" draw:layer="layout" svg:x1="16.406cm" svg:y1="9.731cm" svg:x2="16.406cm" svg:y2="9.854cm">
          <text:p/>
        </draw:line>
        <draw:polygon draw:style-name="gr4" draw:text-style-name="P4" draw:layer="layout" svg:width="0cm" svg:height="0.122cm" svg:x="16.721cm" svg:y="9.731cm" svg:viewBox="0 0 0 123" draw:points="0,0 0,123">
          <text:p/>
        </draw:polygon>
        <draw:line draw:style-name="gr5" draw:text-style-name="P5" draw:layer="layout" svg:x1="16.721cm" svg:y1="9.731cm" svg:x2="16.721cm" svg:y2="9.854cm">
          <text:p/>
        </draw:line>
        <draw:polygon draw:style-name="gr4" draw:text-style-name="P4" draw:layer="layout" svg:width="0cm" svg:height="0.122cm" svg:x="17.037cm" svg:y="9.731cm" svg:viewBox="0 0 0 123" draw:points="0,0 0,123">
          <text:p/>
        </draw:polygon>
        <draw:line draw:style-name="gr5" draw:text-style-name="P5" draw:layer="layout" svg:x1="17.037cm" svg:y1="9.731cm" svg:x2="17.037cm" svg:y2="9.854cm">
          <text:p/>
        </draw:line>
        <draw:frame draw:style-name="gr6" draw:text-style-name="P7" draw:layer="layout" svg:width="0.569cm" svg:height="0.628cm" draw:transform="rotate (1.5707963267949) translate (15.724cm 10.543cm)">
          <draw:text-box>
            <text:p text:style-name="P6"><text:span text:style-name="T1">2</text:span><text:span text:style-name="T1">4</text:span></text:p>
          </draw:text-box>
        </draw:frame>
        <draw:polygon draw:style-name="gr4" draw:text-style-name="P4" draw:layer="layout" svg:width="0cm" svg:height="0.122cm" svg:x="17.352cm" svg:y="9.731cm" svg:viewBox="0 0 0 123" draw:points="0,0 0,123">
          <text:p/>
        </draw:polygon>
        <draw:line draw:style-name="gr5" draw:text-style-name="P5" draw:layer="layout" svg:x1="17.352cm" svg:y1="9.731cm" svg:x2="17.352cm" svg:y2="9.854cm">
          <text:p/>
        </draw:line>
        <draw:polygon draw:style-name="gr4" draw:text-style-name="P4" draw:layer="layout" svg:width="0cm" svg:height="0.122cm" svg:x="17.667cm" svg:y="9.731cm" svg:viewBox="0 0 0 123" draw:points="0,0 0,123">
          <text:p/>
        </draw:polygon>
        <draw:line draw:style-name="gr5" draw:text-style-name="P5" draw:layer="layout" svg:x1="17.667cm" svg:y1="9.731cm" svg:x2="17.667cm" svg:y2="9.854cm">
          <text:p/>
        </draw:line>
        <draw:polygon draw:style-name="gr4" draw:text-style-name="P4" draw:layer="layout" svg:width="0cm" svg:height="0.122cm" svg:x="17.983cm" svg:y="9.731cm" svg:viewBox="0 0 0 123" draw:points="0,0 0,123">
          <text:p/>
        </draw:polygon>
        <draw:line draw:style-name="gr5" draw:text-style-name="P5" draw:layer="layout" svg:x1="17.983cm" svg:y1="9.731cm" svg:x2="17.983cm" svg:y2="9.854cm">
          <text:p/>
        </draw:line>
        <draw:frame draw:style-name="gr6" draw:text-style-name="P7" draw:layer="layout" svg:width="0.569cm" svg:height="0.628cm" draw:transform="rotate (1.5707963267949) translate (16.67cm 10.543cm)">
          <draw:text-box>
            <text:p text:style-name="P6"><text:span text:style-name="T1">3</text:span><text:span text:style-name="T1">0</text:span></text:p>
          </draw:text-box>
        </draw:frame>
        <draw:polygon draw:style-name="gr4" draw:text-style-name="P4" draw:layer="layout" svg:width="0cm" svg:height="0.122cm" svg:x="18.298cm" svg:y="9.731cm" svg:viewBox="0 0 0 123" draw:points="0,0 0,123">
          <text:p/>
        </draw:polygon>
        <draw:line draw:style-name="gr5" draw:text-style-name="P5" draw:layer="layout" svg:x1="18.298cm" svg:y1="9.731cm" svg:x2="18.298cm" svg:y2="9.854cm">
          <text:p/>
        </draw:line>
        <draw:polygon draw:style-name="gr4" draw:text-style-name="P4" draw:layer="layout" svg:width="0cm" svg:height="0.122cm" svg:x="18.613cm" svg:y="9.731cm" svg:viewBox="0 0 0 123" draw:points="0,0 0,123">
          <text:p/>
        </draw:polygon>
        <draw:line draw:style-name="gr5" draw:text-style-name="P5" draw:layer="layout" svg:x1="18.613cm" svg:y1="9.731cm" svg:x2="18.613cm" svg:y2="9.854cm">
          <text:p/>
        </draw:line>
        <draw:polygon draw:style-name="gr4" draw:text-style-name="P4" draw:layer="layout" svg:width="0cm" svg:height="0.122cm" svg:x="18.929cm" svg:y="9.731cm" svg:viewBox="0 0 0 123" draw:points="0,0 0,123">
          <text:p/>
        </draw:polygon>
        <draw:line draw:style-name="gr5" draw:text-style-name="P5" draw:layer="layout" svg:x1="18.929cm" svg:y1="9.731cm" svg:x2="18.929cm" svg:y2="9.854cm">
          <text:p/>
        </draw:line>
        <draw:frame draw:style-name="gr6" draw:text-style-name="P7" draw:layer="layout" svg:width="0.569cm" svg:height="0.628cm" draw:transform="rotate (1.5707963267949) translate (17.616cm 10.543cm)">
          <draw:text-box>
            <text:p text:style-name="P6"><text:span text:style-name="T1">3</text:span><text:span text:style-name="T1">6</text:span></text:p>
          </draw:text-box>
        </draw:frame>
        <draw:polygon draw:style-name="gr4" draw:text-style-name="P4" draw:layer="layout" svg:width="0cm" svg:height="0.122cm" svg:x="19.244cm" svg:y="9.731cm" svg:viewBox="0 0 0 123" draw:points="0,0 0,123">
          <text:p/>
        </draw:polygon>
        <draw:line draw:style-name="gr5" draw:text-style-name="P5" draw:layer="layout" svg:x1="19.244cm" svg:y1="9.731cm" svg:x2="19.244cm" svg:y2="9.854cm">
          <text:p/>
        </draw:line>
        <draw:polygon draw:style-name="gr4" draw:text-style-name="P4" draw:layer="layout" svg:width="0cm" svg:height="0.122cm" svg:x="19.559cm" svg:y="9.731cm" svg:viewBox="0 0 0 123" draw:points="0,0 0,123">
          <text:p/>
        </draw:polygon>
        <draw:line draw:style-name="gr5" draw:text-style-name="P5" draw:layer="layout" svg:x1="19.559cm" svg:y1="9.731cm" svg:x2="19.559cm" svg:y2="9.854cm">
          <text:p/>
        </draw:line>
        <draw:polygon draw:style-name="gr4" draw:text-style-name="P4" draw:layer="layout" svg:width="0cm" svg:height="0.122cm" svg:x="19.875cm" svg:y="9.731cm" svg:viewBox="0 0 0 123" draw:points="0,0 0,123">
          <text:p/>
        </draw:polygon>
        <draw:line draw:style-name="gr5" draw:text-style-name="P5" draw:layer="layout" svg:x1="19.875cm" svg:y1="9.731cm" svg:x2="19.875cm" svg:y2="9.854cm">
          <text:p/>
        </draw:line>
        <draw:frame draw:style-name="gr6" draw:text-style-name="P7" draw:layer="layout" svg:width="0.569cm" svg:height="0.628cm" draw:transform="rotate (1.5707963267949) translate (18.562cm 10.543cm)">
          <draw:text-box>
            <text:p text:style-name="P6"><text:span text:style-name="T1">4</text:span><text:span text:style-name="T1">2</text:span></text:p>
          </draw:text-box>
        </draw:frame>
        <draw:polygon draw:style-name="gr4" draw:text-style-name="P4" draw:layer="layout" svg:width="0.123cm" svg:height="0cm" svg:x="11.537cm" svg:y="9.731cm" svg:viewBox="0 0 124 0" draw:points="124,0 0,0">
          <text:p/>
        </draw:polygon>
        <draw:line draw:style-name="gr5" draw:text-style-name="P5" draw:layer="layout" svg:x1="11.661cm" svg:y1="9.731cm" svg:x2="11.537cm" svg:y2="9.731cm">
          <text:p/>
        </draw:line>
        <draw:frame draw:style-name="gr6" draw:text-style-name="P7" draw:layer="layout" svg:width="0.569cm" svg:height="0.628cm" draw:transform="rotate (1.5707963267949) translate (19.508cm 10.543cm)">
          <draw:text-box>
            <text:p text:style-name="P6"><text:span text:style-name="T1">4</text:span><text:span text:style-name="T1">8</text:span></text:p>
          </draw:text-box>
        </draw:frame>
        <draw:polygon draw:style-name="gr4" draw:text-style-name="P4" draw:layer="layout" svg:width="0.123cm" svg:height="0cm" svg:x="11.537cm" svg:y="8.483cm" svg:viewBox="0 0 124 0" draw:points="124,0 0,0">
          <text:p/>
        </draw:polygon>
        <draw:line draw:style-name="gr5" draw:text-style-name="P5" draw:layer="layout" svg:x1="11.661cm" svg:y1="8.483cm" svg:x2="11.537cm" svg:y2="8.483cm">
          <text:p/>
        </draw:line>
        <draw:frame draw:style-name="gr6" draw:text-style-name="P7" draw:layer="layout" svg:width="0.709cm" svg:height="0.628cm" svg:x="10.709cm" svg:y="9.424cm">
          <draw:text-box>
            <text:p text:style-name="P6"><text:span text:style-name="T1">0</text:span><text:span text:style-name="T1">.</text:span><text:span text:style-name="T1">0</text:span></text:p>
          </draw:text-box>
        </draw:frame>
        <draw:polygon draw:style-name="gr4" draw:text-style-name="P4" draw:layer="layout" svg:width="0.123cm" svg:height="0cm" svg:x="11.537cm" svg:y="7.236cm" svg:viewBox="0 0 124 0" draw:points="124,0 0,0">
          <text:p/>
        </draw:polygon>
        <draw:line draw:style-name="gr5" draw:text-style-name="P5" draw:layer="layout" svg:x1="11.661cm" svg:y1="7.236cm" svg:x2="11.537cm" svg:y2="7.236cm">
          <text:p/>
        </draw:line>
        <draw:frame draw:style-name="gr6" draw:text-style-name="P7" draw:layer="layout" svg:width="0.709cm" svg:height="0.628cm" svg:x="10.709cm" svg:y="8.177cm">
          <draw:text-box>
            <text:p text:style-name="P6"><text:span text:style-name="T1">0</text:span><text:span text:style-name="T1">.</text:span><text:span text:style-name="T1">2</text:span></text:p>
          </draw:text-box>
        </draw:frame>
        <draw:polygon draw:style-name="gr4" draw:text-style-name="P4" draw:layer="layout" svg:width="0.123cm" svg:height="0cm" svg:x="11.537cm" svg:y="5.988cm" svg:viewBox="0 0 124 0" draw:points="124,0 0,0">
          <text:p/>
        </draw:polygon>
        <draw:line draw:style-name="gr5" draw:text-style-name="P5" draw:layer="layout" svg:x1="11.661cm" svg:y1="5.988cm" svg:x2="11.537cm" svg:y2="5.988cm">
          <text:p/>
        </draw:line>
        <draw:frame draw:style-name="gr6" draw:text-style-name="P7" draw:layer="layout" svg:width="0.709cm" svg:height="0.628cm" svg:x="10.709cm" svg:y="6.929cm">
          <draw:text-box>
            <text:p text:style-name="P6"><text:span text:style-name="T1">0</text:span><text:span text:style-name="T1">.</text:span><text:span text:style-name="T1">4</text:span></text:p>
          </draw:text-box>
        </draw:frame>
        <draw:polygon draw:style-name="gr4" draw:text-style-name="P4" draw:layer="layout" svg:width="0.123cm" svg:height="0cm" svg:x="11.537cm" svg:y="4.741cm" svg:viewBox="0 0 124 0" draw:points="124,0 0,0">
          <text:p/>
        </draw:polygon>
        <draw:line draw:style-name="gr5" draw:text-style-name="P5" draw:layer="layout" svg:x1="11.661cm" svg:y1="4.741cm" svg:x2="11.537cm" svg:y2="4.741cm">
          <text:p/>
        </draw:line>
        <draw:frame draw:style-name="gr6" draw:text-style-name="P7" draw:layer="layout" svg:width="0.709cm" svg:height="0.628cm" svg:x="10.709cm" svg:y="5.682cm">
          <draw:text-box>
            <text:p text:style-name="P6"><text:span text:style-name="T1">0.6</text:span></text:p>
          </draw:text-box>
        </draw:frame>
        <draw:polygon draw:style-name="gr4" draw:text-style-name="P4" draw:layer="layout" svg:width="0.123cm" svg:height="0cm" svg:x="11.537cm" svg:y="3.493cm" svg:viewBox="0 0 124 0" draw:points="124,0 0,0">
          <text:p/>
        </draw:polygon>
        <draw:line draw:style-name="gr5" draw:text-style-name="P5" draw:layer="layout" svg:x1="11.661cm" svg:y1="3.493cm" svg:x2="11.537cm" svg:y2="3.493cm">
          <text:p/>
        </draw:line>
        <draw:frame draw:style-name="gr6" draw:text-style-name="P7" draw:layer="layout" svg:width="0.709cm" svg:height="0.628cm" svg:x="10.709cm" svg:y="4.434cm">
          <draw:text-box>
            <text:p text:style-name="P6"><text:span text:style-name="T1">0.8</text:span></text:p>
          </draw:text-box>
        </draw:frame>
        <draw:polyline draw:style-name="gr7" draw:text-style-name="P5" draw:layer="layout" svg:width="6.621cm" svg:height="4.54cm" svg:x="11.992cm" svg:y="4.919cm" svg:viewBox="0 0 6622 4541" draw:points="0,4541 315,4481 630,4223 946,3789 1261,2838 1576,2132 1892,1591 2207,821 2522,546 2838,537 3153,440 3468,4522 3784,4358 4099,4276 4414,3377 4730,2170 5046,1979 5361,971 5676,771 5992,463 6307,245 6622,0">
          <text:p/>
        </draw:polyline>
        <draw:polyline draw:style-name="gr8" draw:text-style-name="P5" draw:layer="layout" svg:width="6.621cm" svg:height="1.716cm" svg:x="11.992cm" svg:y="4.937cm" svg:viewBox="0 0 6622 1717" draw:points="0,1317 315,232 630,185 946,75 1261,109 1576,194 1892,405 2207,798 2522,1157 2838,1239 3153,1519 3468,255 3784,0 4099,45 4414,0 4730,219 5046,509 5361,673 5676,1090 5992,1354 6307,1444 6622,1717">
          <text:p/>
        </draw:polyline>
        <draw:line draw:style-name="gr9" draw:text-style-name="P5" draw:layer="layout" svg:x1="11.661cm" svg:y1="9.731cm" svg:x2="11.661cm" svg:y2="3.493cm">
          <text:p/>
        </draw:line>
        <draw:line draw:style-name="gr9" draw:text-style-name="P5" draw:layer="layout" svg:x1="19.875cm" svg:y1="9.731cm" svg:x2="19.875cm" svg:y2="3.493cm">
          <text:p/>
        </draw:line>
        <draw:line draw:style-name="gr9" draw:text-style-name="P5" draw:layer="layout" svg:x1="11.661cm" svg:y1="9.731cm" svg:x2="19.875cm" svg:y2="9.731cm">
          <text:p/>
        </draw:line>
        <draw:line draw:style-name="gr9" draw:text-style-name="P5" draw:layer="layout" svg:x1="11.661cm" svg:y1="3.493cm" svg:x2="19.875cm" svg:y2="3.493cm">
          <text:p/>
        </draw:line>
        <draw:frame draw:style-name="gr6" draw:text-style-name="P7" draw:layer="layout" svg:width="0.709cm" svg:height="0.628cm" svg:x="10.709cm" svg:y="3.187cm">
          <draw:text-box>
            <text:p text:style-name="P6"><text:span text:style-name="T1">1</text:span><text:span text:style-name="T1">.</text:span><text:span text:style-name="T1">0</text:span></text:p>
          </draw:text-box>
        </draw:frame>
        <draw:polygon draw:style-name="gr1" draw:text-style-name="P1" draw:layer="layout" svg:width="8.214cm" svg:height="6.238cm" svg:x="21.535cm" svg:y="3.493cm" svg:viewBox="0 0 8215 6239" draw:points="0,6239 8215,6239 8215,0 0,0">
          <text:p/>
        </draw:polygon>
        <draw:polygon draw:style-name="gr2" draw:text-style-name="P2" draw:layer="layout" svg:width="7.224cm" svg:height="4.418cm" svg:x="21.896cm" svg:y="4.401cm" svg:viewBox="0 0 7225 4419" draw:points="0,3552 0,4396 314,4419 628,3899 942,3866 1256,3167 1570,3374 1884,2990 2199,2196 2513,1913 2827,1319 3141,1275 3456,1571 3770,1313 4084,1560 4398,1232 4712,962 5027,1232 5341,1047 5655,1313 5969,1437 6283,1429 6597,1202 6911,1308 7225,3699 7225,1682 6911,367 6597,242 6283,222 5969,299 5655,294 5341,0 5027,373 4712,66 4398,487 4084,187 3770,221 3456,103 3141,665 2827,296 2513,1311 2199,797 1884,1964 1570,2411 1256,2611 942,2866 628,3372 314,3523">
          <text:p/>
        </draw:polygon>
        <draw:polygon draw:style-name="gr3" draw:text-style-name="P3" draw:layer="layout" svg:width="7.224cm" svg:height="6.07cm" svg:x="21.896cm" svg:y="3.588cm" svg:viewBox="0 0 7225 6071" draw:points="0,1298 0,2061 314,885 628,753 942,747 1256,664 1570,620 1884,391 2199,324 2513,437 2827,205 3141,191 3456,210 3770,205 4084,267 4398,430 4712,459 5027,562 5341,583 5655,617 5969,675 6283,784 6597,706 6911,1087 7225,6071 7225,5987 6911,741 6597,496 6283,519 5969,405 5655,418 5341,324 5027,229 4712,249 4398,132 4084,84 3770,0 3456,32 3141,15 2827,55 2513,104 2199,188 1884,188 1570,303 1256,434 942,494 628,527 314,439">
          <text:p/>
        </draw:polygon>
        <draw:polygon draw:style-name="gr4" draw:text-style-name="P4" draw:layer="layout" svg:width="0cm" svg:height="0.122cm" svg:x="21.896cm" svg:y="9.731cm" svg:viewBox="0 0 0 123" draw:points="0,0 0,123">
          <text:p/>
        </draw:polygon>
        <draw:line draw:style-name="gr5" draw:text-style-name="P5" draw:layer="layout" svg:x1="21.896cm" svg:y1="9.731cm" svg:x2="21.896cm" svg:y2="9.854cm">
          <text:p/>
        </draw:line>
        <draw:frame draw:style-name="gr13" draw:text-style-name="P9" draw:layer="layout" svg:width="6.301cm" svg:height="0.86cm" svg:x="12.622cm" svg:y="2.591cm">
          <draw:text-box>
            <text:p text:style-name="P6"><text:span text:style-name="T3">l</text:span><text:span text:style-name="T3">a</text:span><text:span text:style-name="T3">n</text:span><text:span text:style-name="T3">d</text:span><text:span text:style-name="T3">m</text:span><text:span text:style-name="T3">a</text:span><text:span text:style-name="T3">r</text:span><text:span text:style-name="T3">k</text:span><text:span text:style-name="T3"> </text:span><text:span text:style-name="T3">i</text:span><text:span text:style-name="T3">n</text:span><text:span text:style-name="T3"> </text:span><text:span text:style-name="T3">c</text:span><text:span text:style-name="T3">o</text:span><text:span text:style-name="T3">u</text:span><text:span text:style-name="T3">n</text:span><text:span text:style-name="T3">t</text:span><text:span text:style-name="T3">r</text:span><text:span text:style-name="T3">y</text:span></text:p>
          </draw:text-box>
        </draw:frame>
        <draw:polygon draw:style-name="gr4" draw:text-style-name="P4" draw:layer="layout" svg:width="0cm" svg:height="0.122cm" svg:x="22.21cm" svg:y="9.731cm" svg:viewBox="0 0 0 123" draw:points="0,0 0,123">
          <text:p/>
        </draw:polygon>
        <draw:line draw:style-name="gr5" draw:text-style-name="P5" draw:layer="layout" svg:x1="22.21cm" svg:y1="9.731cm" svg:x2="22.21cm" svg:y2="9.854cm">
          <text:p/>
        </draw:line>
        <draw:polygon draw:style-name="gr4" draw:text-style-name="P4" draw:layer="layout" svg:width="0cm" svg:height="0.122cm" svg:x="22.524cm" svg:y="9.731cm" svg:viewBox="0 0 0 123" draw:points="0,0 0,123">
          <text:p/>
        </draw:polygon>
        <draw:line draw:style-name="gr5" draw:text-style-name="P5" draw:layer="layout" svg:x1="22.524cm" svg:y1="9.731cm" svg:x2="22.524cm" svg:y2="9.854cm">
          <text:p/>
        </draw:line>
        <draw:polygon draw:style-name="gr4" draw:text-style-name="P4" draw:layer="layout" svg:width="0cm" svg:height="0.122cm" svg:x="22.838cm" svg:y="9.731cm" svg:viewBox="0 0 0 123" draw:points="0,0 0,123">
          <text:p/>
        </draw:polygon>
        <draw:line draw:style-name="gr5" draw:text-style-name="P5" draw:layer="layout" svg:x1="22.838cm" svg:y1="9.731cm" svg:x2="22.838cm" svg:y2="9.854cm">
          <text:p/>
        </draw:line>
        <draw:polygon draw:style-name="gr4" draw:text-style-name="P4" draw:layer="layout" svg:width="0cm" svg:height="0.122cm" svg:x="23.152cm" svg:y="9.731cm" svg:viewBox="0 0 0 123" draw:points="0,0 0,123">
          <text:p/>
        </draw:polygon>
        <draw:line draw:style-name="gr5" draw:text-style-name="P5" draw:layer="layout" svg:x1="23.152cm" svg:y1="9.731cm" svg:x2="23.152cm" svg:y2="9.854cm">
          <text:p/>
        </draw:line>
        <draw:frame draw:style-name="gr6" draw:text-style-name="P7" draw:layer="layout" svg:width="0.971cm" svg:height="0.628cm" draw:transform="rotate (1.5707963267949) translate (21.529cm 10.951cm)">
          <draw:text-box>
            <text:p text:style-name="P6"><text:span text:style-name="T1">e</text:span><text:span text:style-name="T1">m</text:span><text:span text:style-name="T1">b</text:span></text:p>
          </draw:text-box>
        </draw:frame>
        <draw:polygon draw:style-name="gr4" draw:text-style-name="P4" draw:layer="layout" svg:width="0cm" svg:height="0.122cm" svg:x="23.466cm" svg:y="9.731cm" svg:viewBox="0 0 0 123" draw:points="0,0 0,123">
          <text:p/>
        </draw:polygon>
        <draw:line draw:style-name="gr5" draw:text-style-name="P5" draw:layer="layout" svg:x1="23.466cm" svg:y1="9.731cm" svg:x2="23.466cm" svg:y2="9.854cm">
          <text:p/>
        </draw:line>
        <draw:polygon draw:style-name="gr4" draw:text-style-name="P4" draw:layer="layout" svg:width="0cm" svg:height="0.122cm" svg:x="23.78cm" svg:y="9.731cm" svg:viewBox="0 0 0 123" draw:points="0,0 0,123">
          <text:p/>
        </draw:polygon>
        <draw:line draw:style-name="gr5" draw:text-style-name="P5" draw:layer="layout" svg:x1="23.78cm" svg:y1="9.731cm" svg:x2="23.78cm" svg:y2="9.854cm">
          <text:p/>
        </draw:line>
        <draw:polygon draw:style-name="gr4" draw:text-style-name="P4" draw:layer="layout" svg:width="0cm" svg:height="0.122cm" svg:x="24.095cm" svg:y="9.731cm" svg:viewBox="0 0 0 123" draw:points="0,0 0,123">
          <text:p/>
        </draw:polygon>
        <draw:line draw:style-name="gr5" draw:text-style-name="P5" draw:layer="layout" svg:x1="24.095cm" svg:y1="9.731cm" svg:x2="24.095cm" svg:y2="9.854cm">
          <text:p/>
        </draw:line>
        <draw:frame draw:style-name="gr6" draw:text-style-name="P7" draw:layer="layout" svg:width="0.563cm" svg:height="0.628cm" draw:transform="rotate (1.5707963267949) translate (22.785cm 10.26cm)">
          <draw:text-box>
            <text:p text:style-name="P6"><text:span text:style-name="T1">6</text:span></text:p>
          </draw:text-box>
        </draw:frame>
        <draw:polygon draw:style-name="gr4" draw:text-style-name="P4" draw:layer="layout" svg:width="0cm" svg:height="0.122cm" svg:x="24.409cm" svg:y="9.731cm" svg:viewBox="0 0 0 123" draw:points="0,0 0,123">
          <text:p/>
        </draw:polygon>
        <draw:line draw:style-name="gr5" draw:text-style-name="P5" draw:layer="layout" svg:x1="24.409cm" svg:y1="9.731cm" svg:x2="24.409cm" svg:y2="9.854cm">
          <text:p/>
        </draw:line>
        <draw:polygon draw:style-name="gr4" draw:text-style-name="P4" draw:layer="layout" svg:width="0cm" svg:height="0.122cm" svg:x="24.723cm" svg:y="9.731cm" svg:viewBox="0 0 0 123" draw:points="0,0 0,123">
          <text:p/>
        </draw:polygon>
        <draw:line draw:style-name="gr5" draw:text-style-name="P5" draw:layer="layout" svg:x1="24.723cm" svg:y1="9.731cm" svg:x2="24.723cm" svg:y2="9.854cm">
          <text:p/>
        </draw:line>
        <draw:polygon draw:style-name="gr4" draw:text-style-name="P4" draw:layer="layout" svg:width="0cm" svg:height="0.122cm" svg:x="25.037cm" svg:y="9.731cm" svg:viewBox="0 0 0 123" draw:points="0,0 0,123">
          <text:p/>
        </draw:polygon>
        <draw:line draw:style-name="gr5" draw:text-style-name="P5" draw:layer="layout" svg:x1="25.037cm" svg:y1="9.731cm" svg:x2="25.037cm" svg:y2="9.854cm">
          <text:p/>
        </draw:line>
        <draw:frame draw:style-name="gr6" draw:text-style-name="P7" draw:layer="layout" svg:width="0.569cm" svg:height="0.628cm" draw:transform="rotate (1.5707963267949) translate (23.728cm 10.543cm)">
          <draw:text-box>
            <text:p text:style-name="P6"><text:span text:style-name="T1">1</text:span><text:span text:style-name="T1">2</text:span></text:p>
          </draw:text-box>
        </draw:frame>
        <draw:polygon draw:style-name="gr4" draw:text-style-name="P4" draw:layer="layout" svg:width="0cm" svg:height="0.122cm" svg:x="25.351cm" svg:y="9.731cm" svg:viewBox="0 0 0 123" draw:points="0,0 0,123">
          <text:p/>
        </draw:polygon>
        <draw:line draw:style-name="gr5" draw:text-style-name="P5" draw:layer="layout" svg:x1="25.351cm" svg:y1="9.731cm" svg:x2="25.351cm" svg:y2="9.854cm">
          <text:p/>
        </draw:line>
        <draw:polygon draw:style-name="gr4" draw:text-style-name="P4" draw:layer="layout" svg:width="0cm" svg:height="0.122cm" svg:x="25.665cm" svg:y="9.731cm" svg:viewBox="0 0 0 123" draw:points="0,0 0,123">
          <text:p/>
        </draw:polygon>
        <draw:line draw:style-name="gr5" draw:text-style-name="P5" draw:layer="layout" svg:x1="25.665cm" svg:y1="9.731cm" svg:x2="25.665cm" svg:y2="9.854cm">
          <text:p/>
        </draw:line>
        <draw:polygon draw:style-name="gr4" draw:text-style-name="P4" draw:layer="layout" svg:width="0cm" svg:height="0.122cm" svg:x="25.979cm" svg:y="9.731cm" svg:viewBox="0 0 0 123" draw:points="0,0 0,123">
          <text:p/>
        </draw:polygon>
        <draw:line draw:style-name="gr5" draw:text-style-name="P5" draw:layer="layout" svg:x1="25.979cm" svg:y1="9.731cm" svg:x2="25.979cm" svg:y2="9.854cm">
          <text:p/>
        </draw:line>
        <draw:frame draw:style-name="gr6" draw:text-style-name="P7" draw:layer="layout" svg:width="0.569cm" svg:height="0.628cm" draw:transform="rotate (1.5707963267949) translate (24.67cm 10.543cm)">
          <draw:text-box>
            <text:p text:style-name="P6"><text:span text:style-name="T1">1</text:span><text:span text:style-name="T1">8</text:span></text:p>
          </draw:text-box>
        </draw:frame>
        <draw:polygon draw:style-name="gr4" draw:text-style-name="P4" draw:layer="layout" svg:width="0cm" svg:height="0.122cm" svg:x="26.293cm" svg:y="9.731cm" svg:viewBox="0 0 0 123" draw:points="0,0 0,123">
          <text:p/>
        </draw:polygon>
        <draw:line draw:style-name="gr5" draw:text-style-name="P5" draw:layer="layout" svg:x1="26.293cm" svg:y1="9.731cm" svg:x2="26.293cm" svg:y2="9.854cm">
          <text:p/>
        </draw:line>
        <draw:polygon draw:style-name="gr4" draw:text-style-name="P4" draw:layer="layout" svg:width="0cm" svg:height="0.122cm" svg:x="26.607cm" svg:y="9.731cm" svg:viewBox="0 0 0 123" draw:points="0,0 0,123">
          <text:p/>
        </draw:polygon>
        <draw:line draw:style-name="gr5" draw:text-style-name="P5" draw:layer="layout" svg:x1="26.607cm" svg:y1="9.731cm" svg:x2="26.607cm" svg:y2="9.854cm">
          <text:p/>
        </draw:line>
        <draw:polygon draw:style-name="gr4" draw:text-style-name="P4" draw:layer="layout" svg:width="0cm" svg:height="0.122cm" svg:x="26.922cm" svg:y="9.731cm" svg:viewBox="0 0 0 123" draw:points="0,0 0,123">
          <text:p/>
        </draw:polygon>
        <draw:line draw:style-name="gr5" draw:text-style-name="P5" draw:layer="layout" svg:x1="26.922cm" svg:y1="9.731cm" svg:x2="26.922cm" svg:y2="9.854cm">
          <text:p/>
        </draw:line>
        <draw:frame draw:style-name="gr6" draw:text-style-name="P7" draw:layer="layout" svg:width="0.569cm" svg:height="0.628cm" draw:transform="rotate (1.5707963267949) translate (25.612cm 10.543cm)">
          <draw:text-box>
            <text:p text:style-name="P6"><text:span text:style-name="T1">2</text:span><text:span text:style-name="T1">4</text:span></text:p>
          </draw:text-box>
        </draw:frame>
        <draw:polygon draw:style-name="gr4" draw:text-style-name="P4" draw:layer="layout" svg:width="0cm" svg:height="0.122cm" svg:x="27.236cm" svg:y="9.731cm" svg:viewBox="0 0 0 123" draw:points="0,0 0,123">
          <text:p/>
        </draw:polygon>
        <draw:line draw:style-name="gr5" draw:text-style-name="P5" draw:layer="layout" svg:x1="27.236cm" svg:y1="9.731cm" svg:x2="27.236cm" svg:y2="9.854cm">
          <text:p/>
        </draw:line>
        <draw:polygon draw:style-name="gr4" draw:text-style-name="P4" draw:layer="layout" svg:width="0cm" svg:height="0.122cm" svg:x="27.55cm" svg:y="9.731cm" svg:viewBox="0 0 0 123" draw:points="0,0 0,123">
          <text:p/>
        </draw:polygon>
        <draw:line draw:style-name="gr5" draw:text-style-name="P5" draw:layer="layout" svg:x1="27.55cm" svg:y1="9.731cm" svg:x2="27.55cm" svg:y2="9.854cm">
          <text:p/>
        </draw:line>
        <draw:polygon draw:style-name="gr4" draw:text-style-name="P4" draw:layer="layout" svg:width="0cm" svg:height="0.122cm" svg:x="27.864cm" svg:y="9.731cm" svg:viewBox="0 0 0 123" draw:points="0,0 0,123">
          <text:p/>
        </draw:polygon>
        <draw:line draw:style-name="gr5" draw:text-style-name="P5" draw:layer="layout" svg:x1="27.864cm" svg:y1="9.731cm" svg:x2="27.864cm" svg:y2="9.854cm">
          <text:p/>
        </draw:line>
        <draw:frame draw:style-name="gr6" draw:text-style-name="P7" draw:layer="layout" svg:width="0.569cm" svg:height="0.628cm" draw:transform="rotate (1.5707963267949) translate (26.555cm 10.543cm)">
          <draw:text-box>
            <text:p text:style-name="P6"><text:span text:style-name="T1">3</text:span><text:span text:style-name="T1">0</text:span></text:p>
          </draw:text-box>
        </draw:frame>
        <draw:polygon draw:style-name="gr4" draw:text-style-name="P4" draw:layer="layout" svg:width="0cm" svg:height="0.122cm" svg:x="28.178cm" svg:y="9.731cm" svg:viewBox="0 0 0 123" draw:points="0,0 0,123">
          <text:p/>
        </draw:polygon>
        <draw:line draw:style-name="gr5" draw:text-style-name="P5" draw:layer="layout" svg:x1="28.178cm" svg:y1="9.731cm" svg:x2="28.178cm" svg:y2="9.854cm">
          <text:p/>
        </draw:line>
        <draw:polygon draw:style-name="gr4" draw:text-style-name="P4" draw:layer="layout" svg:width="0cm" svg:height="0.122cm" svg:x="28.492cm" svg:y="9.731cm" svg:viewBox="0 0 0 123" draw:points="0,0 0,123">
          <text:p/>
        </draw:polygon>
        <draw:line draw:style-name="gr5" draw:text-style-name="P5" draw:layer="layout" svg:x1="28.492cm" svg:y1="9.731cm" svg:x2="28.492cm" svg:y2="9.854cm">
          <text:p/>
        </draw:line>
        <draw:polygon draw:style-name="gr4" draw:text-style-name="P4" draw:layer="layout" svg:width="0cm" svg:height="0.122cm" svg:x="28.806cm" svg:y="9.731cm" svg:viewBox="0 0 0 123" draw:points="0,0 0,123">
          <text:p/>
        </draw:polygon>
        <draw:line draw:style-name="gr5" draw:text-style-name="P5" draw:layer="layout" svg:x1="28.806cm" svg:y1="9.731cm" svg:x2="28.806cm" svg:y2="9.854cm">
          <text:p/>
        </draw:line>
        <draw:frame draw:style-name="gr6" draw:text-style-name="P7" draw:layer="layout" svg:width="0.569cm" svg:height="0.628cm" draw:transform="rotate (1.5707963267949) translate (27.497cm 10.543cm)">
          <draw:text-box>
            <text:p text:style-name="P6"><text:span text:style-name="T1">3</text:span><text:span text:style-name="T1">6</text:span></text:p>
          </draw:text-box>
        </draw:frame>
        <draw:polygon draw:style-name="gr4" draw:text-style-name="P4" draw:layer="layout" svg:width="0cm" svg:height="0.122cm" svg:x="29.12cm" svg:y="9.731cm" svg:viewBox="0 0 0 123" draw:points="0,0 0,123">
          <text:p/>
        </draw:polygon>
        <draw:line draw:style-name="gr5" draw:text-style-name="P5" draw:layer="layout" svg:x1="29.12cm" svg:y1="9.731cm" svg:x2="29.12cm" svg:y2="9.854cm">
          <text:p/>
        </draw:line>
        <draw:polygon draw:style-name="gr4" draw:text-style-name="P4" draw:layer="layout" svg:width="0cm" svg:height="0.122cm" svg:x="29.434cm" svg:y="9.731cm" svg:viewBox="0 0 0 123" draw:points="0,0 0,123">
          <text:p/>
        </draw:polygon>
        <draw:line draw:style-name="gr5" draw:text-style-name="P5" draw:layer="layout" svg:x1="29.434cm" svg:y1="9.731cm" svg:x2="29.434cm" svg:y2="9.854cm">
          <text:p/>
        </draw:line>
        <draw:polygon draw:style-name="gr4" draw:text-style-name="P4" draw:layer="layout" svg:width="0cm" svg:height="0.122cm" svg:x="29.749cm" svg:y="9.731cm" svg:viewBox="0 0 0 123" draw:points="0,0 0,123">
          <text:p/>
        </draw:polygon>
        <draw:line draw:style-name="gr5" draw:text-style-name="P5" draw:layer="layout" svg:x1="29.749cm" svg:y1="9.731cm" svg:x2="29.749cm" svg:y2="9.854cm">
          <text:p/>
        </draw:line>
        <draw:frame draw:style-name="gr6" draw:text-style-name="P7" draw:layer="layout" svg:width="0.569cm" svg:height="0.628cm" draw:transform="rotate (1.5707963267949) translate (28.439cm 10.543cm)">
          <draw:text-box>
            <text:p text:style-name="P6"><text:span text:style-name="T1">4</text:span><text:span text:style-name="T1">2</text:span></text:p>
          </draw:text-box>
        </draw:frame>
        <draw:polygon draw:style-name="gr4" draw:text-style-name="P4" draw:layer="layout" svg:width="0.123cm" svg:height="0cm" svg:x="21.411cm" svg:y="9.731cm" svg:viewBox="0 0 124 0" draw:points="124,0 0,0">
          <text:p/>
        </draw:polygon>
        <draw:line draw:style-name="gr5" draw:text-style-name="P5" draw:layer="layout" svg:x1="21.535cm" svg:y1="9.731cm" svg:x2="21.411cm" svg:y2="9.731cm">
          <text:p/>
        </draw:line>
        <draw:frame draw:style-name="gr6" draw:text-style-name="P7" draw:layer="layout" svg:width="0.569cm" svg:height="0.628cm" draw:transform="rotate (1.5707963267949) translate (29.382cm 10.543cm)">
          <draw:text-box>
            <text:p text:style-name="P6"><text:span text:style-name="T1">4</text:span><text:span text:style-name="T1">8</text:span></text:p>
          </draw:text-box>
        </draw:frame>
        <draw:polygon draw:style-name="gr4" draw:text-style-name="P4" draw:layer="layout" svg:width="0.123cm" svg:height="0cm" svg:x="21.411cm" svg:y="8.483cm" svg:viewBox="0 0 124 0" draw:points="124,0 0,0">
          <text:p/>
        </draw:polygon>
        <draw:line draw:style-name="gr5" draw:text-style-name="P5" draw:layer="layout" svg:x1="21.535cm" svg:y1="8.483cm" svg:x2="21.411cm" svg:y2="8.483cm">
          <text:p/>
        </draw:line>
        <draw:frame draw:style-name="gr6" draw:text-style-name="P7" draw:layer="layout" svg:width="0.709cm" svg:height="0.628cm" svg:x="20.583cm" svg:y="9.424cm">
          <draw:text-box>
            <text:p text:style-name="P6"><text:span text:style-name="T1">0.0</text:span></text:p>
          </draw:text-box>
        </draw:frame>
        <draw:polygon draw:style-name="gr4" draw:text-style-name="P4" draw:layer="layout" svg:width="0.123cm" svg:height="0cm" svg:x="21.411cm" svg:y="7.236cm" svg:viewBox="0 0 124 0" draw:points="124,0 0,0">
          <text:p/>
        </draw:polygon>
        <draw:line draw:style-name="gr5" draw:text-style-name="P5" draw:layer="layout" svg:x1="21.535cm" svg:y1="7.236cm" svg:x2="21.411cm" svg:y2="7.236cm">
          <text:p/>
        </draw:line>
        <draw:frame draw:style-name="gr6" draw:text-style-name="P7" draw:layer="layout" svg:width="0.709cm" svg:height="0.628cm" svg:x="20.583cm" svg:y="8.177cm">
          <draw:text-box>
            <text:p text:style-name="P6"><text:span text:style-name="T1">0.</text:span><text:span text:style-name="T1">2</text:span></text:p>
          </draw:text-box>
        </draw:frame>
        <draw:polygon draw:style-name="gr4" draw:text-style-name="P4" draw:layer="layout" svg:width="0.123cm" svg:height="0cm" svg:x="21.411cm" svg:y="5.988cm" svg:viewBox="0 0 124 0" draw:points="124,0 0,0">
          <text:p/>
        </draw:polygon>
        <draw:line draw:style-name="gr5" draw:text-style-name="P5" draw:layer="layout" svg:x1="21.535cm" svg:y1="5.988cm" svg:x2="21.411cm" svg:y2="5.988cm">
          <text:p/>
        </draw:line>
        <draw:frame draw:style-name="gr6" draw:text-style-name="P7" draw:layer="layout" svg:width="0.709cm" svg:height="0.628cm" svg:x="20.583cm" svg:y="6.929cm">
          <draw:text-box>
            <text:p text:style-name="P6"><text:span text:style-name="T1">0</text:span><text:span text:style-name="T1">.</text:span><text:span text:style-name="T1">4</text:span></text:p>
          </draw:text-box>
        </draw:frame>
        <draw:polygon draw:style-name="gr4" draw:text-style-name="P4" draw:layer="layout" svg:width="0.123cm" svg:height="0cm" svg:x="21.411cm" svg:y="4.741cm" svg:viewBox="0 0 124 0" draw:points="124,0 0,0">
          <text:p/>
        </draw:polygon>
        <draw:line draw:style-name="gr5" draw:text-style-name="P5" draw:layer="layout" svg:x1="21.535cm" svg:y1="4.741cm" svg:x2="21.411cm" svg:y2="4.741cm">
          <text:p/>
        </draw:line>
        <draw:frame draw:style-name="gr6" draw:text-style-name="P7" draw:layer="layout" svg:width="0.709cm" svg:height="0.628cm" svg:x="20.583cm" svg:y="5.682cm">
          <draw:text-box>
            <text:p text:style-name="P6"><text:span text:style-name="T1">0.</text:span><text:span text:style-name="T1">6</text:span></text:p>
          </draw:text-box>
        </draw:frame>
        <draw:polygon draw:style-name="gr4" draw:text-style-name="P4" draw:layer="layout" svg:width="0.123cm" svg:height="0cm" svg:x="21.411cm" svg:y="3.493cm" svg:viewBox="0 0 124 0" draw:points="124,0 0,0">
          <text:p/>
        </draw:polygon>
        <draw:line draw:style-name="gr5" draw:text-style-name="P5" draw:layer="layout" svg:x1="21.535cm" svg:y1="3.493cm" svg:x2="21.411cm" svg:y2="3.493cm">
          <text:p/>
        </draw:line>
        <draw:frame draw:style-name="gr6" draw:text-style-name="P7" draw:layer="layout" svg:width="0.709cm" svg:height="0.628cm" svg:x="20.583cm" svg:y="4.434cm">
          <draw:text-box>
            <text:p text:style-name="P6"><text:span text:style-name="T1">0.</text:span><text:span text:style-name="T1">8</text:span></text:p>
          </draw:text-box>
        </draw:frame>
        <draw:polyline draw:style-name="gr7" draw:text-style-name="P5" draw:layer="layout" svg:width="7.224cm" svg:height="3.46cm" svg:x="21.896cm" svg:y="4.914cm" svg:viewBox="0 0 7225 3461" draw:points="0,3461 314,3458 628,3123 942,2853 1256,2375 1570,2378 1884,1963 2199,982 2513,1098 2827,294 3141,456 3456,323 3770,254 4084,360 4398,346 4712,0 5027,289 5341,10 5655,290 5969,354 6283,312 6597,209 6911,323 7225,2177">
          <text:p/>
        </draw:polyline>
        <draw:polyline draw:style-name="gr8" draw:text-style-name="P5" draw:layer="layout" svg:width="7.224cm" svg:height="5.925cm" svg:x="21.896cm" svg:y="3.691cm" svg:viewBox="0 0 7225 5926" draw:points="0,1576 314,559 628,537 942,517 1256,446 1570,359 1884,186 2199,153 2513,168 2827,27 3141,0 3456,18 3770,0 4084,73 4398,178 4712,251 5027,293 5341,351 5655,415 5969,437 6283,549 6597,498 6911,811 7225,5926">
          <text:p/>
        </draw:polyline>
        <draw:line draw:style-name="gr9" draw:text-style-name="P5" draw:layer="layout" svg:x1="21.535cm" svg:y1="9.731cm" svg:x2="21.535cm" svg:y2="3.493cm">
          <text:p/>
        </draw:line>
        <draw:line draw:style-name="gr9" draw:text-style-name="P5" draw:layer="layout" svg:x1="29.749cm" svg:y1="9.731cm" svg:x2="29.749cm" svg:y2="3.493cm">
          <text:p/>
        </draw:line>
        <draw:line draw:style-name="gr9" draw:text-style-name="P5" draw:layer="layout" svg:x1="21.535cm" svg:y1="9.731cm" svg:x2="29.749cm" svg:y2="9.731cm">
          <text:p/>
        </draw:line>
        <draw:line draw:style-name="gr9" draw:text-style-name="P5" draw:layer="layout" svg:x1="21.535cm" svg:y1="3.493cm" svg:x2="29.749cm" svg:y2="3.493cm">
          <text:p/>
        </draw:line>
        <draw:frame draw:style-name="gr6" draw:text-style-name="P7" draw:layer="layout" svg:width="0.709cm" svg:height="0.628cm" svg:x="20.583cm" svg:y="3.187cm">
          <draw:text-box>
            <text:p text:style-name="P6"><text:span text:style-name="T1">1.0</text:span></text:p>
          </draw:text-box>
        </draw:frame>
        <draw:polygon draw:style-name="gr1" draw:text-style-name="P1" draw:layer="layout" svg:width="8.214cm" svg:height="6.238cm" svg:x="31.408cm" svg:y="3.493cm" svg:viewBox="0 0 8215 6239" draw:points="0,6239 8215,6239 8215,0 0,0">
          <text:p/>
        </draw:polygon>
        <draw:polygon draw:style-name="gr2" draw:text-style-name="P2" draw:layer="layout" svg:width="7.224cm" svg:height="4.354cm" svg:x="31.77cm" svg:y="4.798cm" svg:viewBox="0 0 7225 4355" draw:points="0,1415 0,4045 314,4326 628,4355 943,3462 1257,2888 1571,2259 1885,1840 2199,1507 2514,1362 2828,1294 3142,1027 3456,949 3770,1007 4084,1007 4398,989 4712,954 5026,1007 5341,1007 5655,1007 5969,846 6283,649 6597,954 6911,488 7225,989 6911,488 6597,954 6283,649 5969,846 5655,1007 5341,1007 5026,1007 4712,954 4398,989 4084,1007 3770,1007 3456,83 3142,0 2828,148 2514,285 2199,421 1885,677 1571,743 1257,734 943,1324 628,1587 314,1610">
          <text:p/>
        </draw:polygon>
        <draw:polygon draw:style-name="gr3" draw:text-style-name="P3" draw:layer="layout" svg:width="7.224cm" svg:height="5.266cm" svg:x="31.77cm" svg:y="4.142cm" svg:viewBox="0 0 7225 5267" draw:points="0,2555 0,3832 314,1996 628,1736 943,1092 1257,719 1571,518 1885,478 2199,432 2514,538 2828,723 3142,1531 3456,3941 3770,2166 4084,1987 4398,2148 4712,1431 5026,857 5341,570 5655,445 5969,803 6283,624 6597,1019 6911,2095 7225,5267 6911,2095 6597,1019 6283,624 5969,803 5655,445 5341,570 5026,857 4712,1431 4398,2148 4084,1987 3770,2166 3456,3569 3142,911 2828,63 2514,0 2199,11 1885,72 1571,168 1257,169 943,186 628,368 314,763">
          <text:p/>
        </draw:polygon>
        <draw:polygon draw:style-name="gr4" draw:text-style-name="P4" draw:layer="layout" svg:width="0cm" svg:height="0.122cm" svg:x="31.77cm" svg:y="9.731cm" svg:viewBox="0 0 0 123" draw:points="0,0 0,123">
          <text:p/>
        </draw:polygon>
        <draw:line draw:style-name="gr5" draw:text-style-name="P5" draw:layer="layout" svg:x1="31.77cm" svg:y1="9.731cm" svg:x2="31.77cm" svg:y2="9.854cm">
          <text:p/>
        </draw:line>
        <draw:frame draw:style-name="gr13" draw:text-style-name="P9" draw:layer="layout" svg:width="4.621cm" svg:height="0.86cm" svg:x="23.335cm" svg:y="2.591cm">
          <draw:text-box>
            <text:p text:style-name="P6"><text:span text:style-name="T3">p</text:span><text:span text:style-name="T3">l</text:span><text:span text:style-name="T3">a</text:span><text:span text:style-name="T3">y</text:span><text:span text:style-name="T3">s</text:span><text:span text:style-name="T3"> </text:span><text:span text:style-name="T3">p</text:span><text:span text:style-name="T3">r</text:span><text:span text:style-name="T3">o</text:span><text:span text:style-name="T3"> </text:span><text:span text:style-name="T3">s</text:span><text:span text:style-name="T3">p</text:span><text:span text:style-name="T3">o</text:span><text:span text:style-name="T3">r</text:span><text:span text:style-name="T3">t</text:span></text:p>
          </draw:text-box>
        </draw:frame>
        <draw:polygon draw:style-name="gr4" draw:text-style-name="P4" draw:layer="layout" svg:width="0cm" svg:height="0.122cm" svg:x="32.084cm" svg:y="9.731cm" svg:viewBox="0 0 0 123" draw:points="0,0 0,123">
          <text:p/>
        </draw:polygon>
        <draw:line draw:style-name="gr5" draw:text-style-name="P5" draw:layer="layout" svg:x1="32.084cm" svg:y1="9.731cm" svg:x2="32.084cm" svg:y2="9.854cm">
          <text:p/>
        </draw:line>
        <draw:polygon draw:style-name="gr4" draw:text-style-name="P4" draw:layer="layout" svg:width="0cm" svg:height="0.122cm" svg:x="32.398cm" svg:y="9.731cm" svg:viewBox="0 0 0 123" draw:points="0,0 0,123">
          <text:p/>
        </draw:polygon>
        <draw:line draw:style-name="gr5" draw:text-style-name="P5" draw:layer="layout" svg:x1="32.398cm" svg:y1="9.731cm" svg:x2="32.398cm" svg:y2="9.854cm">
          <text:p/>
        </draw:line>
        <draw:polygon draw:style-name="gr4" draw:text-style-name="P4" draw:layer="layout" svg:width="0cm" svg:height="0.122cm" svg:x="32.712cm" svg:y="9.731cm" svg:viewBox="0 0 0 123" draw:points="0,0 0,123">
          <text:p/>
        </draw:polygon>
        <draw:line draw:style-name="gr5" draw:text-style-name="P5" draw:layer="layout" svg:x1="32.712cm" svg:y1="9.731cm" svg:x2="32.712cm" svg:y2="9.854cm">
          <text:p/>
        </draw:line>
        <draw:polygon draw:style-name="gr4" draw:text-style-name="P4" draw:layer="layout" svg:width="0cm" svg:height="0.122cm" svg:x="33.026cm" svg:y="9.731cm" svg:viewBox="0 0 0 123" draw:points="0,0 0,123">
          <text:p/>
        </draw:polygon>
        <draw:line draw:style-name="gr5" draw:text-style-name="P5" draw:layer="layout" svg:x1="33.026cm" svg:y1="9.731cm" svg:x2="33.026cm" svg:y2="9.854cm">
          <text:p/>
        </draw:line>
        <draw:frame draw:style-name="gr6" draw:text-style-name="P7" draw:layer="layout" svg:width="0.971cm" svg:height="0.628cm" draw:transform="rotate (1.5707963267949) translate (31.403cm 10.951cm)">
          <draw:text-box>
            <text:p text:style-name="P6"><text:span text:style-name="T1">e</text:span><text:span text:style-name="T1">m</text:span><text:span text:style-name="T1">b</text:span></text:p>
          </draw:text-box>
        </draw:frame>
        <draw:polygon draw:style-name="gr4" draw:text-style-name="P4" draw:layer="layout" svg:width="0cm" svg:height="0.122cm" svg:x="33.34cm" svg:y="9.731cm" svg:viewBox="0 0 0 123" draw:points="0,0 0,123">
          <text:p/>
        </draw:polygon>
        <draw:line draw:style-name="gr5" draw:text-style-name="P5" draw:layer="layout" svg:x1="33.34cm" svg:y1="9.731cm" svg:x2="33.34cm" svg:y2="9.854cm">
          <text:p/>
        </draw:line>
        <draw:polygon draw:style-name="gr4" draw:text-style-name="P4" draw:layer="layout" svg:width="0cm" svg:height="0.122cm" svg:x="33.654cm" svg:y="9.731cm" svg:viewBox="0 0 0 123" draw:points="0,0 0,123">
          <text:p/>
        </draw:polygon>
        <draw:line draw:style-name="gr5" draw:text-style-name="P5" draw:layer="layout" svg:x1="33.654cm" svg:y1="9.731cm" svg:x2="33.654cm" svg:y2="9.854cm">
          <text:p/>
        </draw:line>
        <draw:polygon draw:style-name="gr4" draw:text-style-name="P4" draw:layer="layout" svg:width="0cm" svg:height="0.122cm" svg:x="33.968cm" svg:y="9.731cm" svg:viewBox="0 0 0 123" draw:points="0,0 0,123">
          <text:p/>
        </draw:polygon>
        <draw:line draw:style-name="gr5" draw:text-style-name="P5" draw:layer="layout" svg:x1="33.968cm" svg:y1="9.731cm" svg:x2="33.968cm" svg:y2="9.854cm">
          <text:p/>
        </draw:line>
        <draw:frame draw:style-name="gr6" draw:text-style-name="P7" draw:layer="layout" svg:width="0.563cm" svg:height="0.628cm" draw:transform="rotate (1.5707963267949) translate (32.659cm 10.26cm)">
          <draw:text-box>
            <text:p text:style-name="P6"><text:span text:style-name="T1">6</text:span></text:p>
          </draw:text-box>
        </draw:frame>
        <draw:polygon draw:style-name="gr4" draw:text-style-name="P4" draw:layer="layout" svg:width="0cm" svg:height="0.122cm" svg:x="34.283cm" svg:y="9.731cm" svg:viewBox="0 0 0 123" draw:points="0,0 0,123">
          <text:p/>
        </draw:polygon>
        <draw:line draw:style-name="gr5" draw:text-style-name="P5" draw:layer="layout" svg:x1="34.283cm" svg:y1="9.731cm" svg:x2="34.283cm" svg:y2="9.854cm">
          <text:p/>
        </draw:line>
        <draw:polygon draw:style-name="gr4" draw:text-style-name="P4" draw:layer="layout" svg:width="0cm" svg:height="0.122cm" svg:x="34.597cm" svg:y="9.731cm" svg:viewBox="0 0 0 123" draw:points="0,0 0,123">
          <text:p/>
        </draw:polygon>
        <draw:line draw:style-name="gr5" draw:text-style-name="P5" draw:layer="layout" svg:x1="34.597cm" svg:y1="9.731cm" svg:x2="34.597cm" svg:y2="9.854cm">
          <text:p/>
        </draw:line>
        <draw:polygon draw:style-name="gr4" draw:text-style-name="P4" draw:layer="layout" svg:width="0cm" svg:height="0.122cm" svg:x="34.911cm" svg:y="9.731cm" svg:viewBox="0 0 0 123" draw:points="0,0 0,123">
          <text:p/>
        </draw:polygon>
        <draw:line draw:style-name="gr5" draw:text-style-name="P5" draw:layer="layout" svg:x1="34.911cm" svg:y1="9.731cm" svg:x2="34.911cm" svg:y2="9.854cm">
          <text:p/>
        </draw:line>
        <draw:frame draw:style-name="gr6" draw:text-style-name="P7" draw:layer="layout" svg:width="0.569cm" svg:height="0.628cm" draw:transform="rotate (1.5707963267949) translate (33.602cm 10.543cm)">
          <draw:text-box>
            <text:p text:style-name="P6"><text:span text:style-name="T1">12</text:span></text:p>
          </draw:text-box>
        </draw:frame>
        <draw:polygon draw:style-name="gr4" draw:text-style-name="P4" draw:layer="layout" svg:width="0cm" svg:height="0.122cm" svg:x="35.225cm" svg:y="9.731cm" svg:viewBox="0 0 0 123" draw:points="0,0 0,123">
          <text:p/>
        </draw:polygon>
        <draw:line draw:style-name="gr5" draw:text-style-name="P5" draw:layer="layout" svg:x1="35.225cm" svg:y1="9.731cm" svg:x2="35.225cm" svg:y2="9.854cm">
          <text:p/>
        </draw:line>
        <draw:polygon draw:style-name="gr4" draw:text-style-name="P4" draw:layer="layout" svg:width="0cm" svg:height="0.122cm" svg:x="35.539cm" svg:y="9.731cm" svg:viewBox="0 0 0 123" draw:points="0,0 0,123">
          <text:p/>
        </draw:polygon>
        <draw:line draw:style-name="gr5" draw:text-style-name="P5" draw:layer="layout" svg:x1="35.539cm" svg:y1="9.731cm" svg:x2="35.539cm" svg:y2="9.854cm">
          <text:p/>
        </draw:line>
        <draw:polygon draw:style-name="gr4" draw:text-style-name="P4" draw:layer="layout" svg:width="0cm" svg:height="0.122cm" svg:x="35.853cm" svg:y="9.731cm" svg:viewBox="0 0 0 123" draw:points="0,0 0,123">
          <text:p/>
        </draw:polygon>
        <draw:line draw:style-name="gr5" draw:text-style-name="P5" draw:layer="layout" svg:x1="35.853cm" svg:y1="9.731cm" svg:x2="35.853cm" svg:y2="9.854cm">
          <text:p/>
        </draw:line>
        <draw:frame draw:style-name="gr6" draw:text-style-name="P7" draw:layer="layout" svg:width="0.569cm" svg:height="0.628cm" draw:transform="rotate (1.5707963267949) translate (34.544cm 10.543cm)">
          <draw:text-box>
            <text:p text:style-name="P6"><text:span text:style-name="T1">18</text:span></text:p>
          </draw:text-box>
        </draw:frame>
        <draw:polygon draw:style-name="gr4" draw:text-style-name="P4" draw:layer="layout" svg:width="0cm" svg:height="0.122cm" svg:x="36.167cm" svg:y="9.731cm" svg:viewBox="0 0 0 123" draw:points="0,0 0,123">
          <text:p/>
        </draw:polygon>
        <draw:line draw:style-name="gr5" draw:text-style-name="P5" draw:layer="layout" svg:x1="36.167cm" svg:y1="9.731cm" svg:x2="36.167cm" svg:y2="9.854cm">
          <text:p/>
        </draw:line>
        <draw:polygon draw:style-name="gr4" draw:text-style-name="P4" draw:layer="layout" svg:width="0cm" svg:height="0.122cm" svg:x="36.481cm" svg:y="9.731cm" svg:viewBox="0 0 0 123" draw:points="0,0 0,123">
          <text:p/>
        </draw:polygon>
        <draw:line draw:style-name="gr5" draw:text-style-name="P5" draw:layer="layout" svg:x1="36.481cm" svg:y1="9.731cm" svg:x2="36.481cm" svg:y2="9.854cm">
          <text:p/>
        </draw:line>
        <draw:polygon draw:style-name="gr4" draw:text-style-name="P4" draw:layer="layout" svg:width="0cm" svg:height="0.122cm" svg:x="36.795cm" svg:y="9.731cm" svg:viewBox="0 0 0 123" draw:points="0,0 0,123">
          <text:p/>
        </draw:polygon>
        <draw:line draw:style-name="gr5" draw:text-style-name="P5" draw:layer="layout" svg:x1="36.795cm" svg:y1="9.731cm" svg:x2="36.795cm" svg:y2="9.854cm">
          <text:p/>
        </draw:line>
        <draw:frame draw:style-name="gr6" draw:text-style-name="P7" draw:layer="layout" svg:width="0.569cm" svg:height="0.628cm" draw:transform="rotate (1.5707963267949) translate (35.486cm 10.543cm)">
          <draw:text-box>
            <text:p text:style-name="P6"><text:span text:style-name="T1">24</text:span></text:p>
          </draw:text-box>
        </draw:frame>
        <draw:polygon draw:style-name="gr4" draw:text-style-name="P4" draw:layer="layout" svg:width="0cm" svg:height="0.122cm" svg:x="37.11cm" svg:y="9.731cm" svg:viewBox="0 0 0 123" draw:points="0,0 0,123">
          <text:p/>
        </draw:polygon>
        <draw:line draw:style-name="gr5" draw:text-style-name="P5" draw:layer="layout" svg:x1="37.11cm" svg:y1="9.731cm" svg:x2="37.11cm" svg:y2="9.854cm">
          <text:p/>
        </draw:line>
        <draw:polygon draw:style-name="gr4" draw:text-style-name="P4" draw:layer="layout" svg:width="0cm" svg:height="0.122cm" svg:x="37.424cm" svg:y="9.731cm" svg:viewBox="0 0 0 123" draw:points="0,0 0,123">
          <text:p/>
        </draw:polygon>
        <draw:line draw:style-name="gr5" draw:text-style-name="P5" draw:layer="layout" svg:x1="37.424cm" svg:y1="9.731cm" svg:x2="37.424cm" svg:y2="9.854cm">
          <text:p/>
        </draw:line>
        <draw:polygon draw:style-name="gr4" draw:text-style-name="P4" draw:layer="layout" svg:width="0cm" svg:height="0.122cm" svg:x="37.738cm" svg:y="9.731cm" svg:viewBox="0 0 0 123" draw:points="0,0 0,123">
          <text:p/>
        </draw:polygon>
        <draw:line draw:style-name="gr5" draw:text-style-name="P5" draw:layer="layout" svg:x1="37.738cm" svg:y1="9.731cm" svg:x2="37.738cm" svg:y2="9.854cm">
          <text:p/>
        </draw:line>
        <draw:frame draw:style-name="gr6" draw:text-style-name="P7" draw:layer="layout" svg:width="0.569cm" svg:height="0.628cm" draw:transform="rotate (1.5707963267949) translate (36.429cm 10.543cm)">
          <draw:text-box>
            <text:p text:style-name="P6"><text:span text:style-name="T1">30</text:span></text:p>
          </draw:text-box>
        </draw:frame>
        <draw:polygon draw:style-name="gr4" draw:text-style-name="P4" draw:layer="layout" svg:width="0cm" svg:height="0.122cm" svg:x="38.052cm" svg:y="9.731cm" svg:viewBox="0 0 0 123" draw:points="0,0 0,123">
          <text:p/>
        </draw:polygon>
        <draw:line draw:style-name="gr5" draw:text-style-name="P5" draw:layer="layout" svg:x1="38.052cm" svg:y1="9.731cm" svg:x2="38.052cm" svg:y2="9.854cm">
          <text:p/>
        </draw:line>
        <draw:polygon draw:style-name="gr4" draw:text-style-name="P4" draw:layer="layout" svg:width="0cm" svg:height="0.122cm" svg:x="38.366cm" svg:y="9.731cm" svg:viewBox="0 0 0 123" draw:points="0,0 0,123">
          <text:p/>
        </draw:polygon>
        <draw:line draw:style-name="gr5" draw:text-style-name="P5" draw:layer="layout" svg:x1="38.366cm" svg:y1="9.731cm" svg:x2="38.366cm" svg:y2="9.854cm">
          <text:p/>
        </draw:line>
        <draw:polygon draw:style-name="gr4" draw:text-style-name="P4" draw:layer="layout" svg:width="0cm" svg:height="0.122cm" svg:x="38.68cm" svg:y="9.731cm" svg:viewBox="0 0 0 123" draw:points="0,0 0,123">
          <text:p/>
        </draw:polygon>
        <draw:line draw:style-name="gr5" draw:text-style-name="P5" draw:layer="layout" svg:x1="38.68cm" svg:y1="9.731cm" svg:x2="38.68cm" svg:y2="9.854cm">
          <text:p/>
        </draw:line>
        <draw:frame draw:style-name="gr6" draw:text-style-name="P7" draw:layer="layout" svg:width="0.569cm" svg:height="0.628cm" draw:transform="rotate (1.5707963267949) translate (37.371cm 10.543cm)">
          <draw:text-box>
            <text:p text:style-name="P6"><text:span text:style-name="T1">36</text:span></text:p>
          </draw:text-box>
        </draw:frame>
        <draw:polygon draw:style-name="gr4" draw:text-style-name="P4" draw:layer="layout" svg:width="0cm" svg:height="0.122cm" svg:x="38.994cm" svg:y="9.731cm" svg:viewBox="0 0 0 123" draw:points="0,0 0,123">
          <text:p/>
        </draw:polygon>
        <draw:line draw:style-name="gr5" draw:text-style-name="P5" draw:layer="layout" svg:x1="38.994cm" svg:y1="9.731cm" svg:x2="38.994cm" svg:y2="9.854cm">
          <text:p/>
        </draw:line>
        <draw:polygon draw:style-name="gr4" draw:text-style-name="P4" draw:layer="layout" svg:width="0cm" svg:height="0.122cm" svg:x="39.308cm" svg:y="9.731cm" svg:viewBox="0 0 0 123" draw:points="0,0 0,123">
          <text:p/>
        </draw:polygon>
        <draw:line draw:style-name="gr5" draw:text-style-name="P5" draw:layer="layout" svg:x1="39.308cm" svg:y1="9.731cm" svg:x2="39.308cm" svg:y2="9.854cm">
          <text:p/>
        </draw:line>
        <draw:polygon draw:style-name="gr4" draw:text-style-name="P4" draw:layer="layout" svg:width="0cm" svg:height="0.122cm" svg:x="39.622cm" svg:y="9.731cm" svg:viewBox="0 0 0 123" draw:points="0,0 0,123">
          <text:p/>
        </draw:polygon>
        <draw:line draw:style-name="gr5" draw:text-style-name="P5" draw:layer="layout" svg:x1="39.622cm" svg:y1="9.731cm" svg:x2="39.622cm" svg:y2="9.854cm">
          <text:p/>
        </draw:line>
        <draw:frame draw:style-name="gr6" draw:text-style-name="P7" draw:layer="layout" svg:width="0.569cm" svg:height="0.628cm" draw:transform="rotate (1.5707963267949) translate (38.313cm 10.543cm)">
          <draw:text-box>
            <text:p text:style-name="P6"><text:span text:style-name="T1">42</text:span></text:p>
          </draw:text-box>
        </draw:frame>
        <draw:polygon draw:style-name="gr4" draw:text-style-name="P4" draw:layer="layout" svg:width="0.122cm" svg:height="0cm" svg:x="31.285cm" svg:y="9.731cm" svg:viewBox="0 0 123 0" draw:points="123,0 0,0">
          <text:p/>
        </draw:polygon>
        <draw:line draw:style-name="gr5" draw:text-style-name="P5" draw:layer="layout" svg:x1="31.408cm" svg:y1="9.731cm" svg:x2="31.285cm" svg:y2="9.731cm">
          <text:p/>
        </draw:line>
        <draw:frame draw:style-name="gr6" draw:text-style-name="P7" draw:layer="layout" svg:width="0.569cm" svg:height="0.628cm" draw:transform="rotate (1.5707963267949) translate (39.256cm 10.543cm)">
          <draw:text-box>
            <text:p text:style-name="P6"><text:span text:style-name="T1">48</text:span></text:p>
          </draw:text-box>
        </draw:frame>
        <draw:polygon draw:style-name="gr4" draw:text-style-name="P4" draw:layer="layout" svg:width="0.122cm" svg:height="0cm" svg:x="31.285cm" svg:y="8.483cm" svg:viewBox="0 0 123 0" draw:points="123,0 0,0">
          <text:p/>
        </draw:polygon>
        <draw:line draw:style-name="gr5" draw:text-style-name="P5" draw:layer="layout" svg:x1="31.408cm" svg:y1="8.483cm" svg:x2="31.285cm" svg:y2="8.483cm">
          <text:p/>
        </draw:line>
        <draw:frame draw:style-name="gr6" draw:text-style-name="P7" draw:layer="layout" svg:width="0.709cm" svg:height="0.628cm" svg:x="30.456cm" svg:y="9.424cm">
          <draw:text-box>
            <text:p text:style-name="P6"><text:span text:style-name="T1">0.0</text:span></text:p>
          </draw:text-box>
        </draw:frame>
        <draw:polygon draw:style-name="gr4" draw:text-style-name="P4" draw:layer="layout" svg:width="0.122cm" svg:height="0cm" svg:x="31.285cm" svg:y="7.236cm" svg:viewBox="0 0 123 0" draw:points="123,0 0,0">
          <text:p/>
        </draw:polygon>
        <draw:line draw:style-name="gr5" draw:text-style-name="P5" draw:layer="layout" svg:x1="31.408cm" svg:y1="7.236cm" svg:x2="31.285cm" svg:y2="7.236cm">
          <text:p/>
        </draw:line>
        <draw:frame draw:style-name="gr6" draw:text-style-name="P7" draw:layer="layout" svg:width="0.709cm" svg:height="0.628cm" svg:x="30.456cm" svg:y="8.177cm">
          <draw:text-box>
            <text:p text:style-name="P6"><text:span text:style-name="T1">0.2</text:span></text:p>
          </draw:text-box>
        </draw:frame>
        <draw:polygon draw:style-name="gr4" draw:text-style-name="P4" draw:layer="layout" svg:width="0.122cm" svg:height="0cm" svg:x="31.285cm" svg:y="5.988cm" svg:viewBox="0 0 123 0" draw:points="123,0 0,0">
          <text:p/>
        </draw:polygon>
        <draw:line draw:style-name="gr5" draw:text-style-name="P5" draw:layer="layout" svg:x1="31.408cm" svg:y1="5.988cm" svg:x2="31.285cm" svg:y2="5.988cm">
          <text:p/>
        </draw:line>
        <draw:frame draw:style-name="gr6" draw:text-style-name="P7" draw:layer="layout" svg:width="0.709cm" svg:height="0.628cm" svg:x="30.456cm" svg:y="6.929cm">
          <draw:text-box>
            <text:p text:style-name="P6"><text:span text:style-name="T1">0.4</text:span></text:p>
          </draw:text-box>
        </draw:frame>
        <draw:polygon draw:style-name="gr4" draw:text-style-name="P4" draw:layer="layout" svg:width="0.122cm" svg:height="0cm" svg:x="31.285cm" svg:y="4.741cm" svg:viewBox="0 0 123 0" draw:points="123,0 0,0">
          <text:p/>
        </draw:polygon>
        <draw:line draw:style-name="gr5" draw:text-style-name="P5" draw:layer="layout" svg:x1="31.408cm" svg:y1="4.741cm" svg:x2="31.285cm" svg:y2="4.741cm">
          <text:p/>
        </draw:line>
        <draw:frame draw:style-name="gr6" draw:text-style-name="P7" draw:layer="layout" svg:width="0.709cm" svg:height="0.628cm" svg:x="30.456cm" svg:y="5.682cm">
          <draw:text-box>
            <text:p text:style-name="P6"><text:span text:style-name="T1">0.6</text:span></text:p>
          </draw:text-box>
        </draw:frame>
        <draw:polygon draw:style-name="gr4" draw:text-style-name="P4" draw:layer="layout" svg:width="0.122cm" svg:height="0cm" svg:x="31.285cm" svg:y="3.493cm" svg:viewBox="0 0 123 0" draw:points="123,0 0,0">
          <text:p/>
        </draw:polygon>
        <draw:line draw:style-name="gr5" draw:text-style-name="P5" draw:layer="layout" svg:x1="31.408cm" svg:y1="3.493cm" svg:x2="31.285cm" svg:y2="3.493cm">
          <text:p/>
        </draw:line>
        <draw:frame draw:style-name="gr6" draw:text-style-name="P7" draw:layer="layout" svg:width="0.709cm" svg:height="0.628cm" svg:x="30.456cm" svg:y="4.434cm">
          <draw:text-box>
            <text:p text:style-name="P6"><text:span text:style-name="T1">0.8</text:span></text:p>
          </draw:text-box>
        </draw:frame>
        <draw:polyline draw:style-name="gr7" draw:text-style-name="P5" draw:layer="layout" svg:width="7.224cm" svg:height="2.482cm" svg:x="31.77cm" svg:y="5.286cm" svg:viewBox="0 0 7225 2483" draw:points="0,2243 314,2480 628,2483 943,1906 1257,1324 1571,1014 1885,771 2199,476 2514,335 2828,233 3142,26 3456,28 3770,519 4084,519 4398,501 4712,466 5026,519 5341,519 5655,519 5969,358 6283,161 6597,466 6911,0 7225,501">
          <text:p/>
        </draw:polyline>
        <draw:polyline draw:style-name="gr8" draw:text-style-name="P5" draw:layer="layout" svg:width="7.224cm" svg:height="5.044cm" svg:x="31.77cm" svg:y="4.364cm" svg:viewBox="0 0 7225 5045" draw:points="0,2972 314,1158 628,830 943,416 1257,222 1571,121 1885,53 2199,0 2514,47 2828,171 3142,1000 3456,3533 3770,1944 4084,1765 4398,1926 4712,1209 5026,635 5341,348 5655,223 5969,581 6283,402 6597,797 6911,1873 7225,5045">
          <text:p/>
        </draw:polyline>
        <draw:line draw:style-name="gr9" draw:text-style-name="P5" draw:layer="layout" svg:x1="31.408cm" svg:y1="9.731cm" svg:x2="31.408cm" svg:y2="3.493cm">
          <text:p/>
        </draw:line>
        <draw:line draw:style-name="gr9" draw:text-style-name="P5" draw:layer="layout" svg:x1="39.622cm" svg:y1="9.731cm" svg:x2="39.622cm" svg:y2="3.493cm">
          <text:p/>
        </draw:line>
        <draw:line draw:style-name="gr9" draw:text-style-name="P5" draw:layer="layout" svg:x1="31.408cm" svg:y1="9.731cm" svg:x2="39.622cm" svg:y2="9.731cm">
          <text:p/>
        </draw:line>
        <draw:line draw:style-name="gr9" draw:text-style-name="P5" draw:layer="layout" svg:x1="31.408cm" svg:y1="3.493cm" svg:x2="39.622cm" svg:y2="3.493cm">
          <text:p/>
        </draw:line>
        <draw:frame draw:style-name="gr6" draw:text-style-name="P7" draw:layer="layout" svg:width="0.709cm" svg:height="0.628cm" svg:x="30.456cm" svg:y="3.187cm">
          <draw:text-box>
            <text:p text:style-name="P6"><text:span text:style-name="T1">1.0</text:span></text:p>
          </draw:text-box>
        </draw:frame>
        <draw:polygon draw:style-name="gr1" draw:text-style-name="P1" draw:layer="layout" svg:width="8.214cm" svg:height="6.237cm" svg:x="1.787cm" svg:y="12.155cm" svg:viewBox="0 0 8215 6238" draw:points="0,6238 8215,6238 8215,0 0,0">
          <text:p/>
        </draw:polygon>
        <draw:polygon draw:style-name="gr2" draw:text-style-name="P2" draw:layer="layout" svg:width="7.467cm" svg:height="4.013cm" svg:x="2.16cm" svg:y="13.389cm" svg:viewBox="0 0 7468 4014" draw:points="0,2383 0,4014 299,4001 597,3441 896,2924 1195,2511 1495,2642 1793,1660 2092,1157 2391,954 2689,724 2988,346 3287,565 3585,2830 3884,2871 4183,2871 4481,2801 4780,2716 5079,2716 5378,2370 5676,1832 5975,1087 6274,1001 6572,793 6871,516 7170,2716 7468,2871 7170,1990 6871,158 6572,581 6274,686 5975,651 5676,1039 5378,2078 5079,2307 4780,2043 4481,2716 4183,2716 3884,2716 3585,2574 3287,0 2988,11 2689,193 2391,240 2092,310 1793,775 1495,1112 1195,1286 896,1938 597,1761 299,2203">
          <text:p/>
        </draw:polygon>
        <draw:polygon draw:style-name="gr3" draw:text-style-name="P3" draw:layer="layout" svg:width="7.467cm" svg:height="5.357cm" svg:x="2.16cm" svg:y="12.718cm" svg:viewBox="0 0 7468 5358" draw:points="0,1768 0,2462 299,895 597,913 896,578 1195,307 1495,277 1793,175 2092,172 2391,231 2689,268 2988,325 3287,1122 3585,5295 3884,582 4183,741 4481,617 4780,441 5079,112 5378,212 5676,95 5975,147 6274,182 6572,265 6871,406 7170,4982 7468,5358 7170,4917 6871,320 6572,234 6274,159 5975,71 5676,0 5378,164 5079,53 4780,95 4481,494 4183,511 3884,442 3585,5197 3287,753 2988,211 2689,76 2391,84 2092,37 1793,12 1495,45 1195,156 896,258 597,467 299,520">
          <text:p/>
        </draw:polygon>
        <draw:polygon draw:style-name="gr4" draw:text-style-name="P4" draw:layer="layout" svg:width="0cm" svg:height="0.123cm" svg:x="2.16cm" svg:y="18.392cm" svg:viewBox="0 0 0 124" draw:points="0,0 0,124">
          <text:p/>
        </draw:polygon>
        <draw:line draw:style-name="gr5" draw:text-style-name="P5" draw:layer="layout" svg:x1="2.16cm" svg:y1="18.392cm" svg:x2="2.16cm" svg:y2="18.516cm">
          <text:p/>
        </draw:line>
        <draw:frame draw:style-name="gr13" draw:text-style-name="P9" draw:layer="layout" svg:width="5.675cm" svg:height="0.86cm" svg:x="32.682cm" svg:y="2.591cm">
          <draw:text-box>
            <text:p text:style-name="P6"><text:span text:style-name="T3">person occupation</text:span></text:p>
          </draw:text-box>
        </draw:frame>
        <draw:polygon draw:style-name="gr4" draw:text-style-name="P4" draw:layer="layout" svg:width="0cm" svg:height="0.123cm" svg:x="2.459cm" svg:y="18.392cm" svg:viewBox="0 0 0 124" draw:points="0,0 0,124">
          <text:p/>
        </draw:polygon>
        <draw:line draw:style-name="gr5" draw:text-style-name="P5" draw:layer="layout" svg:x1="2.459cm" svg:y1="18.392cm" svg:x2="2.459cm" svg:y2="18.516cm">
          <text:p/>
        </draw:line>
        <draw:polygon draw:style-name="gr4" draw:text-style-name="P4" draw:layer="layout" svg:width="0cm" svg:height="0.123cm" svg:x="2.757cm" svg:y="18.392cm" svg:viewBox="0 0 0 124" draw:points="0,0 0,124">
          <text:p/>
        </draw:polygon>
        <draw:line draw:style-name="gr5" draw:text-style-name="P5" draw:layer="layout" svg:x1="2.757cm" svg:y1="18.392cm" svg:x2="2.757cm" svg:y2="18.516cm">
          <text:p/>
        </draw:line>
        <draw:polygon draw:style-name="gr4" draw:text-style-name="P4" draw:layer="layout" svg:width="0cm" svg:height="0.123cm" svg:x="3.056cm" svg:y="18.392cm" svg:viewBox="0 0 0 124" draw:points="0,0 0,124">
          <text:p/>
        </draw:polygon>
        <draw:line draw:style-name="gr5" draw:text-style-name="P5" draw:layer="layout" svg:x1="3.056cm" svg:y1="18.392cm" svg:x2="3.056cm" svg:y2="18.516cm">
          <text:p/>
        </draw:line>
        <draw:polygon draw:style-name="gr4" draw:text-style-name="P4" draw:layer="layout" svg:width="0cm" svg:height="0.123cm" svg:x="3.355cm" svg:y="18.392cm" svg:viewBox="0 0 0 124" draw:points="0,0 0,124">
          <text:p/>
        </draw:polygon>
        <draw:line draw:style-name="gr5" draw:text-style-name="P5" draw:layer="layout" svg:x1="3.355cm" svg:y1="18.392cm" svg:x2="3.355cm" svg:y2="18.516cm">
          <text:p/>
        </draw:line>
        <draw:frame draw:style-name="gr6" draw:text-style-name="P7" draw:layer="layout" svg:width="0.971cm" svg:height="0.628cm" draw:transform="rotate (1.5707963267949) translate (1.793cm 19.612cm)">
          <draw:text-box>
            <text:p text:style-name="P6"><text:span text:style-name="T1">emb</text:span></text:p>
          </draw:text-box>
        </draw:frame>
        <draw:polygon draw:style-name="gr4" draw:text-style-name="P4" draw:layer="layout" svg:width="0cm" svg:height="0.123cm" svg:x="3.654cm" svg:y="18.392cm" svg:viewBox="0 0 0 124" draw:points="0,0 0,124">
          <text:p/>
        </draw:polygon>
        <draw:line draw:style-name="gr5" draw:text-style-name="P5" draw:layer="layout" svg:x1="3.654cm" svg:y1="18.392cm" svg:x2="3.654cm" svg:y2="18.516cm">
          <text:p/>
        </draw:line>
        <draw:polygon draw:style-name="gr4" draw:text-style-name="P4" draw:layer="layout" svg:width="0cm" svg:height="0.123cm" svg:x="3.952cm" svg:y="18.392cm" svg:viewBox="0 0 0 124" draw:points="0,0 0,124">
          <text:p/>
        </draw:polygon>
        <draw:line draw:style-name="gr5" draw:text-style-name="P5" draw:layer="layout" svg:x1="3.952cm" svg:y1="18.392cm" svg:x2="3.952cm" svg:y2="18.516cm">
          <text:p/>
        </draw:line>
        <draw:polygon draw:style-name="gr4" draw:text-style-name="P4" draw:layer="layout" svg:width="0cm" svg:height="0.123cm" svg:x="4.251cm" svg:y="18.392cm" svg:viewBox="0 0 0 124" draw:points="0,0 0,124">
          <text:p/>
        </draw:polygon>
        <draw:line draw:style-name="gr5" draw:text-style-name="P5" draw:layer="layout" svg:x1="4.251cm" svg:y1="18.392cm" svg:x2="4.251cm" svg:y2="18.516cm">
          <text:p/>
        </draw:line>
        <draw:frame draw:style-name="gr6" draw:text-style-name="P7" draw:layer="layout" svg:width="0.563cm" svg:height="0.628cm" draw:transform="rotate (1.5707963267949) translate (2.988cm 18.922cm)">
          <draw:text-box>
            <text:p text:style-name="P6"><text:span text:style-name="T1">6</text:span></text:p>
          </draw:text-box>
        </draw:frame>
        <draw:polygon draw:style-name="gr4" draw:text-style-name="P4" draw:layer="layout" svg:width="0cm" svg:height="0.123cm" svg:x="4.55cm" svg:y="18.392cm" svg:viewBox="0 0 0 124" draw:points="0,0 0,124">
          <text:p/>
        </draw:polygon>
        <draw:line draw:style-name="gr5" draw:text-style-name="P5" draw:layer="layout" svg:x1="4.55cm" svg:y1="18.392cm" svg:x2="4.55cm" svg:y2="18.516cm">
          <text:p/>
        </draw:line>
        <draw:polygon draw:style-name="gr4" draw:text-style-name="P4" draw:layer="layout" svg:width="0cm" svg:height="0.123cm" svg:x="4.848cm" svg:y="18.392cm" svg:viewBox="0 0 0 124" draw:points="0,0 0,124">
          <text:p/>
        </draw:polygon>
        <draw:line draw:style-name="gr5" draw:text-style-name="P5" draw:layer="layout" svg:x1="4.848cm" svg:y1="18.392cm" svg:x2="4.848cm" svg:y2="18.516cm">
          <text:p/>
        </draw:line>
        <draw:polygon draw:style-name="gr4" draw:text-style-name="P4" draw:layer="layout" svg:width="0cm" svg:height="0.123cm" svg:x="5.147cm" svg:y="18.392cm" svg:viewBox="0 0 0 124" draw:points="0,0 0,124">
          <text:p/>
        </draw:polygon>
        <draw:line draw:style-name="gr5" draw:text-style-name="P5" draw:layer="layout" svg:x1="5.147cm" svg:y1="18.392cm" svg:x2="5.147cm" svg:y2="18.516cm">
          <text:p/>
        </draw:line>
        <draw:frame draw:style-name="gr6" draw:text-style-name="P7" draw:layer="layout" svg:width="0.569cm" svg:height="0.628cm" draw:transform="rotate (1.5707963267949) translate (3.884cm 19.204cm)">
          <draw:text-box>
            <text:p text:style-name="P6"><text:span text:style-name="T1">12</text:span></text:p>
          </draw:text-box>
        </draw:frame>
        <draw:polygon draw:style-name="gr4" draw:text-style-name="P4" draw:layer="layout" svg:width="0cm" svg:height="0.123cm" svg:x="5.446cm" svg:y="18.392cm" svg:viewBox="0 0 0 124" draw:points="0,0 0,124">
          <text:p/>
        </draw:polygon>
        <draw:line draw:style-name="gr5" draw:text-style-name="P5" draw:layer="layout" svg:x1="5.446cm" svg:y1="18.392cm" svg:x2="5.446cm" svg:y2="18.516cm">
          <text:p/>
        </draw:line>
        <draw:polygon draw:style-name="gr4" draw:text-style-name="P4" draw:layer="layout" svg:width="0cm" svg:height="0.123cm" svg:x="5.744cm" svg:y="18.392cm" svg:viewBox="0 0 0 124" draw:points="0,0 0,124">
          <text:p/>
        </draw:polygon>
        <draw:line draw:style-name="gr5" draw:text-style-name="P5" draw:layer="layout" svg:x1="5.744cm" svg:y1="18.392cm" svg:x2="5.744cm" svg:y2="18.516cm">
          <text:p/>
        </draw:line>
        <draw:polygon draw:style-name="gr4" draw:text-style-name="P4" draw:layer="layout" svg:width="0cm" svg:height="0.123cm" svg:x="6.043cm" svg:y="18.392cm" svg:viewBox="0 0 0 124" draw:points="0,0 0,124">
          <text:p/>
        </draw:polygon>
        <draw:line draw:style-name="gr5" draw:text-style-name="P5" draw:layer="layout" svg:x1="6.043cm" svg:y1="18.392cm" svg:x2="6.043cm" svg:y2="18.516cm">
          <text:p/>
        </draw:line>
        <draw:frame draw:style-name="gr6" draw:text-style-name="P7" draw:layer="layout" svg:width="0.569cm" svg:height="0.628cm" draw:transform="rotate (1.5707963267949) translate (4.78cm 19.204cm)">
          <draw:text-box>
            <text:p text:style-name="P6"><text:span text:style-name="T1">18</text:span></text:p>
          </draw:text-box>
        </draw:frame>
        <draw:polygon draw:style-name="gr4" draw:text-style-name="P4" draw:layer="layout" svg:width="0cm" svg:height="0.123cm" svg:x="6.342cm" svg:y="18.392cm" svg:viewBox="0 0 0 124" draw:points="0,0 0,124">
          <text:p/>
        </draw:polygon>
        <draw:line draw:style-name="gr5" draw:text-style-name="P5" draw:layer="layout" svg:x1="6.342cm" svg:y1="18.392cm" svg:x2="6.342cm" svg:y2="18.516cm">
          <text:p/>
        </draw:line>
        <draw:polygon draw:style-name="gr4" draw:text-style-name="P4" draw:layer="layout" svg:width="0cm" svg:height="0.123cm" svg:x="6.64cm" svg:y="18.392cm" svg:viewBox="0 0 0 124" draw:points="0,0 0,124">
          <text:p/>
        </draw:polygon>
        <draw:line draw:style-name="gr5" draw:text-style-name="P5" draw:layer="layout" svg:x1="6.64cm" svg:y1="18.392cm" svg:x2="6.64cm" svg:y2="18.516cm">
          <text:p/>
        </draw:line>
        <draw:polygon draw:style-name="gr4" draw:text-style-name="P4" draw:layer="layout" svg:width="0cm" svg:height="0.123cm" svg:x="6.939cm" svg:y="18.392cm" svg:viewBox="0 0 0 124" draw:points="0,0 0,124">
          <text:p/>
        </draw:polygon>
        <draw:line draw:style-name="gr5" draw:text-style-name="P5" draw:layer="layout" svg:x1="6.939cm" svg:y1="18.392cm" svg:x2="6.939cm" svg:y2="18.516cm">
          <text:p/>
        </draw:line>
        <draw:frame draw:style-name="gr6" draw:text-style-name="P7" draw:layer="layout" svg:width="0.569cm" svg:height="0.628cm" draw:transform="rotate (1.5707963267949) translate (5.676cm 19.204cm)">
          <draw:text-box>
            <text:p text:style-name="P6"><text:span text:style-name="T1">24</text:span></text:p>
          </draw:text-box>
        </draw:frame>
        <draw:polygon draw:style-name="gr4" draw:text-style-name="P4" draw:layer="layout" svg:width="0cm" svg:height="0.123cm" svg:x="7.238cm" svg:y="18.392cm" svg:viewBox="0 0 0 124" draw:points="0,0 0,124">
          <text:p/>
        </draw:polygon>
        <draw:line draw:style-name="gr5" draw:text-style-name="P5" draw:layer="layout" svg:x1="7.238cm" svg:y1="18.392cm" svg:x2="7.238cm" svg:y2="18.516cm">
          <text:p/>
        </draw:line>
        <draw:polygon draw:style-name="gr4" draw:text-style-name="P4" draw:layer="layout" svg:width="0cm" svg:height="0.123cm" svg:x="7.537cm" svg:y="18.392cm" svg:viewBox="0 0 0 124" draw:points="0,0 0,124">
          <text:p/>
        </draw:polygon>
        <draw:line draw:style-name="gr5" draw:text-style-name="P5" draw:layer="layout" svg:x1="7.537cm" svg:y1="18.392cm" svg:x2="7.537cm" svg:y2="18.516cm">
          <text:p/>
        </draw:line>
        <draw:polygon draw:style-name="gr4" draw:text-style-name="P4" draw:layer="layout" svg:width="0cm" svg:height="0.123cm" svg:x="7.835cm" svg:y="18.392cm" svg:viewBox="0 0 0 124" draw:points="0,0 0,124">
          <text:p/>
        </draw:polygon>
        <draw:line draw:style-name="gr5" draw:text-style-name="P5" draw:layer="layout" svg:x1="7.835cm" svg:y1="18.392cm" svg:x2="7.835cm" svg:y2="18.516cm">
          <text:p/>
        </draw:line>
        <draw:frame draw:style-name="gr6" draw:text-style-name="P7" draw:layer="layout" svg:width="0.569cm" svg:height="0.628cm" draw:transform="rotate (1.5707963267949) translate (6.572cm 19.204cm)">
          <draw:text-box>
            <text:p text:style-name="P6"><text:span text:style-name="T1">30</text:span></text:p>
          </draw:text-box>
        </draw:frame>
        <draw:polygon draw:style-name="gr4" draw:text-style-name="P4" draw:layer="layout" svg:width="0cm" svg:height="0.123cm" svg:x="8.134cm" svg:y="18.392cm" svg:viewBox="0 0 0 124" draw:points="0,0 0,124">
          <text:p/>
        </draw:polygon>
        <draw:line draw:style-name="gr5" draw:text-style-name="P5" draw:layer="layout" svg:x1="8.134cm" svg:y1="18.392cm" svg:x2="8.134cm" svg:y2="18.516cm">
          <text:p/>
        </draw:line>
        <draw:polygon draw:style-name="gr4" draw:text-style-name="P4" draw:layer="layout" svg:width="0cm" svg:height="0.123cm" svg:x="8.433cm" svg:y="18.392cm" svg:viewBox="0 0 0 124" draw:points="0,0 0,124">
          <text:p/>
        </draw:polygon>
        <draw:line draw:style-name="gr5" draw:text-style-name="P5" draw:layer="layout" svg:x1="8.433cm" svg:y1="18.392cm" svg:x2="8.433cm" svg:y2="18.516cm">
          <text:p/>
        </draw:line>
        <draw:polygon draw:style-name="gr4" draw:text-style-name="P4" draw:layer="layout" svg:width="0cm" svg:height="0.123cm" svg:x="8.731cm" svg:y="18.392cm" svg:viewBox="0 0 0 124" draw:points="0,0 0,124">
          <text:p/>
        </draw:polygon>
        <draw:line draw:style-name="gr5" draw:text-style-name="P5" draw:layer="layout" svg:x1="8.731cm" svg:y1="18.392cm" svg:x2="8.731cm" svg:y2="18.516cm">
          <text:p/>
        </draw:line>
        <draw:frame draw:style-name="gr6" draw:text-style-name="P7" draw:layer="layout" svg:width="0.569cm" svg:height="0.628cm" draw:transform="rotate (1.5707963267949) translate (7.468cm 19.204cm)">
          <draw:text-box>
            <text:p text:style-name="P6"><text:span text:style-name="T1">36</text:span></text:p>
          </draw:text-box>
        </draw:frame>
        <draw:polygon draw:style-name="gr4" draw:text-style-name="P4" draw:layer="layout" svg:width="0cm" svg:height="0.123cm" svg:x="9.03cm" svg:y="18.392cm" svg:viewBox="0 0 0 124" draw:points="0,0 0,124">
          <text:p/>
        </draw:polygon>
        <draw:line draw:style-name="gr5" draw:text-style-name="P5" draw:layer="layout" svg:x1="9.03cm" svg:y1="18.392cm" svg:x2="9.03cm" svg:y2="18.516cm">
          <text:p/>
        </draw:line>
        <draw:polygon draw:style-name="gr4" draw:text-style-name="P4" draw:layer="layout" svg:width="0cm" svg:height="0.123cm" svg:x="9.329cm" svg:y="18.392cm" svg:viewBox="0 0 0 124" draw:points="0,0 0,124">
          <text:p/>
        </draw:polygon>
        <draw:line draw:style-name="gr5" draw:text-style-name="P5" draw:layer="layout" svg:x1="9.329cm" svg:y1="18.392cm" svg:x2="9.329cm" svg:y2="18.516cm">
          <text:p/>
        </draw:line>
        <draw:polygon draw:style-name="gr4" draw:text-style-name="P4" draw:layer="layout" svg:width="0cm" svg:height="0.123cm" svg:x="9.627cm" svg:y="18.392cm" svg:viewBox="0 0 0 124" draw:points="0,0 0,124">
          <text:p/>
        </draw:polygon>
        <draw:line draw:style-name="gr5" draw:text-style-name="P5" draw:layer="layout" svg:x1="9.627cm" svg:y1="18.392cm" svg:x2="9.627cm" svg:y2="18.516cm">
          <text:p/>
        </draw:line>
        <draw:frame draw:style-name="gr6" draw:text-style-name="P7" draw:layer="layout" svg:width="0.569cm" svg:height="0.628cm" draw:transform="rotate (1.5707963267949) translate (8.365cm 19.204cm)">
          <draw:text-box>
            <text:p text:style-name="P6"><text:span text:style-name="T1">42</text:span></text:p>
          </draw:text-box>
        </draw:frame>
        <draw:polygon draw:style-name="gr4" draw:text-style-name="P4" draw:layer="layout" svg:width="0.123cm" svg:height="0cm" svg:x="1.663cm" svg:y="18.392cm" svg:viewBox="0 0 124 0" draw:points="124,0 0,0">
          <text:p/>
        </draw:polygon>
        <draw:line draw:style-name="gr5" draw:text-style-name="P5" draw:layer="layout" svg:x1="1.787cm" svg:y1="18.392cm" svg:x2="1.663cm" svg:y2="18.392cm">
          <text:p/>
        </draw:line>
        <draw:frame draw:style-name="gr6" draw:text-style-name="P7" draw:layer="layout" svg:width="0.569cm" svg:height="0.628cm" draw:transform="rotate (1.5707963267949) translate (9.261cm 19.204cm)">
          <draw:text-box>
            <text:p text:style-name="P6"><text:span text:style-name="T1">48</text:span></text:p>
          </draw:text-box>
        </draw:frame>
        <draw:polygon draw:style-name="gr4" draw:text-style-name="P4" draw:layer="layout" svg:width="0.123cm" svg:height="0cm" svg:x="1.663cm" svg:y="17.145cm" svg:viewBox="0 0 124 0" draw:points="124,0 0,0">
          <text:p/>
        </draw:polygon>
        <draw:line draw:style-name="gr5" draw:text-style-name="P5" draw:layer="layout" svg:x1="1.787cm" svg:y1="17.145cm" svg:x2="1.663cm" svg:y2="17.145cm">
          <text:p/>
        </draw:line>
        <draw:frame draw:style-name="gr6" draw:text-style-name="P7" draw:layer="layout" svg:width="0.709cm" svg:height="0.628cm" svg:x="0.835cm" svg:y="18.086cm">
          <draw:text-box>
            <text:p text:style-name="P6"><text:span text:style-name="T1">0.0</text:span></text:p>
          </draw:text-box>
        </draw:frame>
        <draw:polygon draw:style-name="gr4" draw:text-style-name="P4" draw:layer="layout" svg:width="0.123cm" svg:height="0cm" svg:x="1.663cm" svg:y="15.897cm" svg:viewBox="0 0 124 0" draw:points="124,0 0,0">
          <text:p/>
        </draw:polygon>
        <draw:line draw:style-name="gr5" draw:text-style-name="P5" draw:layer="layout" svg:x1="1.787cm" svg:y1="15.897cm" svg:x2="1.663cm" svg:y2="15.897cm">
          <text:p/>
        </draw:line>
        <draw:frame draw:style-name="gr6" draw:text-style-name="P7" draw:layer="layout" svg:width="0.709cm" svg:height="0.628cm" svg:x="0.835cm" svg:y="16.838cm">
          <draw:text-box>
            <text:p text:style-name="P6"><text:span text:style-name="T1">0.2</text:span></text:p>
          </draw:text-box>
        </draw:frame>
        <draw:polygon draw:style-name="gr4" draw:text-style-name="P4" draw:layer="layout" svg:width="0.123cm" svg:height="0cm" svg:x="1.663cm" svg:y="14.65cm" svg:viewBox="0 0 124 0" draw:points="124,0 0,0">
          <text:p/>
        </draw:polygon>
        <draw:line draw:style-name="gr5" draw:text-style-name="P5" draw:layer="layout" svg:x1="1.787cm" svg:y1="14.65cm" svg:x2="1.663cm" svg:y2="14.65cm">
          <text:p/>
        </draw:line>
        <draw:frame draw:style-name="gr6" draw:text-style-name="P7" draw:layer="layout" svg:width="0.709cm" svg:height="0.628cm" svg:x="0.835cm" svg:y="15.591cm">
          <draw:text-box>
            <text:p text:style-name="P6"><text:span text:style-name="T1">0.4</text:span></text:p>
          </draw:text-box>
        </draw:frame>
        <draw:polygon draw:style-name="gr4" draw:text-style-name="P4" draw:layer="layout" svg:width="0.123cm" svg:height="0cm" svg:x="1.663cm" svg:y="13.402cm" svg:viewBox="0 0 124 0" draw:points="124,0 0,0">
          <text:p/>
        </draw:polygon>
        <draw:line draw:style-name="gr5" draw:text-style-name="P5" draw:layer="layout" svg:x1="1.787cm" svg:y1="13.402cm" svg:x2="1.663cm" svg:y2="13.402cm">
          <text:p/>
        </draw:line>
        <draw:frame draw:style-name="gr6" draw:text-style-name="P7" draw:layer="layout" svg:width="0.709cm" svg:height="0.628cm" svg:x="0.835cm" svg:y="14.343cm">
          <draw:text-box>
            <text:p text:style-name="P6"><text:span text:style-name="T1">0.6</text:span></text:p>
          </draw:text-box>
        </draw:frame>
        <draw:polygon draw:style-name="gr4" draw:text-style-name="P4" draw:layer="layout" svg:width="0.123cm" svg:height="0cm" svg:x="1.663cm" svg:y="12.155cm" svg:viewBox="0 0 124 0" draw:points="124,0 0,0">
          <text:p/>
        </draw:polygon>
        <draw:line draw:style-name="gr5" draw:text-style-name="P5" draw:layer="layout" svg:x1="1.787cm" svg:y1="12.155cm" svg:x2="1.663cm" svg:y2="12.155cm">
          <text:p/>
        </draw:line>
        <draw:frame draw:style-name="gr6" draw:text-style-name="P7" draw:layer="layout" svg:width="0.709cm" svg:height="0.628cm" svg:x="0.835cm" svg:y="13.096cm">
          <draw:text-box>
            <text:p text:style-name="P6"><text:span text:style-name="T1">0.8</text:span></text:p>
          </draw:text-box>
        </draw:frame>
        <draw:frame draw:style-name="gr6" draw:text-style-name="P7" draw:layer="layout" svg:width="0.709cm" svg:height="0.628cm" svg:x="0.835cm" svg:y="11.848cm">
          <draw:text-box>
            <text:p text:style-name="P6"><text:span text:style-name="T1">1.0</text:span></text:p>
          </draw:text-box>
        </draw:frame>
        <draw:polyline draw:style-name="gr7" draw:text-style-name="P5" draw:layer="layout" svg:width="7.467cm" svg:height="3.02cm" svg:x="2.16cm" svg:y="13.567cm" svg:viewBox="0 0 7468 3021" draw:points="0,3021 299,2924 597,2422 896,2253 1195,1720 1495,1699 1793,1040 2092,556 2391,419 2689,281 2988,0 3287,104 3585,2525 3884,2617 4183,2617 4481,2581 4780,2202 5079,2334 5378,2046 5676,1258 5975,691 6274,665 6572,509 6871,159 7170,2175 7468,2694">
          <text:p/>
        </draw:polyline>
        <draw:polyline draw:style-name="gr8" draw:text-style-name="P5" draw:layer="layout" svg:width="7.467cm" svg:height="5.309cm" svg:x="2.16cm" svg:y="12.766cm" svg:viewBox="0 0 7468 5310" draw:points="0,2067 299,660 597,642 896,370 1195,183 1495,113 1793,46 2092,57 2391,109 2689,124 2988,220 3287,890 3585,5198 3884,464 4183,578 4481,507 4780,220 5079,35 5378,140 5676,0 5975,61 6274,122 6572,201 6871,315 7170,4902 7468,5310">
          <text:p/>
        </draw:polyline>
        <draw:line draw:style-name="gr9" draw:text-style-name="P5" draw:layer="layout" svg:x1="1.787cm" svg:y1="18.392cm" svg:x2="1.787cm" svg:y2="12.155cm">
          <text:p/>
        </draw:line>
        <draw:line draw:style-name="gr9" draw:text-style-name="P5" draw:layer="layout" svg:x1="10.001cm" svg:y1="18.392cm" svg:x2="10.001cm" svg:y2="12.155cm">
          <text:p/>
        </draw:line>
        <draw:line draw:style-name="gr9" draw:text-style-name="P5" draw:layer="layout" svg:x1="1.787cm" svg:y1="18.392cm" svg:x2="10.001cm" svg:y2="18.392cm">
          <text:p/>
        </draw:line>
        <draw:line draw:style-name="gr9" draw:text-style-name="P5" draw:layer="layout" svg:x1="1.787cm" svg:y1="12.155cm" svg:x2="10.001cm" svg:y2="12.155cm">
          <text:p/>
        </draw:line>
        <draw:frame draw:style-name="gr10" draw:text-style-name="P8" draw:layer="layout" svg:width="1.369cm" svg:height="0.67cm" draw:transform="rotate (1.5707963267949) translate (0.031cm 15.957cm)">
          <draw:text-box>
            <text:p text:style-name="P6"><text:span text:style-name="T2">Score</text:span></text:p>
          </draw:text-box>
        </draw:frame>
        <draw:polygon draw:style-name="gr1" draw:text-style-name="P1" draw:layer="layout" svg:width="8.214cm" svg:height="6.237cm" svg:x="11.661cm" svg:y="12.155cm" svg:viewBox="0 0 8215 6238" draw:points="0,6238 8215,6238 8215,0 0,0">
          <text:p/>
        </draw:polygon>
        <draw:polygon draw:style-name="gr2" draw:text-style-name="P2" draw:layer="layout" svg:width="7.224cm" svg:height="0.301cm" svg:x="12.022cm" svg:y="18.028cm" svg:viewBox="0 0 7225 302" draw:points="0,157 0,285 314,302 628,300 942,285 1256,295 1570,259 1885,292 2199,261 2513,235 2827,225 3141,207 3455,227 3769,219 4083,212 4397,211 4712,227 5026,222 5340,238 5654,222 5969,233 6283,238 6597,199 6911,171 7225,174 7225,108 6911,14 6597,55 6283,54 5969,36 5654,40 5340,30 5026,50 4712,50 4397,30 4083,12 3769,24 3455,19 3141,29 2827,0 2513,78 2199,34 1885,110 1570,115 1256,72 942,128 628,177 314,207">
          <text:p/>
        </draw:polygon>
        <draw:polygon draw:style-name="gr3" draw:text-style-name="P3" draw:layer="layout" svg:width="7.224cm" svg:height="2.142cm" svg:x="12.022cm" svg:y="16.25cm" svg:viewBox="0 0 7225 2143" draw:points="0,1145 0,1440 314,1175 628,1198 942,1109 1256,909 1570,925 1885,621 2199,650 2513,561 2827,773 3141,667 3455,782 3769,785 4083,964 4397,988 4712,1139 5026,1152 5340,1306 5654,1192 5969,1183 6283,1254 6597,1405 6911,1480 7225,2143 7225,2058 6911,1178 6597,895 6283,786 5969,646 5654,801 5340,695 5026,769 4712,573 4397,560 4083,412 3769,189 3455,129 3141,7 2827,0 2513,30 2199,129 1885,122 1570,360 1256,438 942,725 628,764 314,835">
          <text:p/>
        </draw:polygon>
        <draw:polygon draw:style-name="gr4" draw:text-style-name="P4" draw:layer="layout" svg:width="0cm" svg:height="0.123cm" svg:x="12.022cm" svg:y="18.392cm" svg:viewBox="0 0 0 124" draw:points="0,0 0,124">
          <text:p/>
        </draw:polygon>
        <draw:line draw:style-name="gr5" draw:text-style-name="P5" draw:layer="layout" svg:x1="12.022cm" svg:y1="18.392cm" svg:x2="12.022cm" svg:y2="18.516cm">
          <text:p/>
        </draw:line>
        <draw:frame draw:style-name="gr13" draw:text-style-name="P9" draw:layer="layout" svg:width="7.419cm" svg:height="0.86cm" svg:x="2.187cm" svg:y="11.252cm">
          <draw:text-box>
            <text:p text:style-name="P6"><text:span text:style-name="T3">person plays instrument</text:span></text:p>
          </draw:text-box>
        </draw:frame>
        <draw:polygon draw:style-name="gr4" draw:text-style-name="P4" draw:layer="layout" svg:width="0cm" svg:height="0.123cm" svg:x="12.336cm" svg:y="18.392cm" svg:viewBox="0 0 0 124" draw:points="0,0 0,124">
          <text:p/>
        </draw:polygon>
        <draw:line draw:style-name="gr5" draw:text-style-name="P5" draw:layer="layout" svg:x1="12.336cm" svg:y1="18.392cm" svg:x2="12.336cm" svg:y2="18.516cm">
          <text:p/>
        </draw:line>
        <draw:polygon draw:style-name="gr4" draw:text-style-name="P4" draw:layer="layout" svg:width="0cm" svg:height="0.123cm" svg:x="12.65cm" svg:y="18.392cm" svg:viewBox="0 0 0 124" draw:points="0,0 0,124">
          <text:p/>
        </draw:polygon>
        <draw:line draw:style-name="gr5" draw:text-style-name="P5" draw:layer="layout" svg:x1="12.65cm" svg:y1="18.392cm" svg:x2="12.65cm" svg:y2="18.516cm">
          <text:p/>
        </draw:line>
        <draw:polygon draw:style-name="gr4" draw:text-style-name="P4" draw:layer="layout" svg:width="0cm" svg:height="0.123cm" svg:x="12.964cm" svg:y="18.392cm" svg:viewBox="0 0 0 124" draw:points="0,0 0,124">
          <text:p/>
        </draw:polygon>
        <draw:line draw:style-name="gr5" draw:text-style-name="P5" draw:layer="layout" svg:x1="12.964cm" svg:y1="18.392cm" svg:x2="12.964cm" svg:y2="18.516cm">
          <text:p/>
        </draw:line>
        <draw:polygon draw:style-name="gr4" draw:text-style-name="P4" draw:layer="layout" svg:width="0cm" svg:height="0.123cm" svg:x="13.278cm" svg:y="18.392cm" svg:viewBox="0 0 0 124" draw:points="0,0 0,124">
          <text:p/>
        </draw:polygon>
        <draw:line draw:style-name="gr5" draw:text-style-name="P5" draw:layer="layout" svg:x1="13.278cm" svg:y1="18.392cm" svg:x2="13.278cm" svg:y2="18.516cm">
          <text:p/>
        </draw:line>
        <draw:frame draw:style-name="gr6" draw:text-style-name="P7" draw:layer="layout" svg:width="0.971cm" svg:height="0.628cm" draw:transform="rotate (1.5707963267949) translate (11.655cm 19.612cm)">
          <draw:text-box>
            <text:p text:style-name="P6"><text:span text:style-name="T1">emb</text:span></text:p>
          </draw:text-box>
        </draw:frame>
        <draw:polygon draw:style-name="gr4" draw:text-style-name="P4" draw:layer="layout" svg:width="0cm" svg:height="0.123cm" svg:x="13.592cm" svg:y="18.392cm" svg:viewBox="0 0 0 124" draw:points="0,0 0,124">
          <text:p/>
        </draw:polygon>
        <draw:line draw:style-name="gr5" draw:text-style-name="P5" draw:layer="layout" svg:x1="13.592cm" svg:y1="18.392cm" svg:x2="13.592cm" svg:y2="18.516cm">
          <text:p/>
        </draw:line>
        <draw:polygon draw:style-name="gr4" draw:text-style-name="P4" draw:layer="layout" svg:width="0cm" svg:height="0.123cm" svg:x="13.907cm" svg:y="18.392cm" svg:viewBox="0 0 0 124" draw:points="0,0 0,124">
          <text:p/>
        </draw:polygon>
        <draw:line draw:style-name="gr5" draw:text-style-name="P5" draw:layer="layout" svg:x1="13.907cm" svg:y1="18.392cm" svg:x2="13.907cm" svg:y2="18.516cm">
          <text:p/>
        </draw:line>
        <draw:polygon draw:style-name="gr4" draw:text-style-name="P4" draw:layer="layout" svg:width="0cm" svg:height="0.123cm" svg:x="14.221cm" svg:y="18.392cm" svg:viewBox="0 0 0 124" draw:points="0,0 0,124">
          <text:p/>
        </draw:polygon>
        <draw:line draw:style-name="gr5" draw:text-style-name="P5" draw:layer="layout" svg:x1="14.221cm" svg:y1="18.392cm" svg:x2="14.221cm" svg:y2="18.516cm">
          <text:p/>
        </draw:line>
        <draw:frame draw:style-name="gr6" draw:text-style-name="P7" draw:layer="layout" svg:width="0.563cm" svg:height="0.628cm" draw:transform="rotate (1.5707963267949) translate (12.911cm 18.922cm)">
          <draw:text-box>
            <text:p text:style-name="P6"><text:span text:style-name="T1">6</text:span></text:p>
          </draw:text-box>
        </draw:frame>
        <draw:polygon draw:style-name="gr4" draw:text-style-name="P4" draw:layer="layout" svg:width="0cm" svg:height="0.123cm" svg:x="14.535cm" svg:y="18.392cm" svg:viewBox="0 0 0 124" draw:points="0,0 0,124">
          <text:p/>
        </draw:polygon>
        <draw:line draw:style-name="gr5" draw:text-style-name="P5" draw:layer="layout" svg:x1="14.535cm" svg:y1="18.392cm" svg:x2="14.535cm" svg:y2="18.516cm">
          <text:p/>
        </draw:line>
        <draw:polygon draw:style-name="gr4" draw:text-style-name="P4" draw:layer="layout" svg:width="0cm" svg:height="0.123cm" svg:x="14.849cm" svg:y="18.392cm" svg:viewBox="0 0 0 124" draw:points="0,0 0,124">
          <text:p/>
        </draw:polygon>
        <draw:line draw:style-name="gr5" draw:text-style-name="P5" draw:layer="layout" svg:x1="14.849cm" svg:y1="18.392cm" svg:x2="14.849cm" svg:y2="18.516cm">
          <text:p/>
        </draw:line>
        <draw:polygon draw:style-name="gr4" draw:text-style-name="P4" draw:layer="layout" svg:width="0cm" svg:height="0.123cm" svg:x="15.163cm" svg:y="18.392cm" svg:viewBox="0 0 0 124" draw:points="0,0 0,124">
          <text:p/>
        </draw:polygon>
        <draw:line draw:style-name="gr5" draw:text-style-name="P5" draw:layer="layout" svg:x1="15.163cm" svg:y1="18.392cm" svg:x2="15.163cm" svg:y2="18.516cm">
          <text:p/>
        </draw:line>
        <draw:frame draw:style-name="gr6" draw:text-style-name="P7" draw:layer="layout" svg:width="0.569cm" svg:height="0.628cm" draw:transform="rotate (1.5707963267949) translate (13.854cm 19.204cm)">
          <draw:text-box>
            <text:p text:style-name="P6"><text:span text:style-name="T1">12</text:span></text:p>
          </draw:text-box>
        </draw:frame>
        <draw:polygon draw:style-name="gr4" draw:text-style-name="P4" draw:layer="layout" svg:width="0cm" svg:height="0.123cm" svg:x="15.477cm" svg:y="18.392cm" svg:viewBox="0 0 0 124" draw:points="0,0 0,124">
          <text:p/>
        </draw:polygon>
        <draw:line draw:style-name="gr5" draw:text-style-name="P5" draw:layer="layout" svg:x1="15.477cm" svg:y1="18.392cm" svg:x2="15.477cm" svg:y2="18.516cm">
          <text:p/>
        </draw:line>
        <draw:polygon draw:style-name="gr4" draw:text-style-name="P4" draw:layer="layout" svg:width="0cm" svg:height="0.123cm" svg:x="15.791cm" svg:y="18.392cm" svg:viewBox="0 0 0 124" draw:points="0,0 0,124">
          <text:p/>
        </draw:polygon>
        <draw:line draw:style-name="gr5" draw:text-style-name="P5" draw:layer="layout" svg:x1="15.791cm" svg:y1="18.392cm" svg:x2="15.791cm" svg:y2="18.516cm">
          <text:p/>
        </draw:line>
        <draw:polygon draw:style-name="gr4" draw:text-style-name="P4" draw:layer="layout" svg:width="0cm" svg:height="0.123cm" svg:x="16.105cm" svg:y="18.392cm" svg:viewBox="0 0 0 124" draw:points="0,0 0,124">
          <text:p/>
        </draw:polygon>
        <draw:line draw:style-name="gr5" draw:text-style-name="P5" draw:layer="layout" svg:x1="16.105cm" svg:y1="18.392cm" svg:x2="16.105cm" svg:y2="18.516cm">
          <text:p/>
        </draw:line>
        <draw:frame draw:style-name="gr6" draw:text-style-name="P7" draw:layer="layout" svg:width="0.569cm" svg:height="0.628cm" draw:transform="rotate (1.5707963267949) translate (14.796cm 19.204cm)">
          <draw:text-box>
            <text:p text:style-name="P6"><text:span text:style-name="T1">18</text:span></text:p>
          </draw:text-box>
        </draw:frame>
        <draw:polygon draw:style-name="gr4" draw:text-style-name="P4" draw:layer="layout" svg:width="0cm" svg:height="0.123cm" svg:x="16.419cm" svg:y="18.392cm" svg:viewBox="0 0 0 124" draw:points="0,0 0,124">
          <text:p/>
        </draw:polygon>
        <draw:line draw:style-name="gr5" draw:text-style-name="P5" draw:layer="layout" svg:x1="16.419cm" svg:y1="18.392cm" svg:x2="16.419cm" svg:y2="18.516cm">
          <text:p/>
        </draw:line>
        <draw:polygon draw:style-name="gr4" draw:text-style-name="P4" draw:layer="layout" svg:width="0cm" svg:height="0.123cm" svg:x="16.734cm" svg:y="18.392cm" svg:viewBox="0 0 0 124" draw:points="0,0 0,124">
          <text:p/>
        </draw:polygon>
        <draw:line draw:style-name="gr5" draw:text-style-name="P5" draw:layer="layout" svg:x1="16.734cm" svg:y1="18.392cm" svg:x2="16.734cm" svg:y2="18.516cm">
          <text:p/>
        </draw:line>
        <draw:polygon draw:style-name="gr4" draw:text-style-name="P4" draw:layer="layout" svg:width="0cm" svg:height="0.123cm" svg:x="17.048cm" svg:y="18.392cm" svg:viewBox="0 0 0 124" draw:points="0,0 0,124">
          <text:p/>
        </draw:polygon>
        <draw:line draw:style-name="gr5" draw:text-style-name="P5" draw:layer="layout" svg:x1="17.048cm" svg:y1="18.392cm" svg:x2="17.048cm" svg:y2="18.516cm">
          <text:p/>
        </draw:line>
        <draw:frame draw:style-name="gr6" draw:text-style-name="P7" draw:layer="layout" svg:width="0.569cm" svg:height="0.628cm" draw:transform="rotate (1.5707963267949) translate (15.738cm 19.204cm)">
          <draw:text-box>
            <text:p text:style-name="P6"><text:span text:style-name="T1">24</text:span></text:p>
          </draw:text-box>
        </draw:frame>
        <draw:polygon draw:style-name="gr4" draw:text-style-name="P4" draw:layer="layout" svg:width="0cm" svg:height="0.123cm" svg:x="17.362cm" svg:y="18.392cm" svg:viewBox="0 0 0 124" draw:points="0,0 0,124">
          <text:p/>
        </draw:polygon>
        <draw:line draw:style-name="gr5" draw:text-style-name="P5" draw:layer="layout" svg:x1="17.362cm" svg:y1="18.392cm" svg:x2="17.362cm" svg:y2="18.516cm">
          <text:p/>
        </draw:line>
        <draw:polygon draw:style-name="gr4" draw:text-style-name="P4" draw:layer="layout" svg:width="0cm" svg:height="0.123cm" svg:x="17.676cm" svg:y="18.392cm" svg:viewBox="0 0 0 124" draw:points="0,0 0,124">
          <text:p/>
        </draw:polygon>
        <draw:line draw:style-name="gr5" draw:text-style-name="P5" draw:layer="layout" svg:x1="17.676cm" svg:y1="18.392cm" svg:x2="17.676cm" svg:y2="18.516cm">
          <text:p/>
        </draw:line>
        <draw:polygon draw:style-name="gr4" draw:text-style-name="P4" draw:layer="layout" svg:width="0cm" svg:height="0.123cm" svg:x="17.99cm" svg:y="18.392cm" svg:viewBox="0 0 0 124" draw:points="0,0 0,124">
          <text:p/>
        </draw:polygon>
        <draw:line draw:style-name="gr5" draw:text-style-name="P5" draw:layer="layout" svg:x1="17.99cm" svg:y1="18.392cm" svg:x2="17.99cm" svg:y2="18.516cm">
          <text:p/>
        </draw:line>
        <draw:frame draw:style-name="gr6" draw:text-style-name="P7" draw:layer="layout" svg:width="0.569cm" svg:height="0.628cm" draw:transform="rotate (1.5707963267949) translate (16.681cm 19.204cm)">
          <draw:text-box>
            <text:p text:style-name="P6"><text:span text:style-name="T1">30</text:span></text:p>
          </draw:text-box>
        </draw:frame>
        <draw:polygon draw:style-name="gr4" draw:text-style-name="P4" draw:layer="layout" svg:width="0cm" svg:height="0.123cm" svg:x="18.304cm" svg:y="18.392cm" svg:viewBox="0 0 0 124" draw:points="0,0 0,124">
          <text:p/>
        </draw:polygon>
        <draw:line draw:style-name="gr5" draw:text-style-name="P5" draw:layer="layout" svg:x1="18.304cm" svg:y1="18.392cm" svg:x2="18.304cm" svg:y2="18.516cm">
          <text:p/>
        </draw:line>
        <draw:polygon draw:style-name="gr4" draw:text-style-name="P4" draw:layer="layout" svg:width="0cm" svg:height="0.123cm" svg:x="18.618cm" svg:y="18.392cm" svg:viewBox="0 0 0 124" draw:points="0,0 0,124">
          <text:p/>
        </draw:polygon>
        <draw:line draw:style-name="gr5" draw:text-style-name="P5" draw:layer="layout" svg:x1="18.618cm" svg:y1="18.392cm" svg:x2="18.618cm" svg:y2="18.516cm">
          <text:p/>
        </draw:line>
        <draw:polygon draw:style-name="gr4" draw:text-style-name="P4" draw:layer="layout" svg:width="0cm" svg:height="0.123cm" svg:x="18.932cm" svg:y="18.392cm" svg:viewBox="0 0 0 124" draw:points="0,0 0,124">
          <text:p/>
        </draw:polygon>
        <draw:line draw:style-name="gr5" draw:text-style-name="P5" draw:layer="layout" svg:x1="18.932cm" svg:y1="18.392cm" svg:x2="18.932cm" svg:y2="18.516cm">
          <text:p/>
        </draw:line>
        <draw:frame draw:style-name="gr6" draw:text-style-name="P7" draw:layer="layout" svg:width="0.569cm" svg:height="0.628cm" draw:transform="rotate (1.5707963267949) translate (17.623cm 19.204cm)">
          <draw:text-box>
            <text:p text:style-name="P6"><text:span text:style-name="T1">36</text:span></text:p>
          </draw:text-box>
        </draw:frame>
        <draw:polygon draw:style-name="gr4" draw:text-style-name="P4" draw:layer="layout" svg:width="0cm" svg:height="0.123cm" svg:x="19.246cm" svg:y="18.392cm" svg:viewBox="0 0 0 124" draw:points="0,0 0,124">
          <text:p/>
        </draw:polygon>
        <draw:line draw:style-name="gr5" draw:text-style-name="P5" draw:layer="layout" svg:x1="19.246cm" svg:y1="18.392cm" svg:x2="19.246cm" svg:y2="18.516cm">
          <text:p/>
        </draw:line>
        <draw:polygon draw:style-name="gr4" draw:text-style-name="P4" draw:layer="layout" svg:width="0cm" svg:height="0.123cm" svg:x="19.561cm" svg:y="18.392cm" svg:viewBox="0 0 0 124" draw:points="0,0 0,124">
          <text:p/>
        </draw:polygon>
        <draw:line draw:style-name="gr5" draw:text-style-name="P5" draw:layer="layout" svg:x1="19.561cm" svg:y1="18.392cm" svg:x2="19.561cm" svg:y2="18.516cm">
          <text:p/>
        </draw:line>
        <draw:polygon draw:style-name="gr4" draw:text-style-name="P4" draw:layer="layout" svg:width="0cm" svg:height="0.123cm" svg:x="19.875cm" svg:y="18.392cm" svg:viewBox="0 0 0 124" draw:points="0,0 0,124">
          <text:p/>
        </draw:polygon>
        <draw:line draw:style-name="gr5" draw:text-style-name="P5" draw:layer="layout" svg:x1="19.875cm" svg:y1="18.392cm" svg:x2="19.875cm" svg:y2="18.516cm">
          <text:p/>
        </draw:line>
        <draw:frame draw:style-name="gr6" draw:text-style-name="P7" draw:layer="layout" svg:width="0.569cm" svg:height="0.628cm" draw:transform="rotate (1.5707963267949) translate (18.566cm 19.204cm)">
          <draw:text-box>
            <text:p text:style-name="P6"><text:span text:style-name="T1">42</text:span></text:p>
          </draw:text-box>
        </draw:frame>
        <draw:polygon draw:style-name="gr4" draw:text-style-name="P4" draw:layer="layout" svg:width="0.123cm" svg:height="0cm" svg:x="11.537cm" svg:y="18.392cm" svg:viewBox="0 0 124 0" draw:points="124,0 0,0">
          <text:p/>
        </draw:polygon>
        <draw:line draw:style-name="gr5" draw:text-style-name="P5" draw:layer="layout" svg:x1="11.661cm" svg:y1="18.392cm" svg:x2="11.537cm" svg:y2="18.392cm">
          <text:p/>
        </draw:line>
        <draw:frame draw:style-name="gr6" draw:text-style-name="P7" draw:layer="layout" svg:width="0.569cm" svg:height="0.628cm" draw:transform="rotate (1.5707963267949) translate (19.508cm 19.204cm)">
          <draw:text-box>
            <text:p text:style-name="P6"><text:span text:style-name="T1">48</text:span></text:p>
          </draw:text-box>
        </draw:frame>
        <draw:polygon draw:style-name="gr4" draw:text-style-name="P4" draw:layer="layout" svg:width="0.123cm" svg:height="0cm" svg:x="11.537cm" svg:y="17.145cm" svg:viewBox="0 0 124 0" draw:points="124,0 0,0">
          <text:p/>
        </draw:polygon>
        <draw:line draw:style-name="gr5" draw:text-style-name="P5" draw:layer="layout" svg:x1="11.661cm" svg:y1="17.145cm" svg:x2="11.537cm" svg:y2="17.145cm">
          <text:p/>
        </draw:line>
        <draw:frame draw:style-name="gr6" draw:text-style-name="P7" draw:layer="layout" svg:width="0.709cm" svg:height="0.628cm" svg:x="10.709cm" svg:y="18.086cm">
          <draw:text-box>
            <text:p text:style-name="P6"><text:span text:style-name="T1">0.0</text:span></text:p>
          </draw:text-box>
        </draw:frame>
        <draw:polygon draw:style-name="gr4" draw:text-style-name="P4" draw:layer="layout" svg:width="0.123cm" svg:height="0cm" svg:x="11.537cm" svg:y="15.897cm" svg:viewBox="0 0 124 0" draw:points="124,0 0,0">
          <text:p/>
        </draw:polygon>
        <draw:line draw:style-name="gr5" draw:text-style-name="P5" draw:layer="layout" svg:x1="11.661cm" svg:y1="15.897cm" svg:x2="11.537cm" svg:y2="15.897cm">
          <text:p/>
        </draw:line>
        <draw:frame draw:style-name="gr6" draw:text-style-name="P7" draw:layer="layout" svg:width="0.709cm" svg:height="0.628cm" svg:x="10.709cm" svg:y="16.838cm">
          <draw:text-box>
            <text:p text:style-name="P6"><text:span text:style-name="T1">0.2</text:span></text:p>
          </draw:text-box>
        </draw:frame>
        <draw:polygon draw:style-name="gr4" draw:text-style-name="P4" draw:layer="layout" svg:width="0.123cm" svg:height="0cm" svg:x="11.537cm" svg:y="14.65cm" svg:viewBox="0 0 124 0" draw:points="124,0 0,0">
          <text:p/>
        </draw:polygon>
        <draw:line draw:style-name="gr5" draw:text-style-name="P5" draw:layer="layout" svg:x1="11.661cm" svg:y1="14.65cm" svg:x2="11.537cm" svg:y2="14.65cm">
          <text:p/>
        </draw:line>
        <draw:frame draw:style-name="gr6" draw:text-style-name="P7" draw:layer="layout" svg:width="0.709cm" svg:height="0.628cm" svg:x="10.709cm" svg:y="15.591cm">
          <draw:text-box>
            <text:p text:style-name="P6"><text:span text:style-name="T1">0.4</text:span></text:p>
          </draw:text-box>
        </draw:frame>
        <draw:polygon draw:style-name="gr4" draw:text-style-name="P4" draw:layer="layout" svg:width="0.123cm" svg:height="0cm" svg:x="11.537cm" svg:y="13.402cm" svg:viewBox="0 0 124 0" draw:points="124,0 0,0">
          <text:p/>
        </draw:polygon>
        <draw:line draw:style-name="gr5" draw:text-style-name="P5" draw:layer="layout" svg:x1="11.661cm" svg:y1="13.402cm" svg:x2="11.537cm" svg:y2="13.402cm">
          <text:p/>
        </draw:line>
        <draw:frame draw:style-name="gr6" draw:text-style-name="P7" draw:layer="layout" svg:width="0.709cm" svg:height="0.628cm" svg:x="10.709cm" svg:y="14.343cm">
          <draw:text-box>
            <text:p text:style-name="P6"><text:span text:style-name="T1">0.6</text:span></text:p>
          </draw:text-box>
        </draw:frame>
        <draw:polygon draw:style-name="gr4" draw:text-style-name="P4" draw:layer="layout" svg:width="0.123cm" svg:height="0cm" svg:x="11.537cm" svg:y="12.155cm" svg:viewBox="0 0 124 0" draw:points="124,0 0,0">
          <text:p/>
        </draw:polygon>
        <draw:line draw:style-name="gr5" draw:text-style-name="P5" draw:layer="layout" svg:x1="11.661cm" svg:y1="12.155cm" svg:x2="11.537cm" svg:y2="12.155cm">
          <text:p/>
        </draw:line>
        <draw:frame draw:style-name="gr6" draw:text-style-name="P7" draw:layer="layout" svg:width="0.709cm" svg:height="0.628cm" svg:x="10.709cm" svg:y="13.096cm">
          <draw:text-box>
            <text:p text:style-name="P6"><text:span text:style-name="T1">0.8</text:span></text:p>
          </draw:text-box>
        </draw:frame>
        <draw:polyline draw:style-name="gr7" draw:text-style-name="P5" draw:layer="layout" svg:width="7.224cm" svg:height="0.162cm" svg:x="12.022cm" svg:y="18.12cm" svg:viewBox="0 0 7225 163" draw:points="0,130 314,163 628,147 942,115 1256,92 1570,96 1885,110 2199,56 2513,65 2827,21 3141,26 3455,31 3769,30 4083,20 4397,29 4712,47 5026,44 5340,42 5654,39 5969,42 6283,54 6597,35 6911,0 7225,49">
          <text:p/>
        </draw:polyline>
        <draw:polyline draw:style-name="gr8" draw:text-style-name="P5" draw:layer="layout" svg:width="7.224cm" svg:height="1.804cm" svg:x="12.022cm" svg:y="16.545cm" svg:viewBox="0 0 7225 1805" draw:points="0,996 314,709 628,685 942,621 1256,377 1570,346 1885,76 2199,94 2513,0 2827,91 3141,42 3455,160 3769,191 4083,392 4397,478 4712,560 5026,664 5340,704 5654,700 5969,618 6283,724 6597,854 6911,1033 7225,1805">
          <text:p/>
        </draw:polyline>
        <draw:line draw:style-name="gr9" draw:text-style-name="P5" draw:layer="layout" svg:x1="11.661cm" svg:y1="18.392cm" svg:x2="11.661cm" svg:y2="12.155cm">
          <text:p/>
        </draw:line>
        <draw:line draw:style-name="gr9" draw:text-style-name="P5" draw:layer="layout" svg:x1="19.875cm" svg:y1="18.392cm" svg:x2="19.875cm" svg:y2="12.155cm">
          <text:p/>
        </draw:line>
        <draw:line draw:style-name="gr9" draw:text-style-name="P5" draw:layer="layout" svg:x1="11.661cm" svg:y1="18.392cm" svg:x2="19.875cm" svg:y2="18.392cm">
          <text:p/>
        </draw:line>
        <draw:line draw:style-name="gr9" draw:text-style-name="P5" draw:layer="layout" svg:x1="11.661cm" svg:y1="12.155cm" svg:x2="19.875cm" svg:y2="12.155cm">
          <text:p/>
        </draw:line>
        <draw:frame draw:style-name="gr6" draw:text-style-name="P7" draw:layer="layout" svg:width="0.709cm" svg:height="0.628cm" svg:x="10.709cm" svg:y="11.848cm">
          <draw:text-box>
            <text:p text:style-name="P6"><text:span text:style-name="T1">1.0</text:span></text:p>
          </draw:text-box>
        </draw:frame>
        <draw:polygon draw:style-name="gr1" draw:text-style-name="P1" draw:layer="layout" svg:width="8.214cm" svg:height="6.237cm" svg:x="21.535cm" svg:y="12.155cm" svg:viewBox="0 0 8215 6238" draw:points="0,6238 8215,6238 8215,0 0,0">
          <text:p/>
        </draw:polygon>
        <draw:polygon draw:style-name="gr2" draw:text-style-name="P2" draw:layer="layout" svg:width="6.621cm" svg:height="1.603cm" svg:x="21.866cm" svg:y="16.672cm" svg:viewBox="0 0 6622 1604" draw:points="0,696 0,1604 315,1137 630,1112 946,1169 1262,1292 1577,1276 1893,1332 2208,1260 2523,1140 2838,791 3154,1014 3469,935 3784,714 4100,674 4415,970 4730,824 5046,1029 5361,638 5676,1017 5992,804 6307,949 6622,523 6307,233 5992,489 5676,481 5361,263 5046,359 4730,478 4415,609 4100,383 3784,443 3469,479 3154,667 2838,430 2523,780 2208,877 1893,1083 1577,405 1262,710 946,587 630,0 315,684">
          <text:p/>
        </draw:polygon>
        <draw:polygon draw:style-name="gr11" draw:text-style-name="P3" draw:layer="layout" svg:width="6.621cm" svg:height="1.831cm" svg:x="21.866cm" svg:y="16.11cm" svg:viewBox="0 0 6622 1832" draw:points="0,1678 0,1832 315,1548 630,1274 946,1290 1262,1224 1577,1169 1893,881 2208,971 2523,610 2838,609 3154,468 3469,713 3784,671 4100,767 4415,983 4730,1161 5046,1364 5361,1515 5676,1457 5992,1560 6307,1514 6622,1178 6307,1190 5992,1063 5676,990 5361,943 5046,855 4730,526 4415,491 4100,350 3784,280 3469,62 3154,243 2838,0 2523,230 2208,400 1893,591 1577,769 1262,954 946,1043 630,1116 315,1143">
          <text:p/>
        </draw:polygon>
        <draw:polygon draw:style-name="gr12" draw:text-style-name="P5" draw:layer="layout" svg:width="6.621cm" svg:height="1.831cm" svg:x="21.866cm" svg:y="16.11cm" svg:viewBox="0 0 6622 1832" draw:points="0,1678 0,1832 315,1548 630,1274 946,1290 1262,1224 1577,1169 1893,881 2208,971 2523,610 2838,609 3154,468 3469,713 3784,671 4100,767 4415,983 4730,1161 5046,1364 5361,1515 5676,1457 5992,1560 6307,1514 6622,1178 6307,1190 5992,1063 5676,990 5361,943 5046,855 4730,526 4415,491 4100,350 3784,280 3469,62 3154,243 2838,0 2523,230 2208,400 1893,591 1577,769 1262,954 946,1043 630,1116 315,1143">
          <text:p/>
        </draw:polygon>
        <draw:polygon draw:style-name="gr4" draw:text-style-name="P4" draw:layer="layout" svg:width="0cm" svg:height="0.123cm" svg:x="21.866cm" svg:y="18.392cm" svg:viewBox="0 0 0 124" draw:points="0,0 0,124">
          <text:p/>
        </draw:polygon>
        <draw:line draw:style-name="gr5" draw:text-style-name="P5" draw:layer="layout" svg:x1="21.866cm" svg:y1="18.392cm" svg:x2="21.866cm" svg:y2="18.516cm">
          <text:p/>
        </draw:line>
        <draw:frame draw:style-name="gr13" draw:text-style-name="P9" draw:layer="layout" svg:width="4.591cm" svg:height="0.86cm" svg:x="13.473cm" svg:y="11.252cm">
          <draw:text-box>
            <text:p text:style-name="P6"><text:span text:style-name="T3">company CEO</text:span></text:p>
          </draw:text-box>
        </draw:frame>
        <draw:polygon draw:style-name="gr4" draw:text-style-name="P4" draw:layer="layout" svg:width="0cm" svg:height="0.123cm" svg:x="22.181cm" svg:y="18.392cm" svg:viewBox="0 0 0 124" draw:points="0,0 0,124">
          <text:p/>
        </draw:polygon>
        <draw:line draw:style-name="gr5" draw:text-style-name="P5" draw:layer="layout" svg:x1="22.181cm" svg:y1="18.392cm" svg:x2="22.181cm" svg:y2="18.516cm">
          <text:p/>
        </draw:line>
        <draw:polygon draw:style-name="gr4" draw:text-style-name="P4" draw:layer="layout" svg:width="0cm" svg:height="0.123cm" svg:x="22.496cm" svg:y="18.392cm" svg:viewBox="0 0 0 124" draw:points="0,0 0,124">
          <text:p/>
        </draw:polygon>
        <draw:line draw:style-name="gr5" draw:text-style-name="P5" draw:layer="layout" svg:x1="22.496cm" svg:y1="18.392cm" svg:x2="22.496cm" svg:y2="18.516cm">
          <text:p/>
        </draw:line>
        <draw:polygon draw:style-name="gr4" draw:text-style-name="P4" draw:layer="layout" svg:width="0cm" svg:height="0.123cm" svg:x="22.812cm" svg:y="18.392cm" svg:viewBox="0 0 0 124" draw:points="0,0 0,124">
          <text:p/>
        </draw:polygon>
        <draw:line draw:style-name="gr5" draw:text-style-name="P5" draw:layer="layout" svg:x1="22.812cm" svg:y1="18.392cm" svg:x2="22.812cm" svg:y2="18.516cm">
          <text:p/>
        </draw:line>
        <draw:polygon draw:style-name="gr4" draw:text-style-name="P4" draw:layer="layout" svg:width="0cm" svg:height="0.123cm" svg:x="23.127cm" svg:y="18.392cm" svg:viewBox="0 0 0 124" draw:points="0,0 0,124">
          <text:p/>
        </draw:polygon>
        <draw:line draw:style-name="gr5" draw:text-style-name="P5" draw:layer="layout" svg:x1="23.127cm" svg:y1="18.392cm" svg:x2="23.127cm" svg:y2="18.516cm">
          <text:p/>
        </draw:line>
        <draw:frame draw:style-name="gr6" draw:text-style-name="P7" draw:layer="layout" svg:width="0.971cm" svg:height="0.628cm" draw:transform="rotate (1.5707963267949) translate (21.499cm 19.612cm)">
          <draw:text-box>
            <text:p text:style-name="P6"><text:span text:style-name="T1">emb</text:span></text:p>
          </draw:text-box>
        </draw:frame>
        <draw:polygon draw:style-name="gr4" draw:text-style-name="P4" draw:layer="layout" svg:width="0cm" svg:height="0.123cm" svg:x="23.442cm" svg:y="18.392cm" svg:viewBox="0 0 0 124" draw:points="0,0 0,124">
          <text:p/>
        </draw:polygon>
        <draw:line draw:style-name="gr5" draw:text-style-name="P5" draw:layer="layout" svg:x1="23.442cm" svg:y1="18.392cm" svg:x2="23.442cm" svg:y2="18.516cm">
          <text:p/>
        </draw:line>
        <draw:polygon draw:style-name="gr4" draw:text-style-name="P4" draw:layer="layout" svg:width="0cm" svg:height="0.123cm" svg:x="23.758cm" svg:y="18.392cm" svg:viewBox="0 0 0 124" draw:points="0,0 0,124">
          <text:p/>
        </draw:polygon>
        <draw:line draw:style-name="gr5" draw:text-style-name="P5" draw:layer="layout" svg:x1="23.758cm" svg:y1="18.392cm" svg:x2="23.758cm" svg:y2="18.516cm">
          <text:p/>
        </draw:line>
        <draw:polygon draw:style-name="gr4" draw:text-style-name="P4" draw:layer="layout" svg:width="0cm" svg:height="0.123cm" svg:x="24.073cm" svg:y="18.392cm" svg:viewBox="0 0 0 124" draw:points="0,0 0,124">
          <text:p/>
        </draw:polygon>
        <draw:line draw:style-name="gr5" draw:text-style-name="P5" draw:layer="layout" svg:x1="24.073cm" svg:y1="18.392cm" svg:x2="24.073cm" svg:y2="18.516cm">
          <text:p/>
        </draw:line>
        <draw:frame draw:style-name="gr6" draw:text-style-name="P7" draw:layer="layout" svg:width="0.563cm" svg:height="0.628cm" draw:transform="rotate (1.5707963267949) translate (22.76cm 18.922cm)">
          <draw:text-box>
            <text:p text:style-name="P6"><text:span text:style-name="T1">6</text:span></text:p>
          </draw:text-box>
        </draw:frame>
        <draw:polygon draw:style-name="gr4" draw:text-style-name="P4" draw:layer="layout" svg:width="0cm" svg:height="0.123cm" svg:x="24.388cm" svg:y="18.392cm" svg:viewBox="0 0 0 124" draw:points="0,0 0,124">
          <text:p/>
        </draw:polygon>
        <draw:line draw:style-name="gr5" draw:text-style-name="P5" draw:layer="layout" svg:x1="24.388cm" svg:y1="18.392cm" svg:x2="24.388cm" svg:y2="18.516cm">
          <text:p/>
        </draw:line>
        <draw:polygon draw:style-name="gr4" draw:text-style-name="P4" draw:layer="layout" svg:width="0cm" svg:height="0.123cm" svg:x="24.703cm" svg:y="18.392cm" svg:viewBox="0 0 0 124" draw:points="0,0 0,124">
          <text:p/>
        </draw:polygon>
        <draw:line draw:style-name="gr5" draw:text-style-name="P5" draw:layer="layout" svg:x1="24.703cm" svg:y1="18.392cm" svg:x2="24.703cm" svg:y2="18.516cm">
          <text:p/>
        </draw:line>
        <draw:polygon draw:style-name="gr4" draw:text-style-name="P4" draw:layer="layout" svg:width="0cm" svg:height="0.123cm" svg:x="25.019cm" svg:y="18.392cm" svg:viewBox="0 0 0 124" draw:points="0,0 0,124">
          <text:p/>
        </draw:polygon>
        <draw:line draw:style-name="gr5" draw:text-style-name="P5" draw:layer="layout" svg:x1="25.019cm" svg:y1="18.392cm" svg:x2="25.019cm" svg:y2="18.516cm">
          <text:p/>
        </draw:line>
        <draw:frame draw:style-name="gr6" draw:text-style-name="P7" draw:layer="layout" svg:width="0.569cm" svg:height="0.628cm" draw:transform="rotate (1.5707963267949) translate (23.706cm 19.204cm)">
          <draw:text-box>
            <text:p text:style-name="P6"><text:span text:style-name="T1">12</text:span></text:p>
          </draw:text-box>
        </draw:frame>
        <draw:polygon draw:style-name="gr4" draw:text-style-name="P4" draw:layer="layout" svg:width="0cm" svg:height="0.123cm" svg:x="25.334cm" svg:y="18.392cm" svg:viewBox="0 0 0 124" draw:points="0,0 0,124">
          <text:p/>
        </draw:polygon>
        <draw:line draw:style-name="gr5" draw:text-style-name="P5" draw:layer="layout" svg:x1="25.334cm" svg:y1="18.392cm" svg:x2="25.334cm" svg:y2="18.516cm">
          <text:p/>
        </draw:line>
        <draw:polygon draw:style-name="gr4" draw:text-style-name="P4" draw:layer="layout" svg:width="0cm" svg:height="0.123cm" svg:x="25.649cm" svg:y="18.392cm" svg:viewBox="0 0 0 124" draw:points="0,0 0,124">
          <text:p/>
        </draw:polygon>
        <draw:line draw:style-name="gr5" draw:text-style-name="P5" draw:layer="layout" svg:x1="25.649cm" svg:y1="18.392cm" svg:x2="25.649cm" svg:y2="18.516cm">
          <text:p/>
        </draw:line>
        <draw:polygon draw:style-name="gr4" draw:text-style-name="P4" draw:layer="layout" svg:width="0cm" svg:height="0.123cm" svg:x="25.965cm" svg:y="18.392cm" svg:viewBox="0 0 0 124" draw:points="0,0 0,124">
          <text:p/>
        </draw:polygon>
        <draw:line draw:style-name="gr5" draw:text-style-name="P5" draw:layer="layout" svg:x1="25.965cm" svg:y1="18.392cm" svg:x2="25.965cm" svg:y2="18.516cm">
          <text:p/>
        </draw:line>
        <draw:frame draw:style-name="gr6" draw:text-style-name="P7" draw:layer="layout" svg:width="0.569cm" svg:height="0.628cm" draw:transform="rotate (1.5707963267949) translate (24.652cm 19.204cm)">
          <draw:text-box>
            <text:p text:style-name="P6"><text:span text:style-name="T1">18</text:span></text:p>
          </draw:text-box>
        </draw:frame>
        <draw:polygon draw:style-name="gr4" draw:text-style-name="P4" draw:layer="layout" svg:width="0cm" svg:height="0.123cm" svg:x="26.28cm" svg:y="18.392cm" svg:viewBox="0 0 0 124" draw:points="0,0 0,124">
          <text:p/>
        </draw:polygon>
        <draw:line draw:style-name="gr5" draw:text-style-name="P5" draw:layer="layout" svg:x1="26.28cm" svg:y1="18.392cm" svg:x2="26.28cm" svg:y2="18.516cm">
          <text:p/>
        </draw:line>
        <draw:polygon draw:style-name="gr4" draw:text-style-name="P4" draw:layer="layout" svg:width="0cm" svg:height="0.123cm" svg:x="26.595cm" svg:y="18.392cm" svg:viewBox="0 0 0 124" draw:points="0,0 0,124">
          <text:p/>
        </draw:polygon>
        <draw:line draw:style-name="gr5" draw:text-style-name="P5" draw:layer="layout" svg:x1="26.595cm" svg:y1="18.392cm" svg:x2="26.595cm" svg:y2="18.516cm">
          <text:p/>
        </draw:line>
        <draw:polygon draw:style-name="gr4" draw:text-style-name="P4" draw:layer="layout" svg:width="0cm" svg:height="0.123cm" svg:x="26.911cm" svg:y="18.392cm" svg:viewBox="0 0 0 124" draw:points="0,0 0,124">
          <text:p/>
        </draw:polygon>
        <draw:line draw:style-name="gr5" draw:text-style-name="P5" draw:layer="layout" svg:x1="26.911cm" svg:y1="18.392cm" svg:x2="26.911cm" svg:y2="18.516cm">
          <text:p/>
        </draw:line>
        <draw:frame draw:style-name="gr6" draw:text-style-name="P7" draw:layer="layout" svg:width="0.569cm" svg:height="0.628cm" draw:transform="rotate (1.5707963267949) translate (25.598cm 19.204cm)">
          <draw:text-box>
            <text:p text:style-name="P6"><text:span text:style-name="T1">24</text:span></text:p>
          </draw:text-box>
        </draw:frame>
        <draw:polygon draw:style-name="gr4" draw:text-style-name="P4" draw:layer="layout" svg:width="0cm" svg:height="0.123cm" svg:x="27.226cm" svg:y="18.392cm" svg:viewBox="0 0 0 124" draw:points="0,0 0,124">
          <text:p/>
        </draw:polygon>
        <draw:line draw:style-name="gr5" draw:text-style-name="P5" draw:layer="layout" svg:x1="27.226cm" svg:y1="18.392cm" svg:x2="27.226cm" svg:y2="18.516cm">
          <text:p/>
        </draw:line>
        <draw:polygon draw:style-name="gr4" draw:text-style-name="P4" draw:layer="layout" svg:width="0cm" svg:height="0.123cm" svg:x="27.541cm" svg:y="18.392cm" svg:viewBox="0 0 0 124" draw:points="0,0 0,124">
          <text:p/>
        </draw:polygon>
        <draw:line draw:style-name="gr5" draw:text-style-name="P5" draw:layer="layout" svg:x1="27.541cm" svg:y1="18.392cm" svg:x2="27.541cm" svg:y2="18.516cm">
          <text:p/>
        </draw:line>
        <draw:polygon draw:style-name="gr4" draw:text-style-name="P4" draw:layer="layout" svg:width="0cm" svg:height="0.123cm" svg:x="27.857cm" svg:y="18.392cm" svg:viewBox="0 0 0 124" draw:points="0,0 0,124">
          <text:p/>
        </draw:polygon>
        <draw:line draw:style-name="gr5" draw:text-style-name="P5" draw:layer="layout" svg:x1="27.857cm" svg:y1="18.392cm" svg:x2="27.857cm" svg:y2="18.516cm">
          <text:p/>
        </draw:line>
        <draw:frame draw:style-name="gr6" draw:text-style-name="P7" draw:layer="layout" svg:width="0.569cm" svg:height="0.628cm" draw:transform="rotate (1.5707963267949) translate (26.544cm 19.204cm)">
          <draw:text-box>
            <text:p text:style-name="P6"><text:span text:style-name="T1">30</text:span></text:p>
          </draw:text-box>
        </draw:frame>
        <draw:polygon draw:style-name="gr4" draw:text-style-name="P4" draw:layer="layout" svg:width="0cm" svg:height="0.123cm" svg:x="28.172cm" svg:y="18.392cm" svg:viewBox="0 0 0 124" draw:points="0,0 0,124">
          <text:p/>
        </draw:polygon>
        <draw:line draw:style-name="gr5" draw:text-style-name="P5" draw:layer="layout" svg:x1="28.172cm" svg:y1="18.392cm" svg:x2="28.172cm" svg:y2="18.516cm">
          <text:p/>
        </draw:line>
        <draw:polygon draw:style-name="gr4" draw:text-style-name="P4" draw:layer="layout" svg:width="0cm" svg:height="0.123cm" svg:x="28.487cm" svg:y="18.392cm" svg:viewBox="0 0 0 124" draw:points="0,0 0,124">
          <text:p/>
        </draw:polygon>
        <draw:line draw:style-name="gr5" draw:text-style-name="P5" draw:layer="layout" svg:x1="28.487cm" svg:y1="18.392cm" svg:x2="28.487cm" svg:y2="18.516cm">
          <text:p/>
        </draw:line>
        <draw:polygon draw:style-name="gr4" draw:text-style-name="P4" draw:layer="layout" svg:width="0cm" svg:height="0.123cm" svg:x="28.803cm" svg:y="18.392cm" svg:viewBox="0 0 0 124" draw:points="0,0 0,124">
          <text:p/>
        </draw:polygon>
        <draw:line draw:style-name="gr5" draw:text-style-name="P5" draw:layer="layout" svg:x1="28.803cm" svg:y1="18.392cm" svg:x2="28.803cm" svg:y2="18.516cm">
          <text:p/>
        </draw:line>
        <draw:frame draw:style-name="gr6" draw:text-style-name="P7" draw:layer="layout" svg:width="0.569cm" svg:height="0.628cm" draw:transform="rotate (1.5707963267949) translate (27.49cm 19.204cm)">
          <draw:text-box>
            <text:p text:style-name="P6"><text:span text:style-name="T1">36</text:span></text:p>
          </draw:text-box>
        </draw:frame>
        <draw:polygon draw:style-name="gr4" draw:text-style-name="P4" draw:layer="layout" svg:width="0cm" svg:height="0.123cm" svg:x="29.118cm" svg:y="18.392cm" svg:viewBox="0 0 0 124" draw:points="0,0 0,124">
          <text:p/>
        </draw:polygon>
        <draw:line draw:style-name="gr5" draw:text-style-name="P5" draw:layer="layout" svg:x1="29.118cm" svg:y1="18.392cm" svg:x2="29.118cm" svg:y2="18.516cm">
          <text:p/>
        </draw:line>
        <draw:polygon draw:style-name="gr4" draw:text-style-name="P4" draw:layer="layout" svg:width="0cm" svg:height="0.123cm" svg:x="29.433cm" svg:y="18.392cm" svg:viewBox="0 0 0 124" draw:points="0,0 0,124">
          <text:p/>
        </draw:polygon>
        <draw:line draw:style-name="gr5" draw:text-style-name="P5" draw:layer="layout" svg:x1="29.433cm" svg:y1="18.392cm" svg:x2="29.433cm" svg:y2="18.516cm">
          <text:p/>
        </draw:line>
        <draw:polygon draw:style-name="gr4" draw:text-style-name="P4" draw:layer="layout" svg:width="0cm" svg:height="0.123cm" svg:x="29.749cm" svg:y="18.392cm" svg:viewBox="0 0 0 124" draw:points="0,0 0,124">
          <text:p/>
        </draw:polygon>
        <draw:line draw:style-name="gr5" draw:text-style-name="P5" draw:layer="layout" svg:x1="29.749cm" svg:y1="18.392cm" svg:x2="29.749cm" svg:y2="18.516cm">
          <text:p/>
        </draw:line>
        <draw:frame draw:style-name="gr6" draw:text-style-name="P7" draw:layer="layout" svg:width="0.569cm" svg:height="0.628cm" draw:transform="rotate (1.5707963267949) translate (28.436cm 19.204cm)">
          <draw:text-box>
            <text:p text:style-name="P6"><text:span text:style-name="T1">42</text:span></text:p>
          </draw:text-box>
        </draw:frame>
        <draw:polygon draw:style-name="gr4" draw:text-style-name="P4" draw:layer="layout" svg:width="0.123cm" svg:height="0cm" svg:x="21.411cm" svg:y="18.392cm" svg:viewBox="0 0 124 0" draw:points="124,0 0,0">
          <text:p/>
        </draw:polygon>
        <draw:line draw:style-name="gr5" draw:text-style-name="P5" draw:layer="layout" svg:x1="21.535cm" svg:y1="18.392cm" svg:x2="21.411cm" svg:y2="18.392cm">
          <text:p/>
        </draw:line>
        <draw:frame draw:style-name="gr6" draw:text-style-name="P7" draw:layer="layout" svg:width="0.569cm" svg:height="0.628cm" draw:transform="rotate (1.5707963267949) translate (29.382cm 19.204cm)">
          <draw:text-box>
            <text:p text:style-name="P6"><text:span text:style-name="T1">48</text:span></text:p>
          </draw:text-box>
        </draw:frame>
        <draw:polygon draw:style-name="gr4" draw:text-style-name="P4" draw:layer="layout" svg:width="0.123cm" svg:height="0cm" svg:x="21.411cm" svg:y="17.145cm" svg:viewBox="0 0 124 0" draw:points="124,0 0,0">
          <text:p/>
        </draw:polygon>
        <draw:line draw:style-name="gr5" draw:text-style-name="P5" draw:layer="layout" svg:x1="21.535cm" svg:y1="17.145cm" svg:x2="21.411cm" svg:y2="17.145cm">
          <text:p/>
        </draw:line>
        <draw:frame draw:style-name="gr6" draw:text-style-name="P7" draw:layer="layout" svg:width="0.709cm" svg:height="0.628cm" svg:x="20.583cm" svg:y="18.086cm">
          <draw:text-box>
            <text:p text:style-name="P6"><text:span text:style-name="T1">0.0</text:span></text:p>
          </draw:text-box>
        </draw:frame>
        <draw:polygon draw:style-name="gr4" draw:text-style-name="P4" draw:layer="layout" svg:width="0.123cm" svg:height="0cm" svg:x="21.411cm" svg:y="15.897cm" svg:viewBox="0 0 124 0" draw:points="124,0 0,0">
          <text:p/>
        </draw:polygon>
        <draw:line draw:style-name="gr5" draw:text-style-name="P5" draw:layer="layout" svg:x1="21.535cm" svg:y1="15.897cm" svg:x2="21.411cm" svg:y2="15.897cm">
          <text:p/>
        </draw:line>
        <draw:frame draw:style-name="gr6" draw:text-style-name="P7" draw:layer="layout" svg:width="0.709cm" svg:height="0.628cm" svg:x="20.583cm" svg:y="16.838cm">
          <draw:text-box>
            <text:p text:style-name="P6"><text:span text:style-name="T1">0.2</text:span></text:p>
          </draw:text-box>
        </draw:frame>
        <draw:polygon draw:style-name="gr4" draw:text-style-name="P4" draw:layer="layout" svg:width="0.123cm" svg:height="0cm" svg:x="21.411cm" svg:y="14.65cm" svg:viewBox="0 0 124 0" draw:points="124,0 0,0">
          <text:p/>
        </draw:polygon>
        <draw:line draw:style-name="gr5" draw:text-style-name="P5" draw:layer="layout" svg:x1="21.535cm" svg:y1="14.65cm" svg:x2="21.411cm" svg:y2="14.65cm">
          <text:p/>
        </draw:line>
        <draw:frame draw:style-name="gr6" draw:text-style-name="P7" draw:layer="layout" svg:width="0.709cm" svg:height="0.628cm" svg:x="20.583cm" svg:y="15.591cm">
          <draw:text-box>
            <text:p text:style-name="P6"><text:span text:style-name="T1">0.4</text:span></text:p>
          </draw:text-box>
        </draw:frame>
        <draw:polygon draw:style-name="gr4" draw:text-style-name="P4" draw:layer="layout" svg:width="0.123cm" svg:height="0cm" svg:x="21.411cm" svg:y="13.402cm" svg:viewBox="0 0 124 0" draw:points="124,0 0,0">
          <text:p/>
        </draw:polygon>
        <draw:line draw:style-name="gr5" draw:text-style-name="P5" draw:layer="layout" svg:x1="21.535cm" svg:y1="13.402cm" svg:x2="21.411cm" svg:y2="13.402cm">
          <text:p/>
        </draw:line>
        <draw:frame draw:style-name="gr6" draw:text-style-name="P7" draw:layer="layout" svg:width="0.709cm" svg:height="0.628cm" svg:x="20.583cm" svg:y="14.343cm">
          <draw:text-box>
            <text:p text:style-name="P6"><text:span text:style-name="T1">0.6</text:span></text:p>
          </draw:text-box>
        </draw:frame>
        <draw:polygon draw:style-name="gr4" draw:text-style-name="P4" draw:layer="layout" svg:width="0.123cm" svg:height="0cm" svg:x="21.411cm" svg:y="12.155cm" svg:viewBox="0 0 124 0" draw:points="124,0 0,0">
          <text:p/>
        </draw:polygon>
        <draw:line draw:style-name="gr5" draw:text-style-name="P5" draw:layer="layout" svg:x1="21.535cm" svg:y1="12.155cm" svg:x2="21.411cm" svg:y2="12.155cm">
          <text:p/>
        </draw:line>
        <draw:frame draw:style-name="gr6" draw:text-style-name="P7" draw:layer="layout" svg:width="0.709cm" svg:height="0.628cm" svg:x="20.583cm" svg:y="13.096cm">
          <draw:text-box>
            <text:p text:style-name="P6"><text:span text:style-name="T1">0.8</text:span></text:p>
          </draw:text-box>
        </draw:frame>
        <draw:polyline draw:style-name="gr7" draw:text-style-name="P5" draw:layer="layout" svg:width="6.621cm" svg:height="0.756cm" svg:x="21.866cm" svg:y="17.123cm" svg:viewBox="0 0 6622 757" draw:points="0,700 315,460 630,104 946,427 1262,550 1577,390 1893,757 2208,618 2523,509 2838,161 3154,391 3469,257 3784,129 4100,77 4415,340 4730,201 5046,244 5361,0 5676,299 5992,197 6307,141 6622,72">
          <text:p/>
        </draw:polyline>
        <draw:polyline draw:style-name="gr8" draw:text-style-name="P5" draw:layer="layout" svg:width="6.621cm" svg:height="1.45cm" svg:x="21.866cm" svg:y="16.414cm" svg:viewBox="0 0 6622 1451" draw:points="0,1451 315,1041 630,890 946,862 1262,784 1577,664 1893,431 2208,380 2523,115 2838,0 3154,51 3469,83 3784,171 4100,254 4415,432 4730,539 5046,804 5361,924 5676,919 5992,1006 6307,1047 6622,873">
          <text:p/>
        </draw:polyline>
        <draw:line draw:style-name="gr9" draw:text-style-name="P5" draw:layer="layout" svg:x1="21.535cm" svg:y1="18.392cm" svg:x2="21.535cm" svg:y2="12.155cm">
          <text:p/>
        </draw:line>
        <draw:line draw:style-name="gr9" draw:text-style-name="P5" draw:layer="layout" svg:x1="29.749cm" svg:y1="18.392cm" svg:x2="29.749cm" svg:y2="12.155cm">
          <text:p/>
        </draw:line>
        <draw:line draw:style-name="gr9" draw:text-style-name="P5" draw:layer="layout" svg:x1="21.535cm" svg:y1="18.392cm" svg:x2="29.749cm" svg:y2="18.392cm">
          <text:p/>
        </draw:line>
        <draw:line draw:style-name="gr9" draw:text-style-name="P5" draw:layer="layout" svg:x1="21.535cm" svg:y1="12.155cm" svg:x2="29.749cm" svg:y2="12.155cm">
          <text:p/>
        </draw:line>
        <draw:frame draw:style-name="gr6" draw:text-style-name="P7" draw:layer="layout" svg:width="0.709cm" svg:height="0.628cm" svg:x="20.583cm" svg:y="11.848cm">
          <draw:text-box>
            <text:p text:style-name="P6"><text:span text:style-name="T1">1.0</text:span></text:p>
          </draw:text-box>
        </draw:frame>
        <draw:polygon draw:style-name="gr1" draw:text-style-name="P1" draw:layer="layout" svg:width="8.214cm" svg:height="6.237cm" svg:x="31.408cm" svg:y="12.155cm" svg:viewBox="0 0 8215 6238" draw:points="0,6238 8215,6238 8215,0 0,0">
          <text:p/>
        </draw:polygon>
        <draw:polygon draw:style-name="gr2" draw:text-style-name="P2" draw:layer="layout" svg:width="6.622cm" svg:height="0.355cm" svg:x="31.739cm" svg:y="17.939cm" svg:viewBox="0 0 6623 356" draw:points="0,51 0,276 316,333 631,267 946,270 1262,255 1577,202 1892,209 2208,172 2523,208 2838,247 3154,263 3469,356 3784,258 4100,238 4415,238 4731,179 5047,238 5362,140 5677,238 5993,238 6308,238 6623,277 6308,238 5993,238 5677,238 5362,140 5047,238 4731,179 4415,238 4100,238 3784,258 3469,356 3154,39 2838,35 2523,16 2208,0 1892,9 1577,21 1262,14 946,50 631,40 316,64">
          <text:p/>
        </draw:polygon>
        <draw:polygon draw:style-name="gr3" draw:text-style-name="P3" draw:layer="layout" svg:width="6.622cm" svg:height="1.266cm" svg:x="31.739cm" svg:y="16.543cm" svg:viewBox="0 0 6623 1267" draw:points="0,898 0,1267 316,798 631,642 946,387 1262,358 1577,386 1892,466 2208,644 2523,751 2838,785 3154,845 3469,461 3784,461 4100,383 4415,207 4731,226 5047,265 5362,304 5677,501 5993,579 6308,599 6623,833 6308,599 5993,579 5677,501 5362,304 5047,265 4731,226 4415,207 4100,383 3784,461 3469,461 3154,525 2838,455 2523,393 2208,358 1892,79 1577,99 1262,0 946,176 631,307 316,487">
          <text:p/>
        </draw:polygon>
        <draw:polygon draw:style-name="gr4" draw:text-style-name="P4" draw:layer="layout" svg:width="0cm" svg:height="0.123cm" svg:x="31.739cm" svg:y="18.392cm" svg:viewBox="0 0 0 124" draw:points="0,0 0,124">
          <text:p/>
        </draw:polygon>
        <draw:line draw:style-name="gr5" draw:text-style-name="P5" draw:layer="layout" svg:x1="31.739cm" svg:y1="18.392cm" svg:x2="31.739cm" svg:y2="18.516cm">
          <text:p/>
        </draw:line>
        <draw:frame draw:style-name="gr13" draw:text-style-name="P9" draw:layer="layout" svg:width="7.152cm" svg:height="0.86cm" svg:x="22.065cm" svg:y="11.252cm">
          <draw:text-box>
            <text:p text:style-name="P6"><text:span text:style-name="T3">star constellation name</text:span></text:p>
          </draw:text-box>
        </draw:frame>
        <draw:polygon draw:style-name="gr4" draw:text-style-name="P4" draw:layer="layout" svg:width="0cm" svg:height="0.123cm" svg:x="32.055cm" svg:y="18.392cm" svg:viewBox="0 0 0 124" draw:points="0,0 0,124">
          <text:p/>
        </draw:polygon>
        <draw:line draw:style-name="gr5" draw:text-style-name="P5" draw:layer="layout" svg:x1="32.055cm" svg:y1="18.392cm" svg:x2="32.055cm" svg:y2="18.516cm">
          <text:p/>
        </draw:line>
        <draw:polygon draw:style-name="gr4" draw:text-style-name="P4" draw:layer="layout" svg:width="0cm" svg:height="0.123cm" svg:x="32.37cm" svg:y="18.392cm" svg:viewBox="0 0 0 124" draw:points="0,0 0,124">
          <text:p/>
        </draw:polygon>
        <draw:line draw:style-name="gr5" draw:text-style-name="P5" draw:layer="layout" svg:x1="32.37cm" svg:y1="18.392cm" svg:x2="32.37cm" svg:y2="18.516cm">
          <text:p/>
        </draw:line>
        <draw:polygon draw:style-name="gr4" draw:text-style-name="P4" draw:layer="layout" svg:width="0cm" svg:height="0.123cm" svg:x="32.685cm" svg:y="18.392cm" svg:viewBox="0 0 0 124" draw:points="0,0 0,124">
          <text:p/>
        </draw:polygon>
        <draw:line draw:style-name="gr5" draw:text-style-name="P5" draw:layer="layout" svg:x1="32.685cm" svg:y1="18.392cm" svg:x2="32.685cm" svg:y2="18.516cm">
          <text:p/>
        </draw:line>
        <draw:polygon draw:style-name="gr4" draw:text-style-name="P4" draw:layer="layout" svg:width="0cm" svg:height="0.123cm" svg:x="33.001cm" svg:y="18.392cm" svg:viewBox="0 0 0 124" draw:points="0,0 0,124">
          <text:p/>
        </draw:polygon>
        <draw:line draw:style-name="gr5" draw:text-style-name="P5" draw:layer="layout" svg:x1="33.001cm" svg:y1="18.392cm" svg:x2="33.001cm" svg:y2="18.516cm">
          <text:p/>
        </draw:line>
        <draw:frame draw:style-name="gr6" draw:text-style-name="P7" draw:layer="layout" svg:width="0.971cm" svg:height="0.628cm" draw:transform="rotate (1.5707963267949) translate (31.373cm 19.612cm)">
          <draw:text-box>
            <text:p text:style-name="P6"><text:span text:style-name="T1">emb</text:span></text:p>
          </draw:text-box>
        </draw:frame>
        <draw:polygon draw:style-name="gr4" draw:text-style-name="P4" draw:layer="layout" svg:width="0cm" svg:height="0.123cm" svg:x="33.316cm" svg:y="18.392cm" svg:viewBox="0 0 0 124" draw:points="0,0 0,124">
          <text:p/>
        </draw:polygon>
        <draw:line draw:style-name="gr5" draw:text-style-name="P5" draw:layer="layout" svg:x1="33.316cm" svg:y1="18.392cm" svg:x2="33.316cm" svg:y2="18.516cm">
          <text:p/>
        </draw:line>
        <draw:polygon draw:style-name="gr4" draw:text-style-name="P4" draw:layer="layout" svg:width="0cm" svg:height="0.123cm" svg:x="33.631cm" svg:y="18.392cm" svg:viewBox="0 0 0 124" draw:points="0,0 0,124">
          <text:p/>
        </draw:polygon>
        <draw:line draw:style-name="gr5" draw:text-style-name="P5" draw:layer="layout" svg:x1="33.631cm" svg:y1="18.392cm" svg:x2="33.631cm" svg:y2="18.516cm">
          <text:p/>
        </draw:line>
        <draw:polygon draw:style-name="gr4" draw:text-style-name="P4" draw:layer="layout" svg:width="0cm" svg:height="0.123cm" svg:x="33.947cm" svg:y="18.392cm" svg:viewBox="0 0 0 124" draw:points="0,0 0,124">
          <text:p/>
        </draw:polygon>
        <draw:line draw:style-name="gr5" draw:text-style-name="P5" draw:layer="layout" svg:x1="33.947cm" svg:y1="18.392cm" svg:x2="33.947cm" svg:y2="18.516cm">
          <text:p/>
        </draw:line>
        <draw:frame draw:style-name="gr6" draw:text-style-name="P7" draw:layer="layout" svg:width="0.563cm" svg:height="0.628cm" draw:transform="rotate (1.5707963267949) translate (32.634cm 18.922cm)">
          <draw:text-box>
            <text:p text:style-name="P6"><text:span text:style-name="T1">6</text:span></text:p>
          </draw:text-box>
        </draw:frame>
        <draw:polygon draw:style-name="gr4" draw:text-style-name="P4" draw:layer="layout" svg:width="0cm" svg:height="0.123cm" svg:x="34.262cm" svg:y="18.392cm" svg:viewBox="0 0 0 124" draw:points="0,0 0,124">
          <text:p/>
        </draw:polygon>
        <draw:line draw:style-name="gr5" draw:text-style-name="P5" draw:layer="layout" svg:x1="34.262cm" svg:y1="18.392cm" svg:x2="34.262cm" svg:y2="18.516cm">
          <text:p/>
        </draw:line>
        <draw:polygon draw:style-name="gr4" draw:text-style-name="P4" draw:layer="layout" svg:width="0cm" svg:height="0.123cm" svg:x="34.577cm" svg:y="18.392cm" svg:viewBox="0 0 0 124" draw:points="0,0 0,124">
          <text:p/>
        </draw:polygon>
        <draw:line draw:style-name="gr5" draw:text-style-name="P5" draw:layer="layout" svg:x1="34.577cm" svg:y1="18.392cm" svg:x2="34.577cm" svg:y2="18.516cm">
          <text:p/>
        </draw:line>
        <draw:polygon draw:style-name="gr4" draw:text-style-name="P4" draw:layer="layout" svg:width="0cm" svg:height="0.123cm" svg:x="34.893cm" svg:y="18.392cm" svg:viewBox="0 0 0 124" draw:points="0,0 0,124">
          <text:p/>
        </draw:polygon>
        <draw:line draw:style-name="gr5" draw:text-style-name="P5" draw:layer="layout" svg:x1="34.893cm" svg:y1="18.392cm" svg:x2="34.893cm" svg:y2="18.516cm">
          <text:p/>
        </draw:line>
        <draw:frame draw:style-name="gr6" draw:text-style-name="P7" draw:layer="layout" svg:width="0.569cm" svg:height="0.628cm" draw:transform="rotate (1.5707963267949) translate (33.58cm 19.204cm)">
          <draw:text-box>
            <text:p text:style-name="P6"><text:span text:style-name="T1">12</text:span></text:p>
          </draw:text-box>
        </draw:frame>
        <draw:polygon draw:style-name="gr4" draw:text-style-name="P4" draw:layer="layout" svg:width="0cm" svg:height="0.123cm" svg:x="35.208cm" svg:y="18.392cm" svg:viewBox="0 0 0 124" draw:points="0,0 0,124">
          <text:p/>
        </draw:polygon>
        <draw:line draw:style-name="gr5" draw:text-style-name="P5" draw:layer="layout" svg:x1="35.208cm" svg:y1="18.392cm" svg:x2="35.208cm" svg:y2="18.516cm">
          <text:p/>
        </draw:line>
        <draw:polygon draw:style-name="gr4" draw:text-style-name="P4" draw:layer="layout" svg:width="0cm" svg:height="0.123cm" svg:x="35.523cm" svg:y="18.392cm" svg:viewBox="0 0 0 124" draw:points="0,0 0,124">
          <text:p/>
        </draw:polygon>
        <draw:line draw:style-name="gr5" draw:text-style-name="P5" draw:layer="layout" svg:x1="35.523cm" svg:y1="18.392cm" svg:x2="35.523cm" svg:y2="18.516cm">
          <text:p/>
        </draw:line>
        <draw:polygon draw:style-name="gr4" draw:text-style-name="P4" draw:layer="layout" svg:width="0cm" svg:height="0.123cm" svg:x="35.839cm" svg:y="18.392cm" svg:viewBox="0 0 0 124" draw:points="0,0 0,124">
          <text:p/>
        </draw:polygon>
        <draw:line draw:style-name="gr5" draw:text-style-name="P5" draw:layer="layout" svg:x1="35.839cm" svg:y1="18.392cm" svg:x2="35.839cm" svg:y2="18.516cm">
          <text:p/>
        </draw:line>
        <draw:frame draw:style-name="gr6" draw:text-style-name="P7" draw:layer="layout" svg:width="0.569cm" svg:height="0.628cm" draw:transform="rotate (1.5707963267949) translate (34.526cm 19.204cm)">
          <draw:text-box>
            <text:p text:style-name="P6"><text:span text:style-name="T1">18</text:span></text:p>
          </draw:text-box>
        </draw:frame>
        <draw:polygon draw:style-name="gr4" draw:text-style-name="P4" draw:layer="layout" svg:width="0cm" svg:height="0.123cm" svg:x="36.154cm" svg:y="18.392cm" svg:viewBox="0 0 0 124" draw:points="0,0 0,124">
          <text:p/>
        </draw:polygon>
        <draw:line draw:style-name="gr5" draw:text-style-name="P5" draw:layer="layout" svg:x1="36.154cm" svg:y1="18.392cm" svg:x2="36.154cm" svg:y2="18.516cm">
          <text:p/>
        </draw:line>
        <draw:polygon draw:style-name="gr4" draw:text-style-name="P4" draw:layer="layout" svg:width="0cm" svg:height="0.123cm" svg:x="36.469cm" svg:y="18.392cm" svg:viewBox="0 0 0 124" draw:points="0,0 0,124">
          <text:p/>
        </draw:polygon>
        <draw:line draw:style-name="gr5" draw:text-style-name="P5" draw:layer="layout" svg:x1="36.469cm" svg:y1="18.392cm" svg:x2="36.469cm" svg:y2="18.516cm">
          <text:p/>
        </draw:line>
        <draw:polygon draw:style-name="gr4" draw:text-style-name="P4" draw:layer="layout" svg:width="0cm" svg:height="0.123cm" svg:x="36.785cm" svg:y="18.392cm" svg:viewBox="0 0 0 124" draw:points="0,0 0,124">
          <text:p/>
        </draw:polygon>
        <draw:line draw:style-name="gr5" draw:text-style-name="P5" draw:layer="layout" svg:x1="36.785cm" svg:y1="18.392cm" svg:x2="36.785cm" svg:y2="18.516cm">
          <text:p/>
        </draw:line>
        <draw:frame draw:style-name="gr6" draw:text-style-name="P7" draw:layer="layout" svg:width="0.569cm" svg:height="0.628cm" draw:transform="rotate (1.5707963267949) translate (35.472cm 19.204cm)">
          <draw:text-box>
            <text:p text:style-name="P6"><text:span text:style-name="T1">24</text:span></text:p>
          </draw:text-box>
        </draw:frame>
        <draw:polygon draw:style-name="gr4" draw:text-style-name="P4" draw:layer="layout" svg:width="0cm" svg:height="0.123cm" svg:x="37.1cm" svg:y="18.392cm" svg:viewBox="0 0 0 124" draw:points="0,0 0,124">
          <text:p/>
        </draw:polygon>
        <draw:line draw:style-name="gr5" draw:text-style-name="P5" draw:layer="layout" svg:x1="37.1cm" svg:y1="18.392cm" svg:x2="37.1cm" svg:y2="18.516cm">
          <text:p/>
        </draw:line>
        <draw:polygon draw:style-name="gr4" draw:text-style-name="P4" draw:layer="layout" svg:width="0cm" svg:height="0.123cm" svg:x="37.415cm" svg:y="18.392cm" svg:viewBox="0 0 0 124" draw:points="0,0 0,124">
          <text:p/>
        </draw:polygon>
        <draw:line draw:style-name="gr5" draw:text-style-name="P5" draw:layer="layout" svg:x1="37.415cm" svg:y1="18.392cm" svg:x2="37.415cm" svg:y2="18.516cm">
          <text:p/>
        </draw:line>
        <draw:polygon draw:style-name="gr4" draw:text-style-name="P4" draw:layer="layout" svg:width="0cm" svg:height="0.123cm" svg:x="37.731cm" svg:y="18.392cm" svg:viewBox="0 0 0 124" draw:points="0,0 0,124">
          <text:p/>
        </draw:polygon>
        <draw:line draw:style-name="gr5" draw:text-style-name="P5" draw:layer="layout" svg:x1="37.731cm" svg:y1="18.392cm" svg:x2="37.731cm" svg:y2="18.516cm">
          <text:p/>
        </draw:line>
        <draw:frame draw:style-name="gr6" draw:text-style-name="P7" draw:layer="layout" svg:width="0.569cm" svg:height="0.628cm" draw:transform="rotate (1.5707963267949) translate (36.418cm 19.204cm)">
          <draw:text-box>
            <text:p text:style-name="P6"><text:span text:style-name="T1">30</text:span></text:p>
          </draw:text-box>
        </draw:frame>
        <draw:polygon draw:style-name="gr4" draw:text-style-name="P4" draw:layer="layout" svg:width="0cm" svg:height="0.123cm" svg:x="38.046cm" svg:y="18.392cm" svg:viewBox="0 0 0 124" draw:points="0,0 0,124">
          <text:p/>
        </draw:polygon>
        <draw:line draw:style-name="gr5" draw:text-style-name="P5" draw:layer="layout" svg:x1="38.046cm" svg:y1="18.392cm" svg:x2="38.046cm" svg:y2="18.516cm">
          <text:p/>
        </draw:line>
        <draw:polygon draw:style-name="gr4" draw:text-style-name="P4" draw:layer="layout" svg:width="0cm" svg:height="0.123cm" svg:x="38.361cm" svg:y="18.392cm" svg:viewBox="0 0 0 124" draw:points="0,0 0,124">
          <text:p/>
        </draw:polygon>
        <draw:line draw:style-name="gr5" draw:text-style-name="P5" draw:layer="layout" svg:x1="38.361cm" svg:y1="18.392cm" svg:x2="38.361cm" svg:y2="18.516cm">
          <text:p/>
        </draw:line>
        <draw:polygon draw:style-name="gr4" draw:text-style-name="P4" draw:layer="layout" svg:width="0cm" svg:height="0.123cm" svg:x="38.677cm" svg:y="18.392cm" svg:viewBox="0 0 0 124" draw:points="0,0 0,124">
          <text:p/>
        </draw:polygon>
        <draw:line draw:style-name="gr5" draw:text-style-name="P5" draw:layer="layout" svg:x1="38.677cm" svg:y1="18.392cm" svg:x2="38.677cm" svg:y2="18.516cm">
          <text:p/>
        </draw:line>
        <draw:frame draw:style-name="gr6" draw:text-style-name="P7" draw:layer="layout" svg:width="0.569cm" svg:height="0.628cm" draw:transform="rotate (1.5707963267949) translate (37.364cm 19.204cm)">
          <draw:text-box>
            <text:p text:style-name="P6"><text:span text:style-name="T1">36</text:span></text:p>
          </draw:text-box>
        </draw:frame>
        <draw:polygon draw:style-name="gr4" draw:text-style-name="P4" draw:layer="layout" svg:width="0cm" svg:height="0.123cm" svg:x="38.992cm" svg:y="18.392cm" svg:viewBox="0 0 0 124" draw:points="0,0 0,124">
          <text:p/>
        </draw:polygon>
        <draw:line draw:style-name="gr5" draw:text-style-name="P5" draw:layer="layout" svg:x1="38.992cm" svg:y1="18.392cm" svg:x2="38.992cm" svg:y2="18.516cm">
          <text:p/>
        </draw:line>
        <draw:polygon draw:style-name="gr4" draw:text-style-name="P4" draw:layer="layout" svg:width="0cm" svg:height="0.123cm" svg:x="39.307cm" svg:y="18.392cm" svg:viewBox="0 0 0 124" draw:points="0,0 0,124">
          <text:p/>
        </draw:polygon>
        <draw:line draw:style-name="gr5" draw:text-style-name="P5" draw:layer="layout" svg:x1="39.307cm" svg:y1="18.392cm" svg:x2="39.307cm" svg:y2="18.516cm">
          <text:p/>
        </draw:line>
        <draw:polygon draw:style-name="gr4" draw:text-style-name="P4" draw:layer="layout" svg:width="0cm" svg:height="0.123cm" svg:x="39.622cm" svg:y="18.392cm" svg:viewBox="0 0 0 124" draw:points="0,0 0,124">
          <text:p/>
        </draw:polygon>
        <draw:line draw:style-name="gr5" draw:text-style-name="P5" draw:layer="layout" svg:x1="39.622cm" svg:y1="18.392cm" svg:x2="39.622cm" svg:y2="18.516cm">
          <text:p/>
        </draw:line>
        <draw:frame draw:style-name="gr6" draw:text-style-name="P7" draw:layer="layout" svg:width="0.569cm" svg:height="0.628cm" draw:transform="rotate (1.5707963267949) translate (38.31cm 19.204cm)">
          <draw:text-box>
            <text:p text:style-name="P6"><text:span text:style-name="T1">42</text:span></text:p>
          </draw:text-box>
        </draw:frame>
        <draw:polygon draw:style-name="gr4" draw:text-style-name="P4" draw:layer="layout" svg:width="0.122cm" svg:height="0cm" svg:x="31.285cm" svg:y="18.392cm" svg:viewBox="0 0 123 0" draw:points="123,0 0,0">
          <text:p/>
        </draw:polygon>
        <draw:line draw:style-name="gr5" draw:text-style-name="P5" draw:layer="layout" svg:x1="31.408cm" svg:y1="18.392cm" svg:x2="31.285cm" svg:y2="18.392cm">
          <text:p/>
        </draw:line>
        <draw:frame draw:style-name="gr6" draw:text-style-name="P7" draw:layer="layout" svg:width="0.569cm" svg:height="0.628cm" draw:transform="rotate (1.5707963267949) translate (39.256cm 19.204cm)">
          <draw:text-box>
            <text:p text:style-name="P6"><text:span text:style-name="T1">48</text:span></text:p>
          </draw:text-box>
        </draw:frame>
        <draw:polygon draw:style-name="gr4" draw:text-style-name="P4" draw:layer="layout" svg:width="0.122cm" svg:height="0cm" svg:x="31.285cm" svg:y="17.145cm" svg:viewBox="0 0 123 0" draw:points="123,0 0,0">
          <text:p/>
        </draw:polygon>
        <draw:line draw:style-name="gr5" draw:text-style-name="P5" draw:layer="layout" svg:x1="31.408cm" svg:y1="17.145cm" svg:x2="31.285cm" svg:y2="17.145cm">
          <text:p/>
        </draw:line>
        <draw:frame draw:style-name="gr6" draw:text-style-name="P7" draw:layer="layout" svg:width="0.709cm" svg:height="0.628cm" svg:x="30.456cm" svg:y="18.086cm">
          <draw:text-box>
            <text:p text:style-name="P6"><text:span text:style-name="T1">0.0</text:span></text:p>
          </draw:text-box>
        </draw:frame>
        <draw:polygon draw:style-name="gr4" draw:text-style-name="P4" draw:layer="layout" svg:width="0.122cm" svg:height="0cm" svg:x="31.285cm" svg:y="15.897cm" svg:viewBox="0 0 123 0" draw:points="123,0 0,0">
          <text:p/>
        </draw:polygon>
        <draw:line draw:style-name="gr5" draw:text-style-name="P5" draw:layer="layout" svg:x1="31.408cm" svg:y1="15.897cm" svg:x2="31.285cm" svg:y2="15.897cm">
          <text:p/>
        </draw:line>
        <draw:frame draw:style-name="gr6" draw:text-style-name="P7" draw:layer="layout" svg:width="0.709cm" svg:height="0.628cm" svg:x="30.456cm" svg:y="16.838cm">
          <draw:text-box>
            <text:p text:style-name="P6"><text:span text:style-name="T1">0.2</text:span></text:p>
          </draw:text-box>
        </draw:frame>
        <draw:polygon draw:style-name="gr4" draw:text-style-name="P4" draw:layer="layout" svg:width="0.122cm" svg:height="0cm" svg:x="31.285cm" svg:y="14.65cm" svg:viewBox="0 0 123 0" draw:points="123,0 0,0">
          <text:p/>
        </draw:polygon>
        <draw:line draw:style-name="gr5" draw:text-style-name="P5" draw:layer="layout" svg:x1="31.408cm" svg:y1="14.65cm" svg:x2="31.285cm" svg:y2="14.65cm">
          <text:p/>
        </draw:line>
        <draw:frame draw:style-name="gr6" draw:text-style-name="P7" draw:layer="layout" svg:width="0.709cm" svg:height="0.628cm" svg:x="30.456cm" svg:y="15.591cm">
          <draw:text-box>
            <text:p text:style-name="P6"><text:span text:style-name="T1">0.4</text:span></text:p>
          </draw:text-box>
        </draw:frame>
        <draw:polygon draw:style-name="gr4" draw:text-style-name="P4" draw:layer="layout" svg:width="0.122cm" svg:height="0cm" svg:x="31.285cm" svg:y="13.402cm" svg:viewBox="0 0 123 0" draw:points="123,0 0,0">
          <text:p/>
        </draw:polygon>
        <draw:line draw:style-name="gr5" draw:text-style-name="P5" draw:layer="layout" svg:x1="31.408cm" svg:y1="13.402cm" svg:x2="31.285cm" svg:y2="13.402cm">
          <text:p/>
        </draw:line>
        <draw:frame draw:style-name="gr6" draw:text-style-name="P7" draw:layer="layout" svg:width="0.709cm" svg:height="0.628cm" svg:x="30.456cm" svg:y="14.343cm">
          <draw:text-box>
            <text:p text:style-name="P6"><text:span text:style-name="T1">0.6</text:span></text:p>
          </draw:text-box>
        </draw:frame>
        <draw:polygon draw:style-name="gr4" draw:text-style-name="P4" draw:layer="layout" svg:width="0.122cm" svg:height="0cm" svg:x="31.285cm" svg:y="12.155cm" svg:viewBox="0 0 123 0" draw:points="123,0 0,0">
          <text:p/>
        </draw:polygon>
        <draw:line draw:style-name="gr5" draw:text-style-name="P5" draw:layer="layout" svg:x1="31.408cm" svg:y1="12.155cm" svg:x2="31.285cm" svg:y2="12.155cm">
          <text:p/>
        </draw:line>
        <draw:frame draw:style-name="gr6" draw:text-style-name="P7" draw:layer="layout" svg:width="0.709cm" svg:height="0.628cm" svg:x="30.456cm" svg:y="13.096cm">
          <draw:text-box>
            <text:p text:style-name="P6"><text:span text:style-name="T1">0.8</text:span></text:p>
          </draw:text-box>
        </draw:frame>
        <draw:polyline draw:style-name="gr7" draw:text-style-name="P5" draw:layer="layout" svg:width="6.622cm" svg:height="0.269cm" svg:x="31.739cm" svg:y="18.025cm" svg:viewBox="0 0 6623 270" draw:points="0,78 316,113 631,68 946,74 1262,48 1577,26 1892,23 2208,0 2523,26 2838,55 3154,65 3469,270 3784,172 4100,152 4415,152 4731,93 5047,152 5362,54 5677,152 5993,152 6308,152 6623,191">
          <text:p/>
        </draw:polyline>
        <draw:polyline draw:style-name="gr8" draw:text-style-name="P5" draw:layer="layout" svg:width="6.622cm" svg:height="0.902cm" svg:x="31.739cm" svg:y="16.722cm" svg:viewBox="0 0 6623 903" draw:points="0,903 316,463 631,295 946,102 1262,0 1577,63 1892,94 2208,321 2523,392 2838,440 3154,505 3469,282 3784,282 4100,204 4415,28 4731,47 5047,86 5362,125 5677,321 5993,399 6308,419 6623,654">
          <text:p/>
        </draw:polyline>
        <draw:line draw:style-name="gr9" draw:text-style-name="P5" draw:layer="layout" svg:x1="31.408cm" svg:y1="18.392cm" svg:x2="31.408cm" svg:y2="12.155cm">
          <text:p/>
        </draw:line>
        <draw:line draw:style-name="gr9" draw:text-style-name="P5" draw:layer="layout" svg:x1="39.622cm" svg:y1="18.392cm" svg:x2="39.622cm" svg:y2="12.155cm">
          <text:p/>
        </draw:line>
        <draw:line draw:style-name="gr9" draw:text-style-name="P5" draw:layer="layout" svg:x1="31.408cm" svg:y1="18.392cm" svg:x2="39.622cm" svg:y2="18.392cm">
          <text:p/>
        </draw:line>
        <draw:line draw:style-name="gr9" draw:text-style-name="P5" draw:layer="layout" svg:x1="31.408cm" svg:y1="12.155cm" svg:x2="39.622cm" svg:y2="12.155cm">
          <text:p/>
        </draw:line>
        <draw:frame draw:style-name="gr6" draw:text-style-name="P7" draw:layer="layout" svg:width="0.709cm" svg:height="0.628cm" svg:x="30.456cm" svg:y="11.848cm">
          <draw:text-box>
            <text:p text:style-name="P6"><text:span text:style-name="T1">1.0</text:span></text:p>
          </draw:text-box>
        </draw:frame>
        <draw:frame draw:style-name="gr13" draw:text-style-name="P9" draw:layer="layout" svg:width="4.464cm" svg:height="0.86cm" svg:x="33.285cm" svg:y="11.252cm">
          <draw:text-box>
            <text:p text:style-name="P6"><text:span text:style-name="T3">person mother</text:span></text:p>
          </draw:text-box>
        </draw:frame>
        <draw:polygon draw:style-name="gr1" draw:text-style-name="P1" draw:layer="layout" svg:width="8.461cm" svg:height="6.238cm" svg:x="1.799cm" svg:y="22.714cm" svg:viewBox="0 0 8462 6239" draw:points="0,6239 8462,6239 8462,0 0,0">
          <text:p/>
        </draw:polygon>
        <draw:polygon draw:style-name="gr2" draw:text-style-name="P2" draw:layer="layout" svg:width="7.693cm" svg:height="5.971cm" svg:x="2.183cm" svg:y="23.076cm" svg:viewBox="0 0 7694 5972" draw:points="0,459 0,1800 241,1097 481,1159 722,1000 962,1078 1202,923 1443,989 1684,923 1924,814 2165,920 2405,1029 2646,975 2886,1042 3126,913 3367,755 3607,887 3848,1088 4088,1379 4328,4827 4569,5814 4809,5693 5050,4241 5290,5793 5530,5972 5771,5944 6011,5962 6251,5890 6492,5750 6732,5877 6973,5922 7213,5915 7453,5944 7694,5877 7453,5700 7213,5537 6973,5613 6732,5877 6492,5484 6251,5563 6011,5546 5771,5727 5530,5645 5290,5495 5050,2068 4809,4967 4569,4572 4328,3288 4088,195 3848,131 3607,85 3367,54 3126,4 2886,13 2646,53 2405,107 2165,53 1924,104 1684,104 1443,121 1202,104 962,141 722,0 481,87 241,149">
          <text:p/>
        </draw:polygon>
        <draw:polygon draw:style-name="gr3" draw:text-style-name="P3" draw:layer="layout" svg:width="7.693cm" svg:height="6.404cm" svg:x="2.183cm" svg:y="22.66cm" svg:viewBox="0 0 7694 6405" draw:points="0,129 0,855 241,638 481,433 722,444 962,433 1202,464 1443,464 1684,444 1924,444 2165,421 2405,533 2646,526 2886,526 3126,553 3367,597 3607,560 3848,701 4088,2037 4328,6055 4569,6164 4809,6004 5050,5890 5290,6200 5530,6242 5771,6306 6011,6241 6251,6229 6492,6204 6732,6405 6973,6358 7213,6356 7453,6356 7694,6356 7694,6175 7453,6175 7213,6175 6973,6091 6732,5907 6492,5615 6251,5427 6011,5278 5771,5623 5530,5851 5290,5756 5050,5136 4809,5323 4569,5628 4328,5436 4088,999 3848,201 3607,123 3367,196 3126,102 2886,103 2646,103 2405,123 2165,43 1924,74 1684,74 1443,0 1202,0 962,58 722,21 481,58 241,72">
          <text:p/>
        </draw:polygon>
        <draw:polygon draw:style-name="gr4" draw:text-style-name="P4" draw:layer="layout" svg:width="0cm" svg:height="0.122cm" svg:x="2.183cm" svg:y="28.952cm" svg:viewBox="0 0 0 123" draw:points="0,0 0,123">
          <text:p/>
        </draw:polygon>
        <draw:line draw:style-name="gr5" draw:text-style-name="P5" draw:layer="layout" svg:x1="2.183cm" svg:y1="28.952cm" svg:x2="2.183cm" svg:y2="29.075cm">
          <text:p/>
        </draw:line>
        <draw:polygon draw:style-name="gr4" draw:text-style-name="P4" draw:layer="layout" svg:width="0cm" svg:height="0.122cm" svg:x="2.424cm" svg:y="28.952cm" svg:viewBox="0 0 0 123" draw:points="0,0 0,123">
          <text:p/>
        </draw:polygon>
        <draw:line draw:style-name="gr5" draw:text-style-name="P5" draw:layer="layout" svg:x1="2.424cm" svg:y1="28.952cm" svg:x2="2.424cm" svg:y2="29.075cm">
          <text:p/>
        </draw:line>
        <draw:polygon draw:style-name="gr4" draw:text-style-name="P4" draw:layer="layout" svg:width="0cm" svg:height="0.122cm" svg:x="2.664cm" svg:y="28.952cm" svg:viewBox="0 0 0 123" draw:points="0,0 0,123">
          <text:p/>
        </draw:polygon>
        <draw:line draw:style-name="gr5" draw:text-style-name="P5" draw:layer="layout" svg:x1="2.664cm" svg:y1="28.952cm" svg:x2="2.664cm" svg:y2="29.075cm">
          <text:p/>
        </draw:line>
        <draw:polygon draw:style-name="gr4" draw:text-style-name="P4" draw:layer="layout" svg:width="0cm" svg:height="0.122cm" svg:x="2.905cm" svg:y="28.952cm" svg:viewBox="0 0 0 123" draw:points="0,0 0,123">
          <text:p/>
        </draw:polygon>
        <draw:line draw:style-name="gr5" draw:text-style-name="P5" draw:layer="layout" svg:x1="2.905cm" svg:y1="28.952cm" svg:x2="2.905cm" svg:y2="29.075cm">
          <text:p/>
        </draw:line>
        <draw:polygon draw:style-name="gr4" draw:text-style-name="P4" draw:layer="layout" svg:width="0cm" svg:height="0.122cm" svg:x="3.145cm" svg:y="28.952cm" svg:viewBox="0 0 0 123" draw:points="0,0 0,123">
          <text:p/>
        </draw:polygon>
        <draw:line draw:style-name="gr5" draw:text-style-name="P5" draw:layer="layout" svg:x1="3.145cm" svg:y1="28.952cm" svg:x2="3.145cm" svg:y2="29.075cm">
          <text:p/>
        </draw:line>
        <draw:frame draw:style-name="gr6" draw:text-style-name="P7" draw:layer="layout" svg:width="0.971cm" svg:height="0.628cm" draw:transform="rotate (1.5707963267949) translate (1.817cm 30.172cm)">
          <draw:text-box>
            <text:p text:style-name="P6"><text:span text:style-name="T1">emb</text:span></text:p>
          </draw:text-box>
        </draw:frame>
        <draw:polygon draw:style-name="gr4" draw:text-style-name="P4" draw:layer="layout" svg:width="0cm" svg:height="0.122cm" svg:x="3.385cm" svg:y="28.952cm" svg:viewBox="0 0 0 123" draw:points="0,0 0,123">
          <text:p/>
        </draw:polygon>
        <draw:line draw:style-name="gr5" draw:text-style-name="P5" draw:layer="layout" svg:x1="3.385cm" svg:y1="28.952cm" svg:x2="3.385cm" svg:y2="29.075cm">
          <text:p/>
        </draw:line>
        <draw:polygon draw:style-name="gr4" draw:text-style-name="P4" draw:layer="layout" svg:width="0cm" svg:height="0.122cm" svg:x="3.626cm" svg:y="28.952cm" svg:viewBox="0 0 0 123" draw:points="0,0 0,123">
          <text:p/>
        </draw:polygon>
        <draw:line draw:style-name="gr5" draw:text-style-name="P5" draw:layer="layout" svg:x1="3.626cm" svg:y1="28.952cm" svg:x2="3.626cm" svg:y2="29.075cm">
          <text:p/>
        </draw:line>
        <draw:polygon draw:style-name="gr4" draw:text-style-name="P4" draw:layer="layout" svg:width="0cm" svg:height="0.122cm" svg:x="3.866cm" svg:y="28.952cm" svg:viewBox="0 0 0 123" draw:points="0,0 0,123">
          <text:p/>
        </draw:polygon>
        <draw:line draw:style-name="gr5" draw:text-style-name="P5" draw:layer="layout" svg:x1="3.866cm" svg:y1="28.952cm" svg:x2="3.866cm" svg:y2="29.075cm">
          <text:p/>
        </draw:line>
        <draw:frame draw:style-name="gr6" draw:text-style-name="P7" draw:layer="layout" svg:width="0.563cm" svg:height="0.628cm" draw:transform="rotate (1.5707963267949) translate (2.778cm 29.481cm)">
          <draw:text-box>
            <text:p text:style-name="P6"><text:span text:style-name="T1">3</text:span></text:p>
          </draw:text-box>
        </draw:frame>
        <draw:polygon draw:style-name="gr4" draw:text-style-name="P4" draw:layer="layout" svg:width="0cm" svg:height="0.122cm" svg:x="4.106cm" svg:y="28.952cm" svg:viewBox="0 0 0 123" draw:points="0,0 0,123">
          <text:p/>
        </draw:polygon>
        <draw:line draw:style-name="gr5" draw:text-style-name="P5" draw:layer="layout" svg:x1="4.106cm" svg:y1="28.952cm" svg:x2="4.106cm" svg:y2="29.075cm">
          <text:p/>
        </draw:line>
        <draw:polygon draw:style-name="gr4" draw:text-style-name="P4" draw:layer="layout" svg:width="0cm" svg:height="0.122cm" svg:x="4.347cm" svg:y="28.952cm" svg:viewBox="0 0 0 123" draw:points="0,0 0,123">
          <text:p/>
        </draw:polygon>
        <draw:line draw:style-name="gr5" draw:text-style-name="P5" draw:layer="layout" svg:x1="4.347cm" svg:y1="28.952cm" svg:x2="4.347cm" svg:y2="29.075cm">
          <text:p/>
        </draw:line>
        <draw:polygon draw:style-name="gr4" draw:text-style-name="P4" draw:layer="layout" svg:width="0cm" svg:height="0.122cm" svg:x="4.587cm" svg:y="28.952cm" svg:viewBox="0 0 0 123" draw:points="0,0 0,123">
          <text:p/>
        </draw:polygon>
        <draw:line draw:style-name="gr5" draw:text-style-name="P5" draw:layer="layout" svg:x1="4.587cm" svg:y1="28.952cm" svg:x2="4.587cm" svg:y2="29.075cm">
          <text:p/>
        </draw:line>
        <draw:frame draw:style-name="gr6" draw:text-style-name="P7" draw:layer="layout" svg:width="0.563cm" svg:height="0.628cm" draw:transform="rotate (1.5707963267949) translate (3.499cm 29.481cm)">
          <draw:text-box>
            <text:p text:style-name="P6"><text:span text:style-name="T1">6</text:span></text:p>
          </draw:text-box>
        </draw:frame>
        <draw:polygon draw:style-name="gr4" draw:text-style-name="P4" draw:layer="layout" svg:width="0cm" svg:height="0.122cm" svg:x="4.828cm" svg:y="28.952cm" svg:viewBox="0 0 0 123" draw:points="0,0 0,123">
          <text:p/>
        </draw:polygon>
        <draw:line draw:style-name="gr5" draw:text-style-name="P5" draw:layer="layout" svg:x1="4.828cm" svg:y1="28.952cm" svg:x2="4.828cm" svg:y2="29.075cm">
          <text:p/>
        </draw:line>
        <draw:polygon draw:style-name="gr4" draw:text-style-name="P4" draw:layer="layout" svg:width="0cm" svg:height="0.122cm" svg:x="5.068cm" svg:y="28.952cm" svg:viewBox="0 0 0 123" draw:points="0,0 0,123">
          <text:p/>
        </draw:polygon>
        <draw:line draw:style-name="gr5" draw:text-style-name="P5" draw:layer="layout" svg:x1="5.068cm" svg:y1="28.952cm" svg:x2="5.068cm" svg:y2="29.075cm">
          <text:p/>
        </draw:line>
        <draw:polygon draw:style-name="gr4" draw:text-style-name="P4" draw:layer="layout" svg:width="0cm" svg:height="0.122cm" svg:x="5.308cm" svg:y="28.952cm" svg:viewBox="0 0 0 123" draw:points="0,0 0,123">
          <text:p/>
        </draw:polygon>
        <draw:line draw:style-name="gr5" draw:text-style-name="P5" draw:layer="layout" svg:x1="5.308cm" svg:y1="28.952cm" svg:x2="5.308cm" svg:y2="29.075cm">
          <text:p/>
        </draw:line>
        <draw:frame draw:style-name="gr6" draw:text-style-name="P7" draw:layer="layout" svg:width="0.563cm" svg:height="0.628cm" draw:transform="rotate (1.5707963267949) translate (4.22cm 29.481cm)">
          <draw:text-box>
            <text:p text:style-name="P6"><text:span text:style-name="T1">9</text:span></text:p>
          </draw:text-box>
        </draw:frame>
        <draw:polygon draw:style-name="gr4" draw:text-style-name="P4" draw:layer="layout" svg:width="0cm" svg:height="0.122cm" svg:x="5.549cm" svg:y="28.952cm" svg:viewBox="0 0 0 123" draw:points="0,0 0,123">
          <text:p/>
        </draw:polygon>
        <draw:line draw:style-name="gr5" draw:text-style-name="P5" draw:layer="layout" svg:x1="5.549cm" svg:y1="28.952cm" svg:x2="5.549cm" svg:y2="29.075cm">
          <text:p/>
        </draw:line>
        <draw:polygon draw:style-name="gr4" draw:text-style-name="P4" draw:layer="layout" svg:width="0cm" svg:height="0.122cm" svg:x="5.789cm" svg:y="28.952cm" svg:viewBox="0 0 0 123" draw:points="0,0 0,123">
          <text:p/>
        </draw:polygon>
        <draw:line draw:style-name="gr5" draw:text-style-name="P5" draw:layer="layout" svg:x1="5.789cm" svg:y1="28.952cm" svg:x2="5.789cm" svg:y2="29.075cm">
          <text:p/>
        </draw:line>
        <draw:polygon draw:style-name="gr4" draw:text-style-name="P4" draw:layer="layout" svg:width="0cm" svg:height="0.122cm" svg:x="6.03cm" svg:y="28.952cm" svg:viewBox="0 0 0 123" draw:points="0,0 0,123">
          <text:p/>
        </draw:polygon>
        <draw:line draw:style-name="gr5" draw:text-style-name="P5" draw:layer="layout" svg:x1="6.03cm" svg:y1="28.952cm" svg:x2="6.03cm" svg:y2="29.075cm">
          <text:p/>
        </draw:line>
        <draw:frame draw:style-name="gr6" draw:text-style-name="P7" draw:layer="layout" svg:width="0.569cm" svg:height="0.628cm" draw:transform="rotate (1.5707963267949) translate (4.942cm 29.764cm)">
          <draw:text-box>
            <text:p text:style-name="P6"><text:span text:style-name="T1">12</text:span></text:p>
          </draw:text-box>
        </draw:frame>
        <draw:polygon draw:style-name="gr4" draw:text-style-name="P4" draw:layer="layout" svg:width="0cm" svg:height="0.122cm" svg:x="6.27cm" svg:y="28.952cm" svg:viewBox="0 0 0 123" draw:points="0,0 0,123">
          <text:p/>
        </draw:polygon>
        <draw:line draw:style-name="gr5" draw:text-style-name="P5" draw:layer="layout" svg:x1="6.27cm" svg:y1="28.952cm" svg:x2="6.27cm" svg:y2="29.075cm">
          <text:p/>
        </draw:line>
        <draw:polygon draw:style-name="gr4" draw:text-style-name="P4" draw:layer="layout" svg:width="0cm" svg:height="0.122cm" svg:x="6.51cm" svg:y="28.952cm" svg:viewBox="0 0 0 123" draw:points="0,0 0,123">
          <text:p/>
        </draw:polygon>
        <draw:line draw:style-name="gr5" draw:text-style-name="P5" draw:layer="layout" svg:x1="6.51cm" svg:y1="28.952cm" svg:x2="6.51cm" svg:y2="29.075cm">
          <text:p/>
        </draw:line>
        <draw:polygon draw:style-name="gr4" draw:text-style-name="P4" draw:layer="layout" svg:width="0cm" svg:height="0.122cm" svg:x="6.751cm" svg:y="28.952cm" svg:viewBox="0 0 0 123" draw:points="0,0 0,123">
          <text:p/>
        </draw:polygon>
        <draw:line draw:style-name="gr5" draw:text-style-name="P5" draw:layer="layout" svg:x1="6.751cm" svg:y1="28.952cm" svg:x2="6.751cm" svg:y2="29.075cm">
          <text:p/>
        </draw:line>
        <draw:frame draw:style-name="gr6" draw:text-style-name="P7" draw:layer="layout" svg:width="0.569cm" svg:height="0.628cm" draw:transform="rotate (1.5707963267949) translate (5.663cm 29.764cm)">
          <draw:text-box>
            <text:p text:style-name="P6"><text:span text:style-name="T1">15</text:span></text:p>
          </draw:text-box>
        </draw:frame>
        <draw:polygon draw:style-name="gr4" draw:text-style-name="P4" draw:layer="layout" svg:width="0cm" svg:height="0.122cm" svg:x="6.991cm" svg:y="28.952cm" svg:viewBox="0 0 0 123" draw:points="0,0 0,123">
          <text:p/>
        </draw:polygon>
        <draw:line draw:style-name="gr5" draw:text-style-name="P5" draw:layer="layout" svg:x1="6.991cm" svg:y1="28.952cm" svg:x2="6.991cm" svg:y2="29.075cm">
          <text:p/>
        </draw:line>
        <draw:polygon draw:style-name="gr4" draw:text-style-name="P4" draw:layer="layout" svg:width="0cm" svg:height="0.122cm" svg:x="7.232cm" svg:y="28.952cm" svg:viewBox="0 0 0 123" draw:points="0,0 0,123">
          <text:p/>
        </draw:polygon>
        <draw:line draw:style-name="gr5" draw:text-style-name="P5" draw:layer="layout" svg:x1="7.232cm" svg:y1="28.952cm" svg:x2="7.232cm" svg:y2="29.075cm">
          <text:p/>
        </draw:line>
        <draw:polygon draw:style-name="gr4" draw:text-style-name="P4" draw:layer="layout" svg:width="0cm" svg:height="0.122cm" svg:x="7.472cm" svg:y="28.952cm" svg:viewBox="0 0 0 123" draw:points="0,0 0,123">
          <text:p/>
        </draw:polygon>
        <draw:line draw:style-name="gr5" draw:text-style-name="P5" draw:layer="layout" svg:x1="7.472cm" svg:y1="28.952cm" svg:x2="7.472cm" svg:y2="29.075cm">
          <text:p/>
        </draw:line>
        <draw:frame draw:style-name="gr6" draw:text-style-name="P7" draw:layer="layout" svg:width="0.569cm" svg:height="0.628cm" draw:transform="rotate (1.5707963267949) translate (6.384cm 29.764cm)">
          <draw:text-box>
            <text:p text:style-name="P6"><text:span text:style-name="T1">18</text:span></text:p>
          </draw:text-box>
        </draw:frame>
        <draw:polygon draw:style-name="gr4" draw:text-style-name="P4" draw:layer="layout" svg:width="0cm" svg:height="0.122cm" svg:x="7.712cm" svg:y="28.952cm" svg:viewBox="0 0 0 123" draw:points="0,0 0,123">
          <text:p/>
        </draw:polygon>
        <draw:line draw:style-name="gr5" draw:text-style-name="P5" draw:layer="layout" svg:x1="7.712cm" svg:y1="28.952cm" svg:x2="7.712cm" svg:y2="29.075cm">
          <text:p/>
        </draw:line>
        <draw:polygon draw:style-name="gr4" draw:text-style-name="P4" draw:layer="layout" svg:width="0cm" svg:height="0.122cm" svg:x="7.953cm" svg:y="28.952cm" svg:viewBox="0 0 0 123" draw:points="0,0 0,123">
          <text:p/>
        </draw:polygon>
        <draw:line draw:style-name="gr5" draw:text-style-name="P5" draw:layer="layout" svg:x1="7.953cm" svg:y1="28.952cm" svg:x2="7.953cm" svg:y2="29.075cm">
          <text:p/>
        </draw:line>
        <draw:polygon draw:style-name="gr4" draw:text-style-name="P4" draw:layer="layout" svg:width="0cm" svg:height="0.122cm" svg:x="8.193cm" svg:y="28.952cm" svg:viewBox="0 0 0 123" draw:points="0,0 0,123">
          <text:p/>
        </draw:polygon>
        <draw:line draw:style-name="gr5" draw:text-style-name="P5" draw:layer="layout" svg:x1="8.193cm" svg:y1="28.952cm" svg:x2="8.193cm" svg:y2="29.075cm">
          <text:p/>
        </draw:line>
        <draw:frame draw:style-name="gr6" draw:text-style-name="P7" draw:layer="layout" svg:width="0.569cm" svg:height="0.628cm" draw:transform="rotate (1.5707963267949) translate (7.105cm 29.764cm)">
          <draw:text-box>
            <text:p text:style-name="P6"><text:span text:style-name="T1">21</text:span></text:p>
          </draw:text-box>
        </draw:frame>
        <draw:polygon draw:style-name="gr4" draw:text-style-name="P4" draw:layer="layout" svg:width="0cm" svg:height="0.122cm" svg:x="8.433cm" svg:y="28.952cm" svg:viewBox="0 0 0 123" draw:points="0,0 0,123">
          <text:p/>
        </draw:polygon>
        <draw:line draw:style-name="gr5" draw:text-style-name="P5" draw:layer="layout" svg:x1="8.433cm" svg:y1="28.952cm" svg:x2="8.433cm" svg:y2="29.075cm">
          <text:p/>
        </draw:line>
        <draw:polygon draw:style-name="gr4" draw:text-style-name="P4" draw:layer="layout" svg:width="0cm" svg:height="0.122cm" svg:x="8.674cm" svg:y="28.952cm" svg:viewBox="0 0 0 123" draw:points="0,0 0,123">
          <text:p/>
        </draw:polygon>
        <draw:line draw:style-name="gr5" draw:text-style-name="P5" draw:layer="layout" svg:x1="8.674cm" svg:y1="28.952cm" svg:x2="8.674cm" svg:y2="29.075cm">
          <text:p/>
        </draw:line>
        <draw:polygon draw:style-name="gr4" draw:text-style-name="P4" draw:layer="layout" svg:width="0cm" svg:height="0.122cm" svg:x="8.914cm" svg:y="28.952cm" svg:viewBox="0 0 0 123" draw:points="0,0 0,123">
          <text:p/>
        </draw:polygon>
        <draw:line draw:style-name="gr5" draw:text-style-name="P5" draw:layer="layout" svg:x1="8.914cm" svg:y1="28.952cm" svg:x2="8.914cm" svg:y2="29.075cm">
          <text:p/>
        </draw:line>
        <draw:frame draw:style-name="gr6" draw:text-style-name="P7" draw:layer="layout" svg:width="0.569cm" svg:height="0.628cm" draw:transform="rotate (1.5707963267949) translate (7.826cm 29.764cm)">
          <draw:text-box>
            <text:p text:style-name="P6"><text:span text:style-name="T1">24</text:span></text:p>
          </draw:text-box>
        </draw:frame>
        <draw:polygon draw:style-name="gr4" draw:text-style-name="P4" draw:layer="layout" svg:width="0cm" svg:height="0.122cm" svg:x="9.155cm" svg:y="28.952cm" svg:viewBox="0 0 0 123" draw:points="0,0 0,123">
          <text:p/>
        </draw:polygon>
        <draw:line draw:style-name="gr5" draw:text-style-name="P5" draw:layer="layout" svg:x1="9.155cm" svg:y1="28.952cm" svg:x2="9.155cm" svg:y2="29.075cm">
          <text:p/>
        </draw:line>
        <draw:polygon draw:style-name="gr4" draw:text-style-name="P4" draw:layer="layout" svg:width="0cm" svg:height="0.122cm" svg:x="9.395cm" svg:y="28.952cm" svg:viewBox="0 0 0 123" draw:points="0,0 0,123">
          <text:p/>
        </draw:polygon>
        <draw:line draw:style-name="gr5" draw:text-style-name="P5" draw:layer="layout" svg:x1="9.395cm" svg:y1="28.952cm" svg:x2="9.395cm" svg:y2="29.075cm">
          <text:p/>
        </draw:line>
        <draw:polygon draw:style-name="gr4" draw:text-style-name="P4" draw:layer="layout" svg:width="0cm" svg:height="0.122cm" svg:x="9.635cm" svg:y="28.952cm" svg:viewBox="0 0 0 123" draw:points="0,0 0,123">
          <text:p/>
        </draw:polygon>
        <draw:line draw:style-name="gr5" draw:text-style-name="P5" draw:layer="layout" svg:x1="9.635cm" svg:y1="28.952cm" svg:x2="9.635cm" svg:y2="29.075cm">
          <text:p/>
        </draw:line>
        <draw:frame draw:style-name="gr6" draw:text-style-name="P7" draw:layer="layout" svg:width="0.569cm" svg:height="0.628cm" draw:transform="rotate (1.5707963267949) translate (8.547cm 29.764cm)">
          <draw:text-box>
            <text:p text:style-name="P6"><text:span text:style-name="T1">27</text:span></text:p>
          </draw:text-box>
        </draw:frame>
        <draw:polygon draw:style-name="gr4" draw:text-style-name="P4" draw:layer="layout" svg:width="0cm" svg:height="0.122cm" svg:x="9.876cm" svg:y="28.952cm" svg:viewBox="0 0 0 123" draw:points="0,0 0,123">
          <text:p/>
        </draw:polygon>
        <draw:line draw:style-name="gr5" draw:text-style-name="P5" draw:layer="layout" svg:x1="9.876cm" svg:y1="28.952cm" svg:x2="9.876cm" svg:y2="29.075cm">
          <text:p/>
        </draw:line>
        <draw:polygon draw:style-name="gr4" draw:text-style-name="P4" draw:layer="layout" svg:width="0.123cm" svg:height="0cm" svg:x="1.675cm" svg:y="28.952cm" svg:viewBox="0 0 124 0" draw:points="124,0 0,0">
          <text:p/>
        </draw:polygon>
        <draw:line draw:style-name="gr5" draw:text-style-name="P5" draw:layer="layout" svg:x1="1.799cm" svg:y1="28.952cm" svg:x2="1.675cm" svg:y2="28.952cm">
          <text:p/>
        </draw:line>
        <draw:frame draw:style-name="gr6" draw:text-style-name="P7" draw:layer="layout" svg:width="0.569cm" svg:height="0.628cm" draw:transform="rotate (1.5707963267949) translate (9.269cm 29.764cm)">
          <draw:text-box>
            <text:p text:style-name="P6"><text:span text:style-name="T1">30</text:span></text:p>
          </draw:text-box>
        </draw:frame>
        <draw:polygon draw:style-name="gr4" draw:text-style-name="P4" draw:layer="layout" svg:width="0.123cm" svg:height="0cm" svg:x="1.675cm" svg:y="27.704cm" svg:viewBox="0 0 124 0" draw:points="124,0 0,0">
          <text:p/>
        </draw:polygon>
        <draw:line draw:style-name="gr5" draw:text-style-name="P5" draw:layer="layout" svg:x1="1.799cm" svg:y1="27.704cm" svg:x2="1.675cm" svg:y2="27.704cm">
          <text:p/>
        </draw:line>
        <draw:frame draw:style-name="gr6" draw:text-style-name="P7" draw:layer="layout" svg:width="0.709cm" svg:height="0.628cm" svg:x="0.847cm" svg:y="28.645cm">
          <draw:text-box>
            <text:p text:style-name="P6"><text:span text:style-name="T1">0.0</text:span></text:p>
          </draw:text-box>
        </draw:frame>
        <draw:polygon draw:style-name="gr4" draw:text-style-name="P4" draw:layer="layout" svg:width="0.123cm" svg:height="0cm" svg:x="1.675cm" svg:y="26.457cm" svg:viewBox="0 0 124 0" draw:points="124,0 0,0">
          <text:p/>
        </draw:polygon>
        <draw:line draw:style-name="gr5" draw:text-style-name="P5" draw:layer="layout" svg:x1="1.799cm" svg:y1="26.457cm" svg:x2="1.675cm" svg:y2="26.457cm">
          <text:p/>
        </draw:line>
        <draw:frame draw:style-name="gr6" draw:text-style-name="P7" draw:layer="layout" svg:width="0.709cm" svg:height="0.628cm" svg:x="0.847cm" svg:y="27.398cm">
          <draw:text-box>
            <text:p text:style-name="P6"><text:span text:style-name="T1">0.2</text:span></text:p>
          </draw:text-box>
        </draw:frame>
        <draw:polygon draw:style-name="gr4" draw:text-style-name="P4" draw:layer="layout" svg:width="0.123cm" svg:height="0cm" svg:x="1.675cm" svg:y="25.209cm" svg:viewBox="0 0 124 0" draw:points="124,0 0,0">
          <text:p/>
        </draw:polygon>
        <draw:line draw:style-name="gr5" draw:text-style-name="P5" draw:layer="layout" svg:x1="1.799cm" svg:y1="25.209cm" svg:x2="1.675cm" svg:y2="25.209cm">
          <text:p/>
        </draw:line>
        <draw:frame draw:style-name="gr6" draw:text-style-name="P7" draw:layer="layout" svg:width="0.709cm" svg:height="0.628cm" svg:x="0.847cm" svg:y="26.15cm">
          <draw:text-box>
            <text:p text:style-name="P6"><text:span text:style-name="T1">0.4</text:span></text:p>
          </draw:text-box>
        </draw:frame>
        <draw:polygon draw:style-name="gr4" draw:text-style-name="P4" draw:layer="layout" svg:width="0.123cm" svg:height="0cm" svg:x="1.675cm" svg:y="23.962cm" svg:viewBox="0 0 124 0" draw:points="124,0 0,0">
          <text:p/>
        </draw:polygon>
        <draw:line draw:style-name="gr5" draw:text-style-name="P5" draw:layer="layout" svg:x1="1.799cm" svg:y1="23.962cm" svg:x2="1.675cm" svg:y2="23.962cm">
          <text:p/>
        </draw:line>
        <draw:frame draw:style-name="gr6" draw:text-style-name="P7" draw:layer="layout" svg:width="0.709cm" svg:height="0.628cm" svg:x="0.847cm" svg:y="24.903cm">
          <draw:text-box>
            <text:p text:style-name="P6"><text:span text:style-name="T1">0.6</text:span></text:p>
          </draw:text-box>
        </draw:frame>
        <draw:polygon draw:style-name="gr4" draw:text-style-name="P4" draw:layer="layout" svg:width="0.123cm" svg:height="0cm" svg:x="1.675cm" svg:y="22.714cm" svg:viewBox="0 0 124 0" draw:points="124,0 0,0">
          <text:p/>
        </draw:polygon>
        <draw:line draw:style-name="gr5" draw:text-style-name="P5" draw:layer="layout" svg:x1="1.799cm" svg:y1="22.714cm" svg:x2="1.675cm" svg:y2="22.714cm">
          <text:p/>
        </draw:line>
        <draw:frame draw:style-name="gr6" draw:text-style-name="P7" draw:layer="layout" svg:width="0.709cm" svg:height="0.628cm" svg:x="0.847cm" svg:y="23.655cm">
          <draw:text-box>
            <text:p text:style-name="P6"><text:span text:style-name="T1">0.8</text:span></text:p>
          </draw:text-box>
        </draw:frame>
        <draw:frame draw:style-name="gr6" draw:text-style-name="P7" draw:layer="layout" svg:width="0.709cm" svg:height="0.628cm" svg:x="0.847cm" svg:y="22.408cm">
          <draw:text-box>
            <text:p text:style-name="P6"><text:span text:style-name="T1">1.0</text:span></text:p>
          </draw:text-box>
        </draw:frame>
        <draw:polyline draw:style-name="gr7" draw:text-style-name="P5" draw:layer="layout" svg:width="7.693cm" svg:height="5.472cm" svg:x="2.183cm" svg:y="23.48cm" svg:viewBox="0 0 7694 5473" draw:points="0,725 241,219 481,219 722,96 962,205 1202,110 1443,151 1684,110 1924,55 2165,82 2405,164 2646,110 2886,123 3126,55 3367,0 3607,82 3848,205 4088,383 4328,3653 4569,4789 4809,4926 5050,2751 5290,5240 5530,5404 5771,5432 6011,5350 6251,5322 6492,5213 6732,5473 6973,5363 7213,5322 7453,5418 7694,5473">
          <text:p/>
        </draw:polyline>
        <draw:polyline draw:style-name="gr8" draw:text-style-name="P5" draw:layer="layout" svg:width="7.693cm" svg:height="6.032cm" svg:x="2.183cm" svg:y="22.892cm" svg:viewBox="0 0 7694 6033" draw:points="0,260 241,123 481,14 722,0 962,14 1202,0 1443,0 1684,27 1924,27 2165,0 2405,96 2646,82 2886,82 3126,96 3367,164 3607,110 3848,219 4088,1286 4328,5514 4569,5664 4809,5432 5050,5281 5290,5746 5530,5815 5771,5732 6011,5527 6251,5596 6492,5678 6732,5924 6973,5992 7213,6033 7453,6033 7694,6033">
          <text:p/>
        </draw:polyline>
        <draw:line draw:style-name="gr9" draw:text-style-name="P5" draw:layer="layout" svg:x1="1.799cm" svg:y1="28.952cm" svg:x2="1.799cm" svg:y2="22.714cm">
          <text:p/>
        </draw:line>
        <draw:line draw:style-name="gr9" draw:text-style-name="P5" draw:layer="layout" svg:x1="10.26cm" svg:y1="28.952cm" svg:x2="10.26cm" svg:y2="22.714cm">
          <text:p/>
        </draw:line>
        <draw:line draw:style-name="gr9" draw:text-style-name="P5" draw:layer="layout" svg:x1="1.799cm" svg:y1="28.952cm" svg:x2="10.26cm" svg:y2="28.952cm">
          <text:p/>
        </draw:line>
        <draw:line draw:style-name="gr9" draw:text-style-name="P5" draw:layer="layout" svg:x1="1.799cm" svg:y1="22.714cm" svg:x2="10.26cm" svg:y2="22.714cm">
          <text:p/>
        </draw:line>
        <draw:frame draw:style-name="gr10" draw:text-style-name="P8" draw:layer="layout" svg:width="1.369cm" svg:height="0.67cm" draw:transform="rotate (1.5707963267949) translate (0.043cm 26.516cm)">
          <draw:text-box>
            <text:p text:style-name="P6"><text:span text:style-name="T2">Score</text:span></text:p>
          </draw:text-box>
        </draw:frame>
        <draw:polygon draw:style-name="gr1" draw:text-style-name="P1" draw:layer="layout" svg:width="8.461cm" svg:height="6.238cm" svg:x="11.673cm" svg:y="22.714cm" svg:viewBox="0 0 8462 6239" draw:points="0,6239 8462,6239 8462,0 0,0">
          <text:p/>
        </draw:polygon>
        <draw:polygon draw:style-name="gr2" draw:text-style-name="P2" draw:layer="layout" svg:width="7.693cm" svg:height="4.436cm" svg:x="12.057cm" svg:y="24.734cm" svg:viewBox="0 0 7694 4437" draw:points="0,3628 0,3927 241,4067 481,3886 721,3764 962,3520 1202,3266 1443,3248 1683,2997 1923,2932 2164,2716 2404,3030 2645,2508 2885,2236 3125,2088 3366,2228 3606,1194 3846,1075 4087,2756 4327,1833 4568,1054 4808,1564 5048,1331 5289,3799 5529,3818 5770,4437 6010,4025 6250,3670 6491,4116 6731,3657 6972,4201 7213,4200 7453,4200 7694,4200 7694,3717 7453,3717 7213,3717 6972,3708 6731,3543 6491,3603 6250,3465 6010,1895 5770,2065 5529,2763 5289,1970 5048,0 4808,290 4568,798 4327,990 4087,350 3846,340 3606,848 3366,1338 3125,1662 2885,1891 2645,1803 2404,2165 2164,1887 1923,2299 1683,2703 1443,2697 1202,2995 962,3096 721,3495 481,3476 241,3543">
          <text:p/>
        </draw:polygon>
        <draw:polygon draw:style-name="gr3" draw:text-style-name="P3" draw:layer="layout" svg:width="7.693cm" svg:height="3.849cm" svg:x="12.057cm" svg:y="25.103cm" svg:viewBox="0 0 7694 3850" draw:points="0,2643 0,3061 241,1802 481,1563 721,977 962,668 1202,640 1443,703 1683,810 1923,659 2164,785 2404,860 2645,1005 2885,1143 3125,1059 3366,1043 3606,1041 3846,1036 4087,2346 4327,3579 4568,3528 4808,3696 5048,3687 5289,3759 5529,3732 5770,3728 6010,3660 6250,3555 6491,3812 6731,3831 6972,3836 7213,3833 7453,3835 7694,3850 7453,3825 7213,3811 6972,3816 6731,3798 6491,3793 6250,3379 6010,3646 5770,3648 5529,3685 5289,3657 5048,3642 4808,3650 4568,3463 4327,3039 4087,1397 3846,308 3606,335 3366,398 3125,444 2885,410 2645,334 2404,170 2164,112 1923,0 1683,127 1443,346 1202,343 962,448 721,768 481,1258 241,1411">
          <text:p/>
        </draw:polygon>
        <draw:polygon draw:style-name="gr4" draw:text-style-name="P4" draw:layer="layout" svg:width="0cm" svg:height="0.122cm" svg:x="12.057cm" svg:y="28.952cm" svg:viewBox="0 0 0 123" draw:points="0,0 0,123">
          <text:p/>
        </draw:polygon>
        <draw:line draw:style-name="gr5" draw:text-style-name="P5" draw:layer="layout" svg:x1="12.057cm" svg:y1="28.952cm" svg:x2="12.057cm" svg:y2="29.075cm">
          <text:p/>
        </draw:line>
        <draw:frame draw:style-name="gr13" draw:text-style-name="P9" draw:layer="layout" svg:width="5.996cm" svg:height="0.86cm" svg:x="3.035cm" svg:y="21.812cm">
          <draw:text-box>
            <text:p text:style-name="P6"><text:span text:style-name="T3">country capital city</text:span></text:p>
          </draw:text-box>
        </draw:frame>
        <draw:polygon draw:style-name="gr4" draw:text-style-name="P4" draw:layer="layout" svg:width="0cm" svg:height="0.122cm" svg:x="12.298cm" svg:y="28.952cm" svg:viewBox="0 0 0 123" draw:points="0,0 0,123">
          <text:p/>
        </draw:polygon>
        <draw:line draw:style-name="gr5" draw:text-style-name="P5" draw:layer="layout" svg:x1="12.298cm" svg:y1="28.952cm" svg:x2="12.298cm" svg:y2="29.075cm">
          <text:p/>
        </draw:line>
        <draw:polygon draw:style-name="gr4" draw:text-style-name="P4" draw:layer="layout" svg:width="0cm" svg:height="0.122cm" svg:x="12.538cm" svg:y="28.952cm" svg:viewBox="0 0 0 123" draw:points="0,0 0,123">
          <text:p/>
        </draw:polygon>
        <draw:line draw:style-name="gr5" draw:text-style-name="P5" draw:layer="layout" svg:x1="12.538cm" svg:y1="28.952cm" svg:x2="12.538cm" svg:y2="29.075cm">
          <text:p/>
        </draw:line>
        <draw:polygon draw:style-name="gr4" draw:text-style-name="P4" draw:layer="layout" svg:width="0cm" svg:height="0.122cm" svg:x="12.778cm" svg:y="28.952cm" svg:viewBox="0 0 0 123" draw:points="0,0 0,123">
          <text:p/>
        </draw:polygon>
        <draw:line draw:style-name="gr5" draw:text-style-name="P5" draw:layer="layout" svg:x1="12.778cm" svg:y1="28.952cm" svg:x2="12.778cm" svg:y2="29.075cm">
          <text:p/>
        </draw:line>
        <draw:polygon draw:style-name="gr4" draw:text-style-name="P4" draw:layer="layout" svg:width="0cm" svg:height="0.122cm" svg:x="13.019cm" svg:y="28.952cm" svg:viewBox="0 0 0 123" draw:points="0,0 0,123">
          <text:p/>
        </draw:polygon>
        <draw:line draw:style-name="gr5" draw:text-style-name="P5" draw:layer="layout" svg:x1="13.019cm" svg:y1="28.952cm" svg:x2="13.019cm" svg:y2="29.075cm">
          <text:p/>
        </draw:line>
        <draw:frame draw:style-name="gr6" draw:text-style-name="P7" draw:layer="layout" svg:width="0.971cm" svg:height="0.628cm" draw:transform="rotate (1.5707963267949) translate (11.69cm 30.172cm)">
          <draw:text-box>
            <text:p text:style-name="P6"><text:span text:style-name="T1">emb</text:span></text:p>
          </draw:text-box>
        </draw:frame>
        <draw:polygon draw:style-name="gr4" draw:text-style-name="P4" draw:layer="layout" svg:width="0cm" svg:height="0.122cm" svg:x="13.259cm" svg:y="28.952cm" svg:viewBox="0 0 0 123" draw:points="0,0 0,123">
          <text:p/>
        </draw:polygon>
        <draw:line draw:style-name="gr5" draw:text-style-name="P5" draw:layer="layout" svg:x1="13.259cm" svg:y1="28.952cm" svg:x2="13.259cm" svg:y2="29.075cm">
          <text:p/>
        </draw:line>
        <draw:polygon draw:style-name="gr4" draw:text-style-name="P4" draw:layer="layout" svg:width="0cm" svg:height="0.122cm" svg:x="13.5cm" svg:y="28.952cm" svg:viewBox="0 0 0 123" draw:points="0,0 0,123">
          <text:p/>
        </draw:polygon>
        <draw:line draw:style-name="gr5" draw:text-style-name="P5" draw:layer="layout" svg:x1="13.5cm" svg:y1="28.952cm" svg:x2="13.5cm" svg:y2="29.075cm">
          <text:p/>
        </draw:line>
        <draw:polygon draw:style-name="gr4" draw:text-style-name="P4" draw:layer="layout" svg:width="0cm" svg:height="0.122cm" svg:x="13.74cm" svg:y="28.952cm" svg:viewBox="0 0 0 123" draw:points="0,0 0,123">
          <text:p/>
        </draw:polygon>
        <draw:line draw:style-name="gr5" draw:text-style-name="P5" draw:layer="layout" svg:x1="13.74cm" svg:y1="28.952cm" svg:x2="13.74cm" svg:y2="29.075cm">
          <text:p/>
        </draw:line>
        <draw:frame draw:style-name="gr6" draw:text-style-name="P7" draw:layer="layout" svg:width="0.563cm" svg:height="0.628cm" draw:transform="rotate (1.5707963267949) translate (12.652cm 29.481cm)">
          <draw:text-box>
            <text:p text:style-name="P6"><text:span text:style-name="T1">3</text:span></text:p>
          </draw:text-box>
        </draw:frame>
        <draw:polygon draw:style-name="gr4" draw:text-style-name="P4" draw:layer="layout" svg:width="0cm" svg:height="0.122cm" svg:x="13.98cm" svg:y="28.952cm" svg:viewBox="0 0 0 123" draw:points="0,0 0,123">
          <text:p/>
        </draw:polygon>
        <draw:line draw:style-name="gr5" draw:text-style-name="P5" draw:layer="layout" svg:x1="13.98cm" svg:y1="28.952cm" svg:x2="13.98cm" svg:y2="29.075cm">
          <text:p/>
        </draw:line>
        <draw:polygon draw:style-name="gr4" draw:text-style-name="P4" draw:layer="layout" svg:width="0cm" svg:height="0.122cm" svg:x="14.221cm" svg:y="28.952cm" svg:viewBox="0 0 0 123" draw:points="0,0 0,123">
          <text:p/>
        </draw:polygon>
        <draw:line draw:style-name="gr5" draw:text-style-name="P5" draw:layer="layout" svg:x1="14.221cm" svg:y1="28.952cm" svg:x2="14.221cm" svg:y2="29.075cm">
          <text:p/>
        </draw:line>
        <draw:polygon draw:style-name="gr4" draw:text-style-name="P4" draw:layer="layout" svg:width="0cm" svg:height="0.122cm" svg:x="14.461cm" svg:y="28.952cm" svg:viewBox="0 0 0 123" draw:points="0,0 0,123">
          <text:p/>
        </draw:polygon>
        <draw:line draw:style-name="gr5" draw:text-style-name="P5" draw:layer="layout" svg:x1="14.461cm" svg:y1="28.952cm" svg:x2="14.461cm" svg:y2="29.075cm">
          <text:p/>
        </draw:line>
        <draw:frame draw:style-name="gr6" draw:text-style-name="P7" draw:layer="layout" svg:width="0.563cm" svg:height="0.628cm" draw:transform="rotate (1.5707963267949) translate (13.373cm 29.481cm)">
          <draw:text-box>
            <text:p text:style-name="P6"><text:span text:style-name="T1">6</text:span></text:p>
          </draw:text-box>
        </draw:frame>
        <draw:polygon draw:style-name="gr4" draw:text-style-name="P4" draw:layer="layout" svg:width="0cm" svg:height="0.122cm" svg:x="14.702cm" svg:y="28.952cm" svg:viewBox="0 0 0 123" draw:points="0,0 0,123">
          <text:p/>
        </draw:polygon>
        <draw:line draw:style-name="gr5" draw:text-style-name="P5" draw:layer="layout" svg:x1="14.702cm" svg:y1="28.952cm" svg:x2="14.702cm" svg:y2="29.075cm">
          <text:p/>
        </draw:line>
        <draw:polygon draw:style-name="gr4" draw:text-style-name="P4" draw:layer="layout" svg:width="0cm" svg:height="0.122cm" svg:x="14.942cm" svg:y="28.952cm" svg:viewBox="0 0 0 123" draw:points="0,0 0,123">
          <text:p/>
        </draw:polygon>
        <draw:line draw:style-name="gr5" draw:text-style-name="P5" draw:layer="layout" svg:x1="14.942cm" svg:y1="28.952cm" svg:x2="14.942cm" svg:y2="29.075cm">
          <text:p/>
        </draw:line>
        <draw:polygon draw:style-name="gr4" draw:text-style-name="P4" draw:layer="layout" svg:width="0cm" svg:height="0.122cm" svg:x="15.182cm" svg:y="28.952cm" svg:viewBox="0 0 0 123" draw:points="0,0 0,123">
          <text:p/>
        </draw:polygon>
        <draw:line draw:style-name="gr5" draw:text-style-name="P5" draw:layer="layout" svg:x1="15.182cm" svg:y1="28.952cm" svg:x2="15.182cm" svg:y2="29.075cm">
          <text:p/>
        </draw:line>
        <draw:frame draw:style-name="gr6" draw:text-style-name="P7" draw:layer="layout" svg:width="0.563cm" svg:height="0.628cm" draw:transform="rotate (1.5707963267949) translate (14.094cm 29.481cm)">
          <draw:text-box>
            <text:p text:style-name="P6"><text:span text:style-name="T1">9</text:span></text:p>
          </draw:text-box>
        </draw:frame>
        <draw:polygon draw:style-name="gr4" draw:text-style-name="P4" draw:layer="layout" svg:width="0cm" svg:height="0.122cm" svg:x="15.423cm" svg:y="28.952cm" svg:viewBox="0 0 0 123" draw:points="0,0 0,123">
          <text:p/>
        </draw:polygon>
        <draw:line draw:style-name="gr5" draw:text-style-name="P5" draw:layer="layout" svg:x1="15.423cm" svg:y1="28.952cm" svg:x2="15.423cm" svg:y2="29.075cm">
          <text:p/>
        </draw:line>
        <draw:polygon draw:style-name="gr4" draw:text-style-name="P4" draw:layer="layout" svg:width="0cm" svg:height="0.122cm" svg:x="15.663cm" svg:y="28.952cm" svg:viewBox="0 0 0 123" draw:points="0,0 0,123">
          <text:p/>
        </draw:polygon>
        <draw:line draw:style-name="gr5" draw:text-style-name="P5" draw:layer="layout" svg:x1="15.663cm" svg:y1="28.952cm" svg:x2="15.663cm" svg:y2="29.075cm">
          <text:p/>
        </draw:line>
        <draw:polygon draw:style-name="gr4" draw:text-style-name="P4" draw:layer="layout" svg:width="0cm" svg:height="0.122cm" svg:x="15.903cm" svg:y="28.952cm" svg:viewBox="0 0 0 123" draw:points="0,0 0,123">
          <text:p/>
        </draw:polygon>
        <draw:line draw:style-name="gr5" draw:text-style-name="P5" draw:layer="layout" svg:x1="15.903cm" svg:y1="28.952cm" svg:x2="15.903cm" svg:y2="29.075cm">
          <text:p/>
        </draw:line>
        <draw:frame draw:style-name="gr6" draw:text-style-name="P7" draw:layer="layout" svg:width="0.569cm" svg:height="0.628cm" draw:transform="rotate (1.5707963267949) translate (14.815cm 29.764cm)">
          <draw:text-box>
            <text:p text:style-name="P6"><text:span text:style-name="T1">12</text:span></text:p>
          </draw:text-box>
        </draw:frame>
        <draw:polygon draw:style-name="gr4" draw:text-style-name="P4" draw:layer="layout" svg:width="0cm" svg:height="0.122cm" svg:x="16.144cm" svg:y="28.952cm" svg:viewBox="0 0 0 123" draw:points="0,0 0,123">
          <text:p/>
        </draw:polygon>
        <draw:line draw:style-name="gr5" draw:text-style-name="P5" draw:layer="layout" svg:x1="16.144cm" svg:y1="28.952cm" svg:x2="16.144cm" svg:y2="29.075cm">
          <text:p/>
        </draw:line>
        <draw:polygon draw:style-name="gr4" draw:text-style-name="P4" draw:layer="layout" svg:width="0cm" svg:height="0.122cm" svg:x="16.384cm" svg:y="28.952cm" svg:viewBox="0 0 0 123" draw:points="0,0 0,123">
          <text:p/>
        </draw:polygon>
        <draw:line draw:style-name="gr5" draw:text-style-name="P5" draw:layer="layout" svg:x1="16.384cm" svg:y1="28.952cm" svg:x2="16.384cm" svg:y2="29.075cm">
          <text:p/>
        </draw:line>
        <draw:polygon draw:style-name="gr4" draw:text-style-name="P4" draw:layer="layout" svg:width="0cm" svg:height="0.122cm" svg:x="16.625cm" svg:y="28.952cm" svg:viewBox="0 0 0 123" draw:points="0,0 0,123">
          <text:p/>
        </draw:polygon>
        <draw:line draw:style-name="gr5" draw:text-style-name="P5" draw:layer="layout" svg:x1="16.625cm" svg:y1="28.952cm" svg:x2="16.625cm" svg:y2="29.075cm">
          <text:p/>
        </draw:line>
        <draw:frame draw:style-name="gr6" draw:text-style-name="P7" draw:layer="layout" svg:width="0.569cm" svg:height="0.628cm" draw:transform="rotate (1.5707963267949) translate (15.537cm 29.764cm)">
          <draw:text-box>
            <text:p text:style-name="P6"><text:span text:style-name="T1">15</text:span></text:p>
          </draw:text-box>
        </draw:frame>
        <draw:polygon draw:style-name="gr4" draw:text-style-name="P4" draw:layer="layout" svg:width="0cm" svg:height="0.122cm" svg:x="16.865cm" svg:y="28.952cm" svg:viewBox="0 0 0 123" draw:points="0,0 0,123">
          <text:p/>
        </draw:polygon>
        <draw:line draw:style-name="gr5" draw:text-style-name="P5" draw:layer="layout" svg:x1="16.865cm" svg:y1="28.952cm" svg:x2="16.865cm" svg:y2="29.075cm">
          <text:p/>
        </draw:line>
        <draw:polygon draw:style-name="gr4" draw:text-style-name="P4" draw:layer="layout" svg:width="0cm" svg:height="0.122cm" svg:x="17.105cm" svg:y="28.952cm" svg:viewBox="0 0 0 123" draw:points="0,0 0,123">
          <text:p/>
        </draw:polygon>
        <draw:line draw:style-name="gr5" draw:text-style-name="P5" draw:layer="layout" svg:x1="17.105cm" svg:y1="28.952cm" svg:x2="17.105cm" svg:y2="29.075cm">
          <text:p/>
        </draw:line>
        <draw:polygon draw:style-name="gr4" draw:text-style-name="P4" draw:layer="layout" svg:width="0cm" svg:height="0.122cm" svg:x="17.346cm" svg:y="28.952cm" svg:viewBox="0 0 0 123" draw:points="0,0 0,123">
          <text:p/>
        </draw:polygon>
        <draw:line draw:style-name="gr5" draw:text-style-name="P5" draw:layer="layout" svg:x1="17.346cm" svg:y1="28.952cm" svg:x2="17.346cm" svg:y2="29.075cm">
          <text:p/>
        </draw:line>
        <draw:frame draw:style-name="gr6" draw:text-style-name="P7" draw:layer="layout" svg:width="0.569cm" svg:height="0.628cm" draw:transform="rotate (1.5707963267949) translate (16.258cm 29.764cm)">
          <draw:text-box>
            <text:p text:style-name="P6"><text:span text:style-name="T1">18</text:span></text:p>
          </draw:text-box>
        </draw:frame>
        <draw:polygon draw:style-name="gr4" draw:text-style-name="P4" draw:layer="layout" svg:width="0cm" svg:height="0.122cm" svg:x="17.586cm" svg:y="28.952cm" svg:viewBox="0 0 0 123" draw:points="0,0 0,123">
          <text:p/>
        </draw:polygon>
        <draw:line draw:style-name="gr5" draw:text-style-name="P5" draw:layer="layout" svg:x1="17.586cm" svg:y1="28.952cm" svg:x2="17.586cm" svg:y2="29.075cm">
          <text:p/>
        </draw:line>
        <draw:polygon draw:style-name="gr4" draw:text-style-name="P4" draw:layer="layout" svg:width="0cm" svg:height="0.122cm" svg:x="17.827cm" svg:y="28.952cm" svg:viewBox="0 0 0 123" draw:points="0,0 0,123">
          <text:p/>
        </draw:polygon>
        <draw:line draw:style-name="gr5" draw:text-style-name="P5" draw:layer="layout" svg:x1="17.827cm" svg:y1="28.952cm" svg:x2="17.827cm" svg:y2="29.075cm">
          <text:p/>
        </draw:line>
        <draw:polygon draw:style-name="gr4" draw:text-style-name="P4" draw:layer="layout" svg:width="0cm" svg:height="0.122cm" svg:x="18.067cm" svg:y="28.952cm" svg:viewBox="0 0 0 123" draw:points="0,0 0,123">
          <text:p/>
        </draw:polygon>
        <draw:line draw:style-name="gr5" draw:text-style-name="P5" draw:layer="layout" svg:x1="18.067cm" svg:y1="28.952cm" svg:x2="18.067cm" svg:y2="29.075cm">
          <text:p/>
        </draw:line>
        <draw:frame draw:style-name="gr6" draw:text-style-name="P7" draw:layer="layout" svg:width="0.569cm" svg:height="0.628cm" draw:transform="rotate (1.5707963267949) translate (16.979cm 29.764cm)">
          <draw:text-box>
            <text:p text:style-name="P6"><text:span text:style-name="T1">21</text:span></text:p>
          </draw:text-box>
        </draw:frame>
        <draw:polygon draw:style-name="gr4" draw:text-style-name="P4" draw:layer="layout" svg:width="0cm" svg:height="0.122cm" svg:x="18.307cm" svg:y="28.952cm" svg:viewBox="0 0 0 123" draw:points="0,0 0,123">
          <text:p/>
        </draw:polygon>
        <draw:line draw:style-name="gr5" draw:text-style-name="P5" draw:layer="layout" svg:x1="18.307cm" svg:y1="28.952cm" svg:x2="18.307cm" svg:y2="29.075cm">
          <text:p/>
        </draw:line>
        <draw:polygon draw:style-name="gr4" draw:text-style-name="P4" draw:layer="layout" svg:width="0cm" svg:height="0.122cm" svg:x="18.548cm" svg:y="28.952cm" svg:viewBox="0 0 0 123" draw:points="0,0 0,123">
          <text:p/>
        </draw:polygon>
        <draw:line draw:style-name="gr5" draw:text-style-name="P5" draw:layer="layout" svg:x1="18.548cm" svg:y1="28.952cm" svg:x2="18.548cm" svg:y2="29.075cm">
          <text:p/>
        </draw:line>
        <draw:polygon draw:style-name="gr4" draw:text-style-name="P4" draw:layer="layout" svg:width="0cm" svg:height="0.122cm" svg:x="18.788cm" svg:y="28.952cm" svg:viewBox="0 0 0 123" draw:points="0,0 0,123">
          <text:p/>
        </draw:polygon>
        <draw:line draw:style-name="gr5" draw:text-style-name="P5" draw:layer="layout" svg:x1="18.788cm" svg:y1="28.952cm" svg:x2="18.788cm" svg:y2="29.075cm">
          <text:p/>
        </draw:line>
        <draw:frame draw:style-name="gr6" draw:text-style-name="P7" draw:layer="layout" svg:width="0.569cm" svg:height="0.628cm" draw:transform="rotate (1.5707963267949) translate (17.7cm 29.764cm)">
          <draw:text-box>
            <text:p text:style-name="P6"><text:span text:style-name="T1">24</text:span></text:p>
          </draw:text-box>
        </draw:frame>
        <draw:polygon draw:style-name="gr4" draw:text-style-name="P4" draw:layer="layout" svg:width="0cm" svg:height="0.122cm" svg:x="19.029cm" svg:y="28.952cm" svg:viewBox="0 0 0 123" draw:points="0,0 0,123">
          <text:p/>
        </draw:polygon>
        <draw:line draw:style-name="gr5" draw:text-style-name="P5" draw:layer="layout" svg:x1="19.029cm" svg:y1="28.952cm" svg:x2="19.029cm" svg:y2="29.075cm">
          <text:p/>
        </draw:line>
        <draw:polygon draw:style-name="gr4" draw:text-style-name="P4" draw:layer="layout" svg:width="0cm" svg:height="0.122cm" svg:x="19.269cm" svg:y="28.952cm" svg:viewBox="0 0 0 123" draw:points="0,0 0,123">
          <text:p/>
        </draw:polygon>
        <draw:line draw:style-name="gr5" draw:text-style-name="P5" draw:layer="layout" svg:x1="19.269cm" svg:y1="28.952cm" svg:x2="19.269cm" svg:y2="29.075cm">
          <text:p/>
        </draw:line>
        <draw:polygon draw:style-name="gr4" draw:text-style-name="P4" draw:layer="layout" svg:width="0cm" svg:height="0.122cm" svg:x="19.509cm" svg:y="28.952cm" svg:viewBox="0 0 0 123" draw:points="0,0 0,123">
          <text:p/>
        </draw:polygon>
        <draw:line draw:style-name="gr5" draw:text-style-name="P5" draw:layer="layout" svg:x1="19.509cm" svg:y1="28.952cm" svg:x2="19.509cm" svg:y2="29.075cm">
          <text:p/>
        </draw:line>
        <draw:frame draw:style-name="gr6" draw:text-style-name="P7" draw:layer="layout" svg:width="0.569cm" svg:height="0.628cm" draw:transform="rotate (1.5707963267949) translate (18.421cm 29.764cm)">
          <draw:text-box>
            <text:p text:style-name="P6"><text:span text:style-name="T1">27</text:span></text:p>
          </draw:text-box>
        </draw:frame>
        <draw:polygon draw:style-name="gr4" draw:text-style-name="P4" draw:layer="layout" svg:width="0cm" svg:height="0.122cm" svg:x="19.75cm" svg:y="28.952cm" svg:viewBox="0 0 0 123" draw:points="0,0 0,123">
          <text:p/>
        </draw:polygon>
        <draw:line draw:style-name="gr5" draw:text-style-name="P5" draw:layer="layout" svg:x1="19.75cm" svg:y1="28.952cm" svg:x2="19.75cm" svg:y2="29.075cm">
          <text:p/>
        </draw:line>
        <draw:polygon draw:style-name="gr4" draw:text-style-name="P4" draw:layer="layout" svg:width="0.123cm" svg:height="0cm" svg:x="11.549cm" svg:y="28.952cm" svg:viewBox="0 0 124 0" draw:points="124,0 0,0">
          <text:p/>
        </draw:polygon>
        <draw:line draw:style-name="gr5" draw:text-style-name="P5" draw:layer="layout" svg:x1="11.673cm" svg:y1="28.952cm" svg:x2="11.549cm" svg:y2="28.952cm">
          <text:p/>
        </draw:line>
        <draw:frame draw:style-name="gr6" draw:text-style-name="P7" draw:layer="layout" svg:width="0.569cm" svg:height="0.628cm" draw:transform="rotate (1.5707963267949) translate (19.143cm 29.764cm)">
          <draw:text-box>
            <text:p text:style-name="P6"><text:span text:style-name="T1">30</text:span></text:p>
          </draw:text-box>
        </draw:frame>
        <draw:polygon draw:style-name="gr4" draw:text-style-name="P4" draw:layer="layout" svg:width="0.123cm" svg:height="0cm" svg:x="11.549cm" svg:y="27.704cm" svg:viewBox="0 0 124 0" draw:points="124,0 0,0">
          <text:p/>
        </draw:polygon>
        <draw:line draw:style-name="gr5" draw:text-style-name="P5" draw:layer="layout" svg:x1="11.673cm" svg:y1="27.704cm" svg:x2="11.549cm" svg:y2="27.704cm">
          <text:p/>
        </draw:line>
        <draw:frame draw:style-name="gr6" draw:text-style-name="P7" draw:layer="layout" svg:width="0.709cm" svg:height="0.628cm" svg:x="10.721cm" svg:y="28.645cm">
          <draw:text-box>
            <text:p text:style-name="P6"><text:span text:style-name="T1">0.0</text:span></text:p>
          </draw:text-box>
        </draw:frame>
        <draw:polygon draw:style-name="gr4" draw:text-style-name="P4" draw:layer="layout" svg:width="0.123cm" svg:height="0cm" svg:x="11.549cm" svg:y="26.457cm" svg:viewBox="0 0 124 0" draw:points="124,0 0,0">
          <text:p/>
        </draw:polygon>
        <draw:line draw:style-name="gr5" draw:text-style-name="P5" draw:layer="layout" svg:x1="11.673cm" svg:y1="26.457cm" svg:x2="11.549cm" svg:y2="26.457cm">
          <text:p/>
        </draw:line>
        <draw:frame draw:style-name="gr6" draw:text-style-name="P7" draw:layer="layout" svg:width="0.709cm" svg:height="0.628cm" svg:x="10.721cm" svg:y="27.398cm">
          <draw:text-box>
            <text:p text:style-name="P6"><text:span text:style-name="T1">0.2</text:span></text:p>
          </draw:text-box>
        </draw:frame>
        <draw:polygon draw:style-name="gr4" draw:text-style-name="P4" draw:layer="layout" svg:width="0.123cm" svg:height="0cm" svg:x="11.549cm" svg:y="25.209cm" svg:viewBox="0 0 124 0" draw:points="124,0 0,0">
          <text:p/>
        </draw:polygon>
        <draw:line draw:style-name="gr5" draw:text-style-name="P5" draw:layer="layout" svg:x1="11.673cm" svg:y1="25.209cm" svg:x2="11.549cm" svg:y2="25.209cm">
          <text:p/>
        </draw:line>
        <draw:frame draw:style-name="gr6" draw:text-style-name="P7" draw:layer="layout" svg:width="0.709cm" svg:height="0.628cm" svg:x="10.721cm" svg:y="26.15cm">
          <draw:text-box>
            <text:p text:style-name="P6"><text:span text:style-name="T1">0.4</text:span></text:p>
          </draw:text-box>
        </draw:frame>
        <draw:polygon draw:style-name="gr4" draw:text-style-name="P4" draw:layer="layout" svg:width="0.123cm" svg:height="0cm" svg:x="11.549cm" svg:y="23.962cm" svg:viewBox="0 0 124 0" draw:points="124,0 0,0">
          <text:p/>
        </draw:polygon>
        <draw:line draw:style-name="gr5" draw:text-style-name="P5" draw:layer="layout" svg:x1="11.673cm" svg:y1="23.962cm" svg:x2="11.549cm" svg:y2="23.962cm">
          <text:p/>
        </draw:line>
        <draw:frame draw:style-name="gr6" draw:text-style-name="P7" draw:layer="layout" svg:width="0.709cm" svg:height="0.628cm" svg:x="10.721cm" svg:y="24.903cm">
          <draw:text-box>
            <text:p text:style-name="P6"><text:span text:style-name="T1">0.6</text:span></text:p>
          </draw:text-box>
        </draw:frame>
        <draw:polygon draw:style-name="gr4" draw:text-style-name="P4" draw:layer="layout" svg:width="0.123cm" svg:height="0cm" svg:x="11.549cm" svg:y="22.714cm" svg:viewBox="0 0 124 0" draw:points="124,0 0,0">
          <text:p/>
        </draw:polygon>
        <draw:line draw:style-name="gr5" draw:text-style-name="P5" draw:layer="layout" svg:x1="11.673cm" svg:y1="22.714cm" svg:x2="11.549cm" svg:y2="22.714cm">
          <text:p/>
        </draw:line>
        <draw:frame draw:style-name="gr6" draw:text-style-name="P7" draw:layer="layout" svg:width="0.709cm" svg:height="0.628cm" svg:x="10.721cm" svg:y="23.655cm">
          <draw:text-box>
            <text:p text:style-name="P6"><text:span text:style-name="T1">0.8</text:span></text:p>
          </draw:text-box>
        </draw:frame>
        <draw:polyline draw:style-name="gr7" draw:text-style-name="P5" draw:layer="layout" svg:width="7.693cm" svg:height="3.291cm" svg:x="12.057cm" svg:y="25.4cm" svg:viewBox="0 0 7694 3292" draw:points="0,3112 241,3140 481,3016 721,2964 962,2643 1202,2466 1443,2308 1683,2185 1923,1951 2164,1636 2404,1933 2645,1490 2885,1398 3125,1209 3366,1117 3606,355 3846,41 4087,887 4327,746 4568,260 4808,261 5048,0 5289,2219 5529,2625 5770,2586 6010,2294 6250,2902 6491,3194 6731,2934 6972,3288 7213,3292 7453,3292 7694,3292">
          <text:p/>
        </draw:polyline>
        <draw:polyline draw:style-name="gr8" draw:text-style-name="P5" draw:layer="layout" svg:width="7.693cm" svg:height="3.519cm" svg:x="12.057cm" svg:y="25.433cm" svg:viewBox="0 0 7694 3520" draw:points="0,2522 241,1277 481,1081 721,542 962,228 1202,162 1443,194 1683,139 1923,0 2164,118 2404,185 2645,340 2885,446 3125,421 3366,390 3606,358 3846,342 4087,1541 4327,2979 4568,3166 4808,3343 5048,3334 5289,3378 5529,3378 5770,3358 6010,3323 6250,3137 6491,3472 6731,3484 6972,3496 7213,3492 7453,3500 7694,3520">
          <text:p/>
        </draw:polyline>
        <draw:line draw:style-name="gr9" draw:text-style-name="P5" draw:layer="layout" svg:x1="11.673cm" svg:y1="28.952cm" svg:x2="11.673cm" svg:y2="22.714cm">
          <text:p/>
        </draw:line>
        <draw:line draw:style-name="gr9" draw:text-style-name="P5" draw:layer="layout" svg:x1="20.134cm" svg:y1="28.952cm" svg:x2="20.134cm" svg:y2="22.714cm">
          <text:p/>
        </draw:line>
        <draw:line draw:style-name="gr9" draw:text-style-name="P5" draw:layer="layout" svg:x1="11.673cm" svg:y1="28.952cm" svg:x2="20.134cm" svg:y2="28.952cm">
          <text:p/>
        </draw:line>
        <draw:line draw:style-name="gr9" draw:text-style-name="P5" draw:layer="layout" svg:x1="11.673cm" svg:y1="22.714cm" svg:x2="20.134cm" svg:y2="22.714cm">
          <text:p/>
        </draw:line>
        <draw:frame draw:style-name="gr6" draw:text-style-name="P7" draw:layer="layout" svg:width="0.709cm" svg:height="0.628cm" svg:x="10.721cm" svg:y="22.408cm">
          <draw:text-box>
            <text:p text:style-name="P6"><text:span text:style-name="T1">1.0</text:span></text:p>
          </draw:text-box>
        </draw:frame>
        <draw:polygon draw:style-name="gr1" draw:text-style-name="P1" draw:layer="layout" svg:width="8.461cm" svg:height="6.238cm" svg:x="21.547cm" svg:y="22.714cm" svg:viewBox="0 0 8462 6239" draw:points="0,6239 8462,6239 8462,0 0,0">
          <text:p/>
        </draw:polygon>
        <draw:polygon draw:style-name="gr2" draw:text-style-name="P2" draw:layer="layout" svg:width="7.693cm" svg:height="5.315cm" svg:x="21.931cm" svg:y="22.79cm" svg:viewBox="0 0 7694 5316" draw:points="0,3982 0,4792 241,4731 481,4653 721,4118 962,3793 1202,3122 1442,2542 1683,1921 1923,1512 2164,1353 2404,1109 2644,1160 2885,1022 3125,1072 3366,925 3606,815 3846,783 4087,943 4327,1036 4568,853 4808,782 5049,1235 5290,2515 5530,4969 5770,4975 6011,5304 6251,4881 6492,5299 6732,5250 6972,5070 7213,5083 7453,5069 7694,5316 7694,4426 7453,4486 7213,4441 6972,4540 6732,4191 6492,4102 6251,4293 6011,4428 5770,3626 5530,3231 5290,828 5049,204 4808,211 4568,15 4327,162 4087,144 3846,0 3606,30 3366,110 3125,119 2885,196 2644,110 2404,158 2164,182 1923,327 1683,344 1442,590 1202,1269 962,2434 721,3417 481,3982 241,3844">
          <text:p/>
        </draw:polygon>
        <draw:polygon draw:style-name="gr3" draw:text-style-name="P3" draw:layer="layout" svg:width="7.693cm" svg:height="5.716cm" svg:x="21.931cm" svg:y="23.236cm" svg:viewBox="0 0 7694 5717" draw:points="0,3785 0,4278 241,2739 481,2858 721,1714 962,993 1202,578 1442,359 1683,270 1923,263 2164,242 2404,310 2644,268 2885,274 3125,313 3366,435 3606,358 3846,617 4087,2454 4327,3410 4568,4406 4808,4740 5049,4298 5290,5434 5530,5429 5770,5492 6011,5365 6251,5402 6492,5374 6732,5301 6972,5554 7213,5581 7453,5671 7694,5717 7453,5579 7213,5477 6972,5289 6732,5146 6492,5152 6251,5095 6011,5113 5770,5266 5530,5272 5290,5117 5049,3879 4808,4258 4568,3907 4327,2732 4087,1773 3846,196 3606,35 3366,88 3125,0 2885,7 2644,44 2404,25 2164,27 1923,38 1683,16 1442,92 1202,226 962,444 721,1073 481,1967 241,2012">
          <text:p/>
        </draw:polygon>
        <draw:polygon draw:style-name="gr4" draw:text-style-name="P4" draw:layer="layout" svg:width="0cm" svg:height="0.122cm" svg:x="21.931cm" svg:y="28.952cm" svg:viewBox="0 0 0 123" draw:points="0,0 0,123">
          <text:p/>
        </draw:polygon>
        <draw:line draw:style-name="gr5" draw:text-style-name="P5" draw:layer="layout" svg:x1="21.931cm" svg:y1="28.952cm" svg:x2="21.931cm" svg:y2="29.075cm">
          <text:p/>
        </draw:line>
        <draw:frame draw:style-name="gr13" draw:text-style-name="P9" draw:layer="layout" svg:width="6.301cm" svg:height="0.86cm" svg:x="12.757cm" svg:y="21.812cm">
          <draw:text-box>
            <text:p text:style-name="P6"><text:span text:style-name="T3">landmark in country</text:span></text:p>
          </draw:text-box>
        </draw:frame>
        <draw:polygon draw:style-name="gr4" draw:text-style-name="P4" draw:layer="layout" svg:width="0cm" svg:height="0.122cm" svg:x="22.172cm" svg:y="28.952cm" svg:viewBox="0 0 0 123" draw:points="0,0 0,123">
          <text:p/>
        </draw:polygon>
        <draw:line draw:style-name="gr5" draw:text-style-name="P5" draw:layer="layout" svg:x1="22.172cm" svg:y1="28.952cm" svg:x2="22.172cm" svg:y2="29.075cm">
          <text:p/>
        </draw:line>
        <draw:polygon draw:style-name="gr4" draw:text-style-name="P4" draw:layer="layout" svg:width="0cm" svg:height="0.122cm" svg:x="22.412cm" svg:y="28.952cm" svg:viewBox="0 0 0 123" draw:points="0,0 0,123">
          <text:p/>
        </draw:polygon>
        <draw:line draw:style-name="gr5" draw:text-style-name="P5" draw:layer="layout" svg:x1="22.412cm" svg:y1="28.952cm" svg:x2="22.412cm" svg:y2="29.075cm">
          <text:p/>
        </draw:line>
        <draw:polygon draw:style-name="gr4" draw:text-style-name="P4" draw:layer="layout" svg:width="0cm" svg:height="0.122cm" svg:x="22.652cm" svg:y="28.952cm" svg:viewBox="0 0 0 123" draw:points="0,0 0,123">
          <text:p/>
        </draw:polygon>
        <draw:line draw:style-name="gr5" draw:text-style-name="P5" draw:layer="layout" svg:x1="22.652cm" svg:y1="28.952cm" svg:x2="22.652cm" svg:y2="29.075cm">
          <text:p/>
        </draw:line>
        <draw:polygon draw:style-name="gr4" draw:text-style-name="P4" draw:layer="layout" svg:width="0cm" svg:height="0.122cm" svg:x="22.893cm" svg:y="28.952cm" svg:viewBox="0 0 0 123" draw:points="0,0 0,123">
          <text:p/>
        </draw:polygon>
        <draw:line draw:style-name="gr5" draw:text-style-name="P5" draw:layer="layout" svg:x1="22.893cm" svg:y1="28.952cm" svg:x2="22.893cm" svg:y2="29.075cm">
          <text:p/>
        </draw:line>
        <draw:frame draw:style-name="gr6" draw:text-style-name="P7" draw:layer="layout" svg:width="0.971cm" svg:height="0.628cm" draw:transform="rotate (1.5707963267949) translate (21.564cm 30.172cm)">
          <draw:text-box>
            <text:p text:style-name="P6"><text:span text:style-name="T1">emb</text:span></text:p>
          </draw:text-box>
        </draw:frame>
        <draw:polygon draw:style-name="gr4" draw:text-style-name="P4" draw:layer="layout" svg:width="0cm" svg:height="0.122cm" svg:x="23.133cm" svg:y="28.952cm" svg:viewBox="0 0 0 123" draw:points="0,0 0,123">
          <text:p/>
        </draw:polygon>
        <draw:line draw:style-name="gr5" draw:text-style-name="P5" draw:layer="layout" svg:x1="23.133cm" svg:y1="28.952cm" svg:x2="23.133cm" svg:y2="29.075cm">
          <text:p/>
        </draw:line>
        <draw:polygon draw:style-name="gr4" draw:text-style-name="P4" draw:layer="layout" svg:width="0cm" svg:height="0.122cm" svg:x="23.373cm" svg:y="28.952cm" svg:viewBox="0 0 0 123" draw:points="0,0 0,123">
          <text:p/>
        </draw:polygon>
        <draw:line draw:style-name="gr5" draw:text-style-name="P5" draw:layer="layout" svg:x1="23.373cm" svg:y1="28.952cm" svg:x2="23.373cm" svg:y2="29.075cm">
          <text:p/>
        </draw:line>
        <draw:polygon draw:style-name="gr4" draw:text-style-name="P4" draw:layer="layout" svg:width="0cm" svg:height="0.122cm" svg:x="23.614cm" svg:y="28.952cm" svg:viewBox="0 0 0 123" draw:points="0,0 0,123">
          <text:p/>
        </draw:polygon>
        <draw:line draw:style-name="gr5" draw:text-style-name="P5" draw:layer="layout" svg:x1="23.614cm" svg:y1="28.952cm" svg:x2="23.614cm" svg:y2="29.075cm">
          <text:p/>
        </draw:line>
        <draw:frame draw:style-name="gr6" draw:text-style-name="P7" draw:layer="layout" svg:width="0.563cm" svg:height="0.628cm" draw:transform="rotate (1.5707963267949) translate (22.526cm 29.481cm)">
          <draw:text-box>
            <text:p text:style-name="P6"><text:span text:style-name="T1">3</text:span></text:p>
          </draw:text-box>
        </draw:frame>
        <draw:polygon draw:style-name="gr4" draw:text-style-name="P4" draw:layer="layout" svg:width="0cm" svg:height="0.122cm" svg:x="23.854cm" svg:y="28.952cm" svg:viewBox="0 0 0 123" draw:points="0,0 0,123">
          <text:p/>
        </draw:polygon>
        <draw:line draw:style-name="gr5" draw:text-style-name="P5" draw:layer="layout" svg:x1="23.854cm" svg:y1="28.952cm" svg:x2="23.854cm" svg:y2="29.075cm">
          <text:p/>
        </draw:line>
        <draw:polygon draw:style-name="gr4" draw:text-style-name="P4" draw:layer="layout" svg:width="0cm" svg:height="0.122cm" svg:x="24.095cm" svg:y="28.952cm" svg:viewBox="0 0 0 123" draw:points="0,0 0,123">
          <text:p/>
        </draw:polygon>
        <draw:line draw:style-name="gr5" draw:text-style-name="P5" draw:layer="layout" svg:x1="24.095cm" svg:y1="28.952cm" svg:x2="24.095cm" svg:y2="29.075cm">
          <text:p/>
        </draw:line>
        <draw:polygon draw:style-name="gr4" draw:text-style-name="P4" draw:layer="layout" svg:width="0cm" svg:height="0.122cm" svg:x="24.335cm" svg:y="28.952cm" svg:viewBox="0 0 0 123" draw:points="0,0 0,123">
          <text:p/>
        </draw:polygon>
        <draw:line draw:style-name="gr5" draw:text-style-name="P5" draw:layer="layout" svg:x1="24.335cm" svg:y1="28.952cm" svg:x2="24.335cm" svg:y2="29.075cm">
          <text:p/>
        </draw:line>
        <draw:frame draw:style-name="gr6" draw:text-style-name="P7" draw:layer="layout" svg:width="0.563cm" svg:height="0.628cm" draw:transform="rotate (1.5707963267949) translate (23.247cm 29.481cm)">
          <draw:text-box>
            <text:p text:style-name="P6"><text:span text:style-name="T1">6</text:span></text:p>
          </draw:text-box>
        </draw:frame>
        <draw:polygon draw:style-name="gr4" draw:text-style-name="P4" draw:layer="layout" svg:width="0cm" svg:height="0.122cm" svg:x="24.575cm" svg:y="28.952cm" svg:viewBox="0 0 0 123" draw:points="0,0 0,123">
          <text:p/>
        </draw:polygon>
        <draw:line draw:style-name="gr5" draw:text-style-name="P5" draw:layer="layout" svg:x1="24.575cm" svg:y1="28.952cm" svg:x2="24.575cm" svg:y2="29.075cm">
          <text:p/>
        </draw:line>
        <draw:polygon draw:style-name="gr4" draw:text-style-name="P4" draw:layer="layout" svg:width="0cm" svg:height="0.122cm" svg:x="24.816cm" svg:y="28.952cm" svg:viewBox="0 0 0 123" draw:points="0,0 0,123">
          <text:p/>
        </draw:polygon>
        <draw:line draw:style-name="gr5" draw:text-style-name="P5" draw:layer="layout" svg:x1="24.816cm" svg:y1="28.952cm" svg:x2="24.816cm" svg:y2="29.075cm">
          <text:p/>
        </draw:line>
        <draw:polygon draw:style-name="gr4" draw:text-style-name="P4" draw:layer="layout" svg:width="0cm" svg:height="0.122cm" svg:x="25.056cm" svg:y="28.952cm" svg:viewBox="0 0 0 123" draw:points="0,0 0,123">
          <text:p/>
        </draw:polygon>
        <draw:line draw:style-name="gr5" draw:text-style-name="P5" draw:layer="layout" svg:x1="25.056cm" svg:y1="28.952cm" svg:x2="25.056cm" svg:y2="29.075cm">
          <text:p/>
        </draw:line>
        <draw:frame draw:style-name="gr6" draw:text-style-name="P7" draw:layer="layout" svg:width="0.563cm" svg:height="0.628cm" draw:transform="rotate (1.5707963267949) translate (23.968cm 29.481cm)">
          <draw:text-box>
            <text:p text:style-name="P6"><text:span text:style-name="T1">9</text:span></text:p>
          </draw:text-box>
        </draw:frame>
        <draw:polygon draw:style-name="gr4" draw:text-style-name="P4" draw:layer="layout" svg:width="0cm" svg:height="0.122cm" svg:x="25.297cm" svg:y="28.952cm" svg:viewBox="0 0 0 123" draw:points="0,0 0,123">
          <text:p/>
        </draw:polygon>
        <draw:line draw:style-name="gr5" draw:text-style-name="P5" draw:layer="layout" svg:x1="25.297cm" svg:y1="28.952cm" svg:x2="25.297cm" svg:y2="29.075cm">
          <text:p/>
        </draw:line>
        <draw:polygon draw:style-name="gr4" draw:text-style-name="P4" draw:layer="layout" svg:width="0cm" svg:height="0.122cm" svg:x="25.537cm" svg:y="28.952cm" svg:viewBox="0 0 0 123" draw:points="0,0 0,123">
          <text:p/>
        </draw:polygon>
        <draw:line draw:style-name="gr5" draw:text-style-name="P5" draw:layer="layout" svg:x1="25.537cm" svg:y1="28.952cm" svg:x2="25.537cm" svg:y2="29.075cm">
          <text:p/>
        </draw:line>
        <draw:polygon draw:style-name="gr4" draw:text-style-name="P4" draw:layer="layout" svg:width="0cm" svg:height="0.122cm" svg:x="25.777cm" svg:y="28.952cm" svg:viewBox="0 0 0 123" draw:points="0,0 0,123">
          <text:p/>
        </draw:polygon>
        <draw:line draw:style-name="gr5" draw:text-style-name="P5" draw:layer="layout" svg:x1="25.777cm" svg:y1="28.952cm" svg:x2="25.777cm" svg:y2="29.075cm">
          <text:p/>
        </draw:line>
        <draw:frame draw:style-name="gr6" draw:text-style-name="P7" draw:layer="layout" svg:width="0.569cm" svg:height="0.628cm" draw:transform="rotate (1.5707963267949) translate (24.689cm 29.764cm)">
          <draw:text-box>
            <text:p text:style-name="P6"><text:span text:style-name="T1">12</text:span></text:p>
          </draw:text-box>
        </draw:frame>
        <draw:polygon draw:style-name="gr4" draw:text-style-name="P4" draw:layer="layout" svg:width="0cm" svg:height="0.122cm" svg:x="26.018cm" svg:y="28.952cm" svg:viewBox="0 0 0 123" draw:points="0,0 0,123">
          <text:p/>
        </draw:polygon>
        <draw:line draw:style-name="gr5" draw:text-style-name="P5" draw:layer="layout" svg:x1="26.018cm" svg:y1="28.952cm" svg:x2="26.018cm" svg:y2="29.075cm">
          <text:p/>
        </draw:line>
        <draw:polygon draw:style-name="gr4" draw:text-style-name="P4" draw:layer="layout" svg:width="0cm" svg:height="0.122cm" svg:x="26.258cm" svg:y="28.952cm" svg:viewBox="0 0 0 123" draw:points="0,0 0,123">
          <text:p/>
        </draw:polygon>
        <draw:line draw:style-name="gr5" draw:text-style-name="P5" draw:layer="layout" svg:x1="26.258cm" svg:y1="28.952cm" svg:x2="26.258cm" svg:y2="29.075cm">
          <text:p/>
        </draw:line>
        <draw:polygon draw:style-name="gr4" draw:text-style-name="P4" draw:layer="layout" svg:width="0cm" svg:height="0.122cm" svg:x="26.499cm" svg:y="28.952cm" svg:viewBox="0 0 0 123" draw:points="0,0 0,123">
          <text:p/>
        </draw:polygon>
        <draw:line draw:style-name="gr5" draw:text-style-name="P5" draw:layer="layout" svg:x1="26.499cm" svg:y1="28.952cm" svg:x2="26.499cm" svg:y2="29.075cm">
          <text:p/>
        </draw:line>
        <draw:frame draw:style-name="gr6" draw:text-style-name="P7" draw:layer="layout" svg:width="0.569cm" svg:height="0.628cm" draw:transform="rotate (1.5707963267949) translate (25.411cm 29.764cm)">
          <draw:text-box>
            <text:p text:style-name="P6"><text:span text:style-name="T1">15</text:span></text:p>
          </draw:text-box>
        </draw:frame>
        <draw:polygon draw:style-name="gr4" draw:text-style-name="P4" draw:layer="layout" svg:width="0cm" svg:height="0.122cm" svg:x="26.739cm" svg:y="28.952cm" svg:viewBox="0 0 0 123" draw:points="0,0 0,123">
          <text:p/>
        </draw:polygon>
        <draw:line draw:style-name="gr5" draw:text-style-name="P5" draw:layer="layout" svg:x1="26.739cm" svg:y1="28.952cm" svg:x2="26.739cm" svg:y2="29.075cm">
          <text:p/>
        </draw:line>
        <draw:polygon draw:style-name="gr4" draw:text-style-name="P4" draw:layer="layout" svg:width="0cm" svg:height="0.122cm" svg:x="26.979cm" svg:y="28.952cm" svg:viewBox="0 0 0 123" draw:points="0,0 0,123">
          <text:p/>
        </draw:polygon>
        <draw:line draw:style-name="gr5" draw:text-style-name="P5" draw:layer="layout" svg:x1="26.979cm" svg:y1="28.952cm" svg:x2="26.979cm" svg:y2="29.075cm">
          <text:p/>
        </draw:line>
        <draw:polygon draw:style-name="gr4" draw:text-style-name="P4" draw:layer="layout" svg:width="0cm" svg:height="0.122cm" svg:x="27.22cm" svg:y="28.952cm" svg:viewBox="0 0 0 123" draw:points="0,0 0,123">
          <text:p/>
        </draw:polygon>
        <draw:line draw:style-name="gr5" draw:text-style-name="P5" draw:layer="layout" svg:x1="27.22cm" svg:y1="28.952cm" svg:x2="27.22cm" svg:y2="29.075cm">
          <text:p/>
        </draw:line>
        <draw:frame draw:style-name="gr6" draw:text-style-name="P7" draw:layer="layout" svg:width="0.569cm" svg:height="0.628cm" draw:transform="rotate (1.5707963267949) translate (26.132cm 29.764cm)">
          <draw:text-box>
            <text:p text:style-name="P6"><text:span text:style-name="T1">18</text:span></text:p>
          </draw:text-box>
        </draw:frame>
        <draw:polygon draw:style-name="gr4" draw:text-style-name="P4" draw:layer="layout" svg:width="0cm" svg:height="0.122cm" svg:x="27.46cm" svg:y="28.952cm" svg:viewBox="0 0 0 123" draw:points="0,0 0,123">
          <text:p/>
        </draw:polygon>
        <draw:line draw:style-name="gr5" draw:text-style-name="P5" draw:layer="layout" svg:x1="27.46cm" svg:y1="28.952cm" svg:x2="27.46cm" svg:y2="29.075cm">
          <text:p/>
        </draw:line>
        <draw:polygon draw:style-name="gr4" draw:text-style-name="P4" draw:layer="layout" svg:width="0cm" svg:height="0.122cm" svg:x="27.7cm" svg:y="28.952cm" svg:viewBox="0 0 0 123" draw:points="0,0 0,123">
          <text:p/>
        </draw:polygon>
        <draw:line draw:style-name="gr5" draw:text-style-name="P5" draw:layer="layout" svg:x1="27.7cm" svg:y1="28.952cm" svg:x2="27.7cm" svg:y2="29.075cm">
          <text:p/>
        </draw:line>
        <draw:polygon draw:style-name="gr4" draw:text-style-name="P4" draw:layer="layout" svg:width="0cm" svg:height="0.122cm" svg:x="27.941cm" svg:y="28.952cm" svg:viewBox="0 0 0 123" draw:points="0,0 0,123">
          <text:p/>
        </draw:polygon>
        <draw:line draw:style-name="gr5" draw:text-style-name="P5" draw:layer="layout" svg:x1="27.941cm" svg:y1="28.952cm" svg:x2="27.941cm" svg:y2="29.075cm">
          <text:p/>
        </draw:line>
        <draw:frame draw:style-name="gr6" draw:text-style-name="P7" draw:layer="layout" svg:width="0.569cm" svg:height="0.628cm" draw:transform="rotate (1.5707963267949) translate (26.853cm 29.764cm)">
          <draw:text-box>
            <text:p text:style-name="P6"><text:span text:style-name="T1">21</text:span></text:p>
          </draw:text-box>
        </draw:frame>
        <draw:polygon draw:style-name="gr4" draw:text-style-name="P4" draw:layer="layout" svg:width="0cm" svg:height="0.122cm" svg:x="28.181cm" svg:y="28.952cm" svg:viewBox="0 0 0 123" draw:points="0,0 0,123">
          <text:p/>
        </draw:polygon>
        <draw:line draw:style-name="gr5" draw:text-style-name="P5" draw:layer="layout" svg:x1="28.181cm" svg:y1="28.952cm" svg:x2="28.181cm" svg:y2="29.075cm">
          <text:p/>
        </draw:line>
        <draw:polygon draw:style-name="gr4" draw:text-style-name="P4" draw:layer="layout" svg:width="0cm" svg:height="0.122cm" svg:x="28.422cm" svg:y="28.952cm" svg:viewBox="0 0 0 123" draw:points="0,0 0,123">
          <text:p/>
        </draw:polygon>
        <draw:line draw:style-name="gr5" draw:text-style-name="P5" draw:layer="layout" svg:x1="28.422cm" svg:y1="28.952cm" svg:x2="28.422cm" svg:y2="29.075cm">
          <text:p/>
        </draw:line>
        <draw:polygon draw:style-name="gr4" draw:text-style-name="P4" draw:layer="layout" svg:width="0cm" svg:height="0.122cm" svg:x="28.662cm" svg:y="28.952cm" svg:viewBox="0 0 0 123" draw:points="0,0 0,123">
          <text:p/>
        </draw:polygon>
        <draw:line draw:style-name="gr5" draw:text-style-name="P5" draw:layer="layout" svg:x1="28.662cm" svg:y1="28.952cm" svg:x2="28.662cm" svg:y2="29.075cm">
          <text:p/>
        </draw:line>
        <draw:frame draw:style-name="gr6" draw:text-style-name="P7" draw:layer="layout" svg:width="0.569cm" svg:height="0.628cm" draw:transform="rotate (1.5707963267949) translate (27.574cm 29.764cm)">
          <draw:text-box>
            <text:p text:style-name="P6"><text:span text:style-name="T1">24</text:span></text:p>
          </draw:text-box>
        </draw:frame>
        <draw:polygon draw:style-name="gr4" draw:text-style-name="P4" draw:layer="layout" svg:width="0cm" svg:height="0.122cm" svg:x="28.902cm" svg:y="28.952cm" svg:viewBox="0 0 0 123" draw:points="0,0 0,123">
          <text:p/>
        </draw:polygon>
        <draw:line draw:style-name="gr5" draw:text-style-name="P5" draw:layer="layout" svg:x1="28.902cm" svg:y1="28.952cm" svg:x2="28.902cm" svg:y2="29.075cm">
          <text:p/>
        </draw:line>
        <draw:polygon draw:style-name="gr4" draw:text-style-name="P4" draw:layer="layout" svg:width="0cm" svg:height="0.122cm" svg:x="29.143cm" svg:y="28.952cm" svg:viewBox="0 0 0 123" draw:points="0,0 0,123">
          <text:p/>
        </draw:polygon>
        <draw:line draw:style-name="gr5" draw:text-style-name="P5" draw:layer="layout" svg:x1="29.143cm" svg:y1="28.952cm" svg:x2="29.143cm" svg:y2="29.075cm">
          <text:p/>
        </draw:line>
        <draw:polygon draw:style-name="gr4" draw:text-style-name="P4" draw:layer="layout" svg:width="0cm" svg:height="0.122cm" svg:x="29.383cm" svg:y="28.952cm" svg:viewBox="0 0 0 123" draw:points="0,0 0,123">
          <text:p/>
        </draw:polygon>
        <draw:line draw:style-name="gr5" draw:text-style-name="P5" draw:layer="layout" svg:x1="29.383cm" svg:y1="28.952cm" svg:x2="29.383cm" svg:y2="29.075cm">
          <text:p/>
        </draw:line>
        <draw:frame draw:style-name="gr6" draw:text-style-name="P7" draw:layer="layout" svg:width="0.569cm" svg:height="0.628cm" draw:transform="rotate (1.5707963267949) translate (28.295cm 29.764cm)">
          <draw:text-box>
            <text:p text:style-name="P6"><text:span text:style-name="T1">27</text:span></text:p>
          </draw:text-box>
        </draw:frame>
        <draw:polygon draw:style-name="gr4" draw:text-style-name="P4" draw:layer="layout" svg:width="0cm" svg:height="0.122cm" svg:x="29.624cm" svg:y="28.952cm" svg:viewBox="0 0 0 123" draw:points="0,0 0,123">
          <text:p/>
        </draw:polygon>
        <draw:line draw:style-name="gr5" draw:text-style-name="P5" draw:layer="layout" svg:x1="29.624cm" svg:y1="28.952cm" svg:x2="29.624cm" svg:y2="29.075cm">
          <text:p/>
        </draw:line>
        <draw:polygon draw:style-name="gr4" draw:text-style-name="P4" draw:layer="layout" svg:width="0.123cm" svg:height="0cm" svg:x="21.423cm" svg:y="28.952cm" svg:viewBox="0 0 124 0" draw:points="124,0 0,0">
          <text:p/>
        </draw:polygon>
        <draw:line draw:style-name="gr5" draw:text-style-name="P5" draw:layer="layout" svg:x1="21.547cm" svg:y1="28.952cm" svg:x2="21.423cm" svg:y2="28.952cm">
          <text:p/>
        </draw:line>
        <draw:frame draw:style-name="gr6" draw:text-style-name="P7" draw:layer="layout" svg:width="0.569cm" svg:height="0.628cm" draw:transform="rotate (1.5707963267949) translate (29.016cm 29.764cm)">
          <draw:text-box>
            <text:p text:style-name="P6"><text:span text:style-name="T1">30</text:span></text:p>
          </draw:text-box>
        </draw:frame>
        <draw:polygon draw:style-name="gr4" draw:text-style-name="P4" draw:layer="layout" svg:width="0.123cm" svg:height="0cm" svg:x="21.423cm" svg:y="27.704cm" svg:viewBox="0 0 124 0" draw:points="124,0 0,0">
          <text:p/>
        </draw:polygon>
        <draw:line draw:style-name="gr5" draw:text-style-name="P5" draw:layer="layout" svg:x1="21.547cm" svg:y1="27.704cm" svg:x2="21.423cm" svg:y2="27.704cm">
          <text:p/>
        </draw:line>
        <draw:frame draw:style-name="gr6" draw:text-style-name="P7" draw:layer="layout" svg:width="0.709cm" svg:height="0.628cm" svg:x="20.595cm" svg:y="28.645cm">
          <draw:text-box>
            <text:p text:style-name="P6"><text:span text:style-name="T1">0.0</text:span></text:p>
          </draw:text-box>
        </draw:frame>
        <draw:polygon draw:style-name="gr4" draw:text-style-name="P4" draw:layer="layout" svg:width="0.123cm" svg:height="0cm" svg:x="21.423cm" svg:y="26.457cm" svg:viewBox="0 0 124 0" draw:points="124,0 0,0">
          <text:p/>
        </draw:polygon>
        <draw:line draw:style-name="gr5" draw:text-style-name="P5" draw:layer="layout" svg:x1="21.547cm" svg:y1="26.457cm" svg:x2="21.423cm" svg:y2="26.457cm">
          <text:p/>
        </draw:line>
        <draw:frame draw:style-name="gr6" draw:text-style-name="P7" draw:layer="layout" svg:width="0.709cm" svg:height="0.628cm" svg:x="20.595cm" svg:y="27.398cm">
          <draw:text-box>
            <text:p text:style-name="P6"><text:span text:style-name="T1">0.2</text:span></text:p>
          </draw:text-box>
        </draw:frame>
        <draw:polygon draw:style-name="gr4" draw:text-style-name="P4" draw:layer="layout" svg:width="0.123cm" svg:height="0cm" svg:x="21.423cm" svg:y="25.209cm" svg:viewBox="0 0 124 0" draw:points="124,0 0,0">
          <text:p/>
        </draw:polygon>
        <draw:line draw:style-name="gr5" draw:text-style-name="P5" draw:layer="layout" svg:x1="21.547cm" svg:y1="25.209cm" svg:x2="21.423cm" svg:y2="25.209cm">
          <text:p/>
        </draw:line>
        <draw:frame draw:style-name="gr6" draw:text-style-name="P7" draw:layer="layout" svg:width="0.709cm" svg:height="0.628cm" svg:x="20.595cm" svg:y="26.15cm">
          <draw:text-box>
            <text:p text:style-name="P6"><text:span text:style-name="T1">0.4</text:span></text:p>
          </draw:text-box>
        </draw:frame>
        <draw:polygon draw:style-name="gr4" draw:text-style-name="P4" draw:layer="layout" svg:width="0.123cm" svg:height="0cm" svg:x="21.423cm" svg:y="23.962cm" svg:viewBox="0 0 124 0" draw:points="124,0 0,0">
          <text:p/>
        </draw:polygon>
        <draw:line draw:style-name="gr5" draw:text-style-name="P5" draw:layer="layout" svg:x1="21.547cm" svg:y1="23.962cm" svg:x2="21.423cm" svg:y2="23.962cm">
          <text:p/>
        </draw:line>
        <draw:frame draw:style-name="gr6" draw:text-style-name="P7" draw:layer="layout" svg:width="0.709cm" svg:height="0.628cm" svg:x="20.595cm" svg:y="24.903cm">
          <draw:text-box>
            <text:p text:style-name="P6"><text:span text:style-name="T1">0.6</text:span></text:p>
          </draw:text-box>
        </draw:frame>
        <draw:polygon draw:style-name="gr4" draw:text-style-name="P4" draw:layer="layout" svg:width="0.123cm" svg:height="0cm" svg:x="21.423cm" svg:y="22.714cm" svg:viewBox="0 0 124 0" draw:points="124,0 0,0">
          <text:p/>
        </draw:polygon>
        <draw:line draw:style-name="gr5" draw:text-style-name="P5" draw:layer="layout" svg:x1="21.547cm" svg:y1="22.714cm" svg:x2="21.423cm" svg:y2="22.714cm">
          <text:p/>
        </draw:line>
        <draw:frame draw:style-name="gr6" draw:text-style-name="P7" draw:layer="layout" svg:width="0.709cm" svg:height="0.628cm" svg:x="20.595cm" svg:y="23.655cm">
          <draw:text-box>
            <text:p text:style-name="P6"><text:span text:style-name="T1">0.8</text:span></text:p>
          </draw:text-box>
        </draw:frame>
        <draw:polyline draw:style-name="gr7" draw:text-style-name="P5" draw:layer="layout" svg:width="7.693cm" svg:height="4.478cm" svg:x="21.931cm" svg:y="23.182cm" svg:viewBox="0 0 7694 4479" draw:points="0,3995 241,3896 481,3925 721,3375 962,2721 1202,1804 1442,1174 1683,740 1923,528 2164,376 2404,242 2644,243 2885,217 3125,203 3366,125 3606,31 3846,0 4087,151 4327,207 4568,42 4808,104 5049,328 5290,1280 5530,3708 5770,3908 6011,4474 6251,4195 6492,4309 6732,4329 6972,4413 7213,4370 7453,4386 7694,4479">
          <text:p/>
        </draw:polyline>
        <draw:polyline draw:style-name="gr8" draw:text-style-name="P5" draw:layer="layout" svg:width="7.693cm" svg:height="5.582cm" svg:x="21.931cm" svg:y="23.37cm" svg:viewBox="0 0 7694 5583" draw:points="0,3898 241,2242 481,2279 721,1260 962,584 1202,268 1442,91 1683,9 1923,17 2164,0 2404,33 2644,22 2885,6 3125,23 3366,127 3606,62 3846,272 4087,1979 4327,2937 4568,4022 4808,4365 5049,3954 5290,5141 5530,5216 5770,5245 6011,5105 6251,5115 6492,5129 6732,5089 6972,5288 7213,5395 7453,5491 7694,5583">
          <text:p/>
        </draw:polyline>
        <draw:line draw:style-name="gr9" draw:text-style-name="P5" draw:layer="layout" svg:x1="21.547cm" svg:y1="28.952cm" svg:x2="21.547cm" svg:y2="22.714cm">
          <text:p/>
        </draw:line>
        <draw:line draw:style-name="gr9" draw:text-style-name="P5" draw:layer="layout" svg:x1="30.008cm" svg:y1="28.952cm" svg:x2="30.008cm" svg:y2="22.714cm">
          <text:p/>
        </draw:line>
        <draw:line draw:style-name="gr9" draw:text-style-name="P5" draw:layer="layout" svg:x1="21.547cm" svg:y1="28.952cm" svg:x2="30.008cm" svg:y2="28.952cm">
          <text:p/>
        </draw:line>
        <draw:line draw:style-name="gr9" draw:text-style-name="P5" draw:layer="layout" svg:x1="21.547cm" svg:y1="22.714cm" svg:x2="30.008cm" svg:y2="22.714cm">
          <text:p/>
        </draw:line>
        <draw:frame draw:style-name="gr6" draw:text-style-name="P7" draw:layer="layout" svg:width="0.709cm" svg:height="0.628cm" svg:x="20.595cm" svg:y="22.408cm">
          <draw:text-box>
            <text:p text:style-name="P6"><text:span text:style-name="T1">1.0</text:span></text:p>
          </draw:text-box>
        </draw:frame>
        <draw:polygon draw:style-name="gr1" draw:text-style-name="P1" draw:layer="layout" svg:width="8.462cm" svg:height="6.238cm" svg:x="31.42cm" svg:y="22.714cm" svg:viewBox="0 0 8463 6239" draw:points="0,6239 8463,6239 8463,0 0,0">
          <text:p/>
        </draw:polygon>
        <draw:polygon draw:style-name="gr2" draw:text-style-name="P2" draw:layer="layout" svg:width="7.693cm" svg:height="5.37cm" svg:x="31.805cm" svg:y="24.441cm" svg:viewBox="0 0 7694 5371" draw:points="0,1639 0,4760 240,4772 481,4787 721,4590 962,4451 1202,4013 1442,3489 1683,2997 1923,2826 2164,2618 2404,2193 2644,2266 2886,2120 3126,2156 3366,1894 3607,2633 3847,2576 4088,3520 4328,3126 4568,2830 4809,4609 5049,3729 5290,4164 5530,4363 5770,4793 6011,5173 6251,4177 6492,4950 6732,4959 6972,4284 7213,4263 7453,3986 7694,5371 7694,1932 7453,0 7213,156 6972,172 6732,791 6492,1114 6251,377 6011,1747 5770,1541 5530,491 5290,661 5049,881 4809,1376 4568,582 4328,612 4088,742 3847,380 3607,443 3366,96 3126,178 2886,224 2644,298 2404,184 2164,525 1923,641 1683,664 1442,893 1202,1041 962,1315 721,1431 481,1604 240,1232">
          <text:p/>
        </draw:polygon>
        <draw:polygon draw:style-name="gr3" draw:text-style-name="P3" draw:layer="layout" svg:width="7.693cm" svg:height="4.252cm" svg:x="31.805cm" svg:y="24.7cm" svg:viewBox="0 0 7694 4253" draw:points="0,2906 0,3495 240,3052 481,3113 721,2650 962,2123 1202,1742 1442,1492 1683,1422 1923,1352 2164,1300 2404,1284 2644,1699 2886,1683 3126,1838 3366,1917 3607,2349 3847,2612 4088,3463 4328,3621 4568,3752 4809,3812 5049,3835 5290,3955 5530,4003 5770,3932 6011,4020 6251,3978 6492,4097 6732,4120 6972,4127 7213,4168 7453,4080 7694,4253 7453,3625 7213,3940 6972,3945 6732,3862 6492,3694 6251,3643 6011,3680 5770,3396 5530,3550 5290,3532 5049,3375 4809,3463 4568,3302 4328,2989 4088,2575 3847,1627 3607,1371 3366,805 3126,652 2886,387 2644,232 2404,15 2164,0 1923,90 1683,160 1442,395 1202,606 962,1168 721,1832 481,2240 240,2104">
          <text:p/>
        </draw:polygon>
        <draw:polygon draw:style-name="gr4" draw:text-style-name="P4" draw:layer="layout" svg:width="0cm" svg:height="0.122cm" svg:x="31.805cm" svg:y="28.952cm" svg:viewBox="0 0 0 123" draw:points="0,0 0,123">
          <text:p/>
        </draw:polygon>
        <draw:line draw:style-name="gr5" draw:text-style-name="P5" draw:layer="layout" svg:x1="31.805cm" svg:y1="28.952cm" svg:x2="31.805cm" svg:y2="29.075cm">
          <text:p/>
        </draw:line>
        <draw:frame draw:style-name="gr13" draw:text-style-name="P9" draw:layer="layout" svg:width="4.621cm" svg:height="0.86cm" svg:x="23.471cm" svg:y="21.812cm">
          <draw:text-box>
            <text:p text:style-name="P6"><text:span text:style-name="T3">plays pro sport</text:span></text:p>
          </draw:text-box>
        </draw:frame>
        <draw:polygon draw:style-name="gr4" draw:text-style-name="P4" draw:layer="layout" svg:width="0cm" svg:height="0.122cm" svg:x="32.045cm" svg:y="28.952cm" svg:viewBox="0 0 0 123" draw:points="0,0 0,123">
          <text:p/>
        </draw:polygon>
        <draw:line draw:style-name="gr5" draw:text-style-name="P5" draw:layer="layout" svg:x1="32.045cm" svg:y1="28.952cm" svg:x2="32.045cm" svg:y2="29.075cm">
          <text:p/>
        </draw:line>
        <draw:polygon draw:style-name="gr4" draw:text-style-name="P4" draw:layer="layout" svg:width="0cm" svg:height="0.122cm" svg:x="32.286cm" svg:y="28.952cm" svg:viewBox="0 0 0 123" draw:points="0,0 0,123">
          <text:p/>
        </draw:polygon>
        <draw:line draw:style-name="gr5" draw:text-style-name="P5" draw:layer="layout" svg:x1="32.286cm" svg:y1="28.952cm" svg:x2="32.286cm" svg:y2="29.075cm">
          <text:p/>
        </draw:line>
        <draw:polygon draw:style-name="gr4" draw:text-style-name="P4" draw:layer="layout" svg:width="0cm" svg:height="0.122cm" svg:x="32.526cm" svg:y="28.952cm" svg:viewBox="0 0 0 123" draw:points="0,0 0,123">
          <text:p/>
        </draw:polygon>
        <draw:line draw:style-name="gr5" draw:text-style-name="P5" draw:layer="layout" svg:x1="32.526cm" svg:y1="28.952cm" svg:x2="32.526cm" svg:y2="29.075cm">
          <text:p/>
        </draw:line>
        <draw:polygon draw:style-name="gr4" draw:text-style-name="P4" draw:layer="layout" svg:width="0cm" svg:height="0.122cm" svg:x="32.767cm" svg:y="28.952cm" svg:viewBox="0 0 0 123" draw:points="0,0 0,123">
          <text:p/>
        </draw:polygon>
        <draw:line draw:style-name="gr5" draw:text-style-name="P5" draw:layer="layout" svg:x1="32.767cm" svg:y1="28.952cm" svg:x2="32.767cm" svg:y2="29.075cm">
          <text:p/>
        </draw:line>
        <draw:frame draw:style-name="gr6" draw:text-style-name="P7" draw:layer="layout" svg:width="0.971cm" svg:height="0.628cm" draw:transform="rotate (1.5707963267949) translate (31.438cm 30.172cm)">
          <draw:text-box>
            <text:p text:style-name="P6"><text:span text:style-name="T1">emb</text:span></text:p>
          </draw:text-box>
        </draw:frame>
        <draw:polygon draw:style-name="gr4" draw:text-style-name="P4" draw:layer="layout" svg:width="0cm" svg:height="0.122cm" svg:x="33.007cm" svg:y="28.952cm" svg:viewBox="0 0 0 123" draw:points="0,0 0,123">
          <text:p/>
        </draw:polygon>
        <draw:line draw:style-name="gr5" draw:text-style-name="P5" draw:layer="layout" svg:x1="33.007cm" svg:y1="28.952cm" svg:x2="33.007cm" svg:y2="29.075cm">
          <text:p/>
        </draw:line>
        <draw:polygon draw:style-name="gr4" draw:text-style-name="P4" draw:layer="layout" svg:width="0cm" svg:height="0.122cm" svg:x="33.247cm" svg:y="28.952cm" svg:viewBox="0 0 0 123" draw:points="0,0 0,123">
          <text:p/>
        </draw:polygon>
        <draw:line draw:style-name="gr5" draw:text-style-name="P5" draw:layer="layout" svg:x1="33.247cm" svg:y1="28.952cm" svg:x2="33.247cm" svg:y2="29.075cm">
          <text:p/>
        </draw:line>
        <draw:polygon draw:style-name="gr4" draw:text-style-name="P4" draw:layer="layout" svg:width="0cm" svg:height="0.122cm" svg:x="33.488cm" svg:y="28.952cm" svg:viewBox="0 0 0 123" draw:points="0,0 0,123">
          <text:p/>
        </draw:polygon>
        <draw:line draw:style-name="gr5" draw:text-style-name="P5" draw:layer="layout" svg:x1="33.488cm" svg:y1="28.952cm" svg:x2="33.488cm" svg:y2="29.075cm">
          <text:p/>
        </draw:line>
        <draw:frame draw:style-name="gr6" draw:text-style-name="P7" draw:layer="layout" svg:width="0.563cm" svg:height="0.628cm" draw:transform="rotate (1.5707963267949) translate (32.4cm 29.481cm)">
          <draw:text-box>
            <text:p text:style-name="P6"><text:span text:style-name="T1">3</text:span></text:p>
          </draw:text-box>
        </draw:frame>
        <draw:polygon draw:style-name="gr4" draw:text-style-name="P4" draw:layer="layout" svg:width="0cm" svg:height="0.122cm" svg:x="33.728cm" svg:y="28.952cm" svg:viewBox="0 0 0 123" draw:points="0,0 0,123">
          <text:p/>
        </draw:polygon>
        <draw:line draw:style-name="gr5" draw:text-style-name="P5" draw:layer="layout" svg:x1="33.728cm" svg:y1="28.952cm" svg:x2="33.728cm" svg:y2="29.075cm">
          <text:p/>
        </draw:line>
        <draw:polygon draw:style-name="gr4" draw:text-style-name="P4" draw:layer="layout" svg:width="0cm" svg:height="0.122cm" svg:x="33.969cm" svg:y="28.952cm" svg:viewBox="0 0 0 123" draw:points="0,0 0,123">
          <text:p/>
        </draw:polygon>
        <draw:line draw:style-name="gr5" draw:text-style-name="P5" draw:layer="layout" svg:x1="33.969cm" svg:y1="28.952cm" svg:x2="33.969cm" svg:y2="29.075cm">
          <text:p/>
        </draw:line>
        <draw:polygon draw:style-name="gr4" draw:text-style-name="P4" draw:layer="layout" svg:width="0cm" svg:height="0.122cm" svg:x="34.209cm" svg:y="28.952cm" svg:viewBox="0 0 0 123" draw:points="0,0 0,123">
          <text:p/>
        </draw:polygon>
        <draw:line draw:style-name="gr5" draw:text-style-name="P5" draw:layer="layout" svg:x1="34.209cm" svg:y1="28.952cm" svg:x2="34.209cm" svg:y2="29.075cm">
          <text:p/>
        </draw:line>
        <draw:frame draw:style-name="gr6" draw:text-style-name="P7" draw:layer="layout" svg:width="0.563cm" svg:height="0.628cm" draw:transform="rotate (1.5707963267949) translate (33.121cm 29.481cm)">
          <draw:text-box>
            <text:p text:style-name="P6"><text:span text:style-name="T1">6</text:span></text:p>
          </draw:text-box>
        </draw:frame>
        <draw:polygon draw:style-name="gr4" draw:text-style-name="P4" draw:layer="layout" svg:width="0cm" svg:height="0.122cm" svg:x="34.449cm" svg:y="28.952cm" svg:viewBox="0 0 0 123" draw:points="0,0 0,123">
          <text:p/>
        </draw:polygon>
        <draw:line draw:style-name="gr5" draw:text-style-name="P5" draw:layer="layout" svg:x1="34.449cm" svg:y1="28.952cm" svg:x2="34.449cm" svg:y2="29.075cm">
          <text:p/>
        </draw:line>
        <draw:polygon draw:style-name="gr4" draw:text-style-name="P4" draw:layer="layout" svg:width="0cm" svg:height="0.122cm" svg:x="34.69cm" svg:y="28.952cm" svg:viewBox="0 0 0 123" draw:points="0,0 0,123">
          <text:p/>
        </draw:polygon>
        <draw:line draw:style-name="gr5" draw:text-style-name="P5" draw:layer="layout" svg:x1="34.69cm" svg:y1="28.952cm" svg:x2="34.69cm" svg:y2="29.075cm">
          <text:p/>
        </draw:line>
        <draw:polygon draw:style-name="gr4" draw:text-style-name="P4" draw:layer="layout" svg:width="0cm" svg:height="0.122cm" svg:x="34.93cm" svg:y="28.952cm" svg:viewBox="0 0 0 123" draw:points="0,0 0,123">
          <text:p/>
        </draw:polygon>
        <draw:line draw:style-name="gr5" draw:text-style-name="P5" draw:layer="layout" svg:x1="34.93cm" svg:y1="28.952cm" svg:x2="34.93cm" svg:y2="29.075cm">
          <text:p/>
        </draw:line>
        <draw:frame draw:style-name="gr6" draw:text-style-name="P7" draw:layer="layout" svg:width="0.563cm" svg:height="0.628cm" draw:transform="rotate (1.5707963267949) translate (33.842cm 29.481cm)">
          <draw:text-box>
            <text:p text:style-name="P6"><text:span text:style-name="T1">9</text:span></text:p>
          </draw:text-box>
        </draw:frame>
        <draw:polygon draw:style-name="gr4" draw:text-style-name="P4" draw:layer="layout" svg:width="0cm" svg:height="0.122cm" svg:x="35.17cm" svg:y="28.952cm" svg:viewBox="0 0 0 123" draw:points="0,0 0,123">
          <text:p/>
        </draw:polygon>
        <draw:line draw:style-name="gr5" draw:text-style-name="P5" draw:layer="layout" svg:x1="35.17cm" svg:y1="28.952cm" svg:x2="35.17cm" svg:y2="29.075cm">
          <text:p/>
        </draw:line>
        <draw:polygon draw:style-name="gr4" draw:text-style-name="P4" draw:layer="layout" svg:width="0cm" svg:height="0.122cm" svg:x="35.411cm" svg:y="28.952cm" svg:viewBox="0 0 0 123" draw:points="0,0 0,123">
          <text:p/>
        </draw:polygon>
        <draw:line draw:style-name="gr5" draw:text-style-name="P5" draw:layer="layout" svg:x1="35.411cm" svg:y1="28.952cm" svg:x2="35.411cm" svg:y2="29.075cm">
          <text:p/>
        </draw:line>
        <draw:polygon draw:style-name="gr4" draw:text-style-name="P4" draw:layer="layout" svg:width="0cm" svg:height="0.122cm" svg:x="35.651cm" svg:y="28.952cm" svg:viewBox="0 0 0 123" draw:points="0,0 0,123">
          <text:p/>
        </draw:polygon>
        <draw:line draw:style-name="gr5" draw:text-style-name="P5" draw:layer="layout" svg:x1="35.651cm" svg:y1="28.952cm" svg:x2="35.651cm" svg:y2="29.075cm">
          <text:p/>
        </draw:line>
        <draw:frame draw:style-name="gr6" draw:text-style-name="P7" draw:layer="layout" svg:width="0.569cm" svg:height="0.628cm" draw:transform="rotate (1.5707963267949) translate (34.563cm 29.764cm)">
          <draw:text-box>
            <text:p text:style-name="P6"><text:span text:style-name="T1">12</text:span></text:p>
          </draw:text-box>
        </draw:frame>
        <draw:polygon draw:style-name="gr4" draw:text-style-name="P4" draw:layer="layout" svg:width="0cm" svg:height="0.122cm" svg:x="35.892cm" svg:y="28.952cm" svg:viewBox="0 0 0 123" draw:points="0,0 0,123">
          <text:p/>
        </draw:polygon>
        <draw:line draw:style-name="gr5" draw:text-style-name="P5" draw:layer="layout" svg:x1="35.892cm" svg:y1="28.952cm" svg:x2="35.892cm" svg:y2="29.075cm">
          <text:p/>
        </draw:line>
        <draw:polygon draw:style-name="gr4" draw:text-style-name="P4" draw:layer="layout" svg:width="0cm" svg:height="0.122cm" svg:x="36.132cm" svg:y="28.952cm" svg:viewBox="0 0 0 123" draw:points="0,0 0,123">
          <text:p/>
        </draw:polygon>
        <draw:line draw:style-name="gr5" draw:text-style-name="P5" draw:layer="layout" svg:x1="36.132cm" svg:y1="28.952cm" svg:x2="36.132cm" svg:y2="29.075cm">
          <text:p/>
        </draw:line>
        <draw:polygon draw:style-name="gr4" draw:text-style-name="P4" draw:layer="layout" svg:width="0cm" svg:height="0.122cm" svg:x="36.372cm" svg:y="28.952cm" svg:viewBox="0 0 0 123" draw:points="0,0 0,123">
          <text:p/>
        </draw:polygon>
        <draw:line draw:style-name="gr5" draw:text-style-name="P5" draw:layer="layout" svg:x1="36.372cm" svg:y1="28.952cm" svg:x2="36.372cm" svg:y2="29.075cm">
          <text:p/>
        </draw:line>
        <draw:frame draw:style-name="gr6" draw:text-style-name="P7" draw:layer="layout" svg:width="0.569cm" svg:height="0.628cm" draw:transform="rotate (1.5707963267949) translate (35.284cm 29.764cm)">
          <draw:text-box>
            <text:p text:style-name="P6"><text:span text:style-name="T1">15</text:span></text:p>
          </draw:text-box>
        </draw:frame>
        <draw:polygon draw:style-name="gr4" draw:text-style-name="P4" draw:layer="layout" svg:width="0cm" svg:height="0.122cm" svg:x="36.613cm" svg:y="28.952cm" svg:viewBox="0 0 0 123" draw:points="0,0 0,123">
          <text:p/>
        </draw:polygon>
        <draw:line draw:style-name="gr5" draw:text-style-name="P5" draw:layer="layout" svg:x1="36.613cm" svg:y1="28.952cm" svg:x2="36.613cm" svg:y2="29.075cm">
          <text:p/>
        </draw:line>
        <draw:polygon draw:style-name="gr4" draw:text-style-name="P4" draw:layer="layout" svg:width="0cm" svg:height="0.122cm" svg:x="36.853cm" svg:y="28.952cm" svg:viewBox="0 0 0 123" draw:points="0,0 0,123">
          <text:p/>
        </draw:polygon>
        <draw:line draw:style-name="gr5" draw:text-style-name="P5" draw:layer="layout" svg:x1="36.853cm" svg:y1="28.952cm" svg:x2="36.853cm" svg:y2="29.075cm">
          <text:p/>
        </draw:line>
        <draw:polygon draw:style-name="gr4" draw:text-style-name="P4" draw:layer="layout" svg:width="0cm" svg:height="0.122cm" svg:x="37.094cm" svg:y="28.952cm" svg:viewBox="0 0 0 123" draw:points="0,0 0,123">
          <text:p/>
        </draw:polygon>
        <draw:line draw:style-name="gr5" draw:text-style-name="P5" draw:layer="layout" svg:x1="37.094cm" svg:y1="28.952cm" svg:x2="37.094cm" svg:y2="29.075cm">
          <text:p/>
        </draw:line>
        <draw:frame draw:style-name="gr6" draw:text-style-name="P7" draw:layer="layout" svg:width="0.569cm" svg:height="0.628cm" draw:transform="rotate (1.5707963267949) translate (36.006cm 29.764cm)">
          <draw:text-box>
            <text:p text:style-name="P6"><text:span text:style-name="T1">18</text:span></text:p>
          </draw:text-box>
        </draw:frame>
        <draw:polygon draw:style-name="gr4" draw:text-style-name="P4" draw:layer="layout" svg:width="0cm" svg:height="0.122cm" svg:x="37.334cm" svg:y="28.952cm" svg:viewBox="0 0 0 123" draw:points="0,0 0,123">
          <text:p/>
        </draw:polygon>
        <draw:line draw:style-name="gr5" draw:text-style-name="P5" draw:layer="layout" svg:x1="37.334cm" svg:y1="28.952cm" svg:x2="37.334cm" svg:y2="29.075cm">
          <text:p/>
        </draw:line>
        <draw:polygon draw:style-name="gr4" draw:text-style-name="P4" draw:layer="layout" svg:width="0cm" svg:height="0.122cm" svg:x="37.574cm" svg:y="28.952cm" svg:viewBox="0 0 0 123" draw:points="0,0 0,123">
          <text:p/>
        </draw:polygon>
        <draw:line draw:style-name="gr5" draw:text-style-name="P5" draw:layer="layout" svg:x1="37.574cm" svg:y1="28.952cm" svg:x2="37.574cm" svg:y2="29.075cm">
          <text:p/>
        </draw:line>
        <draw:polygon draw:style-name="gr4" draw:text-style-name="P4" draw:layer="layout" svg:width="0cm" svg:height="0.122cm" svg:x="37.815cm" svg:y="28.952cm" svg:viewBox="0 0 0 123" draw:points="0,0 0,123">
          <text:p/>
        </draw:polygon>
        <draw:line draw:style-name="gr5" draw:text-style-name="P5" draw:layer="layout" svg:x1="37.815cm" svg:y1="28.952cm" svg:x2="37.815cm" svg:y2="29.075cm">
          <text:p/>
        </draw:line>
        <draw:frame draw:style-name="gr6" draw:text-style-name="P7" draw:layer="layout" svg:width="0.569cm" svg:height="0.628cm" draw:transform="rotate (1.5707963267949) translate (36.727cm 29.764cm)">
          <draw:text-box>
            <text:p text:style-name="P6"><text:span text:style-name="T1">21</text:span></text:p>
          </draw:text-box>
        </draw:frame>
        <draw:polygon draw:style-name="gr4" draw:text-style-name="P4" draw:layer="layout" svg:width="0cm" svg:height="0.122cm" svg:x="38.055cm" svg:y="28.952cm" svg:viewBox="0 0 0 123" draw:points="0,0 0,123">
          <text:p/>
        </draw:polygon>
        <draw:line draw:style-name="gr5" draw:text-style-name="P5" draw:layer="layout" svg:x1="38.055cm" svg:y1="28.952cm" svg:x2="38.055cm" svg:y2="29.075cm">
          <text:p/>
        </draw:line>
        <draw:polygon draw:style-name="gr4" draw:text-style-name="P4" draw:layer="layout" svg:width="0cm" svg:height="0.122cm" svg:x="38.296cm" svg:y="28.952cm" svg:viewBox="0 0 0 123" draw:points="0,0 0,123">
          <text:p/>
        </draw:polygon>
        <draw:line draw:style-name="gr5" draw:text-style-name="P5" draw:layer="layout" svg:x1="38.296cm" svg:y1="28.952cm" svg:x2="38.296cm" svg:y2="29.075cm">
          <text:p/>
        </draw:line>
        <draw:polygon draw:style-name="gr4" draw:text-style-name="P4" draw:layer="layout" svg:width="0cm" svg:height="0.122cm" svg:x="38.536cm" svg:y="28.952cm" svg:viewBox="0 0 0 123" draw:points="0,0 0,123">
          <text:p/>
        </draw:polygon>
        <draw:line draw:style-name="gr5" draw:text-style-name="P5" draw:layer="layout" svg:x1="38.536cm" svg:y1="28.952cm" svg:x2="38.536cm" svg:y2="29.075cm">
          <text:p/>
        </draw:line>
        <draw:frame draw:style-name="gr6" draw:text-style-name="P7" draw:layer="layout" svg:width="0.569cm" svg:height="0.628cm" draw:transform="rotate (1.5707963267949) translate (37.448cm 29.764cm)">
          <draw:text-box>
            <text:p text:style-name="P6"><text:span text:style-name="T1">24</text:span></text:p>
          </draw:text-box>
        </draw:frame>
        <draw:polygon draw:style-name="gr4" draw:text-style-name="P4" draw:layer="layout" svg:width="0cm" svg:height="0.122cm" svg:x="38.776cm" svg:y="28.952cm" svg:viewBox="0 0 0 123" draw:points="0,0 0,123">
          <text:p/>
        </draw:polygon>
        <draw:line draw:style-name="gr5" draw:text-style-name="P5" draw:layer="layout" svg:x1="38.776cm" svg:y1="28.952cm" svg:x2="38.776cm" svg:y2="29.075cm">
          <text:p/>
        </draw:line>
        <draw:polygon draw:style-name="gr4" draw:text-style-name="P4" draw:layer="layout" svg:width="0cm" svg:height="0.122cm" svg:x="39.017cm" svg:y="28.952cm" svg:viewBox="0 0 0 123" draw:points="0,0 0,123">
          <text:p/>
        </draw:polygon>
        <draw:line draw:style-name="gr5" draw:text-style-name="P5" draw:layer="layout" svg:x1="39.017cm" svg:y1="28.952cm" svg:x2="39.017cm" svg:y2="29.075cm">
          <text:p/>
        </draw:line>
        <draw:polygon draw:style-name="gr4" draw:text-style-name="P4" draw:layer="layout" svg:width="0cm" svg:height="0.122cm" svg:x="39.257cm" svg:y="28.952cm" svg:viewBox="0 0 0 123" draw:points="0,0 0,123">
          <text:p/>
        </draw:polygon>
        <draw:line draw:style-name="gr5" draw:text-style-name="P5" draw:layer="layout" svg:x1="39.257cm" svg:y1="28.952cm" svg:x2="39.257cm" svg:y2="29.075cm">
          <text:p/>
        </draw:line>
        <draw:frame draw:style-name="gr6" draw:text-style-name="P7" draw:layer="layout" svg:width="0.569cm" svg:height="0.628cm" draw:transform="rotate (1.5707963267949) translate (38.169cm 29.764cm)">
          <draw:text-box>
            <text:p text:style-name="P6"><text:span text:style-name="T1">27</text:span></text:p>
          </draw:text-box>
        </draw:frame>
        <draw:polygon draw:style-name="gr4" draw:text-style-name="P4" draw:layer="layout" svg:width="0cm" svg:height="0.122cm" svg:x="39.498cm" svg:y="28.952cm" svg:viewBox="0 0 0 123" draw:points="0,0 0,123">
          <text:p/>
        </draw:polygon>
        <draw:line draw:style-name="gr5" draw:text-style-name="P5" draw:layer="layout" svg:x1="39.498cm" svg:y1="28.952cm" svg:x2="39.498cm" svg:y2="29.075cm">
          <text:p/>
        </draw:line>
        <draw:polygon draw:style-name="gr4" draw:text-style-name="P4" draw:layer="layout" svg:width="0.122cm" svg:height="0cm" svg:x="31.297cm" svg:y="28.952cm" svg:viewBox="0 0 123 0" draw:points="123,0 0,0">
          <text:p/>
        </draw:polygon>
        <draw:line draw:style-name="gr5" draw:text-style-name="P5" draw:layer="layout" svg:x1="31.42cm" svg:y1="28.952cm" svg:x2="31.297cm" svg:y2="28.952cm">
          <text:p/>
        </draw:line>
        <draw:frame draw:style-name="gr6" draw:text-style-name="P7" draw:layer="layout" svg:width="0.569cm" svg:height="0.628cm" draw:transform="rotate (1.5707963267949) translate (38.89cm 29.764cm)">
          <draw:text-box>
            <text:p text:style-name="P6"><text:span text:style-name="T1">30</text:span></text:p>
          </draw:text-box>
        </draw:frame>
        <draw:polygon draw:style-name="gr4" draw:text-style-name="P4" draw:layer="layout" svg:width="0.122cm" svg:height="0cm" svg:x="31.297cm" svg:y="27.704cm" svg:viewBox="0 0 123 0" draw:points="123,0 0,0">
          <text:p/>
        </draw:polygon>
        <draw:line draw:style-name="gr5" draw:text-style-name="P5" draw:layer="layout" svg:x1="31.42cm" svg:y1="27.704cm" svg:x2="31.297cm" svg:y2="27.704cm">
          <text:p/>
        </draw:line>
        <draw:frame draw:style-name="gr6" draw:text-style-name="P7" draw:layer="layout" svg:width="0.709cm" svg:height="0.628cm" svg:x="30.468cm" svg:y="28.645cm">
          <draw:text-box>
            <text:p text:style-name="P6"><text:span text:style-name="T1">0.0</text:span></text:p>
          </draw:text-box>
        </draw:frame>
        <draw:polygon draw:style-name="gr4" draw:text-style-name="P4" draw:layer="layout" svg:width="0.122cm" svg:height="0cm" svg:x="31.297cm" svg:y="26.457cm" svg:viewBox="0 0 123 0" draw:points="123,0 0,0">
          <text:p/>
        </draw:polygon>
        <draw:line draw:style-name="gr5" draw:text-style-name="P5" draw:layer="layout" svg:x1="31.42cm" svg:y1="26.457cm" svg:x2="31.297cm" svg:y2="26.457cm">
          <text:p/>
        </draw:line>
        <draw:frame draw:style-name="gr6" draw:text-style-name="P7" draw:layer="layout" svg:width="0.709cm" svg:height="0.628cm" svg:x="30.468cm" svg:y="27.398cm">
          <draw:text-box>
            <text:p text:style-name="P6"><text:span text:style-name="T1">0.2</text:span></text:p>
          </draw:text-box>
        </draw:frame>
        <draw:polygon draw:style-name="gr4" draw:text-style-name="P4" draw:layer="layout" svg:width="0.122cm" svg:height="0cm" svg:x="31.297cm" svg:y="25.209cm" svg:viewBox="0 0 123 0" draw:points="123,0 0,0">
          <text:p/>
        </draw:polygon>
        <draw:line draw:style-name="gr5" draw:text-style-name="P5" draw:layer="layout" svg:x1="31.42cm" svg:y1="25.209cm" svg:x2="31.297cm" svg:y2="25.209cm">
          <text:p/>
        </draw:line>
        <draw:frame draw:style-name="gr6" draw:text-style-name="P7" draw:layer="layout" svg:width="0.709cm" svg:height="0.628cm" svg:x="30.468cm" svg:y="26.15cm">
          <draw:text-box>
            <text:p text:style-name="P6"><text:span text:style-name="T1">0.4</text:span></text:p>
          </draw:text-box>
        </draw:frame>
        <draw:polygon draw:style-name="gr4" draw:text-style-name="P4" draw:layer="layout" svg:width="0.122cm" svg:height="0cm" svg:x="31.297cm" svg:y="23.962cm" svg:viewBox="0 0 123 0" draw:points="123,0 0,0">
          <text:p/>
        </draw:polygon>
        <draw:line draw:style-name="gr5" draw:text-style-name="P5" draw:layer="layout" svg:x1="31.42cm" svg:y1="23.962cm" svg:x2="31.297cm" svg:y2="23.962cm">
          <text:p/>
        </draw:line>
        <draw:frame draw:style-name="gr6" draw:text-style-name="P7" draw:layer="layout" svg:width="0.709cm" svg:height="0.628cm" svg:x="30.468cm" svg:y="24.903cm">
          <draw:text-box>
            <text:p text:style-name="P6"><text:span text:style-name="T1">0.6</text:span></text:p>
          </draw:text-box>
        </draw:frame>
        <draw:polygon draw:style-name="gr4" draw:text-style-name="P4" draw:layer="layout" svg:width="0.122cm" svg:height="0cm" svg:x="31.297cm" svg:y="22.714cm" svg:viewBox="0 0 123 0" draw:points="123,0 0,0">
          <text:p/>
        </draw:polygon>
        <draw:line draw:style-name="gr5" draw:text-style-name="P5" draw:layer="layout" svg:x1="31.42cm" svg:y1="22.714cm" svg:x2="31.297cm" svg:y2="22.714cm">
          <text:p/>
        </draw:line>
        <draw:frame draw:style-name="gr6" draw:text-style-name="P7" draw:layer="layout" svg:width="0.709cm" svg:height="0.628cm" svg:x="30.468cm" svg:y="23.655cm">
          <draw:text-box>
            <text:p text:style-name="P6"><text:span text:style-name="T1">0.8</text:span></text:p>
          </draw:text-box>
        </draw:frame>
        <draw:polyline draw:style-name="gr7" draw:text-style-name="P5" draw:layer="layout" svg:width="7.693cm" svg:height="2.656cm" svg:x="31.805cm" svg:y="25.436cm" svg:viewBox="0 0 7694 2657" draw:points="0,2206 240,2008 481,2201 721,2016 962,1889 1202,1533 1442,1197 1683,836 1923,740 2164,577 2404,194 2644,288 2886,177 3126,172 3366,0 3607,544 3847,484 4088,1137 4328,875 4568,712 4809,1998 5049,1311 5290,1418 5530,1433 5770,2173 6011,2466 6251,1283 6492,2038 6732,1881 6972,1234 7213,1215 7453,999 7694,2657">
          <text:p/>
        </draw:polyline>
        <draw:polyline draw:style-name="gr8" draw:text-style-name="P5" draw:layer="layout" svg:width="7.693cm" svg:height="3.603cm" svg:x="31.805cm" svg:y="25.349cm" svg:viewBox="0 0 7694 3604" draw:points="0,2552 240,1930 481,2028 721,1592 962,996 1202,525 1442,295 1683,142 1923,72 2164,1 2404,0 2644,316 2886,386 3126,596 3366,712 3607,1211 3847,1471 4088,2370 4328,2656 4568,2879 4809,2989 5049,2956 5290,3094 5530,3127 5770,3015 6011,3201 6251,3161 6492,3246 6732,3342 6972,3387 7213,3405 7453,3204 7694,3604">
          <text:p/>
        </draw:polyline>
        <draw:line draw:style-name="gr9" draw:text-style-name="P5" draw:layer="layout" svg:x1="31.42cm" svg:y1="28.952cm" svg:x2="31.42cm" svg:y2="22.714cm">
          <text:p/>
        </draw:line>
        <draw:line draw:style-name="gr9" draw:text-style-name="P5" draw:layer="layout" svg:x1="39.882cm" svg:y1="28.952cm" svg:x2="39.882cm" svg:y2="22.714cm">
          <text:p/>
        </draw:line>
        <draw:line draw:style-name="gr9" draw:text-style-name="P5" draw:layer="layout" svg:x1="31.42cm" svg:y1="28.952cm" svg:x2="39.882cm" svg:y2="28.952cm">
          <text:p/>
        </draw:line>
        <draw:line draw:style-name="gr9" draw:text-style-name="P5" draw:layer="layout" svg:x1="31.42cm" svg:y1="22.714cm" svg:x2="39.882cm" svg:y2="22.714cm">
          <text:p/>
        </draw:line>
        <draw:frame draw:style-name="gr6" draw:text-style-name="P7" draw:layer="layout" svg:width="0.709cm" svg:height="0.628cm" svg:x="30.468cm" svg:y="22.408cm">
          <draw:text-box>
            <text:p text:style-name="P6"><text:span text:style-name="T1">1.0</text:span></text:p>
          </draw:text-box>
        </draw:frame>
        <draw:polygon draw:style-name="gr1" draw:text-style-name="P1" draw:layer="layout" svg:width="8.461cm" svg:height="6.237cm" svg:x="1.799cm" svg:y="31.376cm" svg:viewBox="0 0 8462 6238" draw:points="0,6238 8462,6238 8462,0 0,0">
          <text:p/>
        </draw:polygon>
        <draw:polygon draw:style-name="gr2" draw:text-style-name="P2" draw:layer="layout" svg:width="7.693cm" svg:height="5.98cm" svg:x="2.183cm" svg:y="32.357cm" svg:viewBox="0 0 7694 5981" draw:points="0,2752 0,5200 241,4483 481,5022 722,4855 962,4581 1202,4236 1443,2643 1684,2627 1924,2513 2165,1944 2405,1675 2646,2176 2886,2087 3126,1843 3367,1351 3607,1827 3848,2532 4088,2392 4328,2566 4569,2973 4809,3796 5050,3513 5290,4167 5530,4829 5771,4571 6011,5848 6251,5279 6492,4855 6732,5975 6973,5882 7213,5981 7453,5977 7694,5981 7694,3402 7453,3401 7213,3402 6973,3285 6732,2995 6492,1549 6251,2327 6011,2830 5771,1127 5530,994 5290,578 5050,424 4809,1008 4569,432 4328,227 4088,113 3848,327 3607,25 3367,0 3126,311 2886,381 2646,486 2405,345 2165,454 1924,904 1684,503 1443,908 1202,1585 962,1881 722,2261 481,2528 241,1547">
          <text:p/>
        </draw:polygon>
        <draw:polygon draw:style-name="gr3" draw:text-style-name="P3" draw:layer="layout" svg:width="7.693cm" svg:height="3.842cm" svg:x="2.183cm" svg:y="33.771cm" svg:viewBox="0 0 7694 3843" draw:points="0,3036 0,3800 241,3419 481,3410 722,3134 962,2768 1202,2196 1443,2086 1684,2035 1924,1544 2165,1373 2405,1328 2646,1382 2886,1262 3126,1438 3367,1529 3607,1681 3848,1755 4088,2084 4328,2202 4569,3360 4809,3356 5050,3422 5290,3489 5530,3686 5771,3702 6011,3664 6251,3690 6492,3712 6732,3722 6973,3714 7213,3719 7453,3735 7694,3843 7453,3332 7213,3240 6973,3333 6732,3389 6492,3414 6251,3370 6011,3167 5771,3246 5530,3202 5290,2857 5050,2945 4809,2872 4569,2773 4328,1115 4088,837 3848,356 3607,189 3367,139 3126,0 2886,46 2646,30 2405,52 2165,113 1924,182 1684,393 1443,445 1202,748 962,1423 722,2144 481,2581 241,2515">
          <text:p/>
        </draw:polygon>
        <draw:polygon draw:style-name="gr4" draw:text-style-name="P4" draw:layer="layout" svg:width="0cm" svg:height="0.123cm" svg:x="2.183cm" svg:y="37.613cm" svg:viewBox="0 0 0 124" draw:points="0,0 0,124">
          <text:p/>
        </draw:polygon>
        <draw:line draw:style-name="gr5" draw:text-style-name="P5" draw:layer="layout" svg:x1="2.183cm" svg:y1="37.613cm" svg:x2="2.183cm" svg:y2="37.737cm">
          <text:p/>
        </draw:line>
        <draw:frame draw:style-name="gr13" draw:text-style-name="P9" draw:layer="layout" svg:width="5.675cm" svg:height="0.86cm" svg:x="32.818cm" svg:y="21.812cm">
          <draw:text-box>
            <text:p text:style-name="P6"><text:span text:style-name="T3">person occupation</text:span></text:p>
          </draw:text-box>
        </draw:frame>
        <draw:polygon draw:style-name="gr4" draw:text-style-name="P4" draw:layer="layout" svg:width="0cm" svg:height="0.123cm" svg:x="2.424cm" svg:y="37.613cm" svg:viewBox="0 0 0 124" draw:points="0,0 0,124">
          <text:p/>
        </draw:polygon>
        <draw:line draw:style-name="gr5" draw:text-style-name="P5" draw:layer="layout" svg:x1="2.424cm" svg:y1="37.613cm" svg:x2="2.424cm" svg:y2="37.737cm">
          <text:p/>
        </draw:line>
        <draw:polygon draw:style-name="gr4" draw:text-style-name="P4" draw:layer="layout" svg:width="0cm" svg:height="0.123cm" svg:x="2.664cm" svg:y="37.613cm" svg:viewBox="0 0 0 124" draw:points="0,0 0,124">
          <text:p/>
        </draw:polygon>
        <draw:line draw:style-name="gr5" draw:text-style-name="P5" draw:layer="layout" svg:x1="2.664cm" svg:y1="37.613cm" svg:x2="2.664cm" svg:y2="37.737cm">
          <text:p/>
        </draw:line>
        <draw:polygon draw:style-name="gr4" draw:text-style-name="P4" draw:layer="layout" svg:width="0cm" svg:height="0.123cm" svg:x="2.905cm" svg:y="37.613cm" svg:viewBox="0 0 0 124" draw:points="0,0 0,124">
          <text:p/>
        </draw:polygon>
        <draw:line draw:style-name="gr5" draw:text-style-name="P5" draw:layer="layout" svg:x1="2.905cm" svg:y1="37.613cm" svg:x2="2.905cm" svg:y2="37.737cm">
          <text:p/>
        </draw:line>
        <draw:polygon draw:style-name="gr4" draw:text-style-name="P4" draw:layer="layout" svg:width="0cm" svg:height="0.123cm" svg:x="3.145cm" svg:y="37.613cm" svg:viewBox="0 0 0 124" draw:points="0,0 0,124">
          <text:p/>
        </draw:polygon>
        <draw:line draw:style-name="gr5" draw:text-style-name="P5" draw:layer="layout" svg:x1="3.145cm" svg:y1="37.613cm" svg:x2="3.145cm" svg:y2="37.737cm">
          <text:p/>
        </draw:line>
        <draw:frame draw:style-name="gr6" draw:text-style-name="P7" draw:layer="layout" svg:width="0.971cm" svg:height="0.628cm" draw:transform="rotate (1.5707963267949) translate (1.817cm 38.833cm)">
          <draw:text-box>
            <text:p text:style-name="P6"><text:span text:style-name="T1">emb</text:span></text:p>
          </draw:text-box>
        </draw:frame>
        <draw:polygon draw:style-name="gr4" draw:text-style-name="P4" draw:layer="layout" svg:width="0cm" svg:height="0.123cm" svg:x="3.385cm" svg:y="37.613cm" svg:viewBox="0 0 0 124" draw:points="0,0 0,124">
          <text:p/>
        </draw:polygon>
        <draw:line draw:style-name="gr5" draw:text-style-name="P5" draw:layer="layout" svg:x1="3.385cm" svg:y1="37.613cm" svg:x2="3.385cm" svg:y2="37.737cm">
          <text:p/>
        </draw:line>
        <draw:polygon draw:style-name="gr4" draw:text-style-name="P4" draw:layer="layout" svg:width="0cm" svg:height="0.123cm" svg:x="3.626cm" svg:y="37.613cm" svg:viewBox="0 0 0 124" draw:points="0,0 0,124">
          <text:p/>
        </draw:polygon>
        <draw:line draw:style-name="gr5" draw:text-style-name="P5" draw:layer="layout" svg:x1="3.626cm" svg:y1="37.613cm" svg:x2="3.626cm" svg:y2="37.737cm">
          <text:p/>
        </draw:line>
        <draw:polygon draw:style-name="gr4" draw:text-style-name="P4" draw:layer="layout" svg:width="0cm" svg:height="0.123cm" svg:x="3.866cm" svg:y="37.613cm" svg:viewBox="0 0 0 124" draw:points="0,0 0,124">
          <text:p/>
        </draw:polygon>
        <draw:line draw:style-name="gr5" draw:text-style-name="P5" draw:layer="layout" svg:x1="3.866cm" svg:y1="37.613cm" svg:x2="3.866cm" svg:y2="37.737cm">
          <text:p/>
        </draw:line>
        <draw:frame draw:style-name="gr6" draw:text-style-name="P7" draw:layer="layout" svg:width="0.563cm" svg:height="0.628cm" draw:transform="rotate (1.5707963267949) translate (2.778cm 38.143cm)">
          <draw:text-box>
            <text:p text:style-name="P6"><text:span text:style-name="T1">3</text:span></text:p>
          </draw:text-box>
        </draw:frame>
        <draw:polygon draw:style-name="gr4" draw:text-style-name="P4" draw:layer="layout" svg:width="0cm" svg:height="0.123cm" svg:x="4.106cm" svg:y="37.613cm" svg:viewBox="0 0 0 124" draw:points="0,0 0,124">
          <text:p/>
        </draw:polygon>
        <draw:line draw:style-name="gr5" draw:text-style-name="P5" draw:layer="layout" svg:x1="4.106cm" svg:y1="37.613cm" svg:x2="4.106cm" svg:y2="37.737cm">
          <text:p/>
        </draw:line>
        <draw:polygon draw:style-name="gr4" draw:text-style-name="P4" draw:layer="layout" svg:width="0cm" svg:height="0.123cm" svg:x="4.347cm" svg:y="37.613cm" svg:viewBox="0 0 0 124" draw:points="0,0 0,124">
          <text:p/>
        </draw:polygon>
        <draw:line draw:style-name="gr5" draw:text-style-name="P5" draw:layer="layout" svg:x1="4.347cm" svg:y1="37.613cm" svg:x2="4.347cm" svg:y2="37.737cm">
          <text:p/>
        </draw:line>
        <draw:polygon draw:style-name="gr4" draw:text-style-name="P4" draw:layer="layout" svg:width="0cm" svg:height="0.123cm" svg:x="4.587cm" svg:y="37.613cm" svg:viewBox="0 0 0 124" draw:points="0,0 0,124">
          <text:p/>
        </draw:polygon>
        <draw:line draw:style-name="gr5" draw:text-style-name="P5" draw:layer="layout" svg:x1="4.587cm" svg:y1="37.613cm" svg:x2="4.587cm" svg:y2="37.737cm">
          <text:p/>
        </draw:line>
        <draw:frame draw:style-name="gr6" draw:text-style-name="P7" draw:layer="layout" svg:width="0.563cm" svg:height="0.628cm" draw:transform="rotate (1.5707963267949) translate (3.499cm 38.143cm)">
          <draw:text-box>
            <text:p text:style-name="P6"><text:span text:style-name="T1">6</text:span></text:p>
          </draw:text-box>
        </draw:frame>
        <draw:polygon draw:style-name="gr4" draw:text-style-name="P4" draw:layer="layout" svg:width="0cm" svg:height="0.123cm" svg:x="4.828cm" svg:y="37.613cm" svg:viewBox="0 0 0 124" draw:points="0,0 0,124">
          <text:p/>
        </draw:polygon>
        <draw:line draw:style-name="gr5" draw:text-style-name="P5" draw:layer="layout" svg:x1="4.828cm" svg:y1="37.613cm" svg:x2="4.828cm" svg:y2="37.737cm">
          <text:p/>
        </draw:line>
        <draw:polygon draw:style-name="gr4" draw:text-style-name="P4" draw:layer="layout" svg:width="0cm" svg:height="0.123cm" svg:x="5.068cm" svg:y="37.613cm" svg:viewBox="0 0 0 124" draw:points="0,0 0,124">
          <text:p/>
        </draw:polygon>
        <draw:line draw:style-name="gr5" draw:text-style-name="P5" draw:layer="layout" svg:x1="5.068cm" svg:y1="37.613cm" svg:x2="5.068cm" svg:y2="37.737cm">
          <text:p/>
        </draw:line>
        <draw:polygon draw:style-name="gr4" draw:text-style-name="P4" draw:layer="layout" svg:width="0cm" svg:height="0.123cm" svg:x="5.308cm" svg:y="37.613cm" svg:viewBox="0 0 0 124" draw:points="0,0 0,124">
          <text:p/>
        </draw:polygon>
        <draw:line draw:style-name="gr5" draw:text-style-name="P5" draw:layer="layout" svg:x1="5.308cm" svg:y1="37.613cm" svg:x2="5.308cm" svg:y2="37.737cm">
          <text:p/>
        </draw:line>
        <draw:frame draw:style-name="gr6" draw:text-style-name="P7" draw:layer="layout" svg:width="0.563cm" svg:height="0.628cm" draw:transform="rotate (1.5707963267949) translate (4.22cm 38.143cm)">
          <draw:text-box>
            <text:p text:style-name="P6"><text:span text:style-name="T1">9</text:span></text:p>
          </draw:text-box>
        </draw:frame>
        <draw:polygon draw:style-name="gr4" draw:text-style-name="P4" draw:layer="layout" svg:width="0cm" svg:height="0.123cm" svg:x="5.549cm" svg:y="37.613cm" svg:viewBox="0 0 0 124" draw:points="0,0 0,124">
          <text:p/>
        </draw:polygon>
        <draw:line draw:style-name="gr5" draw:text-style-name="P5" draw:layer="layout" svg:x1="5.549cm" svg:y1="37.613cm" svg:x2="5.549cm" svg:y2="37.737cm">
          <text:p/>
        </draw:line>
        <draw:polygon draw:style-name="gr4" draw:text-style-name="P4" draw:layer="layout" svg:width="0cm" svg:height="0.123cm" svg:x="5.789cm" svg:y="37.613cm" svg:viewBox="0 0 0 124" draw:points="0,0 0,124">
          <text:p/>
        </draw:polygon>
        <draw:line draw:style-name="gr5" draw:text-style-name="P5" draw:layer="layout" svg:x1="5.789cm" svg:y1="37.613cm" svg:x2="5.789cm" svg:y2="37.737cm">
          <text:p/>
        </draw:line>
        <draw:polygon draw:style-name="gr4" draw:text-style-name="P4" draw:layer="layout" svg:width="0cm" svg:height="0.123cm" svg:x="6.03cm" svg:y="37.613cm" svg:viewBox="0 0 0 124" draw:points="0,0 0,124">
          <text:p/>
        </draw:polygon>
        <draw:line draw:style-name="gr5" draw:text-style-name="P5" draw:layer="layout" svg:x1="6.03cm" svg:y1="37.613cm" svg:x2="6.03cm" svg:y2="37.737cm">
          <text:p/>
        </draw:line>
        <draw:frame draw:style-name="gr6" draw:text-style-name="P7" draw:layer="layout" svg:width="0.569cm" svg:height="0.628cm" draw:transform="rotate (1.5707963267949) translate (4.942cm 38.425cm)">
          <draw:text-box>
            <text:p text:style-name="P6"><text:span text:style-name="T1">12</text:span></text:p>
          </draw:text-box>
        </draw:frame>
        <draw:polygon draw:style-name="gr4" draw:text-style-name="P4" draw:layer="layout" svg:width="0cm" svg:height="0.123cm" svg:x="6.27cm" svg:y="37.613cm" svg:viewBox="0 0 0 124" draw:points="0,0 0,124">
          <text:p/>
        </draw:polygon>
        <draw:line draw:style-name="gr5" draw:text-style-name="P5" draw:layer="layout" svg:x1="6.27cm" svg:y1="37.613cm" svg:x2="6.27cm" svg:y2="37.737cm">
          <text:p/>
        </draw:line>
        <draw:polygon draw:style-name="gr4" draw:text-style-name="P4" draw:layer="layout" svg:width="0cm" svg:height="0.123cm" svg:x="6.51cm" svg:y="37.613cm" svg:viewBox="0 0 0 124" draw:points="0,0 0,124">
          <text:p/>
        </draw:polygon>
        <draw:line draw:style-name="gr5" draw:text-style-name="P5" draw:layer="layout" svg:x1="6.51cm" svg:y1="37.613cm" svg:x2="6.51cm" svg:y2="37.737cm">
          <text:p/>
        </draw:line>
        <draw:polygon draw:style-name="gr4" draw:text-style-name="P4" draw:layer="layout" svg:width="0cm" svg:height="0.123cm" svg:x="6.751cm" svg:y="37.613cm" svg:viewBox="0 0 0 124" draw:points="0,0 0,124">
          <text:p/>
        </draw:polygon>
        <draw:line draw:style-name="gr5" draw:text-style-name="P5" draw:layer="layout" svg:x1="6.751cm" svg:y1="37.613cm" svg:x2="6.751cm" svg:y2="37.737cm">
          <text:p/>
        </draw:line>
        <draw:frame draw:style-name="gr6" draw:text-style-name="P7" draw:layer="layout" svg:width="0.569cm" svg:height="0.628cm" draw:transform="rotate (1.5707963267949) translate (5.663cm 38.425cm)">
          <draw:text-box>
            <text:p text:style-name="P6"><text:span text:style-name="T1">15</text:span></text:p>
          </draw:text-box>
        </draw:frame>
        <draw:polygon draw:style-name="gr4" draw:text-style-name="P4" draw:layer="layout" svg:width="0cm" svg:height="0.123cm" svg:x="6.991cm" svg:y="37.613cm" svg:viewBox="0 0 0 124" draw:points="0,0 0,124">
          <text:p/>
        </draw:polygon>
        <draw:line draw:style-name="gr5" draw:text-style-name="P5" draw:layer="layout" svg:x1="6.991cm" svg:y1="37.613cm" svg:x2="6.991cm" svg:y2="37.737cm">
          <text:p/>
        </draw:line>
        <draw:polygon draw:style-name="gr4" draw:text-style-name="P4" draw:layer="layout" svg:width="0cm" svg:height="0.123cm" svg:x="7.232cm" svg:y="37.613cm" svg:viewBox="0 0 0 124" draw:points="0,0 0,124">
          <text:p/>
        </draw:polygon>
        <draw:line draw:style-name="gr5" draw:text-style-name="P5" draw:layer="layout" svg:x1="7.232cm" svg:y1="37.613cm" svg:x2="7.232cm" svg:y2="37.737cm">
          <text:p/>
        </draw:line>
        <draw:polygon draw:style-name="gr4" draw:text-style-name="P4" draw:layer="layout" svg:width="0cm" svg:height="0.123cm" svg:x="7.472cm" svg:y="37.613cm" svg:viewBox="0 0 0 124" draw:points="0,0 0,124">
          <text:p/>
        </draw:polygon>
        <draw:line draw:style-name="gr5" draw:text-style-name="P5" draw:layer="layout" svg:x1="7.472cm" svg:y1="37.613cm" svg:x2="7.472cm" svg:y2="37.737cm">
          <text:p/>
        </draw:line>
        <draw:frame draw:style-name="gr6" draw:text-style-name="P7" draw:layer="layout" svg:width="0.569cm" svg:height="0.628cm" draw:transform="rotate (1.5707963267949) translate (6.384cm 38.425cm)">
          <draw:text-box>
            <text:p text:style-name="P6"><text:span text:style-name="T1">18</text:span></text:p>
          </draw:text-box>
        </draw:frame>
        <draw:polygon draw:style-name="gr4" draw:text-style-name="P4" draw:layer="layout" svg:width="0cm" svg:height="0.123cm" svg:x="7.712cm" svg:y="37.613cm" svg:viewBox="0 0 0 124" draw:points="0,0 0,124">
          <text:p/>
        </draw:polygon>
        <draw:line draw:style-name="gr5" draw:text-style-name="P5" draw:layer="layout" svg:x1="7.712cm" svg:y1="37.613cm" svg:x2="7.712cm" svg:y2="37.737cm">
          <text:p/>
        </draw:line>
        <draw:polygon draw:style-name="gr4" draw:text-style-name="P4" draw:layer="layout" svg:width="0cm" svg:height="0.123cm" svg:x="7.953cm" svg:y="37.613cm" svg:viewBox="0 0 0 124" draw:points="0,0 0,124">
          <text:p/>
        </draw:polygon>
        <draw:line draw:style-name="gr5" draw:text-style-name="P5" draw:layer="layout" svg:x1="7.953cm" svg:y1="37.613cm" svg:x2="7.953cm" svg:y2="37.737cm">
          <text:p/>
        </draw:line>
        <draw:polygon draw:style-name="gr4" draw:text-style-name="P4" draw:layer="layout" svg:width="0cm" svg:height="0.123cm" svg:x="8.193cm" svg:y="37.613cm" svg:viewBox="0 0 0 124" draw:points="0,0 0,124">
          <text:p/>
        </draw:polygon>
        <draw:line draw:style-name="gr5" draw:text-style-name="P5" draw:layer="layout" svg:x1="8.193cm" svg:y1="37.613cm" svg:x2="8.193cm" svg:y2="37.737cm">
          <text:p/>
        </draw:line>
        <draw:frame draw:style-name="gr6" draw:text-style-name="P7" draw:layer="layout" svg:width="0.569cm" svg:height="0.628cm" draw:transform="rotate (1.5707963267949) translate (7.105cm 38.425cm)">
          <draw:text-box>
            <text:p text:style-name="P6"><text:span text:style-name="T1">21</text:span></text:p>
          </draw:text-box>
        </draw:frame>
        <draw:polygon draw:style-name="gr4" draw:text-style-name="P4" draw:layer="layout" svg:width="0cm" svg:height="0.123cm" svg:x="8.433cm" svg:y="37.613cm" svg:viewBox="0 0 0 124" draw:points="0,0 0,124">
          <text:p/>
        </draw:polygon>
        <draw:line draw:style-name="gr5" draw:text-style-name="P5" draw:layer="layout" svg:x1="8.433cm" svg:y1="37.613cm" svg:x2="8.433cm" svg:y2="37.737cm">
          <text:p/>
        </draw:line>
        <draw:polygon draw:style-name="gr4" draw:text-style-name="P4" draw:layer="layout" svg:width="0cm" svg:height="0.123cm" svg:x="8.674cm" svg:y="37.613cm" svg:viewBox="0 0 0 124" draw:points="0,0 0,124">
          <text:p/>
        </draw:polygon>
        <draw:line draw:style-name="gr5" draw:text-style-name="P5" draw:layer="layout" svg:x1="8.674cm" svg:y1="37.613cm" svg:x2="8.674cm" svg:y2="37.737cm">
          <text:p/>
        </draw:line>
        <draw:polygon draw:style-name="gr4" draw:text-style-name="P4" draw:layer="layout" svg:width="0cm" svg:height="0.123cm" svg:x="8.914cm" svg:y="37.613cm" svg:viewBox="0 0 0 124" draw:points="0,0 0,124">
          <text:p/>
        </draw:polygon>
        <draw:line draw:style-name="gr5" draw:text-style-name="P5" draw:layer="layout" svg:x1="8.914cm" svg:y1="37.613cm" svg:x2="8.914cm" svg:y2="37.737cm">
          <text:p/>
        </draw:line>
        <draw:frame draw:style-name="gr6" draw:text-style-name="P7" draw:layer="layout" svg:width="0.569cm" svg:height="0.628cm" draw:transform="rotate (1.5707963267949) translate (7.826cm 38.425cm)">
          <draw:text-box>
            <text:p text:style-name="P6"><text:span text:style-name="T1">24</text:span></text:p>
          </draw:text-box>
        </draw:frame>
        <draw:polygon draw:style-name="gr4" draw:text-style-name="P4" draw:layer="layout" svg:width="0cm" svg:height="0.123cm" svg:x="9.155cm" svg:y="37.613cm" svg:viewBox="0 0 0 124" draw:points="0,0 0,124">
          <text:p/>
        </draw:polygon>
        <draw:line draw:style-name="gr5" draw:text-style-name="P5" draw:layer="layout" svg:x1="9.155cm" svg:y1="37.613cm" svg:x2="9.155cm" svg:y2="37.737cm">
          <text:p/>
        </draw:line>
        <draw:polygon draw:style-name="gr4" draw:text-style-name="P4" draw:layer="layout" svg:width="0cm" svg:height="0.123cm" svg:x="9.395cm" svg:y="37.613cm" svg:viewBox="0 0 0 124" draw:points="0,0 0,124">
          <text:p/>
        </draw:polygon>
        <draw:line draw:style-name="gr5" draw:text-style-name="P5" draw:layer="layout" svg:x1="9.395cm" svg:y1="37.613cm" svg:x2="9.395cm" svg:y2="37.737cm">
          <text:p/>
        </draw:line>
        <draw:polygon draw:style-name="gr4" draw:text-style-name="P4" draw:layer="layout" svg:width="0cm" svg:height="0.123cm" svg:x="9.635cm" svg:y="37.613cm" svg:viewBox="0 0 0 124" draw:points="0,0 0,124">
          <text:p/>
        </draw:polygon>
        <draw:line draw:style-name="gr5" draw:text-style-name="P5" draw:layer="layout" svg:x1="9.635cm" svg:y1="37.613cm" svg:x2="9.635cm" svg:y2="37.737cm">
          <text:p/>
        </draw:line>
        <draw:frame draw:style-name="gr6" draw:text-style-name="P7" draw:layer="layout" svg:width="0.569cm" svg:height="0.628cm" draw:transform="rotate (1.5707963267949) translate (8.547cm 38.425cm)">
          <draw:text-box>
            <text:p text:style-name="P6"><text:span text:style-name="T1">27</text:span></text:p>
          </draw:text-box>
        </draw:frame>
        <draw:polygon draw:style-name="gr4" draw:text-style-name="P4" draw:layer="layout" svg:width="0cm" svg:height="0.123cm" svg:x="9.876cm" svg:y="37.613cm" svg:viewBox="0 0 0 124" draw:points="0,0 0,124">
          <text:p/>
        </draw:polygon>
        <draw:line draw:style-name="gr5" draw:text-style-name="P5" draw:layer="layout" svg:x1="9.876cm" svg:y1="37.613cm" svg:x2="9.876cm" svg:y2="37.737cm">
          <text:p/>
        </draw:line>
        <draw:polygon draw:style-name="gr4" draw:text-style-name="P4" draw:layer="layout" svg:width="0.123cm" svg:height="0cm" svg:x="1.675cm" svg:y="37.613cm" svg:viewBox="0 0 124 0" draw:points="124,0 0,0">
          <text:p/>
        </draw:polygon>
        <draw:line draw:style-name="gr5" draw:text-style-name="P5" draw:layer="layout" svg:x1="1.799cm" svg:y1="37.613cm" svg:x2="1.675cm" svg:y2="37.613cm">
          <text:p/>
        </draw:line>
        <draw:frame draw:style-name="gr6" draw:text-style-name="P7" draw:layer="layout" svg:width="0.569cm" svg:height="0.628cm" draw:transform="rotate (1.5707963267949) translate (9.269cm 38.425cm)">
          <draw:text-box>
            <text:p text:style-name="P6"><text:span text:style-name="T1">30</text:span></text:p>
          </draw:text-box>
        </draw:frame>
        <draw:polygon draw:style-name="gr4" draw:text-style-name="P4" draw:layer="layout" svg:width="0.123cm" svg:height="0cm" svg:x="1.675cm" svg:y="36.366cm" svg:viewBox="0 0 124 0" draw:points="124,0 0,0">
          <text:p/>
        </draw:polygon>
        <draw:line draw:style-name="gr5" draw:text-style-name="P5" draw:layer="layout" svg:x1="1.799cm" svg:y1="36.366cm" svg:x2="1.675cm" svg:y2="36.366cm">
          <text:p/>
        </draw:line>
        <draw:frame draw:style-name="gr6" draw:text-style-name="P7" draw:layer="layout" svg:width="0.709cm" svg:height="0.628cm" svg:x="0.847cm" svg:y="37.307cm">
          <draw:text-box>
            <text:p text:style-name="P6"><text:span text:style-name="T1">0.0</text:span></text:p>
          </draw:text-box>
        </draw:frame>
        <draw:polygon draw:style-name="gr4" draw:text-style-name="P4" draw:layer="layout" svg:width="0.123cm" svg:height="0cm" svg:x="1.675cm" svg:y="35.118cm" svg:viewBox="0 0 124 0" draw:points="124,0 0,0">
          <text:p/>
        </draw:polygon>
        <draw:line draw:style-name="gr5" draw:text-style-name="P5" draw:layer="layout" svg:x1="1.799cm" svg:y1="35.118cm" svg:x2="1.675cm" svg:y2="35.118cm">
          <text:p/>
        </draw:line>
        <draw:frame draw:style-name="gr6" draw:text-style-name="P7" draw:layer="layout" svg:width="0.709cm" svg:height="0.628cm" svg:x="0.847cm" svg:y="36.059cm">
          <draw:text-box>
            <text:p text:style-name="P6"><text:span text:style-name="T1">0.2</text:span></text:p>
          </draw:text-box>
        </draw:frame>
        <draw:polygon draw:style-name="gr4" draw:text-style-name="P4" draw:layer="layout" svg:width="0.123cm" svg:height="0cm" svg:x="1.675cm" svg:y="33.871cm" svg:viewBox="0 0 124 0" draw:points="124,0 0,0">
          <text:p/>
        </draw:polygon>
        <draw:line draw:style-name="gr5" draw:text-style-name="P5" draw:layer="layout" svg:x1="1.799cm" svg:y1="33.871cm" svg:x2="1.675cm" svg:y2="33.871cm">
          <text:p/>
        </draw:line>
        <draw:frame draw:style-name="gr6" draw:text-style-name="P7" draw:layer="layout" svg:width="0.709cm" svg:height="0.628cm" svg:x="0.847cm" svg:y="34.812cm">
          <draw:text-box>
            <text:p text:style-name="P6"><text:span text:style-name="T1">0.4</text:span></text:p>
          </draw:text-box>
        </draw:frame>
        <draw:polygon draw:style-name="gr4" draw:text-style-name="P4" draw:layer="layout" svg:width="0.123cm" svg:height="0cm" svg:x="1.675cm" svg:y="32.623cm" svg:viewBox="0 0 124 0" draw:points="124,0 0,0">
          <text:p/>
        </draw:polygon>
        <draw:line draw:style-name="gr5" draw:text-style-name="P5" draw:layer="layout" svg:x1="1.799cm" svg:y1="32.623cm" svg:x2="1.675cm" svg:y2="32.623cm">
          <text:p/>
        </draw:line>
        <draw:frame draw:style-name="gr6" draw:text-style-name="P7" draw:layer="layout" svg:width="0.709cm" svg:height="0.628cm" svg:x="0.847cm" svg:y="33.564cm">
          <draw:text-box>
            <text:p text:style-name="P6"><text:span text:style-name="T1">0.6</text:span></text:p>
          </draw:text-box>
        </draw:frame>
        <draw:polygon draw:style-name="gr4" draw:text-style-name="P4" draw:layer="layout" svg:width="0.123cm" svg:height="0cm" svg:x="1.675cm" svg:y="31.376cm" svg:viewBox="0 0 124 0" draw:points="124,0 0,0">
          <text:p/>
        </draw:polygon>
        <draw:line draw:style-name="gr5" draw:text-style-name="P5" draw:layer="layout" svg:x1="1.799cm" svg:y1="31.376cm" svg:x2="1.675cm" svg:y2="31.376cm">
          <text:p/>
        </draw:line>
        <draw:frame draw:style-name="gr6" draw:text-style-name="P7" draw:layer="layout" svg:width="0.709cm" svg:height="0.628cm" svg:x="0.847cm" svg:y="32.317cm">
          <draw:text-box>
            <text:p text:style-name="P6"><text:span text:style-name="T1">0.8</text:span></text:p>
          </draw:text-box>
        </draw:frame>
        <draw:frame draw:style-name="gr6" draw:text-style-name="P7" draw:layer="layout" svg:width="0.709cm" svg:height="0.628cm" svg:x="0.847cm" svg:y="31.069cm">
          <draw:text-box>
            <text:p text:style-name="P6"><text:span text:style-name="T1">1.0</text:span></text:p>
          </draw:text-box>
        </draw:frame>
        <draw:polyline draw:style-name="gr7" draw:text-style-name="P5" draw:layer="layout" svg:width="7.693cm" svg:height="4.015cm" svg:x="2.183cm" svg:y="33.033cm" svg:viewBox="0 0 7694 4016" draw:points="0,3301 241,2338 481,3100 722,2882 962,2555 1202,2235 1443,1100 1684,889 1924,1032 2165,523 2405,334 2646,655 2886,558 3126,401 3367,0 3607,250 3848,753 4088,576 4328,721 4569,1027 4809,1726 5050,1292 5290,1697 5530,2235 5771,2173 6011,3663 6251,3128 6492,2525 6732,3810 6973,3908 7213,4016 7453,4013 7694,4016">
          <text:p/>
        </draw:polyline>
        <draw:polyline draw:style-name="gr8" draw:text-style-name="P5" draw:layer="layout" svg:width="7.693cm" svg:height="3.188cm" svg:x="2.183cm" svg:y="34.425cm" svg:viewBox="0 0 7694 3189" draw:points="0,2764 241,2313 481,2341 722,1985 962,1441 1202,817 1443,611 1684,559 1924,209 2165,89 2405,36 2646,52 2886,0 3126,65 3367,179 3607,281 3848,401 4088,806 4328,1004 4569,2413 4809,2460 5050,2529 5290,2519 5530,2790 5771,2820 6011,2761 6251,2876 6492,2909 6732,2901 6973,2870 7213,2826 7453,2880 7694,3189">
          <text:p/>
        </draw:polyline>
        <draw:line draw:style-name="gr9" draw:text-style-name="P5" draw:layer="layout" svg:x1="1.799cm" svg:y1="37.613cm" svg:x2="1.799cm" svg:y2="31.376cm">
          <text:p/>
        </draw:line>
        <draw:line draw:style-name="gr9" draw:text-style-name="P5" draw:layer="layout" svg:x1="10.26cm" svg:y1="37.613cm" svg:x2="10.26cm" svg:y2="31.376cm">
          <text:p/>
        </draw:line>
        <draw:line draw:style-name="gr9" draw:text-style-name="P5" draw:layer="layout" svg:x1="1.799cm" svg:y1="37.613cm" svg:x2="10.26cm" svg:y2="37.613cm">
          <text:p/>
        </draw:line>
        <draw:line draw:style-name="gr9" draw:text-style-name="P5" draw:layer="layout" svg:x1="1.799cm" svg:y1="31.376cm" svg:x2="10.26cm" svg:y2="31.376cm">
          <text:p/>
        </draw:line>
        <draw:frame draw:style-name="gr10" draw:text-style-name="P8" draw:layer="layout" svg:width="1.369cm" svg:height="0.67cm" draw:transform="rotate (1.5707963267949) translate (0.043cm 35.178cm)">
          <draw:text-box>
            <text:p text:style-name="P6"><text:span text:style-name="T2">Score</text:span></text:p>
          </draw:text-box>
        </draw:frame>
        <draw:polygon draw:style-name="gr1" draw:text-style-name="P1" draw:layer="layout" svg:width="8.461cm" svg:height="6.237cm" svg:x="11.673cm" svg:y="31.376cm" svg:viewBox="0 0 8462 6238" draw:points="0,6238 8462,6238 8462,0 0,0">
          <text:p/>
        </draw:polygon>
        <draw:polygon draw:style-name="gr2" draw:text-style-name="P2" draw:layer="layout" svg:width="7.693cm" svg:height="0.979cm" svg:x="12.057cm" svg:y="36.69cm" svg:viewBox="0 0 7694 980" draw:points="0,224 0,852 241,795 481,785 721,762 962,691 1202,681 1443,692 1683,661 1923,633 2164,678 2404,677 2645,679 2885,668 3125,651 3366,682 3606,699 3846,597 4087,529 4327,620 4568,684 4808,786 5048,852 5289,902 5529,926 5770,905 6010,948 6250,900 6491,901 6731,906 6972,942 7213,944 7453,952 7694,980 7694,233 7453,210 7213,225 6972,179 6731,174 6491,192 6250,149 6010,176 5770,200 5529,205 5289,134 5048,183 4808,12 4568,106 4327,85 4087,0 3846,54 3606,62 3366,65 3125,54 2885,92 2645,73 2404,107 2164,105 1923,69 1683,131 1443,138 1202,139 962,159 721,215 481,238 241,203">
          <text:p/>
        </draw:polygon>
        <draw:polygon draw:style-name="gr3" draw:text-style-name="P3" draw:layer="layout" svg:width="7.693cm" svg:height="2.006cm" svg:x="12.057cm" svg:y="35.611cm" svg:viewBox="0 0 7694 2007" draw:points="0,1294 0,1722 241,1643 481,1632 721,1362 962,996 1202,805 1443,622 1683,627 1923,660 2164,713 2404,709 2645,784 2885,802 3125,855 3366,883 3606,1036 3846,1110 4087,1422 4327,1731 4568,1715 4808,1758 5048,1777 5289,1766 5529,1775 5770,1722 6010,1800 6250,1755 6491,1762 6731,1774 6972,1812 7213,1883 7453,1979 7694,2007 7694,1866 7453,1749 7213,1659 6972,1493 6731,1542 6491,1434 6250,1500 6010,1461 5770,1518 5529,1531 5289,1542 5048,1614 4808,1594 4568,1515 4327,1457 4087,1111 3846,610 3606,392 3366,296 3125,199 2885,115 2645,110 2404,99 2164,70 1923,120 1683,35 1443,0 1202,85 962,455 721,926 481,1218 241,1164">
          <text:p/>
        </draw:polygon>
        <draw:polygon draw:style-name="gr4" draw:text-style-name="P4" draw:layer="layout" svg:width="0cm" svg:height="0.123cm" svg:x="12.057cm" svg:y="37.613cm" svg:viewBox="0 0 0 124" draw:points="0,0 0,124">
          <text:p/>
        </draw:polygon>
        <draw:line draw:style-name="gr5" draw:text-style-name="P5" draw:layer="layout" svg:x1="12.057cm" svg:y1="37.613cm" svg:x2="12.057cm" svg:y2="37.737cm">
          <text:p/>
        </draw:line>
        <draw:frame draw:style-name="gr13" draw:text-style-name="P9" draw:layer="layout" svg:width="7.419cm" svg:height="0.86cm" svg:x="2.323cm" svg:y="30.473cm">
          <draw:text-box>
            <text:p text:style-name="P6"><text:span text:style-name="T3">person plays instrument</text:span></text:p>
          </draw:text-box>
        </draw:frame>
        <draw:polygon draw:style-name="gr4" draw:text-style-name="P4" draw:layer="layout" svg:width="0cm" svg:height="0.123cm" svg:x="12.298cm" svg:y="37.613cm" svg:viewBox="0 0 0 124" draw:points="0,0 0,124">
          <text:p/>
        </draw:polygon>
        <draw:line draw:style-name="gr5" draw:text-style-name="P5" draw:layer="layout" svg:x1="12.298cm" svg:y1="37.613cm" svg:x2="12.298cm" svg:y2="37.737cm">
          <text:p/>
        </draw:line>
        <draw:polygon draw:style-name="gr4" draw:text-style-name="P4" draw:layer="layout" svg:width="0cm" svg:height="0.123cm" svg:x="12.538cm" svg:y="37.613cm" svg:viewBox="0 0 0 124" draw:points="0,0 0,124">
          <text:p/>
        </draw:polygon>
        <draw:line draw:style-name="gr5" draw:text-style-name="P5" draw:layer="layout" svg:x1="12.538cm" svg:y1="37.613cm" svg:x2="12.538cm" svg:y2="37.737cm">
          <text:p/>
        </draw:line>
        <draw:polygon draw:style-name="gr4" draw:text-style-name="P4" draw:layer="layout" svg:width="0cm" svg:height="0.123cm" svg:x="12.778cm" svg:y="37.613cm" svg:viewBox="0 0 0 124" draw:points="0,0 0,124">
          <text:p/>
        </draw:polygon>
        <draw:line draw:style-name="gr5" draw:text-style-name="P5" draw:layer="layout" svg:x1="12.778cm" svg:y1="37.613cm" svg:x2="12.778cm" svg:y2="37.737cm">
          <text:p/>
        </draw:line>
        <draw:polygon draw:style-name="gr4" draw:text-style-name="P4" draw:layer="layout" svg:width="0cm" svg:height="0.123cm" svg:x="13.019cm" svg:y="37.613cm" svg:viewBox="0 0 0 124" draw:points="0,0 0,124">
          <text:p/>
        </draw:polygon>
        <draw:line draw:style-name="gr5" draw:text-style-name="P5" draw:layer="layout" svg:x1="13.019cm" svg:y1="37.613cm" svg:x2="13.019cm" svg:y2="37.737cm">
          <text:p/>
        </draw:line>
        <draw:frame draw:style-name="gr6" draw:text-style-name="P7" draw:layer="layout" svg:width="0.971cm" svg:height="0.628cm" draw:transform="rotate (1.5707963267949) translate (11.69cm 38.833cm)">
          <draw:text-box>
            <text:p text:style-name="P6"><text:span text:style-name="T1">emb</text:span></text:p>
          </draw:text-box>
        </draw:frame>
        <draw:polygon draw:style-name="gr4" draw:text-style-name="P4" draw:layer="layout" svg:width="0cm" svg:height="0.123cm" svg:x="13.259cm" svg:y="37.613cm" svg:viewBox="0 0 0 124" draw:points="0,0 0,124">
          <text:p/>
        </draw:polygon>
        <draw:line draw:style-name="gr5" draw:text-style-name="P5" draw:layer="layout" svg:x1="13.259cm" svg:y1="37.613cm" svg:x2="13.259cm" svg:y2="37.737cm">
          <text:p/>
        </draw:line>
        <draw:polygon draw:style-name="gr4" draw:text-style-name="P4" draw:layer="layout" svg:width="0cm" svg:height="0.123cm" svg:x="13.5cm" svg:y="37.613cm" svg:viewBox="0 0 0 124" draw:points="0,0 0,124">
          <text:p/>
        </draw:polygon>
        <draw:line draw:style-name="gr5" draw:text-style-name="P5" draw:layer="layout" svg:x1="13.5cm" svg:y1="37.613cm" svg:x2="13.5cm" svg:y2="37.737cm">
          <text:p/>
        </draw:line>
        <draw:polygon draw:style-name="gr4" draw:text-style-name="P4" draw:layer="layout" svg:width="0cm" svg:height="0.123cm" svg:x="13.74cm" svg:y="37.613cm" svg:viewBox="0 0 0 124" draw:points="0,0 0,124">
          <text:p/>
        </draw:polygon>
        <draw:line draw:style-name="gr5" draw:text-style-name="P5" draw:layer="layout" svg:x1="13.74cm" svg:y1="37.613cm" svg:x2="13.74cm" svg:y2="37.737cm">
          <text:p/>
        </draw:line>
        <draw:frame draw:style-name="gr6" draw:text-style-name="P7" draw:layer="layout" svg:width="0.563cm" svg:height="0.628cm" draw:transform="rotate (1.5707963267949) translate (12.652cm 38.143cm)">
          <draw:text-box>
            <text:p text:style-name="P6"><text:span text:style-name="T1">3</text:span></text:p>
          </draw:text-box>
        </draw:frame>
        <draw:polygon draw:style-name="gr4" draw:text-style-name="P4" draw:layer="layout" svg:width="0cm" svg:height="0.123cm" svg:x="13.98cm" svg:y="37.613cm" svg:viewBox="0 0 0 124" draw:points="0,0 0,124">
          <text:p/>
        </draw:polygon>
        <draw:line draw:style-name="gr5" draw:text-style-name="P5" draw:layer="layout" svg:x1="13.98cm" svg:y1="37.613cm" svg:x2="13.98cm" svg:y2="37.737cm">
          <text:p/>
        </draw:line>
        <draw:polygon draw:style-name="gr4" draw:text-style-name="P4" draw:layer="layout" svg:width="0cm" svg:height="0.123cm" svg:x="14.221cm" svg:y="37.613cm" svg:viewBox="0 0 0 124" draw:points="0,0 0,124">
          <text:p/>
        </draw:polygon>
        <draw:line draw:style-name="gr5" draw:text-style-name="P5" draw:layer="layout" svg:x1="14.221cm" svg:y1="37.613cm" svg:x2="14.221cm" svg:y2="37.737cm">
          <text:p/>
        </draw:line>
        <draw:polygon draw:style-name="gr4" draw:text-style-name="P4" draw:layer="layout" svg:width="0cm" svg:height="0.123cm" svg:x="14.461cm" svg:y="37.613cm" svg:viewBox="0 0 0 124" draw:points="0,0 0,124">
          <text:p/>
        </draw:polygon>
        <draw:line draw:style-name="gr5" draw:text-style-name="P5" draw:layer="layout" svg:x1="14.461cm" svg:y1="37.613cm" svg:x2="14.461cm" svg:y2="37.737cm">
          <text:p/>
        </draw:line>
        <draw:frame draw:style-name="gr6" draw:text-style-name="P7" draw:layer="layout" svg:width="0.563cm" svg:height="0.628cm" draw:transform="rotate (1.5707963267949) translate (13.373cm 38.143cm)">
          <draw:text-box>
            <text:p text:style-name="P6"><text:span text:style-name="T1">6</text:span></text:p>
          </draw:text-box>
        </draw:frame>
        <draw:polygon draw:style-name="gr4" draw:text-style-name="P4" draw:layer="layout" svg:width="0cm" svg:height="0.123cm" svg:x="14.702cm" svg:y="37.613cm" svg:viewBox="0 0 0 124" draw:points="0,0 0,124">
          <text:p/>
        </draw:polygon>
        <draw:line draw:style-name="gr5" draw:text-style-name="P5" draw:layer="layout" svg:x1="14.702cm" svg:y1="37.613cm" svg:x2="14.702cm" svg:y2="37.737cm">
          <text:p/>
        </draw:line>
        <draw:polygon draw:style-name="gr4" draw:text-style-name="P4" draw:layer="layout" svg:width="0cm" svg:height="0.123cm" svg:x="14.942cm" svg:y="37.613cm" svg:viewBox="0 0 0 124" draw:points="0,0 0,124">
          <text:p/>
        </draw:polygon>
        <draw:line draw:style-name="gr5" draw:text-style-name="P5" draw:layer="layout" svg:x1="14.942cm" svg:y1="37.613cm" svg:x2="14.942cm" svg:y2="37.737cm">
          <text:p/>
        </draw:line>
        <draw:polygon draw:style-name="gr4" draw:text-style-name="P4" draw:layer="layout" svg:width="0cm" svg:height="0.123cm" svg:x="15.182cm" svg:y="37.613cm" svg:viewBox="0 0 0 124" draw:points="0,0 0,124">
          <text:p/>
        </draw:polygon>
        <draw:line draw:style-name="gr5" draw:text-style-name="P5" draw:layer="layout" svg:x1="15.182cm" svg:y1="37.613cm" svg:x2="15.182cm" svg:y2="37.737cm">
          <text:p/>
        </draw:line>
        <draw:frame draw:style-name="gr6" draw:text-style-name="P7" draw:layer="layout" svg:width="0.563cm" svg:height="0.628cm" draw:transform="rotate (1.5707963267949) translate (14.094cm 38.143cm)">
          <draw:text-box>
            <text:p text:style-name="P6"><text:span text:style-name="T1">9</text:span></text:p>
          </draw:text-box>
        </draw:frame>
        <draw:polygon draw:style-name="gr4" draw:text-style-name="P4" draw:layer="layout" svg:width="0cm" svg:height="0.123cm" svg:x="15.423cm" svg:y="37.613cm" svg:viewBox="0 0 0 124" draw:points="0,0 0,124">
          <text:p/>
        </draw:polygon>
        <draw:line draw:style-name="gr5" draw:text-style-name="P5" draw:layer="layout" svg:x1="15.423cm" svg:y1="37.613cm" svg:x2="15.423cm" svg:y2="37.737cm">
          <text:p/>
        </draw:line>
        <draw:polygon draw:style-name="gr4" draw:text-style-name="P4" draw:layer="layout" svg:width="0cm" svg:height="0.123cm" svg:x="15.663cm" svg:y="37.613cm" svg:viewBox="0 0 0 124" draw:points="0,0 0,124">
          <text:p/>
        </draw:polygon>
        <draw:line draw:style-name="gr5" draw:text-style-name="P5" draw:layer="layout" svg:x1="15.663cm" svg:y1="37.613cm" svg:x2="15.663cm" svg:y2="37.737cm">
          <text:p/>
        </draw:line>
        <draw:polygon draw:style-name="gr4" draw:text-style-name="P4" draw:layer="layout" svg:width="0cm" svg:height="0.123cm" svg:x="15.903cm" svg:y="37.613cm" svg:viewBox="0 0 0 124" draw:points="0,0 0,124">
          <text:p/>
        </draw:polygon>
        <draw:line draw:style-name="gr5" draw:text-style-name="P5" draw:layer="layout" svg:x1="15.903cm" svg:y1="37.613cm" svg:x2="15.903cm" svg:y2="37.737cm">
          <text:p/>
        </draw:line>
        <draw:frame draw:style-name="gr6" draw:text-style-name="P7" draw:layer="layout" svg:width="0.569cm" svg:height="0.628cm" draw:transform="rotate (1.5707963267949) translate (14.815cm 38.425cm)">
          <draw:text-box>
            <text:p text:style-name="P6"><text:span text:style-name="T1">12</text:span></text:p>
          </draw:text-box>
        </draw:frame>
        <draw:polygon draw:style-name="gr4" draw:text-style-name="P4" draw:layer="layout" svg:width="0cm" svg:height="0.123cm" svg:x="16.144cm" svg:y="37.613cm" svg:viewBox="0 0 0 124" draw:points="0,0 0,124">
          <text:p/>
        </draw:polygon>
        <draw:line draw:style-name="gr5" draw:text-style-name="P5" draw:layer="layout" svg:x1="16.144cm" svg:y1="37.613cm" svg:x2="16.144cm" svg:y2="37.737cm">
          <text:p/>
        </draw:line>
        <draw:polygon draw:style-name="gr4" draw:text-style-name="P4" draw:layer="layout" svg:width="0cm" svg:height="0.123cm" svg:x="16.384cm" svg:y="37.613cm" svg:viewBox="0 0 0 124" draw:points="0,0 0,124">
          <text:p/>
        </draw:polygon>
        <draw:line draw:style-name="gr5" draw:text-style-name="P5" draw:layer="layout" svg:x1="16.384cm" svg:y1="37.613cm" svg:x2="16.384cm" svg:y2="37.737cm">
          <text:p/>
        </draw:line>
        <draw:polygon draw:style-name="gr4" draw:text-style-name="P4" draw:layer="layout" svg:width="0cm" svg:height="0.123cm" svg:x="16.625cm" svg:y="37.613cm" svg:viewBox="0 0 0 124" draw:points="0,0 0,124">
          <text:p/>
        </draw:polygon>
        <draw:line draw:style-name="gr5" draw:text-style-name="P5" draw:layer="layout" svg:x1="16.625cm" svg:y1="37.613cm" svg:x2="16.625cm" svg:y2="37.737cm">
          <text:p/>
        </draw:line>
        <draw:frame draw:style-name="gr6" draw:text-style-name="P7" draw:layer="layout" svg:width="0.569cm" svg:height="0.628cm" draw:transform="rotate (1.5707963267949) translate (15.537cm 38.425cm)">
          <draw:text-box>
            <text:p text:style-name="P6"><text:span text:style-name="T1">15</text:span></text:p>
          </draw:text-box>
        </draw:frame>
        <draw:polygon draw:style-name="gr4" draw:text-style-name="P4" draw:layer="layout" svg:width="0cm" svg:height="0.123cm" svg:x="16.865cm" svg:y="37.613cm" svg:viewBox="0 0 0 124" draw:points="0,0 0,124">
          <text:p/>
        </draw:polygon>
        <draw:line draw:style-name="gr5" draw:text-style-name="P5" draw:layer="layout" svg:x1="16.865cm" svg:y1="37.613cm" svg:x2="16.865cm" svg:y2="37.737cm">
          <text:p/>
        </draw:line>
        <draw:polygon draw:style-name="gr4" draw:text-style-name="P4" draw:layer="layout" svg:width="0cm" svg:height="0.123cm" svg:x="17.105cm" svg:y="37.613cm" svg:viewBox="0 0 0 124" draw:points="0,0 0,124">
          <text:p/>
        </draw:polygon>
        <draw:line draw:style-name="gr5" draw:text-style-name="P5" draw:layer="layout" svg:x1="17.105cm" svg:y1="37.613cm" svg:x2="17.105cm" svg:y2="37.737cm">
          <text:p/>
        </draw:line>
        <draw:polygon draw:style-name="gr4" draw:text-style-name="P4" draw:layer="layout" svg:width="0cm" svg:height="0.123cm" svg:x="17.346cm" svg:y="37.613cm" svg:viewBox="0 0 0 124" draw:points="0,0 0,124">
          <text:p/>
        </draw:polygon>
        <draw:line draw:style-name="gr5" draw:text-style-name="P5" draw:layer="layout" svg:x1="17.346cm" svg:y1="37.613cm" svg:x2="17.346cm" svg:y2="37.737cm">
          <text:p/>
        </draw:line>
        <draw:frame draw:style-name="gr6" draw:text-style-name="P7" draw:layer="layout" svg:width="0.569cm" svg:height="0.628cm" draw:transform="rotate (1.5707963267949) translate (16.258cm 38.425cm)">
          <draw:text-box>
            <text:p text:style-name="P6"><text:span text:style-name="T1">18</text:span></text:p>
          </draw:text-box>
        </draw:frame>
        <draw:polygon draw:style-name="gr4" draw:text-style-name="P4" draw:layer="layout" svg:width="0cm" svg:height="0.123cm" svg:x="17.586cm" svg:y="37.613cm" svg:viewBox="0 0 0 124" draw:points="0,0 0,124">
          <text:p/>
        </draw:polygon>
        <draw:line draw:style-name="gr5" draw:text-style-name="P5" draw:layer="layout" svg:x1="17.586cm" svg:y1="37.613cm" svg:x2="17.586cm" svg:y2="37.737cm">
          <text:p/>
        </draw:line>
        <draw:polygon draw:style-name="gr4" draw:text-style-name="P4" draw:layer="layout" svg:width="0cm" svg:height="0.123cm" svg:x="17.827cm" svg:y="37.613cm" svg:viewBox="0 0 0 124" draw:points="0,0 0,124">
          <text:p/>
        </draw:polygon>
        <draw:line draw:style-name="gr5" draw:text-style-name="P5" draw:layer="layout" svg:x1="17.827cm" svg:y1="37.613cm" svg:x2="17.827cm" svg:y2="37.737cm">
          <text:p/>
        </draw:line>
        <draw:polygon draw:style-name="gr4" draw:text-style-name="P4" draw:layer="layout" svg:width="0cm" svg:height="0.123cm" svg:x="18.067cm" svg:y="37.613cm" svg:viewBox="0 0 0 124" draw:points="0,0 0,124">
          <text:p/>
        </draw:polygon>
        <draw:line draw:style-name="gr5" draw:text-style-name="P5" draw:layer="layout" svg:x1="18.067cm" svg:y1="37.613cm" svg:x2="18.067cm" svg:y2="37.737cm">
          <text:p/>
        </draw:line>
        <draw:frame draw:style-name="gr6" draw:text-style-name="P7" draw:layer="layout" svg:width="0.569cm" svg:height="0.628cm" draw:transform="rotate (1.5707963267949) translate (16.979cm 38.425cm)">
          <draw:text-box>
            <text:p text:style-name="P6"><text:span text:style-name="T1">21</text:span></text:p>
          </draw:text-box>
        </draw:frame>
        <draw:polygon draw:style-name="gr4" draw:text-style-name="P4" draw:layer="layout" svg:width="0cm" svg:height="0.123cm" svg:x="18.307cm" svg:y="37.613cm" svg:viewBox="0 0 0 124" draw:points="0,0 0,124">
          <text:p/>
        </draw:polygon>
        <draw:line draw:style-name="gr5" draw:text-style-name="P5" draw:layer="layout" svg:x1="18.307cm" svg:y1="37.613cm" svg:x2="18.307cm" svg:y2="37.737cm">
          <text:p/>
        </draw:line>
        <draw:polygon draw:style-name="gr4" draw:text-style-name="P4" draw:layer="layout" svg:width="0cm" svg:height="0.123cm" svg:x="18.548cm" svg:y="37.613cm" svg:viewBox="0 0 0 124" draw:points="0,0 0,124">
          <text:p/>
        </draw:polygon>
        <draw:line draw:style-name="gr5" draw:text-style-name="P5" draw:layer="layout" svg:x1="18.548cm" svg:y1="37.613cm" svg:x2="18.548cm" svg:y2="37.737cm">
          <text:p/>
        </draw:line>
        <draw:polygon draw:style-name="gr4" draw:text-style-name="P4" draw:layer="layout" svg:width="0cm" svg:height="0.123cm" svg:x="18.788cm" svg:y="37.613cm" svg:viewBox="0 0 0 124" draw:points="0,0 0,124">
          <text:p/>
        </draw:polygon>
        <draw:line draw:style-name="gr5" draw:text-style-name="P5" draw:layer="layout" svg:x1="18.788cm" svg:y1="37.613cm" svg:x2="18.788cm" svg:y2="37.737cm">
          <text:p/>
        </draw:line>
        <draw:frame draw:style-name="gr6" draw:text-style-name="P7" draw:layer="layout" svg:width="0.569cm" svg:height="0.628cm" draw:transform="rotate (1.5707963267949) translate (17.7cm 38.425cm)">
          <draw:text-box>
            <text:p text:style-name="P6"><text:span text:style-name="T1">24</text:span></text:p>
          </draw:text-box>
        </draw:frame>
        <draw:polygon draw:style-name="gr4" draw:text-style-name="P4" draw:layer="layout" svg:width="0cm" svg:height="0.123cm" svg:x="19.029cm" svg:y="37.613cm" svg:viewBox="0 0 0 124" draw:points="0,0 0,124">
          <text:p/>
        </draw:polygon>
        <draw:line draw:style-name="gr5" draw:text-style-name="P5" draw:layer="layout" svg:x1="19.029cm" svg:y1="37.613cm" svg:x2="19.029cm" svg:y2="37.737cm">
          <text:p/>
        </draw:line>
        <draw:polygon draw:style-name="gr4" draw:text-style-name="P4" draw:layer="layout" svg:width="0cm" svg:height="0.123cm" svg:x="19.269cm" svg:y="37.613cm" svg:viewBox="0 0 0 124" draw:points="0,0 0,124">
          <text:p/>
        </draw:polygon>
        <draw:line draw:style-name="gr5" draw:text-style-name="P5" draw:layer="layout" svg:x1="19.269cm" svg:y1="37.613cm" svg:x2="19.269cm" svg:y2="37.737cm">
          <text:p/>
        </draw:line>
        <draw:polygon draw:style-name="gr4" draw:text-style-name="P4" draw:layer="layout" svg:width="0cm" svg:height="0.123cm" svg:x="19.509cm" svg:y="37.613cm" svg:viewBox="0 0 0 124" draw:points="0,0 0,124">
          <text:p/>
        </draw:polygon>
        <draw:line draw:style-name="gr5" draw:text-style-name="P5" draw:layer="layout" svg:x1="19.509cm" svg:y1="37.613cm" svg:x2="19.509cm" svg:y2="37.737cm">
          <text:p/>
        </draw:line>
        <draw:frame draw:style-name="gr6" draw:text-style-name="P7" draw:layer="layout" svg:width="0.569cm" svg:height="0.628cm" draw:transform="rotate (1.5707963267949) translate (18.421cm 38.425cm)">
          <draw:text-box>
            <text:p text:style-name="P6"><text:span text:style-name="T1">27</text:span></text:p>
          </draw:text-box>
        </draw:frame>
        <draw:polygon draw:style-name="gr4" draw:text-style-name="P4" draw:layer="layout" svg:width="0cm" svg:height="0.123cm" svg:x="19.75cm" svg:y="37.613cm" svg:viewBox="0 0 0 124" draw:points="0,0 0,124">
          <text:p/>
        </draw:polygon>
        <draw:line draw:style-name="gr5" draw:text-style-name="P5" draw:layer="layout" svg:x1="19.75cm" svg:y1="37.613cm" svg:x2="19.75cm" svg:y2="37.737cm">
          <text:p/>
        </draw:line>
        <draw:polygon draw:style-name="gr4" draw:text-style-name="P4" draw:layer="layout" svg:width="0.123cm" svg:height="0cm" svg:x="11.549cm" svg:y="37.613cm" svg:viewBox="0 0 124 0" draw:points="124,0 0,0">
          <text:p/>
        </draw:polygon>
        <draw:line draw:style-name="gr5" draw:text-style-name="P5" draw:layer="layout" svg:x1="11.673cm" svg:y1="37.613cm" svg:x2="11.549cm" svg:y2="37.613cm">
          <text:p/>
        </draw:line>
        <draw:frame draw:style-name="gr6" draw:text-style-name="P7" draw:layer="layout" svg:width="0.569cm" svg:height="0.628cm" draw:transform="rotate (1.5707963267949) translate (19.143cm 38.425cm)">
          <draw:text-box>
            <text:p text:style-name="P6"><text:span text:style-name="T1">30</text:span></text:p>
          </draw:text-box>
        </draw:frame>
        <draw:polygon draw:style-name="gr4" draw:text-style-name="P4" draw:layer="layout" svg:width="0.123cm" svg:height="0cm" svg:x="11.549cm" svg:y="36.366cm" svg:viewBox="0 0 124 0" draw:points="124,0 0,0">
          <text:p/>
        </draw:polygon>
        <draw:line draw:style-name="gr5" draw:text-style-name="P5" draw:layer="layout" svg:x1="11.673cm" svg:y1="36.366cm" svg:x2="11.549cm" svg:y2="36.366cm">
          <text:p/>
        </draw:line>
        <draw:frame draw:style-name="gr6" draw:text-style-name="P7" draw:layer="layout" svg:width="0.709cm" svg:height="0.628cm" svg:x="10.721cm" svg:y="37.307cm">
          <draw:text-box>
            <text:p text:style-name="P6"><text:span text:style-name="T1">0.0</text:span></text:p>
          </draw:text-box>
        </draw:frame>
        <draw:polygon draw:style-name="gr4" draw:text-style-name="P4" draw:layer="layout" svg:width="0.123cm" svg:height="0cm" svg:x="11.549cm" svg:y="35.118cm" svg:viewBox="0 0 124 0" draw:points="124,0 0,0">
          <text:p/>
        </draw:polygon>
        <draw:line draw:style-name="gr5" draw:text-style-name="P5" draw:layer="layout" svg:x1="11.673cm" svg:y1="35.118cm" svg:x2="11.549cm" svg:y2="35.118cm">
          <text:p/>
        </draw:line>
        <draw:frame draw:style-name="gr6" draw:text-style-name="P7" draw:layer="layout" svg:width="0.709cm" svg:height="0.628cm" svg:x="10.721cm" svg:y="36.059cm">
          <draw:text-box>
            <text:p text:style-name="P6"><text:span text:style-name="T1">0.2</text:span></text:p>
          </draw:text-box>
        </draw:frame>
        <draw:polygon draw:style-name="gr4" draw:text-style-name="P4" draw:layer="layout" svg:width="0.123cm" svg:height="0cm" svg:x="11.549cm" svg:y="33.871cm" svg:viewBox="0 0 124 0" draw:points="124,0 0,0">
          <text:p/>
        </draw:polygon>
        <draw:line draw:style-name="gr5" draw:text-style-name="P5" draw:layer="layout" svg:x1="11.673cm" svg:y1="33.871cm" svg:x2="11.549cm" svg:y2="33.871cm">
          <text:p/>
        </draw:line>
        <draw:frame draw:style-name="gr6" draw:text-style-name="P7" draw:layer="layout" svg:width="0.709cm" svg:height="0.628cm" svg:x="10.721cm" svg:y="34.812cm">
          <draw:text-box>
            <text:p text:style-name="P6"><text:span text:style-name="T1">0.4</text:span></text:p>
          </draw:text-box>
        </draw:frame>
        <draw:polygon draw:style-name="gr4" draw:text-style-name="P4" draw:layer="layout" svg:width="0.123cm" svg:height="0cm" svg:x="11.549cm" svg:y="32.623cm" svg:viewBox="0 0 124 0" draw:points="124,0 0,0">
          <text:p/>
        </draw:polygon>
        <draw:line draw:style-name="gr5" draw:text-style-name="P5" draw:layer="layout" svg:x1="11.673cm" svg:y1="32.623cm" svg:x2="11.549cm" svg:y2="32.623cm">
          <text:p/>
        </draw:line>
        <draw:frame draw:style-name="gr6" draw:text-style-name="P7" draw:layer="layout" svg:width="0.709cm" svg:height="0.628cm" svg:x="10.721cm" svg:y="33.564cm">
          <draw:text-box>
            <text:p text:style-name="P6"><text:span text:style-name="T1">0.6</text:span></text:p>
          </draw:text-box>
        </draw:frame>
        <draw:polygon draw:style-name="gr4" draw:text-style-name="P4" draw:layer="layout" svg:width="0.123cm" svg:height="0cm" svg:x="11.549cm" svg:y="31.376cm" svg:viewBox="0 0 124 0" draw:points="124,0 0,0">
          <text:p/>
        </draw:polygon>
        <draw:line draw:style-name="gr5" draw:text-style-name="P5" draw:layer="layout" svg:x1="11.673cm" svg:y1="31.376cm" svg:x2="11.549cm" svg:y2="31.376cm">
          <text:p/>
        </draw:line>
        <draw:frame draw:style-name="gr6" draw:text-style-name="P7" draw:layer="layout" svg:width="0.709cm" svg:height="0.628cm" svg:x="10.721cm" svg:y="32.317cm">
          <draw:text-box>
            <text:p text:style-name="P6"><text:span text:style-name="T1">0.8</text:span></text:p>
          </draw:text-box>
        </draw:frame>
        <draw:polyline draw:style-name="gr7" draw:text-style-name="P5" draw:layer="layout" svg:width="7.693cm" svg:height="0.342cm" svg:x="12.057cm" svg:y="36.954cm" svg:viewBox="0 0 7694 343" draw:points="0,274 241,234 481,246 721,224 962,161 1202,146 1443,150 1683,131 1923,87 2164,127 2404,127 2645,112 2885,116 3125,88 3366,109 3606,116 3846,61 4087,0 4327,88 4568,130 4808,134 5048,253 5289,254 5529,302 5770,289 6010,298 6250,260 6491,283 6731,277 6972,297 7213,320 7453,317 7694,343">
          <text:p/>
        </draw:polyline>
        <draw:polyline draw:style-name="gr8" draw:text-style-name="P5" draw:layer="layout" svg:width="7.693cm" svg:height="1.625cm" svg:x="12.057cm" svg:y="35.922cm" svg:viewBox="0 0 7694 1626" draw:points="0,1196 241,1091 481,1113 721,833 962,415 1202,134 1443,0 1683,20 1923,79 2164,80 2404,93 2645,136 2885,147 3125,216 3366,279 3606,403 3846,549 4087,955 4327,1283 4568,1304 4808,1365 5048,1385 5289,1343 5529,1342 5770,1309 6010,1320 6250,1316 6491,1287 6731,1347 6972,1342 7213,1460 7453,1553 7694,1626">
          <text:p/>
        </draw:polyline>
        <draw:line draw:style-name="gr9" draw:text-style-name="P5" draw:layer="layout" svg:x1="11.673cm" svg:y1="37.613cm" svg:x2="11.673cm" svg:y2="31.376cm">
          <text:p/>
        </draw:line>
        <draw:line draw:style-name="gr9" draw:text-style-name="P5" draw:layer="layout" svg:x1="20.134cm" svg:y1="37.613cm" svg:x2="20.134cm" svg:y2="31.376cm">
          <text:p/>
        </draw:line>
        <draw:line draw:style-name="gr9" draw:text-style-name="P5" draw:layer="layout" svg:x1="11.673cm" svg:y1="37.613cm" svg:x2="20.134cm" svg:y2="37.613cm">
          <text:p/>
        </draw:line>
        <draw:line draw:style-name="gr9" draw:text-style-name="P5" draw:layer="layout" svg:x1="11.673cm" svg:y1="31.376cm" svg:x2="20.134cm" svg:y2="31.376cm">
          <text:p/>
        </draw:line>
        <draw:frame draw:style-name="gr6" draw:text-style-name="P7" draw:layer="layout" svg:width="0.709cm" svg:height="0.628cm" svg:x="10.721cm" svg:y="31.069cm">
          <draw:text-box>
            <text:p text:style-name="P6"><text:span text:style-name="T1">1.0</text:span></text:p>
          </draw:text-box>
        </draw:frame>
        <draw:polygon draw:style-name="gr1" draw:text-style-name="P1" draw:layer="layout" svg:width="8.461cm" svg:height="6.237cm" svg:x="21.547cm" svg:y="31.376cm" svg:viewBox="0 0 8462 6238" draw:points="0,6238 8462,6238 8462,0 0,0">
          <text:p/>
        </draw:polygon>
        <draw:polygon draw:style-name="gr2" draw:text-style-name="P2" draw:layer="layout" svg:width="7.693cm" svg:height="2.576cm" svg:x="21.931cm" svg:y="34.859cm" svg:viewBox="0 0 7694 2577" draw:points="0,1742 0,2484 241,2395 481,2322 721,2197 962,1729 1202,1730 1442,1573 1683,1510 1923,1487 2164,1555 2404,1443 2644,1226 2885,1091 3125,871 3366,1473 3606,1258 3846,1404 4087,1541 4327,2078 4568,2205 4808,2413 5049,2486 5290,2339 5530,2536 5770,2413 6011,2481 6251,2396 6492,2369 6732,2454 6972,2532 7213,2577 7453,2572 7694,2577 7694,1837 7453,1836 7213,1837 6972,1805 6732,1780 6492,1740 6251,1753 6011,1797 5770,1753 5530,1813 5290,1707 5049,1734 4808,1387 4568,1303 4327,733 4087,53 3846,0 3606,4 3366,377 3125,92 2885,839 2644,672 2404,738 2164,691 1923,745 1683,920 1442,494 1202,678 962,1143 721,1572 481,1633 241,1531">
          <text:p/>
        </draw:polygon>
        <draw:polygon draw:style-name="gr3" draw:text-style-name="P3" draw:layer="layout" svg:width="7.693cm" svg:height="1.158cm" svg:x="21.931cm" svg:y="36.594cm" svg:viewBox="0 0 7694 1159" draw:points="0,658 0,853 241,730 481,729 721,637 962,539 1202,463 1442,430 1683,463 1923,446 2164,451 2404,341 2644,383 2885,260 3125,552 3366,743 3606,733 3846,684 4087,851 4327,858 4568,820 4808,808 5049,726 5290,743 5530,786 5770,777 6011,874 6251,884 6492,943 6732,1085 6972,1159 7213,1116 7453,933 7694,943 7694,901 7453,878 7213,316 6972,89 6732,301 6492,492 6251,440 6011,451 5770,274 5530,284 5290,347 5049,497 4808,709 4568,742 4327,758 4087,575 3846,546 3606,516 3366,506 3125,134 2885,0 2644,117 2404,115 2164,231 1923,178 1683,118 1442,74 1202,110 962,264 721,483 481,560 241,552">
          <text:p/>
        </draw:polygon>
        <draw:polygon draw:style-name="gr4" draw:text-style-name="P4" draw:layer="layout" svg:width="0cm" svg:height="0.123cm" svg:x="21.931cm" svg:y="37.613cm" svg:viewBox="0 0 0 124" draw:points="0,0 0,124">
          <text:p/>
        </draw:polygon>
        <draw:line draw:style-name="gr5" draw:text-style-name="P5" draw:layer="layout" svg:x1="21.931cm" svg:y1="37.613cm" svg:x2="21.931cm" svg:y2="37.737cm">
          <text:p/>
        </draw:line>
        <draw:frame draw:style-name="gr13" draw:text-style-name="P9" draw:layer="layout" svg:width="4.591cm" svg:height="0.86cm" svg:x="13.608cm" svg:y="30.473cm">
          <draw:text-box>
            <text:p text:style-name="P6"><text:span text:style-name="T3">company CEO</text:span></text:p>
          </draw:text-box>
        </draw:frame>
        <draw:polygon draw:style-name="gr4" draw:text-style-name="P4" draw:layer="layout" svg:width="0cm" svg:height="0.123cm" svg:x="22.172cm" svg:y="37.613cm" svg:viewBox="0 0 0 124" draw:points="0,0 0,124">
          <text:p/>
        </draw:polygon>
        <draw:line draw:style-name="gr5" draw:text-style-name="P5" draw:layer="layout" svg:x1="22.172cm" svg:y1="37.613cm" svg:x2="22.172cm" svg:y2="37.737cm">
          <text:p/>
        </draw:line>
        <draw:polygon draw:style-name="gr4" draw:text-style-name="P4" draw:layer="layout" svg:width="0cm" svg:height="0.123cm" svg:x="22.412cm" svg:y="37.613cm" svg:viewBox="0 0 0 124" draw:points="0,0 0,124">
          <text:p/>
        </draw:polygon>
        <draw:line draw:style-name="gr5" draw:text-style-name="P5" draw:layer="layout" svg:x1="22.412cm" svg:y1="37.613cm" svg:x2="22.412cm" svg:y2="37.737cm">
          <text:p/>
        </draw:line>
        <draw:polygon draw:style-name="gr4" draw:text-style-name="P4" draw:layer="layout" svg:width="0cm" svg:height="0.123cm" svg:x="22.652cm" svg:y="37.613cm" svg:viewBox="0 0 0 124" draw:points="0,0 0,124">
          <text:p/>
        </draw:polygon>
        <draw:line draw:style-name="gr5" draw:text-style-name="P5" draw:layer="layout" svg:x1="22.652cm" svg:y1="37.613cm" svg:x2="22.652cm" svg:y2="37.737cm">
          <text:p/>
        </draw:line>
        <draw:polygon draw:style-name="gr4" draw:text-style-name="P4" draw:layer="layout" svg:width="0cm" svg:height="0.123cm" svg:x="22.893cm" svg:y="37.613cm" svg:viewBox="0 0 0 124" draw:points="0,0 0,124">
          <text:p/>
        </draw:polygon>
        <draw:line draw:style-name="gr5" draw:text-style-name="P5" draw:layer="layout" svg:x1="22.893cm" svg:y1="37.613cm" svg:x2="22.893cm" svg:y2="37.737cm">
          <text:p/>
        </draw:line>
        <draw:frame draw:style-name="gr6" draw:text-style-name="P7" draw:layer="layout" svg:width="0.971cm" svg:height="0.628cm" draw:transform="rotate (1.5707963267949) translate (21.564cm 38.833cm)">
          <draw:text-box>
            <text:p text:style-name="P6"><text:span text:style-name="T1">emb</text:span></text:p>
          </draw:text-box>
        </draw:frame>
        <draw:polygon draw:style-name="gr4" draw:text-style-name="P4" draw:layer="layout" svg:width="0cm" svg:height="0.123cm" svg:x="23.133cm" svg:y="37.613cm" svg:viewBox="0 0 0 124" draw:points="0,0 0,124">
          <text:p/>
        </draw:polygon>
        <draw:line draw:style-name="gr5" draw:text-style-name="P5" draw:layer="layout" svg:x1="23.133cm" svg:y1="37.613cm" svg:x2="23.133cm" svg:y2="37.737cm">
          <text:p/>
        </draw:line>
        <draw:polygon draw:style-name="gr4" draw:text-style-name="P4" draw:layer="layout" svg:width="0cm" svg:height="0.123cm" svg:x="23.373cm" svg:y="37.613cm" svg:viewBox="0 0 0 124" draw:points="0,0 0,124">
          <text:p/>
        </draw:polygon>
        <draw:line draw:style-name="gr5" draw:text-style-name="P5" draw:layer="layout" svg:x1="23.373cm" svg:y1="37.613cm" svg:x2="23.373cm" svg:y2="37.737cm">
          <text:p/>
        </draw:line>
        <draw:polygon draw:style-name="gr4" draw:text-style-name="P4" draw:layer="layout" svg:width="0cm" svg:height="0.123cm" svg:x="23.614cm" svg:y="37.613cm" svg:viewBox="0 0 0 124" draw:points="0,0 0,124">
          <text:p/>
        </draw:polygon>
        <draw:line draw:style-name="gr5" draw:text-style-name="P5" draw:layer="layout" svg:x1="23.614cm" svg:y1="37.613cm" svg:x2="23.614cm" svg:y2="37.737cm">
          <text:p/>
        </draw:line>
        <draw:frame draw:style-name="gr6" draw:text-style-name="P7" draw:layer="layout" svg:width="0.563cm" svg:height="0.628cm" draw:transform="rotate (1.5707963267949) translate (22.526cm 38.143cm)">
          <draw:text-box>
            <text:p text:style-name="P6"><text:span text:style-name="T1">3</text:span></text:p>
          </draw:text-box>
        </draw:frame>
        <draw:polygon draw:style-name="gr4" draw:text-style-name="P4" draw:layer="layout" svg:width="0cm" svg:height="0.123cm" svg:x="23.854cm" svg:y="37.613cm" svg:viewBox="0 0 0 124" draw:points="0,0 0,124">
          <text:p/>
        </draw:polygon>
        <draw:line draw:style-name="gr5" draw:text-style-name="P5" draw:layer="layout" svg:x1="23.854cm" svg:y1="37.613cm" svg:x2="23.854cm" svg:y2="37.737cm">
          <text:p/>
        </draw:line>
        <draw:polygon draw:style-name="gr4" draw:text-style-name="P4" draw:layer="layout" svg:width="0cm" svg:height="0.123cm" svg:x="24.095cm" svg:y="37.613cm" svg:viewBox="0 0 0 124" draw:points="0,0 0,124">
          <text:p/>
        </draw:polygon>
        <draw:line draw:style-name="gr5" draw:text-style-name="P5" draw:layer="layout" svg:x1="24.095cm" svg:y1="37.613cm" svg:x2="24.095cm" svg:y2="37.737cm">
          <text:p/>
        </draw:line>
        <draw:polygon draw:style-name="gr4" draw:text-style-name="P4" draw:layer="layout" svg:width="0cm" svg:height="0.123cm" svg:x="24.335cm" svg:y="37.613cm" svg:viewBox="0 0 0 124" draw:points="0,0 0,124">
          <text:p/>
        </draw:polygon>
        <draw:line draw:style-name="gr5" draw:text-style-name="P5" draw:layer="layout" svg:x1="24.335cm" svg:y1="37.613cm" svg:x2="24.335cm" svg:y2="37.737cm">
          <text:p/>
        </draw:line>
        <draw:frame draw:style-name="gr6" draw:text-style-name="P7" draw:layer="layout" svg:width="0.563cm" svg:height="0.628cm" draw:transform="rotate (1.5707963267949) translate (23.247cm 38.143cm)">
          <draw:text-box>
            <text:p text:style-name="P6"><text:span text:style-name="T1">6</text:span></text:p>
          </draw:text-box>
        </draw:frame>
        <draw:polygon draw:style-name="gr4" draw:text-style-name="P4" draw:layer="layout" svg:width="0cm" svg:height="0.123cm" svg:x="24.575cm" svg:y="37.613cm" svg:viewBox="0 0 0 124" draw:points="0,0 0,124">
          <text:p/>
        </draw:polygon>
        <draw:line draw:style-name="gr5" draw:text-style-name="P5" draw:layer="layout" svg:x1="24.575cm" svg:y1="37.613cm" svg:x2="24.575cm" svg:y2="37.737cm">
          <text:p/>
        </draw:line>
        <draw:polygon draw:style-name="gr4" draw:text-style-name="P4" draw:layer="layout" svg:width="0cm" svg:height="0.123cm" svg:x="24.816cm" svg:y="37.613cm" svg:viewBox="0 0 0 124" draw:points="0,0 0,124">
          <text:p/>
        </draw:polygon>
        <draw:line draw:style-name="gr5" draw:text-style-name="P5" draw:layer="layout" svg:x1="24.816cm" svg:y1="37.613cm" svg:x2="24.816cm" svg:y2="37.737cm">
          <text:p/>
        </draw:line>
        <draw:polygon draw:style-name="gr4" draw:text-style-name="P4" draw:layer="layout" svg:width="0cm" svg:height="0.123cm" svg:x="25.056cm" svg:y="37.613cm" svg:viewBox="0 0 0 124" draw:points="0,0 0,124">
          <text:p/>
        </draw:polygon>
        <draw:line draw:style-name="gr5" draw:text-style-name="P5" draw:layer="layout" svg:x1="25.056cm" svg:y1="37.613cm" svg:x2="25.056cm" svg:y2="37.737cm">
          <text:p/>
        </draw:line>
        <draw:frame draw:style-name="gr6" draw:text-style-name="P7" draw:layer="layout" svg:width="0.563cm" svg:height="0.628cm" draw:transform="rotate (1.5707963267949) translate (23.968cm 38.143cm)">
          <draw:text-box>
            <text:p text:style-name="P6"><text:span text:style-name="T1">9</text:span></text:p>
          </draw:text-box>
        </draw:frame>
        <draw:polygon draw:style-name="gr4" draw:text-style-name="P4" draw:layer="layout" svg:width="0cm" svg:height="0.123cm" svg:x="25.297cm" svg:y="37.613cm" svg:viewBox="0 0 0 124" draw:points="0,0 0,124">
          <text:p/>
        </draw:polygon>
        <draw:line draw:style-name="gr5" draw:text-style-name="P5" draw:layer="layout" svg:x1="25.297cm" svg:y1="37.613cm" svg:x2="25.297cm" svg:y2="37.737cm">
          <text:p/>
        </draw:line>
        <draw:polygon draw:style-name="gr4" draw:text-style-name="P4" draw:layer="layout" svg:width="0cm" svg:height="0.123cm" svg:x="25.537cm" svg:y="37.613cm" svg:viewBox="0 0 0 124" draw:points="0,0 0,124">
          <text:p/>
        </draw:polygon>
        <draw:line draw:style-name="gr5" draw:text-style-name="P5" draw:layer="layout" svg:x1="25.537cm" svg:y1="37.613cm" svg:x2="25.537cm" svg:y2="37.737cm">
          <text:p/>
        </draw:line>
        <draw:polygon draw:style-name="gr4" draw:text-style-name="P4" draw:layer="layout" svg:width="0cm" svg:height="0.123cm" svg:x="25.777cm" svg:y="37.613cm" svg:viewBox="0 0 0 124" draw:points="0,0 0,124">
          <text:p/>
        </draw:polygon>
        <draw:line draw:style-name="gr5" draw:text-style-name="P5" draw:layer="layout" svg:x1="25.777cm" svg:y1="37.613cm" svg:x2="25.777cm" svg:y2="37.737cm">
          <text:p/>
        </draw:line>
        <draw:frame draw:style-name="gr6" draw:text-style-name="P7" draw:layer="layout" svg:width="0.569cm" svg:height="0.628cm" draw:transform="rotate (1.5707963267949) translate (24.689cm 38.425cm)">
          <draw:text-box>
            <text:p text:style-name="P6"><text:span text:style-name="T1">12</text:span></text:p>
          </draw:text-box>
        </draw:frame>
        <draw:polygon draw:style-name="gr4" draw:text-style-name="P4" draw:layer="layout" svg:width="0cm" svg:height="0.123cm" svg:x="26.018cm" svg:y="37.613cm" svg:viewBox="0 0 0 124" draw:points="0,0 0,124">
          <text:p/>
        </draw:polygon>
        <draw:line draw:style-name="gr5" draw:text-style-name="P5" draw:layer="layout" svg:x1="26.018cm" svg:y1="37.613cm" svg:x2="26.018cm" svg:y2="37.737cm">
          <text:p/>
        </draw:line>
        <draw:polygon draw:style-name="gr4" draw:text-style-name="P4" draw:layer="layout" svg:width="0cm" svg:height="0.123cm" svg:x="26.258cm" svg:y="37.613cm" svg:viewBox="0 0 0 124" draw:points="0,0 0,124">
          <text:p/>
        </draw:polygon>
        <draw:line draw:style-name="gr5" draw:text-style-name="P5" draw:layer="layout" svg:x1="26.258cm" svg:y1="37.613cm" svg:x2="26.258cm" svg:y2="37.737cm">
          <text:p/>
        </draw:line>
        <draw:polygon draw:style-name="gr4" draw:text-style-name="P4" draw:layer="layout" svg:width="0cm" svg:height="0.123cm" svg:x="26.499cm" svg:y="37.613cm" svg:viewBox="0 0 0 124" draw:points="0,0 0,124">
          <text:p/>
        </draw:polygon>
        <draw:line draw:style-name="gr5" draw:text-style-name="P5" draw:layer="layout" svg:x1="26.499cm" svg:y1="37.613cm" svg:x2="26.499cm" svg:y2="37.737cm">
          <text:p/>
        </draw:line>
        <draw:frame draw:style-name="gr6" draw:text-style-name="P7" draw:layer="layout" svg:width="0.569cm" svg:height="0.628cm" draw:transform="rotate (1.5707963267949) translate (25.411cm 38.425cm)">
          <draw:text-box>
            <text:p text:style-name="P6"><text:span text:style-name="T1">15</text:span></text:p>
          </draw:text-box>
        </draw:frame>
        <draw:polygon draw:style-name="gr4" draw:text-style-name="P4" draw:layer="layout" svg:width="0cm" svg:height="0.123cm" svg:x="26.739cm" svg:y="37.613cm" svg:viewBox="0 0 0 124" draw:points="0,0 0,124">
          <text:p/>
        </draw:polygon>
        <draw:line draw:style-name="gr5" draw:text-style-name="P5" draw:layer="layout" svg:x1="26.739cm" svg:y1="37.613cm" svg:x2="26.739cm" svg:y2="37.737cm">
          <text:p/>
        </draw:line>
        <draw:polygon draw:style-name="gr4" draw:text-style-name="P4" draw:layer="layout" svg:width="0cm" svg:height="0.123cm" svg:x="26.979cm" svg:y="37.613cm" svg:viewBox="0 0 0 124" draw:points="0,0 0,124">
          <text:p/>
        </draw:polygon>
        <draw:line draw:style-name="gr5" draw:text-style-name="P5" draw:layer="layout" svg:x1="26.979cm" svg:y1="37.613cm" svg:x2="26.979cm" svg:y2="37.737cm">
          <text:p/>
        </draw:line>
        <draw:polygon draw:style-name="gr4" draw:text-style-name="P4" draw:layer="layout" svg:width="0cm" svg:height="0.123cm" svg:x="27.22cm" svg:y="37.613cm" svg:viewBox="0 0 0 124" draw:points="0,0 0,124">
          <text:p/>
        </draw:polygon>
        <draw:line draw:style-name="gr5" draw:text-style-name="P5" draw:layer="layout" svg:x1="27.22cm" svg:y1="37.613cm" svg:x2="27.22cm" svg:y2="37.737cm">
          <text:p/>
        </draw:line>
        <draw:frame draw:style-name="gr6" draw:text-style-name="P7" draw:layer="layout" svg:width="0.569cm" svg:height="0.628cm" draw:transform="rotate (1.5707963267949) translate (26.132cm 38.425cm)">
          <draw:text-box>
            <text:p text:style-name="P6"><text:span text:style-name="T1">18</text:span></text:p>
          </draw:text-box>
        </draw:frame>
        <draw:polygon draw:style-name="gr4" draw:text-style-name="P4" draw:layer="layout" svg:width="0cm" svg:height="0.123cm" svg:x="27.46cm" svg:y="37.613cm" svg:viewBox="0 0 0 124" draw:points="0,0 0,124">
          <text:p/>
        </draw:polygon>
        <draw:line draw:style-name="gr5" draw:text-style-name="P5" draw:layer="layout" svg:x1="27.46cm" svg:y1="37.613cm" svg:x2="27.46cm" svg:y2="37.737cm">
          <text:p/>
        </draw:line>
        <draw:polygon draw:style-name="gr4" draw:text-style-name="P4" draw:layer="layout" svg:width="0cm" svg:height="0.123cm" svg:x="27.7cm" svg:y="37.613cm" svg:viewBox="0 0 0 124" draw:points="0,0 0,124">
          <text:p/>
        </draw:polygon>
        <draw:line draw:style-name="gr5" draw:text-style-name="P5" draw:layer="layout" svg:x1="27.7cm" svg:y1="37.613cm" svg:x2="27.7cm" svg:y2="37.737cm">
          <text:p/>
        </draw:line>
        <draw:polygon draw:style-name="gr4" draw:text-style-name="P4" draw:layer="layout" svg:width="0cm" svg:height="0.123cm" svg:x="27.941cm" svg:y="37.613cm" svg:viewBox="0 0 0 124" draw:points="0,0 0,124">
          <text:p/>
        </draw:polygon>
        <draw:line draw:style-name="gr5" draw:text-style-name="P5" draw:layer="layout" svg:x1="27.941cm" svg:y1="37.613cm" svg:x2="27.941cm" svg:y2="37.737cm">
          <text:p/>
        </draw:line>
        <draw:frame draw:style-name="gr6" draw:text-style-name="P7" draw:layer="layout" svg:width="0.569cm" svg:height="0.628cm" draw:transform="rotate (1.5707963267949) translate (26.853cm 38.425cm)">
          <draw:text-box>
            <text:p text:style-name="P6"><text:span text:style-name="T1">21</text:span></text:p>
          </draw:text-box>
        </draw:frame>
        <draw:polygon draw:style-name="gr4" draw:text-style-name="P4" draw:layer="layout" svg:width="0cm" svg:height="0.123cm" svg:x="28.181cm" svg:y="37.613cm" svg:viewBox="0 0 0 124" draw:points="0,0 0,124">
          <text:p/>
        </draw:polygon>
        <draw:line draw:style-name="gr5" draw:text-style-name="P5" draw:layer="layout" svg:x1="28.181cm" svg:y1="37.613cm" svg:x2="28.181cm" svg:y2="37.737cm">
          <text:p/>
        </draw:line>
        <draw:polygon draw:style-name="gr4" draw:text-style-name="P4" draw:layer="layout" svg:width="0cm" svg:height="0.123cm" svg:x="28.422cm" svg:y="37.613cm" svg:viewBox="0 0 0 124" draw:points="0,0 0,124">
          <text:p/>
        </draw:polygon>
        <draw:line draw:style-name="gr5" draw:text-style-name="P5" draw:layer="layout" svg:x1="28.422cm" svg:y1="37.613cm" svg:x2="28.422cm" svg:y2="37.737cm">
          <text:p/>
        </draw:line>
        <draw:polygon draw:style-name="gr4" draw:text-style-name="P4" draw:layer="layout" svg:width="0cm" svg:height="0.123cm" svg:x="28.662cm" svg:y="37.613cm" svg:viewBox="0 0 0 124" draw:points="0,0 0,124">
          <text:p/>
        </draw:polygon>
        <draw:line draw:style-name="gr5" draw:text-style-name="P5" draw:layer="layout" svg:x1="28.662cm" svg:y1="37.613cm" svg:x2="28.662cm" svg:y2="37.737cm">
          <text:p/>
        </draw:line>
        <draw:frame draw:style-name="gr6" draw:text-style-name="P7" draw:layer="layout" svg:width="0.569cm" svg:height="0.628cm" draw:transform="rotate (1.5707963267949) translate (27.574cm 38.425cm)">
          <draw:text-box>
            <text:p text:style-name="P6"><text:span text:style-name="T1">24</text:span></text:p>
          </draw:text-box>
        </draw:frame>
        <draw:polygon draw:style-name="gr4" draw:text-style-name="P4" draw:layer="layout" svg:width="0cm" svg:height="0.123cm" svg:x="28.902cm" svg:y="37.613cm" svg:viewBox="0 0 0 124" draw:points="0,0 0,124">
          <text:p/>
        </draw:polygon>
        <draw:line draw:style-name="gr5" draw:text-style-name="P5" draw:layer="layout" svg:x1="28.902cm" svg:y1="37.613cm" svg:x2="28.902cm" svg:y2="37.737cm">
          <text:p/>
        </draw:line>
        <draw:polygon draw:style-name="gr4" draw:text-style-name="P4" draw:layer="layout" svg:width="0cm" svg:height="0.123cm" svg:x="29.143cm" svg:y="37.613cm" svg:viewBox="0 0 0 124" draw:points="0,0 0,124">
          <text:p/>
        </draw:polygon>
        <draw:line draw:style-name="gr5" draw:text-style-name="P5" draw:layer="layout" svg:x1="29.143cm" svg:y1="37.613cm" svg:x2="29.143cm" svg:y2="37.737cm">
          <text:p/>
        </draw:line>
        <draw:polygon draw:style-name="gr4" draw:text-style-name="P4" draw:layer="layout" svg:width="0cm" svg:height="0.123cm" svg:x="29.383cm" svg:y="37.613cm" svg:viewBox="0 0 0 124" draw:points="0,0 0,124">
          <text:p/>
        </draw:polygon>
        <draw:line draw:style-name="gr5" draw:text-style-name="P5" draw:layer="layout" svg:x1="29.383cm" svg:y1="37.613cm" svg:x2="29.383cm" svg:y2="37.737cm">
          <text:p/>
        </draw:line>
        <draw:frame draw:style-name="gr6" draw:text-style-name="P7" draw:layer="layout" svg:width="0.569cm" svg:height="0.628cm" draw:transform="rotate (1.5707963267949) translate (28.295cm 38.425cm)">
          <draw:text-box>
            <text:p text:style-name="P6"><text:span text:style-name="T1">27</text:span></text:p>
          </draw:text-box>
        </draw:frame>
        <draw:polygon draw:style-name="gr4" draw:text-style-name="P4" draw:layer="layout" svg:width="0cm" svg:height="0.123cm" svg:x="29.624cm" svg:y="37.613cm" svg:viewBox="0 0 0 124" draw:points="0,0 0,124">
          <text:p/>
        </draw:polygon>
        <draw:line draw:style-name="gr5" draw:text-style-name="P5" draw:layer="layout" svg:x1="29.624cm" svg:y1="37.613cm" svg:x2="29.624cm" svg:y2="37.737cm">
          <text:p/>
        </draw:line>
        <draw:polygon draw:style-name="gr4" draw:text-style-name="P4" draw:layer="layout" svg:width="0.123cm" svg:height="0cm" svg:x="21.423cm" svg:y="37.613cm" svg:viewBox="0 0 124 0" draw:points="124,0 0,0">
          <text:p/>
        </draw:polygon>
        <draw:line draw:style-name="gr5" draw:text-style-name="P5" draw:layer="layout" svg:x1="21.547cm" svg:y1="37.613cm" svg:x2="21.423cm" svg:y2="37.613cm">
          <text:p/>
        </draw:line>
        <draw:frame draw:style-name="gr6" draw:text-style-name="P7" draw:layer="layout" svg:width="0.569cm" svg:height="0.628cm" draw:transform="rotate (1.5707963267949) translate (29.016cm 38.425cm)">
          <draw:text-box>
            <text:p text:style-name="P6"><text:span text:style-name="T1">30</text:span></text:p>
          </draw:text-box>
        </draw:frame>
        <draw:polygon draw:style-name="gr4" draw:text-style-name="P4" draw:layer="layout" svg:width="0.123cm" svg:height="0cm" svg:x="21.423cm" svg:y="36.366cm" svg:viewBox="0 0 124 0" draw:points="124,0 0,0">
          <text:p/>
        </draw:polygon>
        <draw:line draw:style-name="gr5" draw:text-style-name="P5" draw:layer="layout" svg:x1="21.547cm" svg:y1="36.366cm" svg:x2="21.423cm" svg:y2="36.366cm">
          <text:p/>
        </draw:line>
        <draw:frame draw:style-name="gr6" draw:text-style-name="P7" draw:layer="layout" svg:width="0.709cm" svg:height="0.628cm" svg:x="20.595cm" svg:y="37.307cm">
          <draw:text-box>
            <text:p text:style-name="P6"><text:span text:style-name="T1">0.0</text:span></text:p>
          </draw:text-box>
        </draw:frame>
        <draw:polygon draw:style-name="gr4" draw:text-style-name="P4" draw:layer="layout" svg:width="0.123cm" svg:height="0cm" svg:x="21.423cm" svg:y="35.118cm" svg:viewBox="0 0 124 0" draw:points="124,0 0,0">
          <text:p/>
        </draw:polygon>
        <draw:line draw:style-name="gr5" draw:text-style-name="P5" draw:layer="layout" svg:x1="21.547cm" svg:y1="35.118cm" svg:x2="21.423cm" svg:y2="35.118cm">
          <text:p/>
        </draw:line>
        <draw:frame draw:style-name="gr6" draw:text-style-name="P7" draw:layer="layout" svg:width="0.709cm" svg:height="0.628cm" svg:x="20.595cm" svg:y="36.059cm">
          <draw:text-box>
            <text:p text:style-name="P6"><text:span text:style-name="T1">0.2</text:span></text:p>
          </draw:text-box>
        </draw:frame>
        <draw:polygon draw:style-name="gr4" draw:text-style-name="P4" draw:layer="layout" svg:width="0.123cm" svg:height="0cm" svg:x="21.423cm" svg:y="33.871cm" svg:viewBox="0 0 124 0" draw:points="124,0 0,0">
          <text:p/>
        </draw:polygon>
        <draw:line draw:style-name="gr5" draw:text-style-name="P5" draw:layer="layout" svg:x1="21.547cm" svg:y1="33.871cm" svg:x2="21.423cm" svg:y2="33.871cm">
          <text:p/>
        </draw:line>
        <draw:frame draw:style-name="gr6" draw:text-style-name="P7" draw:layer="layout" svg:width="0.709cm" svg:height="0.628cm" svg:x="20.595cm" svg:y="34.812cm">
          <draw:text-box>
            <text:p text:style-name="P6"><text:span text:style-name="T1">0.4</text:span></text:p>
          </draw:text-box>
        </draw:frame>
        <draw:polygon draw:style-name="gr4" draw:text-style-name="P4" draw:layer="layout" svg:width="0.123cm" svg:height="0cm" svg:x="21.423cm" svg:y="32.623cm" svg:viewBox="0 0 124 0" draw:points="124,0 0,0">
          <text:p/>
        </draw:polygon>
        <draw:line draw:style-name="gr5" draw:text-style-name="P5" draw:layer="layout" svg:x1="21.547cm" svg:y1="32.623cm" svg:x2="21.423cm" svg:y2="32.623cm">
          <text:p/>
        </draw:line>
        <draw:frame draw:style-name="gr6" draw:text-style-name="P7" draw:layer="layout" svg:width="0.709cm" svg:height="0.628cm" svg:x="20.595cm" svg:y="33.564cm">
          <draw:text-box>
            <text:p text:style-name="P6"><text:span text:style-name="T1">0.6</text:span></text:p>
          </draw:text-box>
        </draw:frame>
        <draw:polygon draw:style-name="gr4" draw:text-style-name="P4" draw:layer="layout" svg:width="0.123cm" svg:height="0cm" svg:x="21.423cm" svg:y="31.376cm" svg:viewBox="0 0 124 0" draw:points="124,0 0,0">
          <text:p/>
        </draw:polygon>
        <draw:line draw:style-name="gr5" draw:text-style-name="P5" draw:layer="layout" svg:x1="21.547cm" svg:y1="31.376cm" svg:x2="21.423cm" svg:y2="31.376cm">
          <text:p/>
        </draw:line>
        <draw:frame draw:style-name="gr6" draw:text-style-name="P7" draw:layer="layout" svg:width="0.709cm" svg:height="0.628cm" svg:x="20.595cm" svg:y="32.317cm">
          <draw:text-box>
            <text:p text:style-name="P6"><text:span text:style-name="T1">0.8</text:span></text:p>
          </draw:text-box>
        </draw:frame>
        <draw:polyline draw:style-name="gr7" draw:text-style-name="P5" draw:layer="layout" svg:width="7.693cm" svg:height="1.724cm" svg:x="21.931cm" svg:y="35.341cm" svg:viewBox="0 0 7694 1725" draw:points="0,1631 241,1481 481,1495 721,1403 962,953 1202,722 1442,551 1683,733 1923,633 2164,640 2404,608 2644,466 2885,483 3125,0 3366,443 3606,149 3846,220 4087,314 4327,923 4568,1272 4808,1418 5049,1628 5290,1541 5530,1693 5770,1601 6011,1657 6251,1592 6492,1572 6732,1635 6972,1686 7213,1725 7453,1722 7694,1725">
          <text:p/>
        </draw:polyline>
        <draw:polyline draw:style-name="gr8" draw:text-style-name="P5" draw:layer="layout" svg:width="7.693cm" svg:height="0.791cm" svg:x="21.931cm" svg:y="36.724cm" svg:viewBox="0 0 7694 792" draw:points="0,626 241,512 481,516 721,431 962,271 1202,156 1442,122 1683,160 1923,182 2164,211 2404,98 2644,120 2885,0 3125,213 3366,495 3606,495 3846,486 4087,583 4327,678 4568,652 4808,629 5049,482 5290,416 5530,405 5770,395 6011,533 6251,532 6492,588 6732,563 6972,494 7213,587 7453,775 7694,792">
          <text:p/>
        </draw:polyline>
        <draw:line draw:style-name="gr9" draw:text-style-name="P5" draw:layer="layout" svg:x1="21.547cm" svg:y1="37.613cm" svg:x2="21.547cm" svg:y2="31.376cm">
          <text:p/>
        </draw:line>
        <draw:line draw:style-name="gr9" draw:text-style-name="P5" draw:layer="layout" svg:x1="30.008cm" svg:y1="37.613cm" svg:x2="30.008cm" svg:y2="31.376cm">
          <text:p/>
        </draw:line>
        <draw:line draw:style-name="gr9" draw:text-style-name="P5" draw:layer="layout" svg:x1="21.547cm" svg:y1="37.613cm" svg:x2="30.008cm" svg:y2="37.613cm">
          <text:p/>
        </draw:line>
        <draw:line draw:style-name="gr9" draw:text-style-name="P5" draw:layer="layout" svg:x1="21.547cm" svg:y1="31.376cm" svg:x2="30.008cm" svg:y2="31.376cm">
          <text:p/>
        </draw:line>
        <draw:frame draw:style-name="gr6" draw:text-style-name="P7" draw:layer="layout" svg:width="0.709cm" svg:height="0.628cm" svg:x="20.595cm" svg:y="31.069cm">
          <draw:text-box>
            <text:p text:style-name="P6"><text:span text:style-name="T1">1.0</text:span></text:p>
          </draw:text-box>
        </draw:frame>
        <draw:polygon draw:style-name="gr1" draw:text-style-name="P1" draw:layer="layout" svg:width="8.462cm" svg:height="6.237cm" svg:x="31.42cm" svg:y="31.376cm" svg:viewBox="0 0 8463 6238" draw:points="0,6238 8463,6238 8463,0 0,0">
          <text:p/>
        </draw:polygon>
        <draw:polygon draw:style-name="gr2" draw:text-style-name="P2" draw:layer="layout" svg:width="7.693cm" svg:height="2.325cm" svg:x="31.805cm" svg:y="34.733cm" svg:viewBox="0 0 7694 2326" draw:points="0,915 0,1664 240,1644 481,1752 721,1699 962,1681 1202,1482 1442,1490 1683,1447 1923,1526 2164,1472 2404,1473 2644,1502 2886,1437 3126,1452 3366,1401 3607,1308 3847,1092 4088,1786 4328,1815 4568,1752 4809,1443 5049,1384 5290,2053 5530,2115 5770,2277 6011,2144 6251,1837 6492,1976 6732,1952 6972,2072 7213,2299 7453,2326 7694,2326 7694,1259 7453,1259 7213,1284 6972,1275 6732,1250 6492,1160 6251,1102 6011,912 5770,1265 5530,792 5290,633 5049,149 4809,113 4568,645 4328,712 4088,694 3847,0 3607,28 3366,368 3126,326 2886,469 2644,439 2404,530 2164,632 1923,660 1683,605 1442,507 1202,605 962,593 721,675 481,868 240,726">
          <text:p/>
        </draw:polygon>
        <draw:polygon draw:style-name="gr3" draw:text-style-name="P3" draw:layer="layout" svg:width="7.693cm" svg:height="2.847cm" svg:x="31.805cm" svg:y="34.028cm" svg:viewBox="0 0 7694 2848" draw:points="0,1668 0,2269 240,1706 481,1725 721,1382 962,907 1202,738 1442,749 1683,687 1923,632 2164,681 2404,787 2644,842 2886,853 3126,928 3366,1014 3607,1084 3847,1206 4088,2050 4328,2311 4568,2413 4809,2668 5049,2589 5290,2614 5530,2588 5770,2798 6011,2759 6251,2743 6492,2736 6732,2728 6972,2721 7213,2714 7453,2749 7694,2848 7694,2497 7453,2341 7213,2271 6972,2286 6732,2285 6492,2349 6251,2356 6011,2469 5770,2472 5530,2108 5290,2097 5049,2288 4809,2309 4568,1818 4328,1762 4088,1306 3847,467 3607,440 3366,416 3126,287 2886,318 2644,270 2404,201 2164,161 1923,0 1683,133 1442,116 1202,108 962,439 721,866 481,1175 240,1204">
          <text:p/>
        </draw:polygon>
        <draw:polygon draw:style-name="gr4" draw:text-style-name="P4" draw:layer="layout" svg:width="0cm" svg:height="0.123cm" svg:x="31.805cm" svg:y="37.613cm" svg:viewBox="0 0 0 124" draw:points="0,0 0,124">
          <text:p/>
        </draw:polygon>
        <draw:line draw:style-name="gr5" draw:text-style-name="P5" draw:layer="layout" svg:x1="31.805cm" svg:y1="37.613cm" svg:x2="31.805cm" svg:y2="37.737cm">
          <text:p/>
        </draw:line>
        <draw:frame draw:style-name="gr13" draw:text-style-name="P9" draw:layer="layout" svg:width="7.152cm" svg:height="0.86cm" svg:x="22.2cm" svg:y="30.473cm">
          <draw:text-box>
            <text:p text:style-name="P6"><text:span text:style-name="T3">star constellation name</text:span></text:p>
          </draw:text-box>
        </draw:frame>
        <draw:polygon draw:style-name="gr4" draw:text-style-name="P4" draw:layer="layout" svg:width="0cm" svg:height="0.123cm" svg:x="32.045cm" svg:y="37.613cm" svg:viewBox="0 0 0 124" draw:points="0,0 0,124">
          <text:p/>
        </draw:polygon>
        <draw:line draw:style-name="gr5" draw:text-style-name="P5" draw:layer="layout" svg:x1="32.045cm" svg:y1="37.613cm" svg:x2="32.045cm" svg:y2="37.737cm">
          <text:p/>
        </draw:line>
        <draw:polygon draw:style-name="gr4" draw:text-style-name="P4" draw:layer="layout" svg:width="0cm" svg:height="0.123cm" svg:x="32.286cm" svg:y="37.613cm" svg:viewBox="0 0 0 124" draw:points="0,0 0,124">
          <text:p/>
        </draw:polygon>
        <draw:line draw:style-name="gr5" draw:text-style-name="P5" draw:layer="layout" svg:x1="32.286cm" svg:y1="37.613cm" svg:x2="32.286cm" svg:y2="37.737cm">
          <text:p/>
        </draw:line>
        <draw:polygon draw:style-name="gr4" draw:text-style-name="P4" draw:layer="layout" svg:width="0cm" svg:height="0.123cm" svg:x="32.526cm" svg:y="37.613cm" svg:viewBox="0 0 0 124" draw:points="0,0 0,124">
          <text:p/>
        </draw:polygon>
        <draw:line draw:style-name="gr5" draw:text-style-name="P5" draw:layer="layout" svg:x1="32.526cm" svg:y1="37.613cm" svg:x2="32.526cm" svg:y2="37.737cm">
          <text:p/>
        </draw:line>
        <draw:polygon draw:style-name="gr4" draw:text-style-name="P4" draw:layer="layout" svg:width="0cm" svg:height="0.123cm" svg:x="32.767cm" svg:y="37.613cm" svg:viewBox="0 0 0 124" draw:points="0,0 0,124">
          <text:p/>
        </draw:polygon>
        <draw:line draw:style-name="gr5" draw:text-style-name="P5" draw:layer="layout" svg:x1="32.767cm" svg:y1="37.613cm" svg:x2="32.767cm" svg:y2="37.737cm">
          <text:p/>
        </draw:line>
        <draw:frame draw:style-name="gr6" draw:text-style-name="P7" draw:layer="layout" svg:width="0.971cm" svg:height="0.628cm" draw:transform="rotate (1.5707963267949) translate (31.438cm 38.833cm)">
          <draw:text-box>
            <text:p text:style-name="P6"><text:span text:style-name="T1">emb</text:span></text:p>
          </draw:text-box>
        </draw:frame>
        <draw:polygon draw:style-name="gr4" draw:text-style-name="P4" draw:layer="layout" svg:width="0cm" svg:height="0.123cm" svg:x="33.007cm" svg:y="37.613cm" svg:viewBox="0 0 0 124" draw:points="0,0 0,124">
          <text:p/>
        </draw:polygon>
        <draw:line draw:style-name="gr5" draw:text-style-name="P5" draw:layer="layout" svg:x1="33.007cm" svg:y1="37.613cm" svg:x2="33.007cm" svg:y2="37.737cm">
          <text:p/>
        </draw:line>
        <draw:polygon draw:style-name="gr4" draw:text-style-name="P4" draw:layer="layout" svg:width="0cm" svg:height="0.123cm" svg:x="33.247cm" svg:y="37.613cm" svg:viewBox="0 0 0 124" draw:points="0,0 0,124">
          <text:p/>
        </draw:polygon>
        <draw:line draw:style-name="gr5" draw:text-style-name="P5" draw:layer="layout" svg:x1="33.247cm" svg:y1="37.613cm" svg:x2="33.247cm" svg:y2="37.737cm">
          <text:p/>
        </draw:line>
        <draw:polygon draw:style-name="gr4" draw:text-style-name="P4" draw:layer="layout" svg:width="0cm" svg:height="0.123cm" svg:x="33.488cm" svg:y="37.613cm" svg:viewBox="0 0 0 124" draw:points="0,0 0,124">
          <text:p/>
        </draw:polygon>
        <draw:line draw:style-name="gr5" draw:text-style-name="P5" draw:layer="layout" svg:x1="33.488cm" svg:y1="37.613cm" svg:x2="33.488cm" svg:y2="37.737cm">
          <text:p/>
        </draw:line>
        <draw:frame draw:style-name="gr6" draw:text-style-name="P7" draw:layer="layout" svg:width="0.563cm" svg:height="0.628cm" draw:transform="rotate (1.5707963267949) translate (32.4cm 38.143cm)">
          <draw:text-box>
            <text:p text:style-name="P6"><text:span text:style-name="T1">3</text:span></text:p>
          </draw:text-box>
        </draw:frame>
        <draw:polygon draw:style-name="gr4" draw:text-style-name="P4" draw:layer="layout" svg:width="0cm" svg:height="0.123cm" svg:x="33.728cm" svg:y="37.613cm" svg:viewBox="0 0 0 124" draw:points="0,0 0,124">
          <text:p/>
        </draw:polygon>
        <draw:line draw:style-name="gr5" draw:text-style-name="P5" draw:layer="layout" svg:x1="33.728cm" svg:y1="37.613cm" svg:x2="33.728cm" svg:y2="37.737cm">
          <text:p/>
        </draw:line>
        <draw:polygon draw:style-name="gr4" draw:text-style-name="P4" draw:layer="layout" svg:width="0cm" svg:height="0.123cm" svg:x="33.969cm" svg:y="37.613cm" svg:viewBox="0 0 0 124" draw:points="0,0 0,124">
          <text:p/>
        </draw:polygon>
        <draw:line draw:style-name="gr5" draw:text-style-name="P5" draw:layer="layout" svg:x1="33.969cm" svg:y1="37.613cm" svg:x2="33.969cm" svg:y2="37.737cm">
          <text:p/>
        </draw:line>
        <draw:polygon draw:style-name="gr4" draw:text-style-name="P4" draw:layer="layout" svg:width="0cm" svg:height="0.123cm" svg:x="34.209cm" svg:y="37.613cm" svg:viewBox="0 0 0 124" draw:points="0,0 0,124">
          <text:p/>
        </draw:polygon>
        <draw:line draw:style-name="gr5" draw:text-style-name="P5" draw:layer="layout" svg:x1="34.209cm" svg:y1="37.613cm" svg:x2="34.209cm" svg:y2="37.737cm">
          <text:p/>
        </draw:line>
        <draw:frame draw:style-name="gr6" draw:text-style-name="P7" draw:layer="layout" svg:width="0.563cm" svg:height="0.628cm" draw:transform="rotate (1.5707963267949) translate (33.121cm 38.143cm)">
          <draw:text-box>
            <text:p text:style-name="P6"><text:span text:style-name="T1">6</text:span></text:p>
          </draw:text-box>
        </draw:frame>
        <draw:polygon draw:style-name="gr4" draw:text-style-name="P4" draw:layer="layout" svg:width="0cm" svg:height="0.123cm" svg:x="34.449cm" svg:y="37.613cm" svg:viewBox="0 0 0 124" draw:points="0,0 0,124">
          <text:p/>
        </draw:polygon>
        <draw:line draw:style-name="gr5" draw:text-style-name="P5" draw:layer="layout" svg:x1="34.449cm" svg:y1="37.613cm" svg:x2="34.449cm" svg:y2="37.737cm">
          <text:p/>
        </draw:line>
        <draw:polygon draw:style-name="gr4" draw:text-style-name="P4" draw:layer="layout" svg:width="0cm" svg:height="0.123cm" svg:x="34.69cm" svg:y="37.613cm" svg:viewBox="0 0 0 124" draw:points="0,0 0,124">
          <text:p/>
        </draw:polygon>
        <draw:line draw:style-name="gr5" draw:text-style-name="P5" draw:layer="layout" svg:x1="34.69cm" svg:y1="37.613cm" svg:x2="34.69cm" svg:y2="37.737cm">
          <text:p/>
        </draw:line>
        <draw:polygon draw:style-name="gr4" draw:text-style-name="P4" draw:layer="layout" svg:width="0cm" svg:height="0.123cm" svg:x="34.93cm" svg:y="37.613cm" svg:viewBox="0 0 0 124" draw:points="0,0 0,124">
          <text:p/>
        </draw:polygon>
        <draw:line draw:style-name="gr5" draw:text-style-name="P5" draw:layer="layout" svg:x1="34.93cm" svg:y1="37.613cm" svg:x2="34.93cm" svg:y2="37.737cm">
          <text:p/>
        </draw:line>
        <draw:frame draw:style-name="gr6" draw:text-style-name="P7" draw:layer="layout" svg:width="0.563cm" svg:height="0.628cm" draw:transform="rotate (1.5707963267949) translate (33.842cm 38.143cm)">
          <draw:text-box>
            <text:p text:style-name="P6"><text:span text:style-name="T1">9</text:span></text:p>
          </draw:text-box>
        </draw:frame>
        <draw:polygon draw:style-name="gr4" draw:text-style-name="P4" draw:layer="layout" svg:width="0cm" svg:height="0.123cm" svg:x="35.17cm" svg:y="37.613cm" svg:viewBox="0 0 0 124" draw:points="0,0 0,124">
          <text:p/>
        </draw:polygon>
        <draw:line draw:style-name="gr5" draw:text-style-name="P5" draw:layer="layout" svg:x1="35.17cm" svg:y1="37.613cm" svg:x2="35.17cm" svg:y2="37.737cm">
          <text:p/>
        </draw:line>
        <draw:polygon draw:style-name="gr4" draw:text-style-name="P4" draw:layer="layout" svg:width="0cm" svg:height="0.123cm" svg:x="35.411cm" svg:y="37.613cm" svg:viewBox="0 0 0 124" draw:points="0,0 0,124">
          <text:p/>
        </draw:polygon>
        <draw:line draw:style-name="gr5" draw:text-style-name="P5" draw:layer="layout" svg:x1="35.411cm" svg:y1="37.613cm" svg:x2="35.411cm" svg:y2="37.737cm">
          <text:p/>
        </draw:line>
        <draw:polygon draw:style-name="gr4" draw:text-style-name="P4" draw:layer="layout" svg:width="0cm" svg:height="0.123cm" svg:x="35.651cm" svg:y="37.613cm" svg:viewBox="0 0 0 124" draw:points="0,0 0,124">
          <text:p/>
        </draw:polygon>
        <draw:line draw:style-name="gr5" draw:text-style-name="P5" draw:layer="layout" svg:x1="35.651cm" svg:y1="37.613cm" svg:x2="35.651cm" svg:y2="37.737cm">
          <text:p/>
        </draw:line>
        <draw:frame draw:style-name="gr6" draw:text-style-name="P7" draw:layer="layout" svg:width="0.569cm" svg:height="0.628cm" draw:transform="rotate (1.5707963267949) translate (34.563cm 38.425cm)">
          <draw:text-box>
            <text:p text:style-name="P6"><text:span text:style-name="T1">12</text:span></text:p>
          </draw:text-box>
        </draw:frame>
        <draw:polygon draw:style-name="gr4" draw:text-style-name="P4" draw:layer="layout" svg:width="0cm" svg:height="0.123cm" svg:x="35.892cm" svg:y="37.613cm" svg:viewBox="0 0 0 124" draw:points="0,0 0,124">
          <text:p/>
        </draw:polygon>
        <draw:line draw:style-name="gr5" draw:text-style-name="P5" draw:layer="layout" svg:x1="35.892cm" svg:y1="37.613cm" svg:x2="35.892cm" svg:y2="37.737cm">
          <text:p/>
        </draw:line>
        <draw:polygon draw:style-name="gr4" draw:text-style-name="P4" draw:layer="layout" svg:width="0cm" svg:height="0.123cm" svg:x="36.132cm" svg:y="37.613cm" svg:viewBox="0 0 0 124" draw:points="0,0 0,124">
          <text:p/>
        </draw:polygon>
        <draw:line draw:style-name="gr5" draw:text-style-name="P5" draw:layer="layout" svg:x1="36.132cm" svg:y1="37.613cm" svg:x2="36.132cm" svg:y2="37.737cm">
          <text:p/>
        </draw:line>
        <draw:polygon draw:style-name="gr4" draw:text-style-name="P4" draw:layer="layout" svg:width="0cm" svg:height="0.123cm" svg:x="36.372cm" svg:y="37.613cm" svg:viewBox="0 0 0 124" draw:points="0,0 0,124">
          <text:p/>
        </draw:polygon>
        <draw:line draw:style-name="gr5" draw:text-style-name="P5" draw:layer="layout" svg:x1="36.372cm" svg:y1="37.613cm" svg:x2="36.372cm" svg:y2="37.737cm">
          <text:p/>
        </draw:line>
        <draw:frame draw:style-name="gr6" draw:text-style-name="P7" draw:layer="layout" svg:width="0.569cm" svg:height="0.628cm" draw:transform="rotate (1.5707963267949) translate (35.284cm 38.425cm)">
          <draw:text-box>
            <text:p text:style-name="P6"><text:span text:style-name="T1">15</text:span></text:p>
          </draw:text-box>
        </draw:frame>
        <draw:polygon draw:style-name="gr4" draw:text-style-name="P4" draw:layer="layout" svg:width="0cm" svg:height="0.123cm" svg:x="36.613cm" svg:y="37.613cm" svg:viewBox="0 0 0 124" draw:points="0,0 0,124">
          <text:p/>
        </draw:polygon>
        <draw:line draw:style-name="gr5" draw:text-style-name="P5" draw:layer="layout" svg:x1="36.613cm" svg:y1="37.613cm" svg:x2="36.613cm" svg:y2="37.737cm">
          <text:p/>
        </draw:line>
        <draw:polygon draw:style-name="gr4" draw:text-style-name="P4" draw:layer="layout" svg:width="0cm" svg:height="0.123cm" svg:x="36.853cm" svg:y="37.613cm" svg:viewBox="0 0 0 124" draw:points="0,0 0,124">
          <text:p/>
        </draw:polygon>
        <draw:line draw:style-name="gr5" draw:text-style-name="P5" draw:layer="layout" svg:x1="36.853cm" svg:y1="37.613cm" svg:x2="36.853cm" svg:y2="37.737cm">
          <text:p/>
        </draw:line>
        <draw:polygon draw:style-name="gr4" draw:text-style-name="P4" draw:layer="layout" svg:width="0cm" svg:height="0.123cm" svg:x="37.094cm" svg:y="37.613cm" svg:viewBox="0 0 0 124" draw:points="0,0 0,124">
          <text:p/>
        </draw:polygon>
        <draw:line draw:style-name="gr5" draw:text-style-name="P5" draw:layer="layout" svg:x1="37.094cm" svg:y1="37.613cm" svg:x2="37.094cm" svg:y2="37.737cm">
          <text:p/>
        </draw:line>
        <draw:frame draw:style-name="gr6" draw:text-style-name="P7" draw:layer="layout" svg:width="0.569cm" svg:height="0.628cm" draw:transform="rotate (1.5707963267949) translate (36.006cm 38.425cm)">
          <draw:text-box>
            <text:p text:style-name="P6"><text:span text:style-name="T1">18</text:span></text:p>
          </draw:text-box>
        </draw:frame>
        <draw:polygon draw:style-name="gr4" draw:text-style-name="P4" draw:layer="layout" svg:width="0cm" svg:height="0.123cm" svg:x="37.334cm" svg:y="37.613cm" svg:viewBox="0 0 0 124" draw:points="0,0 0,124">
          <text:p/>
        </draw:polygon>
        <draw:line draw:style-name="gr5" draw:text-style-name="P5" draw:layer="layout" svg:x1="37.334cm" svg:y1="37.613cm" svg:x2="37.334cm" svg:y2="37.737cm">
          <text:p/>
        </draw:line>
        <draw:polygon draw:style-name="gr4" draw:text-style-name="P4" draw:layer="layout" svg:width="0cm" svg:height="0.123cm" svg:x="37.574cm" svg:y="37.613cm" svg:viewBox="0 0 0 124" draw:points="0,0 0,124">
          <text:p/>
        </draw:polygon>
        <draw:line draw:style-name="gr5" draw:text-style-name="P5" draw:layer="layout" svg:x1="37.574cm" svg:y1="37.613cm" svg:x2="37.574cm" svg:y2="37.737cm">
          <text:p/>
        </draw:line>
        <draw:polygon draw:style-name="gr4" draw:text-style-name="P4" draw:layer="layout" svg:width="0cm" svg:height="0.123cm" svg:x="37.815cm" svg:y="37.613cm" svg:viewBox="0 0 0 124" draw:points="0,0 0,124">
          <text:p/>
        </draw:polygon>
        <draw:line draw:style-name="gr5" draw:text-style-name="P5" draw:layer="layout" svg:x1="37.815cm" svg:y1="37.613cm" svg:x2="37.815cm" svg:y2="37.737cm">
          <text:p/>
        </draw:line>
        <draw:frame draw:style-name="gr6" draw:text-style-name="P7" draw:layer="layout" svg:width="0.569cm" svg:height="0.628cm" draw:transform="rotate (1.5707963267949) translate (36.727cm 38.425cm)">
          <draw:text-box>
            <text:p text:style-name="P6"><text:span text:style-name="T1">21</text:span></text:p>
          </draw:text-box>
        </draw:frame>
        <draw:polygon draw:style-name="gr4" draw:text-style-name="P4" draw:layer="layout" svg:width="0cm" svg:height="0.123cm" svg:x="38.055cm" svg:y="37.613cm" svg:viewBox="0 0 0 124" draw:points="0,0 0,124">
          <text:p/>
        </draw:polygon>
        <draw:line draw:style-name="gr5" draw:text-style-name="P5" draw:layer="layout" svg:x1="38.055cm" svg:y1="37.613cm" svg:x2="38.055cm" svg:y2="37.737cm">
          <text:p/>
        </draw:line>
        <draw:polygon draw:style-name="gr4" draw:text-style-name="P4" draw:layer="layout" svg:width="0cm" svg:height="0.123cm" svg:x="38.296cm" svg:y="37.613cm" svg:viewBox="0 0 0 124" draw:points="0,0 0,124">
          <text:p/>
        </draw:polygon>
        <draw:line draw:style-name="gr5" draw:text-style-name="P5" draw:layer="layout" svg:x1="38.296cm" svg:y1="37.613cm" svg:x2="38.296cm" svg:y2="37.737cm">
          <text:p/>
        </draw:line>
        <draw:polygon draw:style-name="gr4" draw:text-style-name="P4" draw:layer="layout" svg:width="0cm" svg:height="0.123cm" svg:x="38.536cm" svg:y="37.613cm" svg:viewBox="0 0 0 124" draw:points="0,0 0,124">
          <text:p/>
        </draw:polygon>
        <draw:line draw:style-name="gr5" draw:text-style-name="P5" draw:layer="layout" svg:x1="38.536cm" svg:y1="37.613cm" svg:x2="38.536cm" svg:y2="37.737cm">
          <text:p/>
        </draw:line>
        <draw:frame draw:style-name="gr6" draw:text-style-name="P7" draw:layer="layout" svg:width="0.569cm" svg:height="0.628cm" draw:transform="rotate (1.5707963267949) translate (37.448cm 38.425cm)">
          <draw:text-box>
            <text:p text:style-name="P6"><text:span text:style-name="T1">24</text:span></text:p>
          </draw:text-box>
        </draw:frame>
        <draw:polygon draw:style-name="gr4" draw:text-style-name="P4" draw:layer="layout" svg:width="0cm" svg:height="0.123cm" svg:x="38.776cm" svg:y="37.613cm" svg:viewBox="0 0 0 124" draw:points="0,0 0,124">
          <text:p/>
        </draw:polygon>
        <draw:line draw:style-name="gr5" draw:text-style-name="P5" draw:layer="layout" svg:x1="38.776cm" svg:y1="37.613cm" svg:x2="38.776cm" svg:y2="37.737cm">
          <text:p/>
        </draw:line>
        <draw:polygon draw:style-name="gr4" draw:text-style-name="P4" draw:layer="layout" svg:width="0cm" svg:height="0.123cm" svg:x="39.017cm" svg:y="37.613cm" svg:viewBox="0 0 0 124" draw:points="0,0 0,124">
          <text:p/>
        </draw:polygon>
        <draw:line draw:style-name="gr5" draw:text-style-name="P5" draw:layer="layout" svg:x1="39.017cm" svg:y1="37.613cm" svg:x2="39.017cm" svg:y2="37.737cm">
          <text:p/>
        </draw:line>
        <draw:polygon draw:style-name="gr4" draw:text-style-name="P4" draw:layer="layout" svg:width="0cm" svg:height="0.123cm" svg:x="39.257cm" svg:y="37.613cm" svg:viewBox="0 0 0 124" draw:points="0,0 0,124">
          <text:p/>
        </draw:polygon>
        <draw:line draw:style-name="gr5" draw:text-style-name="P5" draw:layer="layout" svg:x1="39.257cm" svg:y1="37.613cm" svg:x2="39.257cm" svg:y2="37.737cm">
          <text:p/>
        </draw:line>
        <draw:frame draw:style-name="gr6" draw:text-style-name="P7" draw:layer="layout" svg:width="0.569cm" svg:height="0.628cm" draw:transform="rotate (1.5707963267949) translate (38.169cm 38.425cm)">
          <draw:text-box>
            <text:p text:style-name="P6"><text:span text:style-name="T1">27</text:span></text:p>
          </draw:text-box>
        </draw:frame>
        <draw:polygon draw:style-name="gr4" draw:text-style-name="P4" draw:layer="layout" svg:width="0cm" svg:height="0.123cm" svg:x="39.498cm" svg:y="37.613cm" svg:viewBox="0 0 0 124" draw:points="0,0 0,124">
          <text:p/>
        </draw:polygon>
        <draw:line draw:style-name="gr5" draw:text-style-name="P5" draw:layer="layout" svg:x1="39.498cm" svg:y1="37.613cm" svg:x2="39.498cm" svg:y2="37.737cm">
          <text:p/>
        </draw:line>
        <draw:polygon draw:style-name="gr4" draw:text-style-name="P4" draw:layer="layout" svg:width="0.122cm" svg:height="0cm" svg:x="31.297cm" svg:y="37.613cm" svg:viewBox="0 0 123 0" draw:points="123,0 0,0">
          <text:p/>
        </draw:polygon>
        <draw:line draw:style-name="gr5" draw:text-style-name="P5" draw:layer="layout" svg:x1="31.42cm" svg:y1="37.613cm" svg:x2="31.297cm" svg:y2="37.613cm">
          <text:p/>
        </draw:line>
        <draw:frame draw:style-name="gr6" draw:text-style-name="P7" draw:layer="layout" svg:width="0.569cm" svg:height="0.628cm" draw:transform="rotate (1.5707963267949) translate (38.89cm 38.425cm)">
          <draw:text-box>
            <text:p text:style-name="P6"><text:span text:style-name="T1">30</text:span></text:p>
          </draw:text-box>
        </draw:frame>
        <draw:polygon draw:style-name="gr4" draw:text-style-name="P4" draw:layer="layout" svg:width="0.122cm" svg:height="0cm" svg:x="31.297cm" svg:y="36.366cm" svg:viewBox="0 0 123 0" draw:points="123,0 0,0">
          <text:p/>
        </draw:polygon>
        <draw:line draw:style-name="gr5" draw:text-style-name="P5" draw:layer="layout" svg:x1="31.42cm" svg:y1="36.366cm" svg:x2="31.297cm" svg:y2="36.366cm">
          <text:p/>
        </draw:line>
        <draw:frame draw:style-name="gr6" draw:text-style-name="P7" draw:layer="layout" svg:width="0.709cm" svg:height="0.628cm" svg:x="30.468cm" svg:y="37.307cm">
          <draw:text-box>
            <text:p text:style-name="P6"><text:span text:style-name="T1">0.0</text:span></text:p>
          </draw:text-box>
        </draw:frame>
        <draw:polygon draw:style-name="gr4" draw:text-style-name="P4" draw:layer="layout" svg:width="0.122cm" svg:height="0cm" svg:x="31.297cm" svg:y="35.118cm" svg:viewBox="0 0 123 0" draw:points="123,0 0,0">
          <text:p/>
        </draw:polygon>
        <draw:line draw:style-name="gr5" draw:text-style-name="P5" draw:layer="layout" svg:x1="31.42cm" svg:y1="35.118cm" svg:x2="31.297cm" svg:y2="35.118cm">
          <text:p/>
        </draw:line>
        <draw:frame draw:style-name="gr6" draw:text-style-name="P7" draw:layer="layout" svg:width="0.709cm" svg:height="0.628cm" svg:x="30.468cm" svg:y="36.059cm">
          <draw:text-box>
            <text:p text:style-name="P6"><text:span text:style-name="T1">0.2</text:span></text:p>
          </draw:text-box>
        </draw:frame>
        <draw:polygon draw:style-name="gr4" draw:text-style-name="P4" draw:layer="layout" svg:width="0.122cm" svg:height="0cm" svg:x="31.297cm" svg:y="33.871cm" svg:viewBox="0 0 123 0" draw:points="123,0 0,0">
          <text:p/>
        </draw:polygon>
        <draw:line draw:style-name="gr5" draw:text-style-name="P5" draw:layer="layout" svg:x1="31.42cm" svg:y1="33.871cm" svg:x2="31.297cm" svg:y2="33.871cm">
          <text:p/>
        </draw:line>
        <draw:frame draw:style-name="gr6" draw:text-style-name="P7" draw:layer="layout" svg:width="0.709cm" svg:height="0.628cm" svg:x="30.468cm" svg:y="34.812cm">
          <draw:text-box>
            <text:p text:style-name="P6"><text:span text:style-name="T1">0.4</text:span></text:p>
          </draw:text-box>
        </draw:frame>
        <draw:polygon draw:style-name="gr4" draw:text-style-name="P4" draw:layer="layout" svg:width="0.122cm" svg:height="0cm" svg:x="31.297cm" svg:y="32.623cm" svg:viewBox="0 0 123 0" draw:points="123,0 0,0">
          <text:p/>
        </draw:polygon>
        <draw:line draw:style-name="gr5" draw:text-style-name="P5" draw:layer="layout" svg:x1="31.42cm" svg:y1="32.623cm" svg:x2="31.297cm" svg:y2="32.623cm">
          <text:p/>
        </draw:line>
        <draw:frame draw:style-name="gr6" draw:text-style-name="P7" draw:layer="layout" svg:width="0.709cm" svg:height="0.628cm" svg:x="30.468cm" svg:y="33.564cm">
          <draw:text-box>
            <text:p text:style-name="P6"><text:span text:style-name="T1">0.6</text:span></text:p>
          </draw:text-box>
        </draw:frame>
        <draw:polygon draw:style-name="gr4" draw:text-style-name="P4" draw:layer="layout" svg:width="0.122cm" svg:height="0cm" svg:x="31.297cm" svg:y="31.376cm" svg:viewBox="0 0 123 0" draw:points="123,0 0,0">
          <text:p/>
        </draw:polygon>
        <draw:line draw:style-name="gr5" draw:text-style-name="P5" draw:layer="layout" svg:x1="31.42cm" svg:y1="31.376cm" svg:x2="31.297cm" svg:y2="31.376cm">
          <text:p/>
        </draw:line>
        <draw:frame draw:style-name="gr6" draw:text-style-name="P7" draw:layer="layout" svg:width="0.709cm" svg:height="0.628cm" svg:x="30.468cm" svg:y="32.317cm">
          <draw:text-box>
            <text:p text:style-name="P6"><text:span text:style-name="T1">0.8</text:span></text:p>
          </draw:text-box>
        </draw:frame>
        <draw:polyline draw:style-name="gr7" draw:text-style-name="P5" draw:layer="layout" svg:width="7.693cm" svg:height="1.246cm" svg:x="31.805cm" svg:y="35.279cm" svg:viewBox="0 0 7694 1247" draw:points="0,743 240,639 481,765 721,641 962,591 1202,497 1442,453 1683,480 1923,547 2164,506 2404,455 2644,424 2886,407 3126,343 3366,339 3607,122 3847,0 4088,694 4328,717 4568,652 4809,232 5049,220 5290,798 5530,908 5770,1226 6011,982 6251,925 6492,1023 6732,1056 6972,1129 7213,1246 7453,1247 7694,1247">
          <text:p/>
        </draw:polyline>
        <draw:polyline draw:style-name="gr8" draw:text-style-name="P5" draw:layer="layout" svg:width="7.693cm" svg:height="2.355cm" svg:x="31.805cm" svg:y="34.344cm" svg:viewBox="0 0 7694 2356" draw:points="0,1652 240,1139 481,1134 721,808 962,358 1202,107 1442,116 1683,94 1923,0 2164,104 2404,178 2644,239 2886,269 3126,291 3366,399 3607,447 3847,521 4088,1362 4328,1721 4568,1799 4809,2172 5049,2123 5290,2040 5530,2032 5770,2319 6011,2298 6251,2233 6492,2227 6732,2191 6972,2188 7213,2177 7453,2229 7694,2356">
          <text:p/>
        </draw:polyline>
        <draw:line draw:style-name="gr9" draw:text-style-name="P5" draw:layer="layout" svg:x1="31.42cm" svg:y1="37.613cm" svg:x2="31.42cm" svg:y2="31.376cm">
          <text:p/>
        </draw:line>
        <draw:line draw:style-name="gr9" draw:text-style-name="P5" draw:layer="layout" svg:x1="39.882cm" svg:y1="37.613cm" svg:x2="39.882cm" svg:y2="31.376cm">
          <text:p/>
        </draw:line>
        <draw:line draw:style-name="gr9" draw:text-style-name="P5" draw:layer="layout" svg:x1="31.42cm" svg:y1="37.613cm" svg:x2="39.882cm" svg:y2="37.613cm">
          <text:p/>
        </draw:line>
        <draw:line draw:style-name="gr9" draw:text-style-name="P5" draw:layer="layout" svg:x1="31.42cm" svg:y1="31.376cm" svg:x2="39.882cm" svg:y2="31.376cm">
          <text:p/>
        </draw:line>
        <draw:frame draw:style-name="gr6" draw:text-style-name="P7" draw:layer="layout" svg:width="0.709cm" svg:height="0.628cm" svg:x="30.468cm" svg:y="31.069cm">
          <draw:text-box>
            <text:p text:style-name="P6"><text:span text:style-name="T1">1.0</text:span></text:p>
          </draw:text-box>
        </draw:frame>
        <draw:frame draw:style-name="gr13" draw:text-style-name="P9" draw:layer="layout" svg:width="4.464cm" svg:height="0.86cm" svg:x="33.421cm" svg:y="30.473cm">
          <draw:text-box>
            <text:p text:style-name="P6"><text:span text:style-name="T3">person mother</text:span></text:p>
          </draw:text-box>
        </draw:frame>
        <draw:frame draw:style-name="gr13" draw:text-style-name="P11" draw:layer="layout" svg:width="5.823cm" svg:height="1.255cm" svg:x="17.907cm" svg:y="1.231cm">
          <draw:text-box>
            <text:p text:style-name="P10"><text:span text:style-name="T4">Mamba-2.8b</text:span></text:p>
          </draw:text-box>
        </draw:frame>
        <draw:frame draw:style-name="gr13" draw:text-style-name="P11" draw:layer="layout" svg:width="5.256cm" svg:height="1.255cm" svg:x="17.9cm" svg:y="20.592cm">
          <draw:text-box>
            <text:p text:style-name="P10"><text:span text:style-name="T4">Pythia-2.8b</text:span></text:p>
          </draw:text-box>
        </draw:frame>
        <draw:polyline draw:style-name="gr14" draw:text-style-name="P5" draw:layer="layout" svg:width="1.552cm" svg:height="0cm" svg:x="14.689cm" svg:y="39.882cm" svg:viewBox="0 0 1553 0" draw:points="0,0 777,0 1553,0">
          <text:p/>
        </draw:polyline>
        <draw:polyline draw:style-name="gr15" draw:text-style-name="P5" draw:layer="layout" svg:width="1.551cm" svg:height="0cm" svg:x="22.409cm" svg:y="39.882cm" svg:viewBox="0 0 1552 0" draw:points="0,0 776,0 1552,0">
          <text:p/>
        </draw:polyline>
        <draw:frame draw:style-name="gr13" draw:text-style-name="P13" draw:layer="layout" svg:width="4.489cm" svg:height="1.017cm" svg:x="16.763cm" svg:y="39.362cm">
          <draw:text-box>
            <text:p text:style-name="P12"><text:span text:style-name="T5">F</text:span><text:span text:style-name="T5">a</text:span><text:span text:style-name="T5">i</text:span><text:span text:style-name="T5">t</text:span><text:span text:style-name="T5">h</text:span><text:span text:style-name="T5">f</text:span><text:span text:style-name="T5">u</text:span><text:span text:style-name="T5">l</text:span><text:span text:style-name="T5">n</text:span><text:span text:style-name="T5">e</text:span><text:span text:style-name="T5">s</text:span><text:span text:style-name="T5">s</text:span></text:p>
          </draw:text-box>
        </draw:frame>
        <draw:frame draw:style-name="gr13" draw:text-style-name="P13" draw:layer="layout" svg:width="3.469cm" svg:height="1.017cm" svg:x="24.582cm" svg:y="39.362cm">
          <draw:text-box>
            <text:p text:style-name="P12"><text:span text:style-name="T5">C</text:span><text:span text:style-name="T5">a</text:span><text:span text:style-name="T5">u</text:span><text:span text:style-name="T5">s</text:span><text:span text:style-name="T5">a</text:span><text:span text:style-name="T5">l</text:span><text:span text:style-name="T5">i</text:span><text:span text:style-name="T5">t</text:span><text:span text:style-name="T5">y</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NewRoman" svg:font-family="TimesNewRoman"/>
    <style:font-face style:name="DejaVu Sans1" svg:font-family="'DejaVu Sans'" style:font-pitch="variable"/>
    <style:font-face style:name="Liberation Serif1" svg:font-family="'Liberation Serif'" style:font-pitch="variable"/>
    <style:font-face style:name="TimesNewRoman1"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40.234cm" fo:page-height="42.77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4-03-26T14:10:59.637807109</dc:date>
    <meta:editing-duration>PT13S</meta:editing-duration>
    <meta:editing-cycles>1</meta:editing-cycles>
    <meta:document-statistic meta:object-count="1564"/>
    <meta:generator>LibreOffice/6.4.7.2$Linux_X86_64 LibreOffice_project/40$Build-2</meta:generator>
  </office:meta>
</office:document-meta>
</file>